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4.52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88" table:style-name="ta1">
        <table:shapes>
          <draw:frame draw:z-index="0" draw:style-name="gr1" draw:text-style-name="P1" svg:width="159.99mm" svg:height="89.99mm" svg:x="127.65mm" svg:y="1mm">
            <loext:p draw:notify-on-update-of-ranges="test288.C1:test288.C1 test288.C2:test288.C328 test288.D1:test288.D1 test288.D2:test288.D328 test288.E1:test288.E1 test288.E2:test288.E328 test288.F1:test288.F1 test288.F2:test288.F328 test288.G1:test288.G1 test288.G2:test288.G3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27.24mm" svg:y="94.84mm">
            <loext:p draw:notify-on-update-of-ranges="test288.C1:test288.C1 test288.C2:test288.C328 test288.D1:test288.D1 test288.D2:test288.D328 test288.E1:test288.E1 test288.E2:test288.E328 test288.F1:test288.F1 test288.F2:test288.F328 test288.G1:test288.G1 test288.G2:test288.G32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07.5mm" svg:y="0.01mm">
            <loext:p draw:notify-on-update-of-ranges="test288.C1:test288.C1 test288.C2:test288.C328 test288.D1:test288.D1 test288.D2:test288.D32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07.5mm" svg:y="94.84mm">
            <loext:p draw:notify-on-update-of-ranges="test288.G1:test288.G1 test288.G2:test288.G32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7:41</text:p>
          </table:table-cell>
          <table:table-cell office:value-type="float" office:value="0.230696" calcext:value-type="float">
            <text:p>0.230696</text:p>
          </table:table-cell>
          <table:table-cell office:value-type="float" office:value="0.001398" calcext:value-type="float">
            <text:p>0.001398</text:p>
          </table:table-cell>
          <table:table-cell office:value-type="float" office:value="0" calcext:value-type="float">
            <text:p>0</text:p>
          </table:table-cell>
          <table:table-cell office:value-type="float" office:value="19130" calcext:value-type="float">
            <text:p>191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7:42</text:p>
          </table:table-cell>
          <table:table-cell office:value-type="float" office:value="0.300693" calcext:value-type="float">
            <text:p>0.300693</text:p>
          </table:table-cell>
          <table:table-cell office:value-type="float" office:value="0.003988" calcext:value-type="float">
            <text:p>0.003988</text:p>
          </table:table-cell>
          <table:table-cell office:value-type="float" office:value="0" calcext:value-type="float">
            <text:p>0</text:p>
          </table:table-cell>
          <table:table-cell office:value-type="float" office:value="33306" calcext:value-type="float">
            <text:p>3330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7:43</text:p>
          </table:table-cell>
          <table:table-cell office:value-type="float" office:value="0.375604" calcext:value-type="float">
            <text:p>0.375604</text:p>
          </table:table-cell>
          <table:table-cell office:value-type="float" office:value="0.005516" calcext:value-type="float">
            <text:p>0.005516</text:p>
          </table:table-cell>
          <table:table-cell office:value-type="float" office:value="0" calcext:value-type="float">
            <text:p>0</text:p>
          </table:table-cell>
          <table:table-cell office:value-type="float" office:value="37302" calcext:value-type="float">
            <text:p>3730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7:44</text:p>
          </table:table-cell>
          <table:table-cell office:value-type="float" office:value="0.243459" calcext:value-type="float">
            <text:p>0.243459</text:p>
          </table:table-cell>
          <table:table-cell office:value-type="float" office:value="0.003495" calcext:value-type="float">
            <text:p>0.003495</text:p>
          </table:table-cell>
          <table:table-cell office:value-type="float" office:value="0" calcext:value-type="float">
            <text:p>0</text:p>
          </table:table-cell>
          <table:table-cell office:value-type="float" office:value="35012" calcext:value-type="float">
            <text:p>3501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7:45</text:p>
          </table:table-cell>
          <table:table-cell office:value-type="float" office:value="0.424481" calcext:value-type="float">
            <text:p>0.424481</text:p>
          </table:table-cell>
          <table:table-cell office:value-type="float" office:value="0.006015" calcext:value-type="float">
            <text:p>0.006015</text:p>
          </table:table-cell>
          <table:table-cell office:value-type="float" office:value="0" calcext:value-type="float">
            <text:p>0</text:p>
          </table:table-cell>
          <table:table-cell office:value-type="float" office:value="40869" calcext:value-type="float">
            <text:p>40869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7:46</text:p>
          </table:table-cell>
          <table:table-cell office:value-type="float" office:value="0.277439" calcext:value-type="float">
            <text:p>0.277439</text:p>
          </table:table-cell>
          <table:table-cell office:value-type="float" office:value="0.003641" calcext:value-type="float">
            <text:p>0.003641</text:p>
          </table:table-cell>
          <table:table-cell office:value-type="float" office:value="0" calcext:value-type="float">
            <text:p>0</text:p>
          </table:table-cell>
          <table:table-cell office:value-type="float" office:value="28365" calcext:value-type="float">
            <text:p>28365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7:47</text:p>
          </table:table-cell>
          <table:table-cell office:value-type="float" office:value="2.364054" calcext:value-type="float">
            <text:p>2.364054</text:p>
          </table:table-cell>
          <table:table-cell office:value-type="float" office:value="0.003416" calcext:value-type="float">
            <text:p>0.003416</text:p>
          </table:table-cell>
          <table:table-cell office:value-type="float" office:value="0" calcext:value-type="float">
            <text:p>0</text:p>
          </table:table-cell>
          <table:table-cell office:value-type="float" office:value="33168" calcext:value-type="float">
            <text:p>33168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7:48</text:p>
          </table:table-cell>
          <table:table-cell office:value-type="float" office:value="6.068397" calcext:value-type="float">
            <text:p>6.068397</text:p>
          </table:table-cell>
          <table:table-cell office:value-type="float" office:value="0.005949" calcext:value-type="float">
            <text:p>0.005949</text:p>
          </table:table-cell>
          <table:table-cell office:value-type="float" office:value="0" calcext:value-type="float">
            <text:p>0</text:p>
          </table:table-cell>
          <table:table-cell office:value-type="float" office:value="33988" calcext:value-type="float">
            <text:p>33988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7:49</text:p>
          </table:table-cell>
          <table:table-cell office:value-type="float" office:value="6.071583" calcext:value-type="float">
            <text:p>6.071583</text:p>
          </table:table-cell>
          <table:table-cell office:value-type="float" office:value="0.00393" calcext:value-type="float">
            <text:p>0.00393</text:p>
          </table:table-cell>
          <table:table-cell office:value-type="float" office:value="0" calcext:value-type="float">
            <text:p>0</text:p>
          </table:table-cell>
          <table:table-cell office:value-type="float" office:value="35260" calcext:value-type="float">
            <text:p>3526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7:50</text:p>
          </table:table-cell>
          <table:table-cell office:value-type="float" office:value="5.261382" calcext:value-type="float">
            <text:p>5.261382</text:p>
          </table:table-cell>
          <table:table-cell office:value-type="float" office:value="0.002275" calcext:value-type="float">
            <text:p>0.002275</text:p>
          </table:table-cell>
          <table:table-cell office:value-type="float" office:value="0" calcext:value-type="float">
            <text:p>0</text:p>
          </table:table-cell>
          <table:table-cell office:value-type="float" office:value="26407" calcext:value-type="float">
            <text:p>26407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7:51</text:p>
          </table:table-cell>
          <table:table-cell office:value-type="float" office:value="6.146311" calcext:value-type="float">
            <text:p>6.146311</text:p>
          </table:table-cell>
          <table:table-cell office:value-type="float" office:value="0.003859" calcext:value-type="float">
            <text:p>0.003859</text:p>
          </table:table-cell>
          <table:table-cell office:value-type="float" office:value="0" calcext:value-type="float">
            <text:p>0</text:p>
          </table:table-cell>
          <table:table-cell office:value-type="float" office:value="34045" calcext:value-type="float">
            <text:p>3404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7:52</text:p>
          </table:table-cell>
          <table:table-cell office:value-type="float" office:value="4.503631" calcext:value-type="float">
            <text:p>4.503631</text:p>
          </table:table-cell>
          <table:table-cell office:value-type="float" office:value="0.004787" calcext:value-type="float">
            <text:p>0.004787</text:p>
          </table:table-cell>
          <table:table-cell office:value-type="float" office:value="0" calcext:value-type="float">
            <text:p>0</text:p>
          </table:table-cell>
          <table:table-cell office:value-type="float" office:value="43107" calcext:value-type="float">
            <text:p>4310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7:53</text:p>
          </table:table-cell>
          <table:table-cell office:value-type="float" office:value="5.959628" calcext:value-type="float">
            <text:p>5.959628</text:p>
          </table:table-cell>
          <table:table-cell office:value-type="float" office:value="0.003236" calcext:value-type="float">
            <text:p>0.003236</text:p>
          </table:table-cell>
          <table:table-cell office:value-type="float" office:value="0" calcext:value-type="float">
            <text:p>0</text:p>
          </table:table-cell>
          <table:table-cell office:value-type="float" office:value="37332" calcext:value-type="float">
            <text:p>3733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7:54</text:p>
          </table:table-cell>
          <table:table-cell office:value-type="float" office:value="4.399323" calcext:value-type="float">
            <text:p>4.399323</text:p>
          </table:table-cell>
          <table:table-cell office:value-type="float" office:value="0.002766" calcext:value-type="float">
            <text:p>0.002766</text:p>
          </table:table-cell>
          <table:table-cell office:value-type="float" office:value="0" calcext:value-type="float">
            <text:p>0</text:p>
          </table:table-cell>
          <table:table-cell office:value-type="float" office:value="37132" calcext:value-type="float">
            <text:p>3713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7:55</text:p>
          </table:table-cell>
          <table:table-cell office:value-type="float" office:value="6.07553" calcext:value-type="float">
            <text:p>6.07553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0" calcext:value-type="float">
            <text:p>0</text:p>
          </table:table-cell>
          <table:table-cell office:value-type="float" office:value="18782" calcext:value-type="float">
            <text:p>1878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7:56</text:p>
          </table:table-cell>
          <table:table-cell office:value-type="float" office:value="4.080369" calcext:value-type="float">
            <text:p>4.080369</text:p>
          </table:table-cell>
          <table:table-cell office:value-type="float" office:value="0.00449" calcext:value-type="float">
            <text:p>0.00449</text:p>
          </table:table-cell>
          <table:table-cell office:value-type="float" office:value="0" calcext:value-type="float">
            <text:p>0</text:p>
          </table:table-cell>
          <table:table-cell office:value-type="float" office:value="27951" calcext:value-type="float">
            <text:p>2795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7:57</text:p>
          </table:table-cell>
          <table:table-cell office:value-type="float" office:value="5.729059" calcext:value-type="float">
            <text:p>5.729059</text:p>
          </table:table-cell>
          <table:table-cell office:value-type="float" office:value="0.002349" calcext:value-type="float">
            <text:p>0.002349</text:p>
          </table:table-cell>
          <table:table-cell office:value-type="float" office:value="0" calcext:value-type="float">
            <text:p>0</text:p>
          </table:table-cell>
          <table:table-cell office:value-type="float" office:value="41527" calcext:value-type="float">
            <text:p>4152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7:58</text:p>
          </table:table-cell>
          <table:table-cell office:value-type="float" office:value="3.914356" calcext:value-type="float">
            <text:p>3.914356</text:p>
          </table:table-cell>
          <table:table-cell office:value-type="float" office:value="0.003654" calcext:value-type="float">
            <text:p>0.003654</text:p>
          </table:table-cell>
          <table:table-cell office:value-type="float" office:value="0" calcext:value-type="float">
            <text:p>0</text:p>
          </table:table-cell>
          <table:table-cell office:value-type="float" office:value="45921" calcext:value-type="float">
            <text:p>4592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7:59</text:p>
          </table:table-cell>
          <table:table-cell office:value-type="float" office:value="4.534901" calcext:value-type="float">
            <text:p>4.534901</text:p>
          </table:table-cell>
          <table:table-cell office:value-type="float" office:value="0.002729" calcext:value-type="float">
            <text:p>0.002729</text:p>
          </table:table-cell>
          <table:table-cell office:value-type="float" office:value="0" calcext:value-type="float">
            <text:p>0</text:p>
          </table:table-cell>
          <table:table-cell office:value-type="float" office:value="47759" calcext:value-type="float">
            <text:p>4775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00</text:p>
          </table:table-cell>
          <table:table-cell office:value-type="float" office:value="4.369729" calcext:value-type="float">
            <text:p>4.369729</text:p>
          </table:table-cell>
          <table:table-cell office:value-type="float" office:value="0.001576" calcext:value-type="float">
            <text:p>0.001576</text:p>
          </table:table-cell>
          <table:table-cell office:value-type="float" office:value="0" calcext:value-type="float">
            <text:p>0</text:p>
          </table:table-cell>
          <table:table-cell office:value-type="float" office:value="20114" calcext:value-type="float">
            <text:p>2011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01</text:p>
          </table:table-cell>
          <table:table-cell office:value-type="float" office:value="5.601331" calcext:value-type="float">
            <text:p>5.601331</text:p>
          </table:table-cell>
          <table:table-cell office:value-type="float" office:value="0.001308" calcext:value-type="float">
            <text:p>0.001308</text:p>
          </table:table-cell>
          <table:table-cell office:value-type="float" office:value="0" calcext:value-type="float">
            <text:p>0</text:p>
          </table:table-cell>
          <table:table-cell office:value-type="float" office:value="19624" calcext:value-type="float">
            <text:p>1962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02</text:p>
          </table:table-cell>
          <table:table-cell office:value-type="float" office:value="4.794776" calcext:value-type="float">
            <text:p>4.794776</text:p>
          </table:table-cell>
          <table:table-cell office:value-type="float" office:value="0.002191" calcext:value-type="float">
            <text:p>0.002191</text:p>
          </table:table-cell>
          <table:table-cell office:value-type="float" office:value="0" calcext:value-type="float">
            <text:p>0</text:p>
          </table:table-cell>
          <table:table-cell office:value-type="float" office:value="35013" calcext:value-type="float">
            <text:p>3501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03</text:p>
          </table:table-cell>
          <table:table-cell office:value-type="float" office:value="6.836446" calcext:value-type="float">
            <text:p>6.836446</text:p>
          </table:table-cell>
          <table:table-cell office:value-type="float" office:value="0.000963" calcext:value-type="float">
            <text:p>0.000963</text:p>
          </table:table-cell>
          <table:table-cell office:value-type="float" office:value="0" calcext:value-type="float">
            <text:p>0</text:p>
          </table:table-cell>
          <table:table-cell office:value-type="float" office:value="17952" calcext:value-type="float">
            <text:p>1795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04</text:p>
          </table:table-cell>
          <table:table-cell office:value-type="float" office:value="4.738849" calcext:value-type="float">
            <text:p>4.738849</text:p>
          </table:table-cell>
          <table:table-cell office:value-type="float" office:value="0.001865" calcext:value-type="float">
            <text:p>0.001865</text:p>
          </table:table-cell>
          <table:table-cell office:value-type="float" office:value="0" calcext:value-type="float">
            <text:p>0</text:p>
          </table:table-cell>
          <table:table-cell office:value-type="float" office:value="25770" calcext:value-type="float">
            <text:p>257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05</text:p>
          </table:table-cell>
          <table:table-cell office:value-type="float" office:value="2.926606" calcext:value-type="float">
            <text:p>2.926606</text:p>
          </table:table-cell>
          <table:table-cell office:value-type="float" office:value="0.001755" calcext:value-type="float">
            <text:p>0.001755</text:p>
          </table:table-cell>
          <table:table-cell office:value-type="float" office:value="0" calcext:value-type="float">
            <text:p>0</text:p>
          </table:table-cell>
          <table:table-cell office:value-type="float" office:value="26703" calcext:value-type="float">
            <text:p>267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06</text:p>
          </table:table-cell>
          <table:table-cell office:value-type="float" office:value="2.645016" calcext:value-type="float">
            <text:p>2.645016</text:p>
          </table:table-cell>
          <table:table-cell office:value-type="float" office:value="0.001851" calcext:value-type="float">
            <text:p>0.001851</text:p>
          </table:table-cell>
          <table:table-cell office:value-type="float" office:value="0" calcext:value-type="float">
            <text:p>0</text:p>
          </table:table-cell>
          <table:table-cell office:value-type="float" office:value="37596" calcext:value-type="float">
            <text:p>375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07</text:p>
          </table:table-cell>
          <table:table-cell office:value-type="float" office:value="5.492089" calcext:value-type="float">
            <text:p>5.492089</text:p>
          </table:table-cell>
          <table:table-cell office:value-type="float" office:value="0.004057" calcext:value-type="float">
            <text:p>0.004057</text:p>
          </table:table-cell>
          <table:table-cell office:value-type="float" office:value="0" calcext:value-type="float">
            <text:p>0</text:p>
          </table:table-cell>
          <table:table-cell office:value-type="float" office:value="28437" calcext:value-type="float">
            <text:p>2843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08</text:p>
          </table:table-cell>
          <table:table-cell office:value-type="float" office:value="4.989525" calcext:value-type="float">
            <text:p>4.989525</text:p>
          </table:table-cell>
          <table:table-cell office:value-type="float" office:value="0.002287" calcext:value-type="float">
            <text:p>0.002287</text:p>
          </table:table-cell>
          <table:table-cell office:value-type="float" office:value="0" calcext:value-type="float">
            <text:p>0</text:p>
          </table:table-cell>
          <table:table-cell office:value-type="float" office:value="36971" calcext:value-type="float">
            <text:p>3697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09</text:p>
          </table:table-cell>
          <table:table-cell office:value-type="float" office:value="5.891553" calcext:value-type="float">
            <text:p>5.891553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" calcext:value-type="float">
            <text:p>0</text:p>
          </table:table-cell>
          <table:table-cell office:value-type="float" office:value="28025" calcext:value-type="float">
            <text:p>2802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10</text:p>
          </table:table-cell>
          <table:table-cell office:value-type="float" office:value="4.191387" calcext:value-type="float">
            <text:p>4.191387</text:p>
          </table:table-cell>
          <table:table-cell office:value-type="float" office:value="0.001028" calcext:value-type="float">
            <text:p>0.001028</text:p>
          </table:table-cell>
          <table:table-cell office:value-type="float" office:value="0" calcext:value-type="float">
            <text:p>0</text:p>
          </table:table-cell>
          <table:table-cell office:value-type="float" office:value="24683" calcext:value-type="float">
            <text:p>2468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11</text:p>
          </table:table-cell>
          <table:table-cell office:value-type="float" office:value="4.469292" calcext:value-type="float">
            <text:p>4.469292</text:p>
          </table:table-cell>
          <table:table-cell office:value-type="float" office:value="0.001344" calcext:value-type="float">
            <text:p>0.001344</text:p>
          </table:table-cell>
          <table:table-cell office:value-type="float" office:value="0" calcext:value-type="float">
            <text:p>0</text:p>
          </table:table-cell>
          <table:table-cell office:value-type="float" office:value="25749" calcext:value-type="float">
            <text:p>257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12</text:p>
          </table:table-cell>
          <table:table-cell office:value-type="float" office:value="4.976553" calcext:value-type="float">
            <text:p>4.976553</text:p>
          </table:table-cell>
          <table:table-cell office:value-type="float" office:value="0.001565" calcext:value-type="float">
            <text:p>0.001565</text:p>
          </table:table-cell>
          <table:table-cell office:value-type="float" office:value="0" calcext:value-type="float">
            <text:p>0</text:p>
          </table:table-cell>
          <table:table-cell office:value-type="float" office:value="25042" calcext:value-type="float">
            <text:p>250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13</text:p>
          </table:table-cell>
          <table:table-cell office:value-type="float" office:value="4.542692" calcext:value-type="float">
            <text:p>4.542692</text:p>
          </table:table-cell>
          <table:table-cell office:value-type="float" office:value="0.002094" calcext:value-type="float">
            <text:p>0.002094</text:p>
          </table:table-cell>
          <table:table-cell office:value-type="float" office:value="0" calcext:value-type="float">
            <text:p>0</text:p>
          </table:table-cell>
          <table:table-cell office:value-type="float" office:value="34906" calcext:value-type="float">
            <text:p>3490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14</text:p>
          </table:table-cell>
          <table:table-cell office:value-type="float" office:value="8.198822" calcext:value-type="float">
            <text:p>8.198822</text:p>
          </table:table-cell>
          <table:table-cell office:value-type="float" office:value="0.001208" calcext:value-type="float">
            <text:p>0.001208</text:p>
          </table:table-cell>
          <table:table-cell office:value-type="float" office:value="0" calcext:value-type="float">
            <text:p>0</text:p>
          </table:table-cell>
          <table:table-cell office:value-type="float" office:value="27648" calcext:value-type="float">
            <text:p>276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15</text:p>
          </table:table-cell>
          <table:table-cell office:value-type="float" office:value="6.64879" calcext:value-type="float">
            <text:p>6.64879</text:p>
          </table:table-cell>
          <table:table-cell office:value-type="float" office:value="0.003833" calcext:value-type="float">
            <text:p>0.003833</text:p>
          </table:table-cell>
          <table:table-cell office:value-type="float" office:value="0" calcext:value-type="float">
            <text:p>0</text:p>
          </table:table-cell>
          <table:table-cell office:value-type="float" office:value="25532" calcext:value-type="float">
            <text:p>2553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16</text:p>
          </table:table-cell>
          <table:table-cell office:value-type="float" office:value="7.081183" calcext:value-type="float">
            <text:p>7.081183</text:p>
          </table:table-cell>
          <table:table-cell office:value-type="float" office:value="0.001247" calcext:value-type="float">
            <text:p>0.001247</text:p>
          </table:table-cell>
          <table:table-cell office:value-type="float" office:value="0" calcext:value-type="float">
            <text:p>0</text:p>
          </table:table-cell>
          <table:table-cell office:value-type="float" office:value="24127" calcext:value-type="float">
            <text:p>2412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17</text:p>
          </table:table-cell>
          <table:table-cell office:value-type="float" office:value="6.474927" calcext:value-type="float">
            <text:p>6.474927</text:p>
          </table:table-cell>
          <table:table-cell office:value-type="float" office:value="0.002501" calcext:value-type="float">
            <text:p>0.002501</text:p>
          </table:table-cell>
          <table:table-cell office:value-type="float" office:value="0" calcext:value-type="float">
            <text:p>0</text:p>
          </table:table-cell>
          <table:table-cell office:value-type="float" office:value="34969" calcext:value-type="float">
            <text:p>3496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18</text:p>
          </table:table-cell>
          <table:table-cell office:value-type="float" office:value="6.589837" calcext:value-type="float">
            <text:p>6.589837</text:p>
          </table:table-cell>
          <table:table-cell office:value-type="float" office:value="0.001808" calcext:value-type="float">
            <text:p>0.001808</text:p>
          </table:table-cell>
          <table:table-cell office:value-type="float" office:value="0" calcext:value-type="float">
            <text:p>0</text:p>
          </table:table-cell>
          <table:table-cell office:value-type="float" office:value="26159" calcext:value-type="float">
            <text:p>2615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19</text:p>
          </table:table-cell>
          <table:table-cell office:value-type="float" office:value="6.522359" calcext:value-type="float">
            <text:p>6.522359</text:p>
          </table:table-cell>
          <table:table-cell office:value-type="float" office:value="0.002509" calcext:value-type="float">
            <text:p>0.002509</text:p>
          </table:table-cell>
          <table:table-cell office:value-type="float" office:value="0" calcext:value-type="float">
            <text:p>0</text:p>
          </table:table-cell>
          <table:table-cell office:value-type="float" office:value="45406" calcext:value-type="float">
            <text:p>4540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20</text:p>
          </table:table-cell>
          <table:table-cell office:value-type="float" office:value="7.446438" calcext:value-type="float">
            <text:p>7.446438</text:p>
          </table:table-cell>
          <table:table-cell office:value-type="float" office:value="0.002063" calcext:value-type="float">
            <text:p>0.002063</text:p>
          </table:table-cell>
          <table:table-cell office:value-type="float" office:value="0" calcext:value-type="float">
            <text:p>0</text:p>
          </table:table-cell>
          <table:table-cell office:value-type="float" office:value="38156" calcext:value-type="float">
            <text:p>3815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21</text:p>
          </table:table-cell>
          <table:table-cell office:value-type="float" office:value="6.280048" calcext:value-type="float">
            <text:p>6.280048</text:p>
          </table:table-cell>
          <table:table-cell office:value-type="float" office:value="0.001248" calcext:value-type="float">
            <text:p>0.001248</text:p>
          </table:table-cell>
          <table:table-cell office:value-type="float" office:value="0" calcext:value-type="float">
            <text:p>0</text:p>
          </table:table-cell>
          <table:table-cell office:value-type="float" office:value="21094" calcext:value-type="float">
            <text:p>2109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22</text:p>
          </table:table-cell>
          <table:table-cell office:value-type="float" office:value="6.950531" calcext:value-type="float">
            <text:p>6.950531</text:p>
          </table:table-cell>
          <table:table-cell office:value-type="float" office:value="0.000944" calcext:value-type="float">
            <text:p>0.000944</text:p>
          </table:table-cell>
          <table:table-cell office:value-type="float" office:value="0" calcext:value-type="float">
            <text:p>0</text:p>
          </table:table-cell>
          <table:table-cell office:value-type="float" office:value="21502" calcext:value-type="float">
            <text:p>2150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23</text:p>
          </table:table-cell>
          <table:table-cell office:value-type="float" office:value="4.934489" calcext:value-type="float">
            <text:p>4.934489</text:p>
          </table:table-cell>
          <table:table-cell office:value-type="float" office:value="0.001356" calcext:value-type="float">
            <text:p>0.001356</text:p>
          </table:table-cell>
          <table:table-cell office:value-type="float" office:value="0" calcext:value-type="float">
            <text:p>0</text:p>
          </table:table-cell>
          <table:table-cell office:value-type="float" office:value="27606" calcext:value-type="float">
            <text:p>276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24</text:p>
          </table:table-cell>
          <table:table-cell office:value-type="float" office:value="7.081593" calcext:value-type="float">
            <text:p>7.081593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" calcext:value-type="float">
            <text:p>0</text:p>
          </table:table-cell>
          <table:table-cell office:value-type="float" office:value="35570" calcext:value-type="float">
            <text:p>3557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25</text:p>
          </table:table-cell>
          <table:table-cell office:value-type="float" office:value="2.19708" calcext:value-type="float">
            <text:p>2.19708</text:p>
          </table:table-cell>
          <table:table-cell office:value-type="float" office:value="0.001011" calcext:value-type="float">
            <text:p>0.001011</text:p>
          </table:table-cell>
          <table:table-cell office:value-type="float" office:value="0" calcext:value-type="float">
            <text:p>0</text:p>
          </table:table-cell>
          <table:table-cell office:value-type="float" office:value="33498" calcext:value-type="float">
            <text:p>334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26</text:p>
          </table:table-cell>
          <table:table-cell office:value-type="float" office:value="6.189587" calcext:value-type="float">
            <text:p>6.189587</text:p>
          </table:table-cell>
          <table:table-cell office:value-type="float" office:value="0.001427" calcext:value-type="float">
            <text:p>0.001427</text:p>
          </table:table-cell>
          <table:table-cell office:value-type="float" office:value="0" calcext:value-type="float">
            <text:p>0</text:p>
          </table:table-cell>
          <table:table-cell office:value-type="float" office:value="34700" calcext:value-type="float">
            <text:p>347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27</text:p>
          </table:table-cell>
          <table:table-cell office:value-type="float" office:value="4.500131" calcext:value-type="float">
            <text:p>4.500131</text:p>
          </table:table-cell>
          <table:table-cell office:value-type="float" office:value="0.001048" calcext:value-type="float">
            <text:p>0.001048</text:p>
          </table:table-cell>
          <table:table-cell office:value-type="float" office:value="0" calcext:value-type="float">
            <text:p>0</text:p>
          </table:table-cell>
          <table:table-cell office:value-type="float" office:value="28358" calcext:value-type="float">
            <text:p>2835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28</text:p>
          </table:table-cell>
          <table:table-cell office:value-type="float" office:value="4.612845" calcext:value-type="float">
            <text:p>4.612845</text:p>
          </table:table-cell>
          <table:table-cell office:value-type="float" office:value="0.001263" calcext:value-type="float">
            <text:p>0.001263</text:p>
          </table:table-cell>
          <table:table-cell office:value-type="float" office:value="0" calcext:value-type="float">
            <text:p>0</text:p>
          </table:table-cell>
          <table:table-cell office:value-type="float" office:value="41689" calcext:value-type="float">
            <text:p>416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29</text:p>
          </table:table-cell>
          <table:table-cell office:value-type="float" office:value="5.493787" calcext:value-type="float">
            <text:p>5.493787</text:p>
          </table:table-cell>
          <table:table-cell office:value-type="float" office:value="0.001244" calcext:value-type="float">
            <text:p>0.001244</text:p>
          </table:table-cell>
          <table:table-cell office:value-type="float" office:value="0" calcext:value-type="float">
            <text:p>0</text:p>
          </table:table-cell>
          <table:table-cell office:value-type="float" office:value="28336" calcext:value-type="float">
            <text:p>283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30</text:p>
          </table:table-cell>
          <table:table-cell office:value-type="float" office:value="1.021442" calcext:value-type="float">
            <text:p>1.021442</text:p>
          </table:table-cell>
          <table:table-cell office:value-type="float" office:value="0.000481" calcext:value-type="float">
            <text:p>0.000481</text:p>
          </table:table-cell>
          <table:table-cell office:value-type="float" office:value="0" calcext:value-type="float">
            <text:p>0</text:p>
          </table:table-cell>
          <table:table-cell office:value-type="float" office:value="20641" calcext:value-type="float">
            <text:p>206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31</text:p>
          </table:table-cell>
          <table:table-cell office:value-type="float" office:value="7.889854" calcext:value-type="float">
            <text:p>7.889854</text:p>
          </table:table-cell>
          <table:table-cell office:value-type="float" office:value="0.001231" calcext:value-type="float">
            <text:p>0.001231</text:p>
          </table:table-cell>
          <table:table-cell office:value-type="float" office:value="0" calcext:value-type="float">
            <text:p>0</text:p>
          </table:table-cell>
          <table:table-cell office:value-type="float" office:value="27597" calcext:value-type="float">
            <text:p>2759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32</text:p>
          </table:table-cell>
          <table:table-cell office:value-type="float" office:value="0.14875" calcext:value-type="float">
            <text:p>0.14875</text:p>
          </table:table-cell>
          <table:table-cell office:value-type="float" office:value="0.001772" calcext:value-type="float">
            <text:p>0.001772</text:p>
          </table:table-cell>
          <table:table-cell office:value-type="float" office:value="0" calcext:value-type="float">
            <text:p>0</text:p>
          </table:table-cell>
          <table:table-cell office:value-type="float" office:value="48378" calcext:value-type="float">
            <text:p>483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33</text:p>
          </table:table-cell>
          <table:table-cell office:value-type="float" office:value="6.871854" calcext:value-type="float">
            <text:p>6.871854</text:p>
          </table:table-cell>
          <table:table-cell office:value-type="float" office:value="0.000676" calcext:value-type="float">
            <text:p>0.000676</text:p>
          </table:table-cell>
          <table:table-cell office:value-type="float" office:value="0" calcext:value-type="float">
            <text:p>0</text:p>
          </table:table-cell>
          <table:table-cell office:value-type="float" office:value="28920" calcext:value-type="float">
            <text:p>289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34</text:p>
          </table:table-cell>
          <table:table-cell office:value-type="float" office:value="10.955332" calcext:value-type="float">
            <text:p>10.955332</text:p>
          </table:table-cell>
          <table:table-cell office:value-type="float" office:value="0.000778" calcext:value-type="float">
            <text:p>0.000778</text:p>
          </table:table-cell>
          <table:table-cell office:value-type="float" office:value="0" calcext:value-type="float">
            <text:p>0</text:p>
          </table:table-cell>
          <table:table-cell office:value-type="float" office:value="22759" calcext:value-type="float">
            <text:p>227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35</text:p>
          </table:table-cell>
          <table:table-cell office:value-type="float" office:value="22.634201" calcext:value-type="float">
            <text:p>22.634201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0" calcext:value-type="float">
            <text:p>0</text:p>
          </table:table-cell>
          <table:table-cell office:value-type="float" office:value="16697" calcext:value-type="float">
            <text:p>166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36</text:p>
          </table:table-cell>
          <table:table-cell office:value-type="float" office:value="0.10141" calcext:value-type="float">
            <text:p>0.10141</text:p>
          </table:table-cell>
          <table:table-cell office:value-type="float" office:value="0.002855" calcext:value-type="float">
            <text:p>0.002855</text:p>
          </table:table-cell>
          <table:table-cell office:value-type="float" office:value="0" calcext:value-type="float">
            <text:p>0</text:p>
          </table:table-cell>
          <table:table-cell office:value-type="float" office:value="71375" calcext:value-type="float">
            <text:p>713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37</text:p>
          </table:table-cell>
          <table:table-cell office:value-type="float" office:value="0.119825" calcext:value-type="float">
            <text:p>0.119825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" calcext:value-type="float">
            <text:p>0</text:p>
          </table:table-cell>
          <table:table-cell office:value-type="float" office:value="31042" calcext:value-type="float">
            <text:p>3104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38</text:p>
          </table:table-cell>
          <table:table-cell office:value-type="float" office:value="4.689214" calcext:value-type="float">
            <text:p>4.689214</text:p>
          </table:table-cell>
          <table:table-cell office:value-type="float" office:value="0.000816" calcext:value-type="float">
            <text:p>0.000816</text:p>
          </table:table-cell>
          <table:table-cell office:value-type="float" office:value="0" calcext:value-type="float">
            <text:p>0</text:p>
          </table:table-cell>
          <table:table-cell office:value-type="float" office:value="19208" calcext:value-type="float">
            <text:p>192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39</text:p>
          </table:table-cell>
          <table:table-cell office:value-type="float" office:value="4.075835" calcext:value-type="float">
            <text:p>4.075835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0" calcext:value-type="float">
            <text:p>0</text:p>
          </table:table-cell>
          <table:table-cell office:value-type="float" office:value="28401" calcext:value-type="float">
            <text:p>284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40</text:p>
          </table:table-cell>
          <table:table-cell office:value-type="float" office:value="4.360426" calcext:value-type="float">
            <text:p>4.360426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" calcext:value-type="float">
            <text:p>0</text:p>
          </table:table-cell>
          <table:table-cell office:value-type="float" office:value="25289" calcext:value-type="float">
            <text:p>2528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41</text:p>
          </table:table-cell>
          <table:table-cell office:value-type="float" office:value="4.763544" calcext:value-type="float">
            <text:p>4.763544</text:p>
          </table:table-cell>
          <table:table-cell office:value-type="float" office:value="0.001067" calcext:value-type="float">
            <text:p>0.001067</text:p>
          </table:table-cell>
          <table:table-cell office:value-type="float" office:value="0" calcext:value-type="float">
            <text:p>0</text:p>
          </table:table-cell>
          <table:table-cell office:value-type="float" office:value="22596" calcext:value-type="float">
            <text:p>2259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42</text:p>
          </table:table-cell>
          <table:table-cell office:value-type="float" office:value="3.499672" calcext:value-type="float">
            <text:p>3.499672</text:p>
          </table:table-cell>
          <table:table-cell office:value-type="float" office:value="0.002379" calcext:value-type="float">
            <text:p>0.002379</text:p>
          </table:table-cell>
          <table:table-cell office:value-type="float" office:value="0" calcext:value-type="float">
            <text:p>0</text:p>
          </table:table-cell>
          <table:table-cell office:value-type="float" office:value="41315" calcext:value-type="float">
            <text:p>4131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43</text:p>
          </table:table-cell>
          <table:table-cell office:value-type="float" office:value="4.200278" calcext:value-type="float">
            <text:p>4.200278</text:p>
          </table:table-cell>
          <table:table-cell office:value-type="float" office:value="0.002107" calcext:value-type="float">
            <text:p>0.002107</text:p>
          </table:table-cell>
          <table:table-cell office:value-type="float" office:value="0" calcext:value-type="float">
            <text:p>0</text:p>
          </table:table-cell>
          <table:table-cell office:value-type="float" office:value="42805" calcext:value-type="float">
            <text:p>4280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44</text:p>
          </table:table-cell>
          <table:table-cell office:value-type="float" office:value="6.743501" calcext:value-type="float">
            <text:p>6.743501</text:p>
          </table:table-cell>
          <table:table-cell office:value-type="float" office:value="0.003233" calcext:value-type="float">
            <text:p>0.003233</text:p>
          </table:table-cell>
          <table:table-cell office:value-type="float" office:value="0" calcext:value-type="float">
            <text:p>0</text:p>
          </table:table-cell>
          <table:table-cell office:value-type="float" office:value="40905" calcext:value-type="float">
            <text:p>4090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45</text:p>
          </table:table-cell>
          <table:table-cell office:value-type="float" office:value="3.591982" calcext:value-type="float">
            <text:p>3.591982</text:p>
          </table:table-cell>
          <table:table-cell office:value-type="float" office:value="0.001701" calcext:value-type="float">
            <text:p>0.001701</text:p>
          </table:table-cell>
          <table:table-cell office:value-type="float" office:value="0" calcext:value-type="float">
            <text:p>0</text:p>
          </table:table-cell>
          <table:table-cell office:value-type="float" office:value="27425" calcext:value-type="float">
            <text:p>2742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46</text:p>
          </table:table-cell>
          <table:table-cell office:value-type="float" office:value="3.366611" calcext:value-type="float">
            <text:p>3.366611</text:p>
          </table:table-cell>
          <table:table-cell office:value-type="float" office:value="0.001862" calcext:value-type="float">
            <text:p>0.001862</text:p>
          </table:table-cell>
          <table:table-cell office:value-type="float" office:value="0" calcext:value-type="float">
            <text:p>0</text:p>
          </table:table-cell>
          <table:table-cell office:value-type="float" office:value="30106" calcext:value-type="float">
            <text:p>301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47</text:p>
          </table:table-cell>
          <table:table-cell office:value-type="float" office:value="3.094025" calcext:value-type="float">
            <text:p>3.094025</text:p>
          </table:table-cell>
          <table:table-cell office:value-type="float" office:value="0.001478" calcext:value-type="float">
            <text:p>0.001478</text:p>
          </table:table-cell>
          <table:table-cell office:value-type="float" office:value="0" calcext:value-type="float">
            <text:p>0</text:p>
          </table:table-cell>
          <table:table-cell office:value-type="float" office:value="37079" calcext:value-type="float">
            <text:p>3707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48</text:p>
          </table:table-cell>
          <table:table-cell office:value-type="float" office:value="1.525521" calcext:value-type="float">
            <text:p>1.525521</text:p>
          </table:table-cell>
          <table:table-cell office:value-type="float" office:value="0.002803" calcext:value-type="float">
            <text:p>0.002803</text:p>
          </table:table-cell>
          <table:table-cell office:value-type="float" office:value="0" calcext:value-type="float">
            <text:p>0</text:p>
          </table:table-cell>
          <table:table-cell office:value-type="float" office:value="51958" calcext:value-type="float">
            <text:p>5195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49</text:p>
          </table:table-cell>
          <table:table-cell office:value-type="float" office:value="3.603286" calcext:value-type="float">
            <text:p>3.603286</text:p>
          </table:table-cell>
          <table:table-cell office:value-type="float" office:value="0.000931" calcext:value-type="float">
            <text:p>0.000931</text:p>
          </table:table-cell>
          <table:table-cell office:value-type="float" office:value="0" calcext:value-type="float">
            <text:p>0</text:p>
          </table:table-cell>
          <table:table-cell office:value-type="float" office:value="23822" calcext:value-type="float">
            <text:p>2382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50</text:p>
          </table:table-cell>
          <table:table-cell office:value-type="float" office:value="2.639478" calcext:value-type="float">
            <text:p>2.639478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" calcext:value-type="float">
            <text:p>0</text:p>
          </table:table-cell>
          <table:table-cell office:value-type="float" office:value="26917" calcext:value-type="float">
            <text:p>2691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51</text:p>
          </table:table-cell>
          <table:table-cell office:value-type="float" office:value="3.168173" calcext:value-type="float">
            <text:p>3.168173</text:p>
          </table:table-cell>
          <table:table-cell office:value-type="float" office:value="0.001915" calcext:value-type="float">
            <text:p>0.001915</text:p>
          </table:table-cell>
          <table:table-cell office:value-type="float" office:value="0" calcext:value-type="float">
            <text:p>0</text:p>
          </table:table-cell>
          <table:table-cell office:value-type="float" office:value="31270" calcext:value-type="float">
            <text:p>3127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52</text:p>
          </table:table-cell>
          <table:table-cell office:value-type="float" office:value="3.116163" calcext:value-type="float">
            <text:p>3.116163</text:p>
          </table:table-cell>
          <table:table-cell office:value-type="float" office:value="0.001285" calcext:value-type="float">
            <text:p>0.001285</text:p>
          </table:table-cell>
          <table:table-cell office:value-type="float" office:value="0" calcext:value-type="float">
            <text:p>0</text:p>
          </table:table-cell>
          <table:table-cell office:value-type="float" office:value="30538" calcext:value-type="float">
            <text:p>3053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53</text:p>
          </table:table-cell>
          <table:table-cell office:value-type="float" office:value="2.513136" calcext:value-type="float">
            <text:p>2.513136</text:p>
          </table:table-cell>
          <table:table-cell office:value-type="float" office:value="0.001804" calcext:value-type="float">
            <text:p>0.001804</text:p>
          </table:table-cell>
          <table:table-cell office:value-type="float" office:value="0" calcext:value-type="float">
            <text:p>0</text:p>
          </table:table-cell>
          <table:table-cell office:value-type="float" office:value="38287" calcext:value-type="float">
            <text:p>3828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54</text:p>
          </table:table-cell>
          <table:table-cell office:value-type="float" office:value="2.048919" calcext:value-type="float">
            <text:p>2.048919</text:p>
          </table:table-cell>
          <table:table-cell office:value-type="float" office:value="0.002365" calcext:value-type="float">
            <text:p>0.002365</text:p>
          </table:table-cell>
          <table:table-cell office:value-type="float" office:value="0" calcext:value-type="float">
            <text:p>0</text:p>
          </table:table-cell>
          <table:table-cell office:value-type="float" office:value="38193" calcext:value-type="float">
            <text:p>3819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55</text:p>
          </table:table-cell>
          <table:table-cell office:value-type="float" office:value="4.670214" calcext:value-type="float">
            <text:p>4.670214</text:p>
          </table:table-cell>
          <table:table-cell office:value-type="float" office:value="0.001458" calcext:value-type="float">
            <text:p>0.001458</text:p>
          </table:table-cell>
          <table:table-cell office:value-type="float" office:value="0" calcext:value-type="float">
            <text:p>0</text:p>
          </table:table-cell>
          <table:table-cell office:value-type="float" office:value="34574" calcext:value-type="float">
            <text:p>3457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56</text:p>
          </table:table-cell>
          <table:table-cell office:value-type="float" office:value="2.49568" calcext:value-type="float">
            <text:p>2.49568</text:p>
          </table:table-cell>
          <table:table-cell office:value-type="float" office:value="0.001512" calcext:value-type="float">
            <text:p>0.001512</text:p>
          </table:table-cell>
          <table:table-cell office:value-type="float" office:value="0" calcext:value-type="float">
            <text:p>0</text:p>
          </table:table-cell>
          <table:table-cell office:value-type="float" office:value="38847" calcext:value-type="float">
            <text:p>3884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57</text:p>
          </table:table-cell>
          <table:table-cell office:value-type="float" office:value="2.589071" calcext:value-type="float">
            <text:p>2.589071</text:p>
          </table:table-cell>
          <table:table-cell office:value-type="float" office:value="0.001626" calcext:value-type="float">
            <text:p>0.001626</text:p>
          </table:table-cell>
          <table:table-cell office:value-type="float" office:value="0" calcext:value-type="float">
            <text:p>0</text:p>
          </table:table-cell>
          <table:table-cell office:value-type="float" office:value="25524" calcext:value-type="float">
            <text:p>2552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58</text:p>
          </table:table-cell>
          <table:table-cell office:value-type="float" office:value="4.05034" calcext:value-type="float">
            <text:p>4.05034</text:p>
          </table:table-cell>
          <table:table-cell office:value-type="float" office:value="0.002192" calcext:value-type="float">
            <text:p>0.002192</text:p>
          </table:table-cell>
          <table:table-cell office:value-type="float" office:value="0" calcext:value-type="float">
            <text:p>0</text:p>
          </table:table-cell>
          <table:table-cell office:value-type="float" office:value="39652" calcext:value-type="float">
            <text:p>3965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8:59</text:p>
          </table:table-cell>
          <table:table-cell office:value-type="float" office:value="2.78985" calcext:value-type="float">
            <text:p>2.78985</text:p>
          </table:table-cell>
          <table:table-cell office:value-type="float" office:value="0.001312" calcext:value-type="float">
            <text:p>0.001312</text:p>
          </table:table-cell>
          <table:table-cell office:value-type="float" office:value="0" calcext:value-type="float">
            <text:p>0</text:p>
          </table:table-cell>
          <table:table-cell office:value-type="float" office:value="31313" calcext:value-type="float">
            <text:p>3131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00</text:p>
          </table:table-cell>
          <table:table-cell office:value-type="float" office:value="3.186319" calcext:value-type="float">
            <text:p>3.186319</text:p>
          </table:table-cell>
          <table:table-cell office:value-type="float" office:value="0.00491" calcext:value-type="float">
            <text:p>0.00491</text:p>
          </table:table-cell>
          <table:table-cell office:value-type="float" office:value="0" calcext:value-type="float">
            <text:p>0</text:p>
          </table:table-cell>
          <table:table-cell office:value-type="float" office:value="35918" calcext:value-type="float">
            <text:p>359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01</text:p>
          </table:table-cell>
          <table:table-cell office:value-type="float" office:value="3.407863" calcext:value-type="float">
            <text:p>3.407863</text:p>
          </table:table-cell>
          <table:table-cell office:value-type="float" office:value="0.002336" calcext:value-type="float">
            <text:p>0.002336</text:p>
          </table:table-cell>
          <table:table-cell office:value-type="float" office:value="0" calcext:value-type="float">
            <text:p>0</text:p>
          </table:table-cell>
          <table:table-cell office:value-type="float" office:value="35640" calcext:value-type="float">
            <text:p>3564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02</text:p>
          </table:table-cell>
          <table:table-cell office:value-type="float" office:value="3.750891" calcext:value-type="float">
            <text:p>3.750891</text:p>
          </table:table-cell>
          <table:table-cell office:value-type="float" office:value="0.002503" calcext:value-type="float">
            <text:p>0.002503</text:p>
          </table:table-cell>
          <table:table-cell office:value-type="float" office:value="0" calcext:value-type="float">
            <text:p>0</text:p>
          </table:table-cell>
          <table:table-cell office:value-type="float" office:value="36801" calcext:value-type="float">
            <text:p>3680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03</text:p>
          </table:table-cell>
          <table:table-cell office:value-type="float" office:value="4.011637" calcext:value-type="float">
            <text:p>4.011637</text:p>
          </table:table-cell>
          <table:table-cell office:value-type="float" office:value="0.001186" calcext:value-type="float">
            <text:p>0.001186</text:p>
          </table:table-cell>
          <table:table-cell office:value-type="float" office:value="0" calcext:value-type="float">
            <text:p>0</text:p>
          </table:table-cell>
          <table:table-cell office:value-type="float" office:value="22173" calcext:value-type="float">
            <text:p>221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04</text:p>
          </table:table-cell>
          <table:table-cell office:value-type="float" office:value="3.909382" calcext:value-type="float">
            <text:p>3.909382</text:p>
          </table:table-cell>
          <table:table-cell office:value-type="float" office:value="0.004251" calcext:value-type="float">
            <text:p>0.004251</text:p>
          </table:table-cell>
          <table:table-cell office:value-type="float" office:value="0" calcext:value-type="float">
            <text:p>0</text:p>
          </table:table-cell>
          <table:table-cell office:value-type="float" office:value="32759" calcext:value-type="float">
            <text:p>3275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05</text:p>
          </table:table-cell>
          <table:table-cell office:value-type="float" office:value="3.574639" calcext:value-type="float">
            <text:p>3.574639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" calcext:value-type="float">
            <text:p>0</text:p>
          </table:table-cell>
          <table:table-cell office:value-type="float" office:value="22352" calcext:value-type="float">
            <text:p>2235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06</text:p>
          </table:table-cell>
          <table:table-cell office:value-type="float" office:value="2.689302" calcext:value-type="float">
            <text:p>2.689302</text:p>
          </table:table-cell>
          <table:table-cell office:value-type="float" office:value="0.002043" calcext:value-type="float">
            <text:p>0.002043</text:p>
          </table:table-cell>
          <table:table-cell office:value-type="float" office:value="0" calcext:value-type="float">
            <text:p>0</text:p>
          </table:table-cell>
          <table:table-cell office:value-type="float" office:value="35173" calcext:value-type="float">
            <text:p>3517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07</text:p>
          </table:table-cell>
          <table:table-cell office:value-type="float" office:value="4.476717" calcext:value-type="float">
            <text:p>4.476717</text:p>
          </table:table-cell>
          <table:table-cell office:value-type="float" office:value="0.001543" calcext:value-type="float">
            <text:p>0.001543</text:p>
          </table:table-cell>
          <table:table-cell office:value-type="float" office:value="0" calcext:value-type="float">
            <text:p>0</text:p>
          </table:table-cell>
          <table:table-cell office:value-type="float" office:value="22656" calcext:value-type="float">
            <text:p>2265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08</text:p>
          </table:table-cell>
          <table:table-cell office:value-type="float" office:value="4.737917" calcext:value-type="float">
            <text:p>4.737917</text:p>
          </table:table-cell>
          <table:table-cell office:value-type="float" office:value="0.001558" calcext:value-type="float">
            <text:p>0.001558</text:p>
          </table:table-cell>
          <table:table-cell office:value-type="float" office:value="0" calcext:value-type="float">
            <text:p>0</text:p>
          </table:table-cell>
          <table:table-cell office:value-type="float" office:value="27661" calcext:value-type="float">
            <text:p>2766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09</text:p>
          </table:table-cell>
          <table:table-cell office:value-type="float" office:value="5.027924" calcext:value-type="float">
            <text:p>5.027924</text:p>
          </table:table-cell>
          <table:table-cell office:value-type="float" office:value="0.003735" calcext:value-type="float">
            <text:p>0.003735</text:p>
          </table:table-cell>
          <table:table-cell office:value-type="float" office:value="0" calcext:value-type="float">
            <text:p>0</text:p>
          </table:table-cell>
          <table:table-cell office:value-type="float" office:value="24495" calcext:value-type="float">
            <text:p>2449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10</text:p>
          </table:table-cell>
          <table:table-cell office:value-type="float" office:value="4.240194" calcext:value-type="float">
            <text:p>4.240194</text:p>
          </table:table-cell>
          <table:table-cell office:value-type="float" office:value="0.001957" calcext:value-type="float">
            <text:p>0.001957</text:p>
          </table:table-cell>
          <table:table-cell office:value-type="float" office:value="0" calcext:value-type="float">
            <text:p>0</text:p>
          </table:table-cell>
          <table:table-cell office:value-type="float" office:value="37676" calcext:value-type="float">
            <text:p>3767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11</text:p>
          </table:table-cell>
          <table:table-cell office:value-type="float" office:value="5.398774" calcext:value-type="float">
            <text:p>5.398774</text:p>
          </table:table-cell>
          <table:table-cell office:value-type="float" office:value="0.001829" calcext:value-type="float">
            <text:p>0.001829</text:p>
          </table:table-cell>
          <table:table-cell office:value-type="float" office:value="0" calcext:value-type="float">
            <text:p>0</text:p>
          </table:table-cell>
          <table:table-cell office:value-type="float" office:value="32415" calcext:value-type="float">
            <text:p>3241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12</text:p>
          </table:table-cell>
          <table:table-cell office:value-type="float" office:value="4.78753" calcext:value-type="float">
            <text:p>4.78753</text:p>
          </table:table-cell>
          <table:table-cell office:value-type="float" office:value="0.001502" calcext:value-type="float">
            <text:p>0.001502</text:p>
          </table:table-cell>
          <table:table-cell office:value-type="float" office:value="0" calcext:value-type="float">
            <text:p>0</text:p>
          </table:table-cell>
          <table:table-cell office:value-type="float" office:value="35466" calcext:value-type="float">
            <text:p>3546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13</text:p>
          </table:table-cell>
          <table:table-cell office:value-type="float" office:value="3.604754" calcext:value-type="float">
            <text:p>3.604754</text:p>
          </table:table-cell>
          <table:table-cell office:value-type="float" office:value="0.002155" calcext:value-type="float">
            <text:p>0.002155</text:p>
          </table:table-cell>
          <table:table-cell office:value-type="float" office:value="0" calcext:value-type="float">
            <text:p>0</text:p>
          </table:table-cell>
          <table:table-cell office:value-type="float" office:value="42069" calcext:value-type="float">
            <text:p>4206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14</text:p>
          </table:table-cell>
          <table:table-cell office:value-type="float" office:value="3.605029" calcext:value-type="float">
            <text:p>3.605029</text:p>
          </table:table-cell>
          <table:table-cell office:value-type="float" office:value="0.001592" calcext:value-type="float">
            <text:p>0.001592</text:p>
          </table:table-cell>
          <table:table-cell office:value-type="float" office:value="0" calcext:value-type="float">
            <text:p>0</text:p>
          </table:table-cell>
          <table:table-cell office:value-type="float" office:value="25317" calcext:value-type="float">
            <text:p>2531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15</text:p>
          </table:table-cell>
          <table:table-cell office:value-type="float" office:value="6.216186" calcext:value-type="float">
            <text:p>6.216186</text:p>
          </table:table-cell>
          <table:table-cell office:value-type="float" office:value="0.001106" calcext:value-type="float">
            <text:p>0.001106</text:p>
          </table:table-cell>
          <table:table-cell office:value-type="float" office:value="0" calcext:value-type="float">
            <text:p>0</text:p>
          </table:table-cell>
          <table:table-cell office:value-type="float" office:value="26237" calcext:value-type="float">
            <text:p>2623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16</text:p>
          </table:table-cell>
          <table:table-cell office:value-type="float" office:value="5.051225" calcext:value-type="float">
            <text:p>5.051225</text:p>
          </table:table-cell>
          <table:table-cell office:value-type="float" office:value="0.001217" calcext:value-type="float">
            <text:p>0.001217</text:p>
          </table:table-cell>
          <table:table-cell office:value-type="float" office:value="0" calcext:value-type="float">
            <text:p>0</text:p>
          </table:table-cell>
          <table:table-cell office:value-type="float" office:value="24232" calcext:value-type="float">
            <text:p>2423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17</text:p>
          </table:table-cell>
          <table:table-cell office:value-type="float" office:value="1.915193" calcext:value-type="float">
            <text:p>1.915193</text:p>
          </table:table-cell>
          <table:table-cell office:value-type="float" office:value="0.001437" calcext:value-type="float">
            <text:p>0.001437</text:p>
          </table:table-cell>
          <table:table-cell office:value-type="float" office:value="0" calcext:value-type="float">
            <text:p>0</text:p>
          </table:table-cell>
          <table:table-cell office:value-type="float" office:value="34269" calcext:value-type="float">
            <text:p>3426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18</text:p>
          </table:table-cell>
          <table:table-cell office:value-type="float" office:value="4.164361" calcext:value-type="float">
            <text:p>4.164361</text:p>
          </table:table-cell>
          <table:table-cell office:value-type="float" office:value="0.001123" calcext:value-type="float">
            <text:p>0.001123</text:p>
          </table:table-cell>
          <table:table-cell office:value-type="float" office:value="0" calcext:value-type="float">
            <text:p>0</text:p>
          </table:table-cell>
          <table:table-cell office:value-type="float" office:value="25245" calcext:value-type="float">
            <text:p>2524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19</text:p>
          </table:table-cell>
          <table:table-cell office:value-type="float" office:value="4.089854" calcext:value-type="float">
            <text:p>4.089854</text:p>
          </table:table-cell>
          <table:table-cell office:value-type="float" office:value="0.002219" calcext:value-type="float">
            <text:p>0.002219</text:p>
          </table:table-cell>
          <table:table-cell office:value-type="float" office:value="0" calcext:value-type="float">
            <text:p>0</text:p>
          </table:table-cell>
          <table:table-cell office:value-type="float" office:value="48823" calcext:value-type="float">
            <text:p>488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20</text:p>
          </table:table-cell>
          <table:table-cell office:value-type="float" office:value="2.276624" calcext:value-type="float">
            <text:p>2.276624</text:p>
          </table:table-cell>
          <table:table-cell office:value-type="float" office:value="0.001735" calcext:value-type="float">
            <text:p>0.001735</text:p>
          </table:table-cell>
          <table:table-cell office:value-type="float" office:value="0" calcext:value-type="float">
            <text:p>0</text:p>
          </table:table-cell>
          <table:table-cell office:value-type="float" office:value="32969" calcext:value-type="float">
            <text:p>3296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21</text:p>
          </table:table-cell>
          <table:table-cell office:value-type="float" office:value="6.81597" calcext:value-type="float">
            <text:p>6.81597</text:p>
          </table:table-cell>
          <table:table-cell office:value-type="float" office:value="0.000829" calcext:value-type="float">
            <text:p>0.000829</text:p>
          </table:table-cell>
          <table:table-cell office:value-type="float" office:value="0" calcext:value-type="float">
            <text:p>0</text:p>
          </table:table-cell>
          <table:table-cell office:value-type="float" office:value="24891" calcext:value-type="float">
            <text:p>2489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22</text:p>
          </table:table-cell>
          <table:table-cell office:value-type="float" office:value="0.879502" calcext:value-type="float">
            <text:p>0.879502</text:p>
          </table:table-cell>
          <table:table-cell office:value-type="float" office:value="0.001089" calcext:value-type="float">
            <text:p>0.001089</text:p>
          </table:table-cell>
          <table:table-cell office:value-type="float" office:value="0" calcext:value-type="float">
            <text:p>0</text:p>
          </table:table-cell>
          <table:table-cell office:value-type="float" office:value="35503" calcext:value-type="float">
            <text:p>3550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23</text:p>
          </table:table-cell>
          <table:table-cell office:value-type="float" office:value="1.991379" calcext:value-type="float">
            <text:p>1.991379</text:p>
          </table:table-cell>
          <table:table-cell office:value-type="float" office:value="0.000887" calcext:value-type="float">
            <text:p>0.000887</text:p>
          </table:table-cell>
          <table:table-cell office:value-type="float" office:value="0" calcext:value-type="float">
            <text:p>0</text:p>
          </table:table-cell>
          <table:table-cell office:value-type="float" office:value="25480" calcext:value-type="float">
            <text:p>2548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24</text:p>
          </table:table-cell>
          <table:table-cell office:value-type="float" office:value="5.328766" calcext:value-type="float">
            <text:p>5.328766</text:p>
          </table:table-cell>
          <table:table-cell office:value-type="float" office:value="0.002548" calcext:value-type="float">
            <text:p>0.002548</text:p>
          </table:table-cell>
          <table:table-cell office:value-type="float" office:value="0" calcext:value-type="float">
            <text:p>0</text:p>
          </table:table-cell>
          <table:table-cell office:value-type="float" office:value="43191" calcext:value-type="float">
            <text:p>4319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25</text:p>
          </table:table-cell>
          <table:table-cell office:value-type="float" office:value="2.17364" calcext:value-type="float">
            <text:p>2.17364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0" calcext:value-type="float">
            <text:p>0</text:p>
          </table:table-cell>
          <table:table-cell office:value-type="float" office:value="29106" calcext:value-type="float">
            <text:p>291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26</text:p>
          </table:table-cell>
          <table:table-cell office:value-type="float" office:value="1.933137" calcext:value-type="float">
            <text:p>1.933137</text:p>
          </table:table-cell>
          <table:table-cell office:value-type="float" office:value="0.002533" calcext:value-type="float">
            <text:p>0.002533</text:p>
          </table:table-cell>
          <table:table-cell office:value-type="float" office:value="0" calcext:value-type="float">
            <text:p>0</text:p>
          </table:table-cell>
          <table:table-cell office:value-type="float" office:value="54978" calcext:value-type="float">
            <text:p>5497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27</text:p>
          </table:table-cell>
          <table:table-cell office:value-type="float" office:value="2.637494" calcext:value-type="float">
            <text:p>2.637494</text:p>
          </table:table-cell>
          <table:table-cell office:value-type="float" office:value="0.001333" calcext:value-type="float">
            <text:p>0.001333</text:p>
          </table:table-cell>
          <table:table-cell office:value-type="float" office:value="0" calcext:value-type="float">
            <text:p>0</text:p>
          </table:table-cell>
          <table:table-cell office:value-type="float" office:value="25995" calcext:value-type="float">
            <text:p>2599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28</text:p>
          </table:table-cell>
          <table:table-cell office:value-type="float" office:value="1.163641" calcext:value-type="float">
            <text:p>1.163641</text:p>
          </table:table-cell>
          <table:table-cell office:value-type="float" office:value="0.002712" calcext:value-type="float">
            <text:p>0.002712</text:p>
          </table:table-cell>
          <table:table-cell office:value-type="float" office:value="0" calcext:value-type="float">
            <text:p>0</text:p>
          </table:table-cell>
          <table:table-cell office:value-type="float" office:value="56641" calcext:value-type="float">
            <text:p>566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29</text:p>
          </table:table-cell>
          <table:table-cell office:value-type="float" office:value="5.739438" calcext:value-type="float">
            <text:p>5.739438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" calcext:value-type="float">
            <text:p>0</text:p>
          </table:table-cell>
          <table:table-cell office:value-type="float" office:value="30613" calcext:value-type="float">
            <text:p>306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30</text:p>
          </table:table-cell>
          <table:table-cell office:value-type="float" office:value="4.290503" calcext:value-type="float">
            <text:p>4.290503</text:p>
          </table:table-cell>
          <table:table-cell office:value-type="float" office:value="0.001363" calcext:value-type="float">
            <text:p>0.001363</text:p>
          </table:table-cell>
          <table:table-cell office:value-type="float" office:value="0" calcext:value-type="float">
            <text:p>0</text:p>
          </table:table-cell>
          <table:table-cell office:value-type="float" office:value="13544" calcext:value-type="float">
            <text:p>135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31</text:p>
          </table:table-cell>
          <table:table-cell office:value-type="float" office:value="4.212063" calcext:value-type="float">
            <text:p>4.212063</text:p>
          </table:table-cell>
          <table:table-cell office:value-type="float" office:value="0.003238" calcext:value-type="float">
            <text:p>0.003238</text:p>
          </table:table-cell>
          <table:table-cell office:value-type="float" office:value="0" calcext:value-type="float">
            <text:p>0</text:p>
          </table:table-cell>
          <table:table-cell office:value-type="float" office:value="26763" calcext:value-type="float">
            <text:p>2676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32</text:p>
          </table:table-cell>
          <table:table-cell office:value-type="float" office:value="3.440274" calcext:value-type="float">
            <text:p>3.440274</text:p>
          </table:table-cell>
          <table:table-cell office:value-type="float" office:value="0.002012" calcext:value-type="float">
            <text:p>0.002012</text:p>
          </table:table-cell>
          <table:table-cell office:value-type="float" office:value="0" calcext:value-type="float">
            <text:p>0</text:p>
          </table:table-cell>
          <table:table-cell office:value-type="float" office:value="34722" calcext:value-type="float">
            <text:p>3472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33</text:p>
          </table:table-cell>
          <table:table-cell office:value-type="float" office:value="3.224953" calcext:value-type="float">
            <text:p>3.224953</text:p>
          </table:table-cell>
          <table:table-cell office:value-type="float" office:value="0.004952" calcext:value-type="float">
            <text:p>0.004952</text:p>
          </table:table-cell>
          <table:table-cell office:value-type="float" office:value="0" calcext:value-type="float">
            <text:p>0</text:p>
          </table:table-cell>
          <table:table-cell office:value-type="float" office:value="29012" calcext:value-type="float">
            <text:p>2901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34</text:p>
          </table:table-cell>
          <table:table-cell office:value-type="float" office:value="3.857493" calcext:value-type="float">
            <text:p>3.857493</text:p>
          </table:table-cell>
          <table:table-cell office:value-type="float" office:value="0.002656" calcext:value-type="float">
            <text:p>0.002656</text:p>
          </table:table-cell>
          <table:table-cell office:value-type="float" office:value="0" calcext:value-type="float">
            <text:p>0</text:p>
          </table:table-cell>
          <table:table-cell office:value-type="float" office:value="42898" calcext:value-type="float">
            <text:p>4289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35</text:p>
          </table:table-cell>
          <table:table-cell office:value-type="float" office:value="2.954933" calcext:value-type="float">
            <text:p>2.954933</text:p>
          </table:table-cell>
          <table:table-cell office:value-type="float" office:value="0.002023" calcext:value-type="float">
            <text:p>0.002023</text:p>
          </table:table-cell>
          <table:table-cell office:value-type="float" office:value="0" calcext:value-type="float">
            <text:p>0</text:p>
          </table:table-cell>
          <table:table-cell office:value-type="float" office:value="39811" calcext:value-type="float">
            <text:p>3981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36</text:p>
          </table:table-cell>
          <table:table-cell office:value-type="float" office:value="4.506528" calcext:value-type="float">
            <text:p>4.506528</text:p>
          </table:table-cell>
          <table:table-cell office:value-type="float" office:value="0.001403" calcext:value-type="float">
            <text:p>0.001403</text:p>
          </table:table-cell>
          <table:table-cell office:value-type="float" office:value="0" calcext:value-type="float">
            <text:p>0</text:p>
          </table:table-cell>
          <table:table-cell office:value-type="float" office:value="31669" calcext:value-type="float">
            <text:p>3166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37</text:p>
          </table:table-cell>
          <table:table-cell office:value-type="float" office:value="2.76824" calcext:value-type="float">
            <text:p>2.76824</text:p>
          </table:table-cell>
          <table:table-cell office:value-type="float" office:value="0.001853" calcext:value-type="float">
            <text:p>0.001853</text:p>
          </table:table-cell>
          <table:table-cell office:value-type="float" office:value="0" calcext:value-type="float">
            <text:p>0</text:p>
          </table:table-cell>
          <table:table-cell office:value-type="float" office:value="35913" calcext:value-type="float">
            <text:p>3591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38</text:p>
          </table:table-cell>
          <table:table-cell office:value-type="float" office:value="3.478176" calcext:value-type="float">
            <text:p>3.478176</text:p>
          </table:table-cell>
          <table:table-cell office:value-type="float" office:value="0.001518" calcext:value-type="float">
            <text:p>0.001518</text:p>
          </table:table-cell>
          <table:table-cell office:value-type="float" office:value="0" calcext:value-type="float">
            <text:p>0</text:p>
          </table:table-cell>
          <table:table-cell office:value-type="float" office:value="38198" calcext:value-type="float">
            <text:p>3819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39</text:p>
          </table:table-cell>
          <table:table-cell office:value-type="float" office:value="2.65197" calcext:value-type="float">
            <text:p>2.65197</text:p>
          </table:table-cell>
          <table:table-cell office:value-type="float" office:value="0.001962" calcext:value-type="float">
            <text:p>0.001962</text:p>
          </table:table-cell>
          <table:table-cell office:value-type="float" office:value="0" calcext:value-type="float">
            <text:p>0</text:p>
          </table:table-cell>
          <table:table-cell office:value-type="float" office:value="47207" calcext:value-type="float">
            <text:p>4720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40</text:p>
          </table:table-cell>
          <table:table-cell office:value-type="float" office:value="5.140737" calcext:value-type="float">
            <text:p>5.140737</text:p>
          </table:table-cell>
          <table:table-cell office:value-type="float" office:value="0.001119" calcext:value-type="float">
            <text:p>0.001119</text:p>
          </table:table-cell>
          <table:table-cell office:value-type="float" office:value="0" calcext:value-type="float">
            <text:p>0</text:p>
          </table:table-cell>
          <table:table-cell office:value-type="float" office:value="29247" calcext:value-type="float">
            <text:p>2924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41</text:p>
          </table:table-cell>
          <table:table-cell office:value-type="float" office:value="3.95892" calcext:value-type="float">
            <text:p>3.95892</text:p>
          </table:table-cell>
          <table:table-cell office:value-type="float" office:value="0.002197" calcext:value-type="float">
            <text:p>0.002197</text:p>
          </table:table-cell>
          <table:table-cell office:value-type="float" office:value="0" calcext:value-type="float">
            <text:p>0</text:p>
          </table:table-cell>
          <table:table-cell office:value-type="float" office:value="37424" calcext:value-type="float">
            <text:p>374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42</text:p>
          </table:table-cell>
          <table:table-cell office:value-type="float" office:value="2.832085" calcext:value-type="float">
            <text:p>2.832085</text:p>
          </table:table-cell>
          <table:table-cell office:value-type="float" office:value="0.002065" calcext:value-type="float">
            <text:p>0.002065</text:p>
          </table:table-cell>
          <table:table-cell office:value-type="float" office:value="0" calcext:value-type="float">
            <text:p>0</text:p>
          </table:table-cell>
          <table:table-cell office:value-type="float" office:value="39713" calcext:value-type="float">
            <text:p>3971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43</text:p>
          </table:table-cell>
          <table:table-cell office:value-type="float" office:value="3.022525" calcext:value-type="float">
            <text:p>3.022525</text:p>
          </table:table-cell>
          <table:table-cell office:value-type="float" office:value="0.001958" calcext:value-type="float">
            <text:p>0.001958</text:p>
          </table:table-cell>
          <table:table-cell office:value-type="float" office:value="0" calcext:value-type="float">
            <text:p>0</text:p>
          </table:table-cell>
          <table:table-cell office:value-type="float" office:value="40009" calcext:value-type="float">
            <text:p>4000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44</text:p>
          </table:table-cell>
          <table:table-cell office:value-type="float" office:value="3.485987" calcext:value-type="float">
            <text:p>3.485987</text:p>
          </table:table-cell>
          <table:table-cell office:value-type="float" office:value="0.003262" calcext:value-type="float">
            <text:p>0.003262</text:p>
          </table:table-cell>
          <table:table-cell office:value-type="float" office:value="0" calcext:value-type="float">
            <text:p>0</text:p>
          </table:table-cell>
          <table:table-cell office:value-type="float" office:value="37124" calcext:value-type="float">
            <text:p>3712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45</text:p>
          </table:table-cell>
          <table:table-cell office:value-type="float" office:value="3.881238" calcext:value-type="float">
            <text:p>3.881238</text:p>
          </table:table-cell>
          <table:table-cell office:value-type="float" office:value="0.002258" calcext:value-type="float">
            <text:p>0.002258</text:p>
          </table:table-cell>
          <table:table-cell office:value-type="float" office:value="0" calcext:value-type="float">
            <text:p>0</text:p>
          </table:table-cell>
          <table:table-cell office:value-type="float" office:value="34235" calcext:value-type="float">
            <text:p>3423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46</text:p>
          </table:table-cell>
          <table:table-cell office:value-type="float" office:value="4.678783" calcext:value-type="float">
            <text:p>4.678783</text:p>
          </table:table-cell>
          <table:table-cell office:value-type="float" office:value="0.0019" calcext:value-type="float">
            <text:p>0.0019</text:p>
          </table:table-cell>
          <table:table-cell office:value-type="float" office:value="0" calcext:value-type="float">
            <text:p>0</text:p>
          </table:table-cell>
          <table:table-cell office:value-type="float" office:value="36877" calcext:value-type="float">
            <text:p>3687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47</text:p>
          </table:table-cell>
          <table:table-cell office:value-type="float" office:value="5.155301" calcext:value-type="float">
            <text:p>5.155301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" calcext:value-type="float">
            <text:p>0</text:p>
          </table:table-cell>
          <table:table-cell office:value-type="float" office:value="35124" calcext:value-type="float">
            <text:p>351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48</text:p>
          </table:table-cell>
          <table:table-cell office:value-type="float" office:value="4.862982" calcext:value-type="float">
            <text:p>4.862982</text:p>
          </table:table-cell>
          <table:table-cell office:value-type="float" office:value="0.001744" calcext:value-type="float">
            <text:p>0.001744</text:p>
          </table:table-cell>
          <table:table-cell office:value-type="float" office:value="0" calcext:value-type="float">
            <text:p>0</text:p>
          </table:table-cell>
          <table:table-cell office:value-type="float" office:value="32010" calcext:value-type="float">
            <text:p>320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49</text:p>
          </table:table-cell>
          <table:table-cell office:value-type="float" office:value="5.233166" calcext:value-type="float">
            <text:p>5.233166</text:p>
          </table:table-cell>
          <table:table-cell office:value-type="float" office:value="0.002432" calcext:value-type="float">
            <text:p>0.002432</text:p>
          </table:table-cell>
          <table:table-cell office:value-type="float" office:value="0" calcext:value-type="float">
            <text:p>0</text:p>
          </table:table-cell>
          <table:table-cell office:value-type="float" office:value="27040" calcext:value-type="float">
            <text:p>2704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50</text:p>
          </table:table-cell>
          <table:table-cell office:value-type="float" office:value="3.219172" calcext:value-type="float">
            <text:p>3.219172</text:p>
          </table:table-cell>
          <table:table-cell office:value-type="float" office:value="0.002985" calcext:value-type="float">
            <text:p>0.002985</text:p>
          </table:table-cell>
          <table:table-cell office:value-type="float" office:value="0" calcext:value-type="float">
            <text:p>0</text:p>
          </table:table-cell>
          <table:table-cell office:value-type="float" office:value="40296" calcext:value-type="float">
            <text:p>4029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51</text:p>
          </table:table-cell>
          <table:table-cell office:value-type="float" office:value="3.540294" calcext:value-type="float">
            <text:p>3.540294</text:p>
          </table:table-cell>
          <table:table-cell office:value-type="float" office:value="0.002809" calcext:value-type="float">
            <text:p>0.002809</text:p>
          </table:table-cell>
          <table:table-cell office:value-type="float" office:value="0" calcext:value-type="float">
            <text:p>0</text:p>
          </table:table-cell>
          <table:table-cell office:value-type="float" office:value="29964" calcext:value-type="float">
            <text:p>2996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52</text:p>
          </table:table-cell>
          <table:table-cell office:value-type="float" office:value="3.3635" calcext:value-type="float">
            <text:p>3.3635</text:p>
          </table:table-cell>
          <table:table-cell office:value-type="float" office:value="0.001926" calcext:value-type="float">
            <text:p>0.001926</text:p>
          </table:table-cell>
          <table:table-cell office:value-type="float" office:value="0" calcext:value-type="float">
            <text:p>0</text:p>
          </table:table-cell>
          <table:table-cell office:value-type="float" office:value="34403" calcext:value-type="float">
            <text:p>3440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53</text:p>
          </table:table-cell>
          <table:table-cell office:value-type="float" office:value="4.446217" calcext:value-type="float">
            <text:p>4.446217</text:p>
          </table:table-cell>
          <table:table-cell office:value-type="float" office:value="0.001965" calcext:value-type="float">
            <text:p>0.001965</text:p>
          </table:table-cell>
          <table:table-cell office:value-type="float" office:value="0" calcext:value-type="float">
            <text:p>0</text:p>
          </table:table-cell>
          <table:table-cell office:value-type="float" office:value="37433" calcext:value-type="float">
            <text:p>3743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54</text:p>
          </table:table-cell>
          <table:table-cell office:value-type="float" office:value="4.167279" calcext:value-type="float">
            <text:p>4.167279</text:p>
          </table:table-cell>
          <table:table-cell office:value-type="float" office:value="0.002287" calcext:value-type="float">
            <text:p>0.002287</text:p>
          </table:table-cell>
          <table:table-cell office:value-type="float" office:value="0" calcext:value-type="float">
            <text:p>0</text:p>
          </table:table-cell>
          <table:table-cell office:value-type="float" office:value="37083" calcext:value-type="float">
            <text:p>3708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55</text:p>
          </table:table-cell>
          <table:table-cell office:value-type="float" office:value="4.305798" calcext:value-type="float">
            <text:p>4.305798</text:p>
          </table:table-cell>
          <table:table-cell office:value-type="float" office:value="0.002221" calcext:value-type="float">
            <text:p>0.002221</text:p>
          </table:table-cell>
          <table:table-cell office:value-type="float" office:value="0" calcext:value-type="float">
            <text:p>0</text:p>
          </table:table-cell>
          <table:table-cell office:value-type="float" office:value="31975" calcext:value-type="float">
            <text:p>3197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56</text:p>
          </table:table-cell>
          <table:table-cell office:value-type="float" office:value="4.221301" calcext:value-type="float">
            <text:p>4.221301</text:p>
          </table:table-cell>
          <table:table-cell office:value-type="float" office:value="0.002892" calcext:value-type="float">
            <text:p>0.002892</text:p>
          </table:table-cell>
          <table:table-cell office:value-type="float" office:value="0" calcext:value-type="float">
            <text:p>0</text:p>
          </table:table-cell>
          <table:table-cell office:value-type="float" office:value="46919" calcext:value-type="float">
            <text:p>469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57</text:p>
          </table:table-cell>
          <table:table-cell office:value-type="float" office:value="4.862586" calcext:value-type="float">
            <text:p>4.862586</text:p>
          </table:table-cell>
          <table:table-cell office:value-type="float" office:value="0.00263" calcext:value-type="float">
            <text:p>0.00263</text:p>
          </table:table-cell>
          <table:table-cell office:value-type="float" office:value="0" calcext:value-type="float">
            <text:p>0</text:p>
          </table:table-cell>
          <table:table-cell office:value-type="float" office:value="43934" calcext:value-type="float">
            <text:p>4393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58</text:p>
          </table:table-cell>
          <table:table-cell office:value-type="float" office:value="5.36779" calcext:value-type="float">
            <text:p>5.36779</text:p>
          </table:table-cell>
          <table:table-cell office:value-type="float" office:value="0.004269" calcext:value-type="float">
            <text:p>0.004269</text:p>
          </table:table-cell>
          <table:table-cell office:value-type="float" office:value="0" calcext:value-type="float">
            <text:p>0</text:p>
          </table:table-cell>
          <table:table-cell office:value-type="float" office:value="35565" calcext:value-type="float">
            <text:p>3556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9:59</text:p>
          </table:table-cell>
          <table:table-cell office:value-type="float" office:value="4.028987" calcext:value-type="float">
            <text:p>4.028987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" calcext:value-type="float">
            <text:p>0</text:p>
          </table:table-cell>
          <table:table-cell office:value-type="float" office:value="24522" calcext:value-type="float">
            <text:p>2452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00</text:p>
          </table:table-cell>
          <table:table-cell office:value-type="float" office:value="3.121655" calcext:value-type="float">
            <text:p>3.121655</text:p>
          </table:table-cell>
          <table:table-cell office:value-type="float" office:value="0.002728" calcext:value-type="float">
            <text:p>0.002728</text:p>
          </table:table-cell>
          <table:table-cell office:value-type="float" office:value="0" calcext:value-type="float">
            <text:p>0</text:p>
          </table:table-cell>
          <table:table-cell office:value-type="float" office:value="41546" calcext:value-type="float">
            <text:p>4154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01</text:p>
          </table:table-cell>
          <table:table-cell office:value-type="float" office:value="5.354796" calcext:value-type="float">
            <text:p>5.354796</text:p>
          </table:table-cell>
          <table:table-cell office:value-type="float" office:value="0.002295" calcext:value-type="float">
            <text:p>0.002295</text:p>
          </table:table-cell>
          <table:table-cell office:value-type="float" office:value="0" calcext:value-type="float">
            <text:p>0</text:p>
          </table:table-cell>
          <table:table-cell office:value-type="float" office:value="31515" calcext:value-type="float">
            <text:p>3151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02</text:p>
          </table:table-cell>
          <table:table-cell office:value-type="float" office:value="3.197216" calcext:value-type="float">
            <text:p>3.197216</text:p>
          </table:table-cell>
          <table:table-cell office:value-type="float" office:value="0.002221" calcext:value-type="float">
            <text:p>0.002221</text:p>
          </table:table-cell>
          <table:table-cell office:value-type="float" office:value="0" calcext:value-type="float">
            <text:p>0</text:p>
          </table:table-cell>
          <table:table-cell office:value-type="float" office:value="36806" calcext:value-type="float">
            <text:p>3680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03</text:p>
          </table:table-cell>
          <table:table-cell office:value-type="float" office:value="5.070934" calcext:value-type="float">
            <text:p>5.070934</text:p>
          </table:table-cell>
          <table:table-cell office:value-type="float" office:value="0.001754" calcext:value-type="float">
            <text:p>0.001754</text:p>
          </table:table-cell>
          <table:table-cell office:value-type="float" office:value="0" calcext:value-type="float">
            <text:p>0</text:p>
          </table:table-cell>
          <table:table-cell office:value-type="float" office:value="33560" calcext:value-type="float">
            <text:p>3356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04</text:p>
          </table:table-cell>
          <table:table-cell office:value-type="float" office:value="4.71131" calcext:value-type="float">
            <text:p>4.71131</text:p>
          </table:table-cell>
          <table:table-cell office:value-type="float" office:value="0.002479" calcext:value-type="float">
            <text:p>0.002479</text:p>
          </table:table-cell>
          <table:table-cell office:value-type="float" office:value="0" calcext:value-type="float">
            <text:p>0</text:p>
          </table:table-cell>
          <table:table-cell office:value-type="float" office:value="42424" calcext:value-type="float">
            <text:p>4242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05</text:p>
          </table:table-cell>
          <table:table-cell office:value-type="float" office:value="5.109572" calcext:value-type="float">
            <text:p>5.109572</text:p>
          </table:table-cell>
          <table:table-cell office:value-type="float" office:value="0.002767" calcext:value-type="float">
            <text:p>0.002767</text:p>
          </table:table-cell>
          <table:table-cell office:value-type="float" office:value="0" calcext:value-type="float">
            <text:p>0</text:p>
          </table:table-cell>
          <table:table-cell office:value-type="float" office:value="46236" calcext:value-type="float">
            <text:p>4623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06</text:p>
          </table:table-cell>
          <table:table-cell office:value-type="float" office:value="6.214257" calcext:value-type="float">
            <text:p>6.214257</text:p>
          </table:table-cell>
          <table:table-cell office:value-type="float" office:value="0.002626" calcext:value-type="float">
            <text:p>0.002626</text:p>
          </table:table-cell>
          <table:table-cell office:value-type="float" office:value="0" calcext:value-type="float">
            <text:p>0</text:p>
          </table:table-cell>
          <table:table-cell office:value-type="float" office:value="37478" calcext:value-type="float">
            <text:p>3747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07</text:p>
          </table:table-cell>
          <table:table-cell office:value-type="float" office:value="1.828071" calcext:value-type="float">
            <text:p>1.828071</text:p>
          </table:table-cell>
          <table:table-cell office:value-type="float" office:value="0.001572" calcext:value-type="float">
            <text:p>0.001572</text:p>
          </table:table-cell>
          <table:table-cell office:value-type="float" office:value="0" calcext:value-type="float">
            <text:p>0</text:p>
          </table:table-cell>
          <table:table-cell office:value-type="float" office:value="32119" calcext:value-type="float">
            <text:p>3211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08</text:p>
          </table:table-cell>
          <table:table-cell office:value-type="float" office:value="6.018701" calcext:value-type="float">
            <text:p>6.018701</text:p>
          </table:table-cell>
          <table:table-cell office:value-type="float" office:value="0.000977" calcext:value-type="float">
            <text:p>0.000977</text:p>
          </table:table-cell>
          <table:table-cell office:value-type="float" office:value="0" calcext:value-type="float">
            <text:p>0</text:p>
          </table:table-cell>
          <table:table-cell office:value-type="float" office:value="18469" calcext:value-type="float">
            <text:p>1846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09</text:p>
          </table:table-cell>
          <table:table-cell office:value-type="float" office:value="3.78572" calcext:value-type="float">
            <text:p>3.78572</text:p>
          </table:table-cell>
          <table:table-cell office:value-type="float" office:value="0.002087" calcext:value-type="float">
            <text:p>0.002087</text:p>
          </table:table-cell>
          <table:table-cell office:value-type="float" office:value="0" calcext:value-type="float">
            <text:p>0</text:p>
          </table:table-cell>
          <table:table-cell office:value-type="float" office:value="29093" calcext:value-type="float">
            <text:p>290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10</text:p>
          </table:table-cell>
          <table:table-cell office:value-type="float" office:value="3.169698" calcext:value-type="float">
            <text:p>3.169698</text:p>
          </table:table-cell>
          <table:table-cell office:value-type="float" office:value="0.000837" calcext:value-type="float">
            <text:p>0.000837</text:p>
          </table:table-cell>
          <table:table-cell office:value-type="float" office:value="0" calcext:value-type="float">
            <text:p>0</text:p>
          </table:table-cell>
          <table:table-cell office:value-type="float" office:value="18403" calcext:value-type="float">
            <text:p>1840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11</text:p>
          </table:table-cell>
          <table:table-cell office:value-type="float" office:value="8.428999" calcext:value-type="float">
            <text:p>8.428999</text:p>
          </table:table-cell>
          <table:table-cell office:value-type="float" office:value="0.000941" calcext:value-type="float">
            <text:p>0.000941</text:p>
          </table:table-cell>
          <table:table-cell office:value-type="float" office:value="0" calcext:value-type="float">
            <text:p>0</text:p>
          </table:table-cell>
          <table:table-cell office:value-type="float" office:value="20300" calcext:value-type="float">
            <text:p>203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12</text:p>
          </table:table-cell>
          <table:table-cell office:value-type="float" office:value="3.766062" calcext:value-type="float">
            <text:p>3.766062</text:p>
          </table:table-cell>
          <table:table-cell office:value-type="float" office:value="0.001708" calcext:value-type="float">
            <text:p>0.001708</text:p>
          </table:table-cell>
          <table:table-cell office:value-type="float" office:value="0" calcext:value-type="float">
            <text:p>0</text:p>
          </table:table-cell>
          <table:table-cell office:value-type="float" office:value="31205" calcext:value-type="float">
            <text:p>3120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13</text:p>
          </table:table-cell>
          <table:table-cell office:value-type="float" office:value="3.990618" calcext:value-type="float">
            <text:p>3.990618</text:p>
          </table:table-cell>
          <table:table-cell office:value-type="float" office:value="0.001368" calcext:value-type="float">
            <text:p>0.001368</text:p>
          </table:table-cell>
          <table:table-cell office:value-type="float" office:value="0" calcext:value-type="float">
            <text:p>0</text:p>
          </table:table-cell>
          <table:table-cell office:value-type="float" office:value="36987" calcext:value-type="float">
            <text:p>3698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14</text:p>
          </table:table-cell>
          <table:table-cell office:value-type="float" office:value="4.392921" calcext:value-type="float">
            <text:p>4.392921</text:p>
          </table:table-cell>
          <table:table-cell office:value-type="float" office:value="0.001081" calcext:value-type="float">
            <text:p>0.001081</text:p>
          </table:table-cell>
          <table:table-cell office:value-type="float" office:value="0" calcext:value-type="float">
            <text:p>0</text:p>
          </table:table-cell>
          <table:table-cell office:value-type="float" office:value="23935" calcext:value-type="float">
            <text:p>2393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15</text:p>
          </table:table-cell>
          <table:table-cell office:value-type="float" office:value="5.973959" calcext:value-type="float">
            <text:p>5.973959</text:p>
          </table:table-cell>
          <table:table-cell office:value-type="float" office:value="0.001399" calcext:value-type="float">
            <text:p>0.001399</text:p>
          </table:table-cell>
          <table:table-cell office:value-type="float" office:value="0" calcext:value-type="float">
            <text:p>0</text:p>
          </table:table-cell>
          <table:table-cell office:value-type="float" office:value="28087" calcext:value-type="float">
            <text:p>2808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16</text:p>
          </table:table-cell>
          <table:table-cell office:value-type="float" office:value="1.762777" calcext:value-type="float">
            <text:p>1.762777</text:p>
          </table:table-cell>
          <table:table-cell office:value-type="float" office:value="0.001231" calcext:value-type="float">
            <text:p>0.001231</text:p>
          </table:table-cell>
          <table:table-cell office:value-type="float" office:value="0" calcext:value-type="float">
            <text:p>0</text:p>
          </table:table-cell>
          <table:table-cell office:value-type="float" office:value="27769" calcext:value-type="float">
            <text:p>2776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17</text:p>
          </table:table-cell>
          <table:table-cell office:value-type="float" office:value="5.111115" calcext:value-type="float">
            <text:p>5.111115</text:p>
          </table:table-cell>
          <table:table-cell office:value-type="float" office:value="0.000678" calcext:value-type="float">
            <text:p>0.000678</text:p>
          </table:table-cell>
          <table:table-cell office:value-type="float" office:value="0" calcext:value-type="float">
            <text:p>0</text:p>
          </table:table-cell>
          <table:table-cell office:value-type="float" office:value="18588" calcext:value-type="float">
            <text:p>185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18</text:p>
          </table:table-cell>
          <table:table-cell office:value-type="float" office:value="8.07725" calcext:value-type="float">
            <text:p>8.07725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0" calcext:value-type="float">
            <text:p>0</text:p>
          </table:table-cell>
          <table:table-cell office:value-type="float" office:value="28922" calcext:value-type="float">
            <text:p>289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19</text:p>
          </table:table-cell>
          <table:table-cell office:value-type="float" office:value="6.122467" calcext:value-type="float">
            <text:p>6.122467</text:p>
          </table:table-cell>
          <table:table-cell office:value-type="float" office:value="0.000995" calcext:value-type="float">
            <text:p>0.000995</text:p>
          </table:table-cell>
          <table:table-cell office:value-type="float" office:value="0" calcext:value-type="float">
            <text:p>0</text:p>
          </table:table-cell>
          <table:table-cell office:value-type="float" office:value="20602" calcext:value-type="float">
            <text:p>206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20</text:p>
          </table:table-cell>
          <table:table-cell office:value-type="float" office:value="6.356548" calcext:value-type="float">
            <text:p>6.356548</text:p>
          </table:table-cell>
          <table:table-cell office:value-type="float" office:value="0.001725" calcext:value-type="float">
            <text:p>0.001725</text:p>
          </table:table-cell>
          <table:table-cell office:value-type="float" office:value="0" calcext:value-type="float">
            <text:p>0</text:p>
          </table:table-cell>
          <table:table-cell office:value-type="float" office:value="34965" calcext:value-type="float">
            <text:p>3496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21</text:p>
          </table:table-cell>
          <table:table-cell office:value-type="float" office:value="4.451153" calcext:value-type="float">
            <text:p>4.451153</text:p>
          </table:table-cell>
          <table:table-cell office:value-type="float" office:value="0.001819" calcext:value-type="float">
            <text:p>0.001819</text:p>
          </table:table-cell>
          <table:table-cell office:value-type="float" office:value="0" calcext:value-type="float">
            <text:p>0</text:p>
          </table:table-cell>
          <table:table-cell office:value-type="float" office:value="36466" calcext:value-type="float">
            <text:p>3646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22</text:p>
          </table:table-cell>
          <table:table-cell office:value-type="float" office:value="7.058876" calcext:value-type="float">
            <text:p>7.058876</text:p>
          </table:table-cell>
          <table:table-cell office:value-type="float" office:value="0.002056" calcext:value-type="float">
            <text:p>0.002056</text:p>
          </table:table-cell>
          <table:table-cell office:value-type="float" office:value="0" calcext:value-type="float">
            <text:p>0</text:p>
          </table:table-cell>
          <table:table-cell office:value-type="float" office:value="39868" calcext:value-type="float">
            <text:p>3986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23</text:p>
          </table:table-cell>
          <table:table-cell office:value-type="float" office:value="3.559099" calcext:value-type="float">
            <text:p>3.559099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" calcext:value-type="float">
            <text:p>0</text:p>
          </table:table-cell>
          <table:table-cell office:value-type="float" office:value="44007" calcext:value-type="float">
            <text:p>4400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24</text:p>
          </table:table-cell>
          <table:table-cell office:value-type="float" office:value="6.361699" calcext:value-type="float">
            <text:p>6.361699</text:p>
          </table:table-cell>
          <table:table-cell office:value-type="float" office:value="0.002786" calcext:value-type="float">
            <text:p>0.002786</text:p>
          </table:table-cell>
          <table:table-cell office:value-type="float" office:value="0" calcext:value-type="float">
            <text:p>0</text:p>
          </table:table-cell>
          <table:table-cell office:value-type="float" office:value="62920" calcext:value-type="float">
            <text:p>629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25</text:p>
          </table:table-cell>
          <table:table-cell office:value-type="float" office:value="3.47336" calcext:value-type="float">
            <text:p>3.47336</text:p>
          </table:table-cell>
          <table:table-cell office:value-type="float" office:value="0.002397" calcext:value-type="float">
            <text:p>0.002397</text:p>
          </table:table-cell>
          <table:table-cell office:value-type="float" office:value="0" calcext:value-type="float">
            <text:p>0</text:p>
          </table:table-cell>
          <table:table-cell office:value-type="float" office:value="52537" calcext:value-type="float">
            <text:p>525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26</text:p>
          </table:table-cell>
          <table:table-cell office:value-type="float" office:value="4.78501" calcext:value-type="float">
            <text:p>4.78501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" calcext:value-type="float">
            <text:p>0</text:p>
          </table:table-cell>
          <table:table-cell office:value-type="float" office:value="26027" calcext:value-type="float">
            <text:p>260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27</text:p>
          </table:table-cell>
          <table:table-cell office:value-type="float" office:value="6.533593" calcext:value-type="float">
            <text:p>6.533593</text:p>
          </table:table-cell>
          <table:table-cell office:value-type="float" office:value="0.001431" calcext:value-type="float">
            <text:p>0.001431</text:p>
          </table:table-cell>
          <table:table-cell office:value-type="float" office:value="0" calcext:value-type="float">
            <text:p>0</text:p>
          </table:table-cell>
          <table:table-cell office:value-type="float" office:value="24996" calcext:value-type="float">
            <text:p>2499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28</text:p>
          </table:table-cell>
          <table:table-cell office:value-type="float" office:value="5.102501" calcext:value-type="float">
            <text:p>5.102501</text:p>
          </table:table-cell>
          <table:table-cell office:value-type="float" office:value="0.002253" calcext:value-type="float">
            <text:p>0.002253</text:p>
          </table:table-cell>
          <table:table-cell office:value-type="float" office:value="0" calcext:value-type="float">
            <text:p>0</text:p>
          </table:table-cell>
          <table:table-cell office:value-type="float" office:value="51875" calcext:value-type="float">
            <text:p>518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29</text:p>
          </table:table-cell>
          <table:table-cell office:value-type="float" office:value="3.536456" calcext:value-type="float">
            <text:p>3.536456</text:p>
          </table:table-cell>
          <table:table-cell office:value-type="float" office:value="0.001186" calcext:value-type="float">
            <text:p>0.001186</text:p>
          </table:table-cell>
          <table:table-cell office:value-type="float" office:value="0" calcext:value-type="float">
            <text:p>0</text:p>
          </table:table-cell>
          <table:table-cell office:value-type="float" office:value="30606" calcext:value-type="float">
            <text:p>3060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30</text:p>
          </table:table-cell>
          <table:table-cell office:value-type="float" office:value="8.412201" calcext:value-type="float">
            <text:p>8.412201</text:p>
          </table:table-cell>
          <table:table-cell office:value-type="float" office:value="0.002165" calcext:value-type="float">
            <text:p>0.002165</text:p>
          </table:table-cell>
          <table:table-cell office:value-type="float" office:value="0" calcext:value-type="float">
            <text:p>0</text:p>
          </table:table-cell>
          <table:table-cell office:value-type="float" office:value="44075" calcext:value-type="float">
            <text:p>440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31</text:p>
          </table:table-cell>
          <table:table-cell office:value-type="float" office:value="3.649354" calcext:value-type="float">
            <text:p>3.649354</text:p>
          </table:table-cell>
          <table:table-cell office:value-type="float" office:value="0.003345" calcext:value-type="float">
            <text:p>0.003345</text:p>
          </table:table-cell>
          <table:table-cell office:value-type="float" office:value="0" calcext:value-type="float">
            <text:p>0</text:p>
          </table:table-cell>
          <table:table-cell office:value-type="float" office:value="61365" calcext:value-type="float">
            <text:p>6136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32</text:p>
          </table:table-cell>
          <table:table-cell office:value-type="float" office:value="1.911268" calcext:value-type="float">
            <text:p>1.911268</text:p>
          </table:table-cell>
          <table:table-cell office:value-type="float" office:value="0.002239" calcext:value-type="float">
            <text:p>0.002239</text:p>
          </table:table-cell>
          <table:table-cell office:value-type="float" office:value="0" calcext:value-type="float">
            <text:p>0</text:p>
          </table:table-cell>
          <table:table-cell office:value-type="float" office:value="41961" calcext:value-type="float">
            <text:p>4196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33</text:p>
          </table:table-cell>
          <table:table-cell office:value-type="float" office:value="7.227483" calcext:value-type="float">
            <text:p>7.227483</text:p>
          </table:table-cell>
          <table:table-cell office:value-type="float" office:value="0.001955" calcext:value-type="float">
            <text:p>0.001955</text:p>
          </table:table-cell>
          <table:table-cell office:value-type="float" office:value="0" calcext:value-type="float">
            <text:p>0</text:p>
          </table:table-cell>
          <table:table-cell office:value-type="float" office:value="48699" calcext:value-type="float">
            <text:p>486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34</text:p>
          </table:table-cell>
          <table:table-cell office:value-type="float" office:value="3.125176" calcext:value-type="float">
            <text:p>3.125176</text:p>
          </table:table-cell>
          <table:table-cell office:value-type="float" office:value="0.001678" calcext:value-type="float">
            <text:p>0.001678</text:p>
          </table:table-cell>
          <table:table-cell office:value-type="float" office:value="0" calcext:value-type="float">
            <text:p>0</text:p>
          </table:table-cell>
          <table:table-cell office:value-type="float" office:value="44613" calcext:value-type="float">
            <text:p>4461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35</text:p>
          </table:table-cell>
          <table:table-cell office:value-type="float" office:value="4.254668" calcext:value-type="float">
            <text:p>4.254668</text:p>
          </table:table-cell>
          <table:table-cell office:value-type="float" office:value="0.001462" calcext:value-type="float">
            <text:p>0.001462</text:p>
          </table:table-cell>
          <table:table-cell office:value-type="float" office:value="0" calcext:value-type="float">
            <text:p>0</text:p>
          </table:table-cell>
          <table:table-cell office:value-type="float" office:value="27433" calcext:value-type="float">
            <text:p>274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36</text:p>
          </table:table-cell>
          <table:table-cell office:value-type="float" office:value="4.091931" calcext:value-type="float">
            <text:p>4.091931</text:p>
          </table:table-cell>
          <table:table-cell office:value-type="float" office:value="0.001775" calcext:value-type="float">
            <text:p>0.001775</text:p>
          </table:table-cell>
          <table:table-cell office:value-type="float" office:value="0" calcext:value-type="float">
            <text:p>0</text:p>
          </table:table-cell>
          <table:table-cell office:value-type="float" office:value="35542" calcext:value-type="float">
            <text:p>355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37</text:p>
          </table:table-cell>
          <table:table-cell office:value-type="float" office:value="6.584794" calcext:value-type="float">
            <text:p>6.584794</text:p>
          </table:table-cell>
          <table:table-cell office:value-type="float" office:value="0.0018" calcext:value-type="float">
            <text:p>0.0018</text:p>
          </table:table-cell>
          <table:table-cell office:value-type="float" office:value="0" calcext:value-type="float">
            <text:p>0</text:p>
          </table:table-cell>
          <table:table-cell office:value-type="float" office:value="36272" calcext:value-type="float">
            <text:p>3627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38</text:p>
          </table:table-cell>
          <table:table-cell office:value-type="float" office:value="2.631983" calcext:value-type="float">
            <text:p>2.631983</text:p>
          </table:table-cell>
          <table:table-cell office:value-type="float" office:value="0.001401" calcext:value-type="float">
            <text:p>0.001401</text:p>
          </table:table-cell>
          <table:table-cell office:value-type="float" office:value="0" calcext:value-type="float">
            <text:p>0</text:p>
          </table:table-cell>
          <table:table-cell office:value-type="float" office:value="26745" calcext:value-type="float">
            <text:p>267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39</text:p>
          </table:table-cell>
          <table:table-cell office:value-type="float" office:value="5.390102" calcext:value-type="float">
            <text:p>5.390102</text:p>
          </table:table-cell>
          <table:table-cell office:value-type="float" office:value="0.001447" calcext:value-type="float">
            <text:p>0.001447</text:p>
          </table:table-cell>
          <table:table-cell office:value-type="float" office:value="0" calcext:value-type="float">
            <text:p>0</text:p>
          </table:table-cell>
          <table:table-cell office:value-type="float" office:value="24774" calcext:value-type="float">
            <text:p>2477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40</text:p>
          </table:table-cell>
          <table:table-cell office:value-type="float" office:value="5.355177" calcext:value-type="float">
            <text:p>5.355177</text:p>
          </table:table-cell>
          <table:table-cell office:value-type="float" office:value="0.001339" calcext:value-type="float">
            <text:p>0.001339</text:p>
          </table:table-cell>
          <table:table-cell office:value-type="float" office:value="0" calcext:value-type="float">
            <text:p>0</text:p>
          </table:table-cell>
          <table:table-cell office:value-type="float" office:value="20302" calcext:value-type="float">
            <text:p>2030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41</text:p>
          </table:table-cell>
          <table:table-cell office:value-type="float" office:value="2.692126" calcext:value-type="float">
            <text:p>2.692126</text:p>
          </table:table-cell>
          <table:table-cell office:value-type="float" office:value="0.001768" calcext:value-type="float">
            <text:p>0.001768</text:p>
          </table:table-cell>
          <table:table-cell office:value-type="float" office:value="0" calcext:value-type="float">
            <text:p>0</text:p>
          </table:table-cell>
          <table:table-cell office:value-type="float" office:value="33443" calcext:value-type="float">
            <text:p>3344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42</text:p>
          </table:table-cell>
          <table:table-cell office:value-type="float" office:value="4.035557" calcext:value-type="float">
            <text:p>4.035557</text:p>
          </table:table-cell>
          <table:table-cell office:value-type="float" office:value="0.001843" calcext:value-type="float">
            <text:p>0.001843</text:p>
          </table:table-cell>
          <table:table-cell office:value-type="float" office:value="0" calcext:value-type="float">
            <text:p>0</text:p>
          </table:table-cell>
          <table:table-cell office:value-type="float" office:value="32615" calcext:value-type="float">
            <text:p>3261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43</text:p>
          </table:table-cell>
          <table:table-cell office:value-type="float" office:value="3.795675" calcext:value-type="float">
            <text:p>3.795675</text:p>
          </table:table-cell>
          <table:table-cell office:value-type="float" office:value="0.001926" calcext:value-type="float">
            <text:p>0.001926</text:p>
          </table:table-cell>
          <table:table-cell office:value-type="float" office:value="0" calcext:value-type="float">
            <text:p>0</text:p>
          </table:table-cell>
          <table:table-cell office:value-type="float" office:value="29052" calcext:value-type="float">
            <text:p>2905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44</text:p>
          </table:table-cell>
          <table:table-cell office:value-type="float" office:value="4.248141" calcext:value-type="float">
            <text:p>4.248141</text:p>
          </table:table-cell>
          <table:table-cell office:value-type="float" office:value="0.002364" calcext:value-type="float">
            <text:p>0.002364</text:p>
          </table:table-cell>
          <table:table-cell office:value-type="float" office:value="0" calcext:value-type="float">
            <text:p>0</text:p>
          </table:table-cell>
          <table:table-cell office:value-type="float" office:value="38735" calcext:value-type="float">
            <text:p>3873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45</text:p>
          </table:table-cell>
          <table:table-cell office:value-type="float" office:value="3.436438" calcext:value-type="float">
            <text:p>3.436438</text:p>
          </table:table-cell>
          <table:table-cell office:value-type="float" office:value="0.004958" calcext:value-type="float">
            <text:p>0.004958</text:p>
          </table:table-cell>
          <table:table-cell office:value-type="float" office:value="0" calcext:value-type="float">
            <text:p>0</text:p>
          </table:table-cell>
          <table:table-cell office:value-type="float" office:value="46348" calcext:value-type="float">
            <text:p>4634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46</text:p>
          </table:table-cell>
          <table:table-cell office:value-type="float" office:value="2.696072" calcext:value-type="float">
            <text:p>2.696072</text:p>
          </table:table-cell>
          <table:table-cell office:value-type="float" office:value="0.001903" calcext:value-type="float">
            <text:p>0.001903</text:p>
          </table:table-cell>
          <table:table-cell office:value-type="float" office:value="0" calcext:value-type="float">
            <text:p>0</text:p>
          </table:table-cell>
          <table:table-cell office:value-type="float" office:value="31465" calcext:value-type="float">
            <text:p>3146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47</text:p>
          </table:table-cell>
          <table:table-cell office:value-type="float" office:value="2.482181" calcext:value-type="float">
            <text:p>2.482181</text:p>
          </table:table-cell>
          <table:table-cell office:value-type="float" office:value="0.004273" calcext:value-type="float">
            <text:p>0.004273</text:p>
          </table:table-cell>
          <table:table-cell office:value-type="float" office:value="0" calcext:value-type="float">
            <text:p>0</text:p>
          </table:table-cell>
          <table:table-cell office:value-type="float" office:value="30807" calcext:value-type="float">
            <text:p>3080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48</text:p>
          </table:table-cell>
          <table:table-cell office:value-type="float" office:value="3.389879" calcext:value-type="float">
            <text:p>3.389879</text:p>
          </table:table-cell>
          <table:table-cell office:value-type="float" office:value="0.004126" calcext:value-type="float">
            <text:p>0.004126</text:p>
          </table:table-cell>
          <table:table-cell office:value-type="float" office:value="0" calcext:value-type="float">
            <text:p>0</text:p>
          </table:table-cell>
          <table:table-cell office:value-type="float" office:value="32004" calcext:value-type="float">
            <text:p>3200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49</text:p>
          </table:table-cell>
          <table:table-cell office:value-type="float" office:value="4.406544" calcext:value-type="float">
            <text:p>4.406544</text:p>
          </table:table-cell>
          <table:table-cell office:value-type="float" office:value="0.001836" calcext:value-type="float">
            <text:p>0.001836</text:p>
          </table:table-cell>
          <table:table-cell office:value-type="float" office:value="0" calcext:value-type="float">
            <text:p>0</text:p>
          </table:table-cell>
          <table:table-cell office:value-type="float" office:value="31224" calcext:value-type="float">
            <text:p>3122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50</text:p>
          </table:table-cell>
          <table:table-cell office:value-type="float" office:value="2.398906" calcext:value-type="float">
            <text:p>2.398906</text:p>
          </table:table-cell>
          <table:table-cell office:value-type="float" office:value="0.002023" calcext:value-type="float">
            <text:p>0.002023</text:p>
          </table:table-cell>
          <table:table-cell office:value-type="float" office:value="0" calcext:value-type="float">
            <text:p>0</text:p>
          </table:table-cell>
          <table:table-cell office:value-type="float" office:value="33682" calcext:value-type="float">
            <text:p>3368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51</text:p>
          </table:table-cell>
          <table:table-cell office:value-type="float" office:value="2.708877" calcext:value-type="float">
            <text:p>2.708877</text:p>
          </table:table-cell>
          <table:table-cell office:value-type="float" office:value="0.001731" calcext:value-type="float">
            <text:p>0.001731</text:p>
          </table:table-cell>
          <table:table-cell office:value-type="float" office:value="0" calcext:value-type="float">
            <text:p>0</text:p>
          </table:table-cell>
          <table:table-cell office:value-type="float" office:value="30124" calcext:value-type="float">
            <text:p>3012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52</text:p>
          </table:table-cell>
          <table:table-cell office:value-type="float" office:value="2.226342" calcext:value-type="float">
            <text:p>2.226342</text:p>
          </table:table-cell>
          <table:table-cell office:value-type="float" office:value="0.001578" calcext:value-type="float">
            <text:p>0.001578</text:p>
          </table:table-cell>
          <table:table-cell office:value-type="float" office:value="0" calcext:value-type="float">
            <text:p>0</text:p>
          </table:table-cell>
          <table:table-cell office:value-type="float" office:value="22069" calcext:value-type="float">
            <text:p>2206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53</text:p>
          </table:table-cell>
          <table:table-cell office:value-type="float" office:value="1.203501" calcext:value-type="float">
            <text:p>1.203501</text:p>
          </table:table-cell>
          <table:table-cell office:value-type="float" office:value="0.001706" calcext:value-type="float">
            <text:p>0.001706</text:p>
          </table:table-cell>
          <table:table-cell office:value-type="float" office:value="0" calcext:value-type="float">
            <text:p>0</text:p>
          </table:table-cell>
          <table:table-cell office:value-type="float" office:value="28006" calcext:value-type="float">
            <text:p>280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54</text:p>
          </table:table-cell>
          <table:table-cell office:value-type="float" office:value="2.082357" calcext:value-type="float">
            <text:p>2.082357</text:p>
          </table:table-cell>
          <table:table-cell office:value-type="float" office:value="0.001671" calcext:value-type="float">
            <text:p>0.001671</text:p>
          </table:table-cell>
          <table:table-cell office:value-type="float" office:value="0" calcext:value-type="float">
            <text:p>0</text:p>
          </table:table-cell>
          <table:table-cell office:value-type="float" office:value="27077" calcext:value-type="float">
            <text:p>2707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55</text:p>
          </table:table-cell>
          <table:table-cell office:value-type="float" office:value="2.04028" calcext:value-type="float">
            <text:p>2.04028</text:p>
          </table:table-cell>
          <table:table-cell office:value-type="float" office:value="0.001857" calcext:value-type="float">
            <text:p>0.001857</text:p>
          </table:table-cell>
          <table:table-cell office:value-type="float" office:value="0" calcext:value-type="float">
            <text:p>0</text:p>
          </table:table-cell>
          <table:table-cell office:value-type="float" office:value="23350" calcext:value-type="float">
            <text:p>2335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56</text:p>
          </table:table-cell>
          <table:table-cell office:value-type="float" office:value="1.138331" calcext:value-type="float">
            <text:p>1.138331</text:p>
          </table:table-cell>
          <table:table-cell office:value-type="float" office:value="0.002248" calcext:value-type="float">
            <text:p>0.002248</text:p>
          </table:table-cell>
          <table:table-cell office:value-type="float" office:value="0" calcext:value-type="float">
            <text:p>0</text:p>
          </table:table-cell>
          <table:table-cell office:value-type="float" office:value="38121" calcext:value-type="float">
            <text:p>3812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57</text:p>
          </table:table-cell>
          <table:table-cell office:value-type="float" office:value="1.984507" calcext:value-type="float">
            <text:p>1.984507</text:p>
          </table:table-cell>
          <table:table-cell office:value-type="float" office:value="0.002451" calcext:value-type="float">
            <text:p>0.002451</text:p>
          </table:table-cell>
          <table:table-cell office:value-type="float" office:value="0" calcext:value-type="float">
            <text:p>0</text:p>
          </table:table-cell>
          <table:table-cell office:value-type="float" office:value="34819" calcext:value-type="float">
            <text:p>3481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58</text:p>
          </table:table-cell>
          <table:table-cell office:value-type="float" office:value="1.99255" calcext:value-type="float">
            <text:p>1.99255</text:p>
          </table:table-cell>
          <table:table-cell office:value-type="float" office:value="0.002402" calcext:value-type="float">
            <text:p>0.002402</text:p>
          </table:table-cell>
          <table:table-cell office:value-type="float" office:value="0" calcext:value-type="float">
            <text:p>0</text:p>
          </table:table-cell>
          <table:table-cell office:value-type="float" office:value="31678" calcext:value-type="float">
            <text:p>3167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0:59</text:p>
          </table:table-cell>
          <table:table-cell office:value-type="float" office:value="2.402241" calcext:value-type="float">
            <text:p>2.402241</text:p>
          </table:table-cell>
          <table:table-cell office:value-type="float" office:value="0.002855" calcext:value-type="float">
            <text:p>0.002855</text:p>
          </table:table-cell>
          <table:table-cell office:value-type="float" office:value="0" calcext:value-type="float">
            <text:p>0</text:p>
          </table:table-cell>
          <table:table-cell office:value-type="float" office:value="44280" calcext:value-type="float">
            <text:p>4428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00</text:p>
          </table:table-cell>
          <table:table-cell office:value-type="float" office:value="3.034324" calcext:value-type="float">
            <text:p>3.034324</text:p>
          </table:table-cell>
          <table:table-cell office:value-type="float" office:value="0.002025" calcext:value-type="float">
            <text:p>0.002025</text:p>
          </table:table-cell>
          <table:table-cell office:value-type="float" office:value="0" calcext:value-type="float">
            <text:p>0</text:p>
          </table:table-cell>
          <table:table-cell office:value-type="float" office:value="31643" calcext:value-type="float">
            <text:p>3164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01</text:p>
          </table:table-cell>
          <table:table-cell office:value-type="float" office:value="2.619355" calcext:value-type="float">
            <text:p>2.619355</text:p>
          </table:table-cell>
          <table:table-cell office:value-type="float" office:value="0.003098" calcext:value-type="float">
            <text:p>0.003098</text:p>
          </table:table-cell>
          <table:table-cell office:value-type="float" office:value="0" calcext:value-type="float">
            <text:p>0</text:p>
          </table:table-cell>
          <table:table-cell office:value-type="float" office:value="43102" calcext:value-type="float">
            <text:p>4310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02</text:p>
          </table:table-cell>
          <table:table-cell office:value-type="float" office:value="1.104993" calcext:value-type="float">
            <text:p>1.104993</text:p>
          </table:table-cell>
          <table:table-cell office:value-type="float" office:value="0.002353" calcext:value-type="float">
            <text:p>0.002353</text:p>
          </table:table-cell>
          <table:table-cell office:value-type="float" office:value="0" calcext:value-type="float">
            <text:p>0</text:p>
          </table:table-cell>
          <table:table-cell office:value-type="float" office:value="34544" calcext:value-type="float">
            <text:p>3454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03</text:p>
          </table:table-cell>
          <table:table-cell office:value-type="float" office:value="0.69348" calcext:value-type="float">
            <text:p>0.69348</text:p>
          </table:table-cell>
          <table:table-cell office:value-type="float" office:value="0.003151" calcext:value-type="float">
            <text:p>0.003151</text:p>
          </table:table-cell>
          <table:table-cell office:value-type="float" office:value="0" calcext:value-type="float">
            <text:p>0</text:p>
          </table:table-cell>
          <table:table-cell office:value-type="float" office:value="47137" calcext:value-type="float">
            <text:p>4713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04</text:p>
          </table:table-cell>
          <table:table-cell office:value-type="float" office:value="0.651945" calcext:value-type="float">
            <text:p>0.651945</text:p>
          </table:table-cell>
          <table:table-cell office:value-type="float" office:value="0.002373" calcext:value-type="float">
            <text:p>0.002373</text:p>
          </table:table-cell>
          <table:table-cell office:value-type="float" office:value="0" calcext:value-type="float">
            <text:p>0</text:p>
          </table:table-cell>
          <table:table-cell office:value-type="float" office:value="36557" calcext:value-type="float">
            <text:p>3655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05</text:p>
          </table:table-cell>
          <table:table-cell office:value-type="float" office:value="0.190459" calcext:value-type="float">
            <text:p>0.190459</text:p>
          </table:table-cell>
          <table:table-cell office:value-type="float" office:value="0.002773" calcext:value-type="float">
            <text:p>0.002773</text:p>
          </table:table-cell>
          <table:table-cell office:value-type="float" office:value="0" calcext:value-type="float">
            <text:p>0</text:p>
          </table:table-cell>
          <table:table-cell office:value-type="float" office:value="49687" calcext:value-type="float">
            <text:p>4968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06</text:p>
          </table:table-cell>
          <table:table-cell office:value-type="float" office:value="0.628015" calcext:value-type="float">
            <text:p>0.628015</text:p>
          </table:table-cell>
          <table:table-cell office:value-type="float" office:value="0.002419" calcext:value-type="float">
            <text:p>0.002419</text:p>
          </table:table-cell>
          <table:table-cell office:value-type="float" office:value="0" calcext:value-type="float">
            <text:p>0</text:p>
          </table:table-cell>
          <table:table-cell office:value-type="float" office:value="32656" calcext:value-type="float">
            <text:p>3265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07</text:p>
          </table:table-cell>
          <table:table-cell office:value-type="float" office:value="0.182051" calcext:value-type="float">
            <text:p>0.182051</text:p>
          </table:table-cell>
          <table:table-cell office:value-type="float" office:value="0.002971" calcext:value-type="float">
            <text:p>0.002971</text:p>
          </table:table-cell>
          <table:table-cell office:value-type="float" office:value="0" calcext:value-type="float">
            <text:p>0</text:p>
          </table:table-cell>
          <table:table-cell office:value-type="float" office:value="50205" calcext:value-type="float">
            <text:p>5020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08</text:p>
          </table:table-cell>
          <table:table-cell office:value-type="float" office:value="0.55841" calcext:value-type="float">
            <text:p>0.55841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0" calcext:value-type="float">
            <text:p>0</text:p>
          </table:table-cell>
          <table:table-cell office:value-type="float" office:value="26056" calcext:value-type="float">
            <text:p>2605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09</text:p>
          </table:table-cell>
          <table:table-cell office:value-type="float" office:value="0.168857" calcext:value-type="float">
            <text:p>0.168857</text:p>
          </table:table-cell>
          <table:table-cell office:value-type="float" office:value="0.003087" calcext:value-type="float">
            <text:p>0.003087</text:p>
          </table:table-cell>
          <table:table-cell office:value-type="float" office:value="0" calcext:value-type="float">
            <text:p>0</text:p>
          </table:table-cell>
          <table:table-cell office:value-type="float" office:value="41706" calcext:value-type="float">
            <text:p>4170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10</text:p>
          </table:table-cell>
          <table:table-cell office:value-type="float" office:value="0.97741" calcext:value-type="float">
            <text:p>0.97741</text:p>
          </table:table-cell>
          <table:table-cell office:value-type="float" office:value="0.002881" calcext:value-type="float">
            <text:p>0.002881</text:p>
          </table:table-cell>
          <table:table-cell office:value-type="float" office:value="0" calcext:value-type="float">
            <text:p>0</text:p>
          </table:table-cell>
          <table:table-cell office:value-type="float" office:value="43456" calcext:value-type="float">
            <text:p>4345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11</text:p>
          </table:table-cell>
          <table:table-cell office:value-type="float" office:value="1.015916" calcext:value-type="float">
            <text:p>1.015916</text:p>
          </table:table-cell>
          <table:table-cell office:value-type="float" office:value="0.00239" calcext:value-type="float">
            <text:p>0.00239</text:p>
          </table:table-cell>
          <table:table-cell office:value-type="float" office:value="0" calcext:value-type="float">
            <text:p>0</text:p>
          </table:table-cell>
          <table:table-cell office:value-type="float" office:value="26330" calcext:value-type="float">
            <text:p>2633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12</text:p>
          </table:table-cell>
          <table:table-cell office:value-type="float" office:value="0.534499" calcext:value-type="float">
            <text:p>0.534499</text:p>
          </table:table-cell>
          <table:table-cell office:value-type="float" office:value="0.003486" calcext:value-type="float">
            <text:p>0.003486</text:p>
          </table:table-cell>
          <table:table-cell office:value-type="float" office:value="0" calcext:value-type="float">
            <text:p>0</text:p>
          </table:table-cell>
          <table:table-cell office:value-type="float" office:value="26298" calcext:value-type="float">
            <text:p>2629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13</text:p>
          </table:table-cell>
          <table:table-cell office:value-type="float" office:value="0.167794" calcext:value-type="float">
            <text:p>0.167794</text:p>
          </table:table-cell>
          <table:table-cell office:value-type="float" office:value="0.002555" calcext:value-type="float">
            <text:p>0.002555</text:p>
          </table:table-cell>
          <table:table-cell office:value-type="float" office:value="0" calcext:value-type="float">
            <text:p>0</text:p>
          </table:table-cell>
          <table:table-cell office:value-type="float" office:value="34974" calcext:value-type="float">
            <text:p>3497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14</text:p>
          </table:table-cell>
          <table:table-cell office:value-type="float" office:value="1.7728" calcext:value-type="float">
            <text:p>1.7728</text:p>
          </table:table-cell>
          <table:table-cell office:value-type="float" office:value="0.002039" calcext:value-type="float">
            <text:p>0.002039</text:p>
          </table:table-cell>
          <table:table-cell office:value-type="float" office:value="0" calcext:value-type="float">
            <text:p>0</text:p>
          </table:table-cell>
          <table:table-cell office:value-type="float" office:value="23973" calcext:value-type="float">
            <text:p>2397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15</text:p>
          </table:table-cell>
          <table:table-cell office:value-type="float" office:value="0.22626" calcext:value-type="float">
            <text:p>0.22626</text:p>
          </table:table-cell>
          <table:table-cell office:value-type="float" office:value="0.004736" calcext:value-type="float">
            <text:p>0.004736</text:p>
          </table:table-cell>
          <table:table-cell office:value-type="float" office:value="0" calcext:value-type="float">
            <text:p>0</text:p>
          </table:table-cell>
          <table:table-cell office:value-type="float" office:value="21690" calcext:value-type="float">
            <text:p>2169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16</text:p>
          </table:table-cell>
          <table:table-cell office:value-type="float" office:value="0.181372" calcext:value-type="float">
            <text:p>0.181372</text:p>
          </table:table-cell>
          <table:table-cell office:value-type="float" office:value="0.002384" calcext:value-type="float">
            <text:p>0.002384</text:p>
          </table:table-cell>
          <table:table-cell office:value-type="float" office:value="0" calcext:value-type="float">
            <text:p>0</text:p>
          </table:table-cell>
          <table:table-cell office:value-type="float" office:value="33710" calcext:value-type="float">
            <text:p>3371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17</text:p>
          </table:table-cell>
          <table:table-cell office:value-type="float" office:value="0.577496" calcext:value-type="float">
            <text:p>0.577496</text:p>
          </table:table-cell>
          <table:table-cell office:value-type="float" office:value="0.001752" calcext:value-type="float">
            <text:p>0.001752</text:p>
          </table:table-cell>
          <table:table-cell office:value-type="float" office:value="0" calcext:value-type="float">
            <text:p>0</text:p>
          </table:table-cell>
          <table:table-cell office:value-type="float" office:value="25346" calcext:value-type="float">
            <text:p>25346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18</text:p>
          </table:table-cell>
          <table:table-cell office:value-type="float" office:value="0.235958" calcext:value-type="float">
            <text:p>0.235958</text:p>
          </table:table-cell>
          <table:table-cell office:value-type="float" office:value="0.004279" calcext:value-type="float">
            <text:p>0.004279</text:p>
          </table:table-cell>
          <table:table-cell office:value-type="float" office:value="0" calcext:value-type="float">
            <text:p>0</text:p>
          </table:table-cell>
          <table:table-cell office:value-type="float" office:value="38664" calcext:value-type="float">
            <text:p>3866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19</text:p>
          </table:table-cell>
          <table:table-cell office:value-type="float" office:value="0.526152" calcext:value-type="float">
            <text:p>0.526152</text:p>
          </table:table-cell>
          <table:table-cell office:value-type="float" office:value="0.002736" calcext:value-type="float">
            <text:p>0.002736</text:p>
          </table:table-cell>
          <table:table-cell office:value-type="float" office:value="0" calcext:value-type="float">
            <text:p>0</text:p>
          </table:table-cell>
          <table:table-cell office:value-type="float" office:value="34430" calcext:value-type="float">
            <text:p>3443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20</text:p>
          </table:table-cell>
          <table:table-cell office:value-type="float" office:value="0.217258" calcext:value-type="float">
            <text:p>0.217258</text:p>
          </table:table-cell>
          <table:table-cell office:value-type="float" office:value="0.002041" calcext:value-type="float">
            <text:p>0.002041</text:p>
          </table:table-cell>
          <table:table-cell office:value-type="float" office:value="0" calcext:value-type="float">
            <text:p>0</text:p>
          </table:table-cell>
          <table:table-cell office:value-type="float" office:value="27296" calcext:value-type="float">
            <text:p>2729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21</text:p>
          </table:table-cell>
          <table:table-cell office:value-type="float" office:value="0.23245" calcext:value-type="float">
            <text:p>0.23245</text:p>
          </table:table-cell>
          <table:table-cell office:value-type="float" office:value="0.002669" calcext:value-type="float">
            <text:p>0.002669</text:p>
          </table:table-cell>
          <table:table-cell office:value-type="float" office:value="0" calcext:value-type="float">
            <text:p>0</text:p>
          </table:table-cell>
          <table:table-cell office:value-type="float" office:value="40361" calcext:value-type="float">
            <text:p>4036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22</text:p>
          </table:table-cell>
          <table:table-cell office:value-type="float" office:value="0.182372" calcext:value-type="float">
            <text:p>0.182372</text:p>
          </table:table-cell>
          <table:table-cell office:value-type="float" office:value="0.002458" calcext:value-type="float">
            <text:p>0.002458</text:p>
          </table:table-cell>
          <table:table-cell office:value-type="float" office:value="0" calcext:value-type="float">
            <text:p>0</text:p>
          </table:table-cell>
          <table:table-cell office:value-type="float" office:value="36120" calcext:value-type="float">
            <text:p>3612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23</text:p>
          </table:table-cell>
          <table:table-cell office:value-type="float" office:value="1.207846" calcext:value-type="float">
            <text:p>1.207846</text:p>
          </table:table-cell>
          <table:table-cell office:value-type="float" office:value="0.00236" calcext:value-type="float">
            <text:p>0.00236</text:p>
          </table:table-cell>
          <table:table-cell office:value-type="float" office:value="0" calcext:value-type="float">
            <text:p>0</text:p>
          </table:table-cell>
          <table:table-cell office:value-type="float" office:value="32473" calcext:value-type="float">
            <text:p>3247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24</text:p>
          </table:table-cell>
          <table:table-cell office:value-type="float" office:value="0.28969" calcext:value-type="float">
            <text:p>0.28969</text:p>
          </table:table-cell>
          <table:table-cell office:value-type="float" office:value="0.002723" calcext:value-type="float">
            <text:p>0.002723</text:p>
          </table:table-cell>
          <table:table-cell office:value-type="float" office:value="0" calcext:value-type="float">
            <text:p>0</text:p>
          </table:table-cell>
          <table:table-cell office:value-type="float" office:value="34116" calcext:value-type="float">
            <text:p>3411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25</text:p>
          </table:table-cell>
          <table:table-cell office:value-type="float" office:value="0.23716" calcext:value-type="float">
            <text:p>0.23716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0" calcext:value-type="float">
            <text:p>0</text:p>
          </table:table-cell>
          <table:table-cell office:value-type="float" office:value="27652" calcext:value-type="float">
            <text:p>2765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26</text:p>
          </table:table-cell>
          <table:table-cell office:value-type="float" office:value="0.279448" calcext:value-type="float">
            <text:p>0.279448</text:p>
          </table:table-cell>
          <table:table-cell office:value-type="float" office:value="0.005635" calcext:value-type="float">
            <text:p>0.005635</text:p>
          </table:table-cell>
          <table:table-cell office:value-type="float" office:value="0" calcext:value-type="float">
            <text:p>0</text:p>
          </table:table-cell>
          <table:table-cell office:value-type="float" office:value="31174" calcext:value-type="float">
            <text:p>31174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27</text:p>
          </table:table-cell>
          <table:table-cell office:value-type="float" office:value="0.297657" calcext:value-type="float">
            <text:p>0.297657</text:p>
          </table:table-cell>
          <table:table-cell office:value-type="float" office:value="0.004216" calcext:value-type="float">
            <text:p>0.004216</text:p>
          </table:table-cell>
          <table:table-cell office:value-type="float" office:value="0" calcext:value-type="float">
            <text:p>0</text:p>
          </table:table-cell>
          <table:table-cell office:value-type="float" office:value="40135" calcext:value-type="float">
            <text:p>4013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28</text:p>
          </table:table-cell>
          <table:table-cell office:value-type="float" office:value="0.502862" calcext:value-type="float">
            <text:p>0.502862</text:p>
          </table:table-cell>
          <table:table-cell office:value-type="float" office:value="0.003394" calcext:value-type="float">
            <text:p>0.003394</text:p>
          </table:table-cell>
          <table:table-cell office:value-type="float" office:value="0" calcext:value-type="float">
            <text:p>0</text:p>
          </table:table-cell>
          <table:table-cell office:value-type="float" office:value="29796" calcext:value-type="float">
            <text:p>2979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29</text:p>
          </table:table-cell>
          <table:table-cell office:value-type="float" office:value="0.157" calcext:value-type="float">
            <text:p>0.157</text:p>
          </table:table-cell>
          <table:table-cell office:value-type="float" office:value="0.002521" calcext:value-type="float">
            <text:p>0.002521</text:p>
          </table:table-cell>
          <table:table-cell office:value-type="float" office:value="0" calcext:value-type="float">
            <text:p>0</text:p>
          </table:table-cell>
          <table:table-cell office:value-type="float" office:value="35275" calcext:value-type="float">
            <text:p>35275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30</text:p>
          </table:table-cell>
          <table:table-cell office:value-type="float" office:value="0.189952" calcext:value-type="float">
            <text:p>0.189952</text:p>
          </table:table-cell>
          <table:table-cell office:value-type="float" office:value="0.002491" calcext:value-type="float">
            <text:p>0.002491</text:p>
          </table:table-cell>
          <table:table-cell office:value-type="float" office:value="0" calcext:value-type="float">
            <text:p>0</text:p>
          </table:table-cell>
          <table:table-cell office:value-type="float" office:value="36506" calcext:value-type="float">
            <text:p>3650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31</text:p>
          </table:table-cell>
          <table:table-cell office:value-type="float" office:value="0.168906" calcext:value-type="float">
            <text:p>0.168906</text:p>
          </table:table-cell>
          <table:table-cell office:value-type="float" office:value="0.002319" calcext:value-type="float">
            <text:p>0.002319</text:p>
          </table:table-cell>
          <table:table-cell office:value-type="float" office:value="0" calcext:value-type="float">
            <text:p>0</text:p>
          </table:table-cell>
          <table:table-cell office:value-type="float" office:value="33178" calcext:value-type="float">
            <text:p>3317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32</text:p>
          </table:table-cell>
          <table:table-cell office:value-type="float" office:value="0.197737" calcext:value-type="float">
            <text:p>0.197737</text:p>
          </table:table-cell>
          <table:table-cell office:value-type="float" office:value="0.002885" calcext:value-type="float">
            <text:p>0.002885</text:p>
          </table:table-cell>
          <table:table-cell office:value-type="float" office:value="0" calcext:value-type="float">
            <text:p>0</text:p>
          </table:table-cell>
          <table:table-cell office:value-type="float" office:value="36892" calcext:value-type="float">
            <text:p>3689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33</text:p>
          </table:table-cell>
          <table:table-cell office:value-type="float" office:value="0.284227" calcext:value-type="float">
            <text:p>0.284227</text:p>
          </table:table-cell>
          <table:table-cell office:value-type="float" office:value="0.003126" calcext:value-type="float">
            <text:p>0.003126</text:p>
          </table:table-cell>
          <table:table-cell office:value-type="float" office:value="0" calcext:value-type="float">
            <text:p>0</text:p>
          </table:table-cell>
          <table:table-cell office:value-type="float" office:value="38802" calcext:value-type="float">
            <text:p>3880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34</text:p>
          </table:table-cell>
          <table:table-cell office:value-type="float" office:value="1.298497" calcext:value-type="float">
            <text:p>1.298497</text:p>
          </table:table-cell>
          <table:table-cell office:value-type="float" office:value="0.002692" calcext:value-type="float">
            <text:p>0.002692</text:p>
          </table:table-cell>
          <table:table-cell office:value-type="float" office:value="0" calcext:value-type="float">
            <text:p>0</text:p>
          </table:table-cell>
          <table:table-cell office:value-type="float" office:value="31562" calcext:value-type="float">
            <text:p>3156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35</text:p>
          </table:table-cell>
          <table:table-cell office:value-type="float" office:value="0.473376" calcext:value-type="float">
            <text:p>0.473376</text:p>
          </table:table-cell>
          <table:table-cell office:value-type="float" office:value="0.003861" calcext:value-type="float">
            <text:p>0.003861</text:p>
          </table:table-cell>
          <table:table-cell office:value-type="float" office:value="0" calcext:value-type="float">
            <text:p>0</text:p>
          </table:table-cell>
          <table:table-cell office:value-type="float" office:value="36477" calcext:value-type="float">
            <text:p>3647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36</text:p>
          </table:table-cell>
          <table:table-cell office:value-type="float" office:value="0.506596" calcext:value-type="float">
            <text:p>0.506596</text:p>
          </table:table-cell>
          <table:table-cell office:value-type="float" office:value="0.002593" calcext:value-type="float">
            <text:p>0.002593</text:p>
          </table:table-cell>
          <table:table-cell office:value-type="float" office:value="0" calcext:value-type="float">
            <text:p>0</text:p>
          </table:table-cell>
          <table:table-cell office:value-type="float" office:value="32350" calcext:value-type="float">
            <text:p>323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37</text:p>
          </table:table-cell>
          <table:table-cell office:value-type="float" office:value="0.571219" calcext:value-type="float">
            <text:p>0.571219</text:p>
          </table:table-cell>
          <table:table-cell office:value-type="float" office:value="0.002896" calcext:value-type="float">
            <text:p>0.002896</text:p>
          </table:table-cell>
          <table:table-cell office:value-type="float" office:value="0" calcext:value-type="float">
            <text:p>0</text:p>
          </table:table-cell>
          <table:table-cell office:value-type="float" office:value="32642" calcext:value-type="float">
            <text:p>3264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38</text:p>
          </table:table-cell>
          <table:table-cell office:value-type="float" office:value="0.243152" calcext:value-type="float">
            <text:p>0.243152</text:p>
          </table:table-cell>
          <table:table-cell office:value-type="float" office:value="0.002655" calcext:value-type="float">
            <text:p>0.002655</text:p>
          </table:table-cell>
          <table:table-cell office:value-type="float" office:value="0" calcext:value-type="float">
            <text:p>0</text:p>
          </table:table-cell>
          <table:table-cell office:value-type="float" office:value="28906" calcext:value-type="float">
            <text:p>2890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39</text:p>
          </table:table-cell>
          <table:table-cell office:value-type="float" office:value="0.508717" calcext:value-type="float">
            <text:p>0.508717</text:p>
          </table:table-cell>
          <table:table-cell office:value-type="float" office:value="0.002218" calcext:value-type="float">
            <text:p>0.002218</text:p>
          </table:table-cell>
          <table:table-cell office:value-type="float" office:value="0" calcext:value-type="float">
            <text:p>0</text:p>
          </table:table-cell>
          <table:table-cell office:value-type="float" office:value="25401" calcext:value-type="float">
            <text:p>25401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40</text:p>
          </table:table-cell>
          <table:table-cell office:value-type="float" office:value="0.294325" calcext:value-type="float">
            <text:p>0.294325</text:p>
          </table:table-cell>
          <table:table-cell office:value-type="float" office:value="0.003955" calcext:value-type="float">
            <text:p>0.003955</text:p>
          </table:table-cell>
          <table:table-cell office:value-type="float" office:value="0" calcext:value-type="float">
            <text:p>0</text:p>
          </table:table-cell>
          <table:table-cell office:value-type="float" office:value="35269" calcext:value-type="float">
            <text:p>35269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41</text:p>
          </table:table-cell>
          <table:table-cell office:value-type="float" office:value="0.621737" calcext:value-type="float">
            <text:p>0.621737</text:p>
          </table:table-cell>
          <table:table-cell office:value-type="float" office:value="0.006422" calcext:value-type="float">
            <text:p>0.006422</text:p>
          </table:table-cell>
          <table:table-cell office:value-type="float" office:value="0" calcext:value-type="float">
            <text:p>0</text:p>
          </table:table-cell>
          <table:table-cell office:value-type="float" office:value="51642" calcext:value-type="float">
            <text:p>5164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42</text:p>
          </table:table-cell>
          <table:table-cell office:value-type="float" office:value="0.250129" calcext:value-type="float">
            <text:p>0.250129</text:p>
          </table:table-cell>
          <table:table-cell office:value-type="float" office:value="0.005724" calcext:value-type="float">
            <text:p>0.005724</text:p>
          </table:table-cell>
          <table:table-cell office:value-type="float" office:value="0" calcext:value-type="float">
            <text:p>0</text:p>
          </table:table-cell>
          <table:table-cell office:value-type="float" office:value="37628" calcext:value-type="float">
            <text:p>37628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43</text:p>
          </table:table-cell>
          <table:table-cell office:value-type="float" office:value="0.430472" calcext:value-type="float">
            <text:p>0.430472</text:p>
          </table:table-cell>
          <table:table-cell office:value-type="float" office:value="0.004074" calcext:value-type="float">
            <text:p>0.004074</text:p>
          </table:table-cell>
          <table:table-cell office:value-type="float" office:value="0" calcext:value-type="float">
            <text:p>0</text:p>
          </table:table-cell>
          <table:table-cell office:value-type="float" office:value="50191" calcext:value-type="float">
            <text:p>50191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44</text:p>
          </table:table-cell>
          <table:table-cell office:value-type="float" office:value="0.218701" calcext:value-type="float">
            <text:p>0.218701</text:p>
          </table:table-cell>
          <table:table-cell office:value-type="float" office:value="0.003813" calcext:value-type="float">
            <text:p>0.003813</text:p>
          </table:table-cell>
          <table:table-cell office:value-type="float" office:value="0" calcext:value-type="float">
            <text:p>0</text:p>
          </table:table-cell>
          <table:table-cell office:value-type="float" office:value="38371" calcext:value-type="float">
            <text:p>38371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45</text:p>
          </table:table-cell>
          <table:table-cell office:value-type="float" office:value="0.88999" calcext:value-type="float">
            <text:p>0.88999</text:p>
          </table:table-cell>
          <table:table-cell office:value-type="float" office:value="0.006331" calcext:value-type="float">
            <text:p>0.006331</text:p>
          </table:table-cell>
          <table:table-cell office:value-type="float" office:value="0" calcext:value-type="float">
            <text:p>0</text:p>
          </table:table-cell>
          <table:table-cell office:value-type="float" office:value="26599" calcext:value-type="float">
            <text:p>26599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46</text:p>
          </table:table-cell>
          <table:table-cell office:value-type="float" office:value="0.366811" calcext:value-type="float">
            <text:p>0.366811</text:p>
          </table:table-cell>
          <table:table-cell office:value-type="float" office:value="0.007604" calcext:value-type="float">
            <text:p>0.007604</text:p>
          </table:table-cell>
          <table:table-cell office:value-type="float" office:value="0" calcext:value-type="float">
            <text:p>0</text:p>
          </table:table-cell>
          <table:table-cell office:value-type="float" office:value="39088" calcext:value-type="float">
            <text:p>3908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47</text:p>
          </table:table-cell>
          <table:table-cell office:value-type="float" office:value="0.647079" calcext:value-type="float">
            <text:p>0.647079</text:p>
          </table:table-cell>
          <table:table-cell office:value-type="float" office:value="0.005263" calcext:value-type="float">
            <text:p>0.005263</text:p>
          </table:table-cell>
          <table:table-cell office:value-type="float" office:value="0" calcext:value-type="float">
            <text:p>0</text:p>
          </table:table-cell>
          <table:table-cell office:value-type="float" office:value="38339" calcext:value-type="float">
            <text:p>38339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48</text:p>
          </table:table-cell>
          <table:table-cell office:value-type="float" office:value="0.500176" calcext:value-type="float">
            <text:p>0.500176</text:p>
          </table:table-cell>
          <table:table-cell office:value-type="float" office:value="0.004946" calcext:value-type="float">
            <text:p>0.004946</text:p>
          </table:table-cell>
          <table:table-cell office:value-type="float" office:value="0" calcext:value-type="float">
            <text:p>0</text:p>
          </table:table-cell>
          <table:table-cell office:value-type="float" office:value="35403" calcext:value-type="float">
            <text:p>3540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49</text:p>
          </table:table-cell>
          <table:table-cell office:value-type="float" office:value="0.501878" calcext:value-type="float">
            <text:p>0.501878</text:p>
          </table:table-cell>
          <table:table-cell office:value-type="float" office:value="0.003958" calcext:value-type="float">
            <text:p>0.003958</text:p>
          </table:table-cell>
          <table:table-cell office:value-type="float" office:value="0" calcext:value-type="float">
            <text:p>0</text:p>
          </table:table-cell>
          <table:table-cell office:value-type="float" office:value="42452" calcext:value-type="float">
            <text:p>42452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50</text:p>
          </table:table-cell>
          <table:table-cell office:value-type="float" office:value="0.755866" calcext:value-type="float">
            <text:p>0.755866</text:p>
          </table:table-cell>
          <table:table-cell office:value-type="float" office:value="0.003334" calcext:value-type="float">
            <text:p>0.003334</text:p>
          </table:table-cell>
          <table:table-cell office:value-type="float" office:value="0" calcext:value-type="float">
            <text:p>0</text:p>
          </table:table-cell>
          <table:table-cell office:value-type="float" office:value="31363" calcext:value-type="float">
            <text:p>3136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51</text:p>
          </table:table-cell>
          <table:table-cell office:value-type="float" office:value="0.268011" calcext:value-type="float">
            <text:p>0.268011</text:p>
          </table:table-cell>
          <table:table-cell office:value-type="float" office:value="0.002949" calcext:value-type="float">
            <text:p>0.002949</text:p>
          </table:table-cell>
          <table:table-cell office:value-type="float" office:value="0" calcext:value-type="float">
            <text:p>0</text:p>
          </table:table-cell>
          <table:table-cell office:value-type="float" office:value="30927" calcext:value-type="float">
            <text:p>30927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52</text:p>
          </table:table-cell>
          <table:table-cell office:value-type="float" office:value="0.439529" calcext:value-type="float">
            <text:p>0.439529</text:p>
          </table:table-cell>
          <table:table-cell office:value-type="float" office:value="0.004663" calcext:value-type="float">
            <text:p>0.004663</text:p>
          </table:table-cell>
          <table:table-cell office:value-type="float" office:value="0" calcext:value-type="float">
            <text:p>0</text:p>
          </table:table-cell>
          <table:table-cell office:value-type="float" office:value="26429" calcext:value-type="float">
            <text:p>26429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53</text:p>
          </table:table-cell>
          <table:table-cell office:value-type="float" office:value="0.295965" calcext:value-type="float">
            <text:p>0.295965</text:p>
          </table:table-cell>
          <table:table-cell office:value-type="float" office:value="0.00627" calcext:value-type="float">
            <text:p>0.00627</text:p>
          </table:table-cell>
          <table:table-cell office:value-type="float" office:value="0" calcext:value-type="float">
            <text:p>0</text:p>
          </table:table-cell>
          <table:table-cell office:value-type="float" office:value="41221" calcext:value-type="float">
            <text:p>41221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54</text:p>
          </table:table-cell>
          <table:table-cell office:value-type="float" office:value="0.323194" calcext:value-type="float">
            <text:p>0.323194</text:p>
          </table:table-cell>
          <table:table-cell office:value-type="float" office:value="0.003129" calcext:value-type="float">
            <text:p>0.003129</text:p>
          </table:table-cell>
          <table:table-cell office:value-type="float" office:value="0" calcext:value-type="float">
            <text:p>0</text:p>
          </table:table-cell>
          <table:table-cell office:value-type="float" office:value="36807" calcext:value-type="float">
            <text:p>36807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55</text:p>
          </table:table-cell>
          <table:table-cell office:value-type="float" office:value="0.773004" calcext:value-type="float">
            <text:p>0.773004</text:p>
          </table:table-cell>
          <table:table-cell office:value-type="float" office:value="0.004259" calcext:value-type="float">
            <text:p>0.004259</text:p>
          </table:table-cell>
          <table:table-cell office:value-type="float" office:value="0" calcext:value-type="float">
            <text:p>0</text:p>
          </table:table-cell>
          <table:table-cell office:value-type="float" office:value="36043" calcext:value-type="float">
            <text:p>36043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56</text:p>
          </table:table-cell>
          <table:table-cell office:value-type="float" office:value="0.862464" calcext:value-type="float">
            <text:p>0.862464</text:p>
          </table:table-cell>
          <table:table-cell office:value-type="float" office:value="0.006234" calcext:value-type="float">
            <text:p>0.006234</text:p>
          </table:table-cell>
          <table:table-cell office:value-type="float" office:value="0" calcext:value-type="float">
            <text:p>0</text:p>
          </table:table-cell>
          <table:table-cell office:value-type="float" office:value="30584" calcext:value-type="float">
            <text:p>30584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57</text:p>
          </table:table-cell>
          <table:table-cell office:value-type="float" office:value="0.548809" calcext:value-type="float">
            <text:p>0.548809</text:p>
          </table:table-cell>
          <table:table-cell office:value-type="float" office:value="0.004685" calcext:value-type="float">
            <text:p>0.004685</text:p>
          </table:table-cell>
          <table:table-cell office:value-type="float" office:value="0" calcext:value-type="float">
            <text:p>0</text:p>
          </table:table-cell>
          <table:table-cell office:value-type="float" office:value="41960" calcext:value-type="float">
            <text:p>4196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58</text:p>
          </table:table-cell>
          <table:table-cell office:value-type="float" office:value="0.589635" calcext:value-type="float">
            <text:p>0.589635</text:p>
          </table:table-cell>
          <table:table-cell office:value-type="float" office:value="0.004987" calcext:value-type="float">
            <text:p>0.004987</text:p>
          </table:table-cell>
          <table:table-cell office:value-type="float" office:value="0" calcext:value-type="float">
            <text:p>0</text:p>
          </table:table-cell>
          <table:table-cell office:value-type="float" office:value="36535" calcext:value-type="float">
            <text:p>36535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1:59</text:p>
          </table:table-cell>
          <table:table-cell office:value-type="float" office:value="1.226958" calcext:value-type="float">
            <text:p>1.226958</text:p>
          </table:table-cell>
          <table:table-cell office:value-type="float" office:value="0.003689" calcext:value-type="float">
            <text:p>0.003689</text:p>
          </table:table-cell>
          <table:table-cell office:value-type="float" office:value="0" calcext:value-type="float">
            <text:p>0</text:p>
          </table:table-cell>
          <table:table-cell office:value-type="float" office:value="36282" calcext:value-type="float">
            <text:p>36282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00</text:p>
          </table:table-cell>
          <table:table-cell office:value-type="float" office:value="0.492478" calcext:value-type="float">
            <text:p>0.492478</text:p>
          </table:table-cell>
          <table:table-cell office:value-type="float" office:value="0.005827" calcext:value-type="float">
            <text:p>0.005827</text:p>
          </table:table-cell>
          <table:table-cell office:value-type="float" office:value="0" calcext:value-type="float">
            <text:p>0</text:p>
          </table:table-cell>
          <table:table-cell office:value-type="float" office:value="39187" calcext:value-type="float">
            <text:p>39187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01</text:p>
          </table:table-cell>
          <table:table-cell office:value-type="float" office:value="0.737019" calcext:value-type="float">
            <text:p>0.737019</text:p>
          </table:table-cell>
          <table:table-cell office:value-type="float" office:value="0.003116" calcext:value-type="float">
            <text:p>0.003116</text:p>
          </table:table-cell>
          <table:table-cell office:value-type="float" office:value="0" calcext:value-type="float">
            <text:p>0</text:p>
          </table:table-cell>
          <table:table-cell office:value-type="float" office:value="32783" calcext:value-type="float">
            <text:p>32783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02</text:p>
          </table:table-cell>
          <table:table-cell office:value-type="float" office:value="0.943103" calcext:value-type="float">
            <text:p>0.943103</text:p>
          </table:table-cell>
          <table:table-cell office:value-type="float" office:value="0.005272" calcext:value-type="float">
            <text:p>0.005272</text:p>
          </table:table-cell>
          <table:table-cell office:value-type="float" office:value="0" calcext:value-type="float">
            <text:p>0</text:p>
          </table:table-cell>
          <table:table-cell office:value-type="float" office:value="47064" calcext:value-type="float">
            <text:p>47064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03</text:p>
          </table:table-cell>
          <table:table-cell office:value-type="float" office:value="0.654293" calcext:value-type="float">
            <text:p>0.654293</text:p>
          </table:table-cell>
          <table:table-cell office:value-type="float" office:value="0.002941" calcext:value-type="float">
            <text:p>0.002941</text:p>
          </table:table-cell>
          <table:table-cell office:value-type="float" office:value="0" calcext:value-type="float">
            <text:p>0</text:p>
          </table:table-cell>
          <table:table-cell office:value-type="float" office:value="22142" calcext:value-type="float">
            <text:p>22142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04</text:p>
          </table:table-cell>
          <table:table-cell office:value-type="float" office:value="0.535897" calcext:value-type="float">
            <text:p>0.535897</text:p>
          </table:table-cell>
          <table:table-cell office:value-type="float" office:value="0.003313" calcext:value-type="float">
            <text:p>0.003313</text:p>
          </table:table-cell>
          <table:table-cell office:value-type="float" office:value="0" calcext:value-type="float">
            <text:p>0</text:p>
          </table:table-cell>
          <table:table-cell office:value-type="float" office:value="35876" calcext:value-type="float">
            <text:p>3587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05</text:p>
          </table:table-cell>
          <table:table-cell office:value-type="float" office:value="0.420108" calcext:value-type="float">
            <text:p>0.420108</text:p>
          </table:table-cell>
          <table:table-cell office:value-type="float" office:value="0.004634" calcext:value-type="float">
            <text:p>0.004634</text:p>
          </table:table-cell>
          <table:table-cell office:value-type="float" office:value="0" calcext:value-type="float">
            <text:p>0</text:p>
          </table:table-cell>
          <table:table-cell office:value-type="float" office:value="38290" calcext:value-type="float">
            <text:p>3829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06</text:p>
          </table:table-cell>
          <table:table-cell office:value-type="float" office:value="1.195435" calcext:value-type="float">
            <text:p>1.195435</text:p>
          </table:table-cell>
          <table:table-cell office:value-type="float" office:value="0.00611" calcext:value-type="float">
            <text:p>0.00611</text:p>
          </table:table-cell>
          <table:table-cell office:value-type="float" office:value="0" calcext:value-type="float">
            <text:p>0</text:p>
          </table:table-cell>
          <table:table-cell office:value-type="float" office:value="36824" calcext:value-type="float">
            <text:p>36824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07</text:p>
          </table:table-cell>
          <table:table-cell office:value-type="float" office:value="4.398681" calcext:value-type="float">
            <text:p>4.398681</text:p>
          </table:table-cell>
          <table:table-cell office:value-type="float" office:value="0.003067" calcext:value-type="float">
            <text:p>0.003067</text:p>
          </table:table-cell>
          <table:table-cell office:value-type="float" office:value="0" calcext:value-type="float">
            <text:p>0</text:p>
          </table:table-cell>
          <table:table-cell office:value-type="float" office:value="34564" calcext:value-type="float">
            <text:p>34564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08</text:p>
          </table:table-cell>
          <table:table-cell office:value-type="float" office:value="8.839141" calcext:value-type="float">
            <text:p>8.839141</text:p>
          </table:table-cell>
          <table:table-cell office:value-type="float" office:value="0.005256" calcext:value-type="float">
            <text:p>0.005256</text:p>
          </table:table-cell>
          <table:table-cell office:value-type="float" office:value="0" calcext:value-type="float">
            <text:p>0</text:p>
          </table:table-cell>
          <table:table-cell office:value-type="float" office:value="26742" calcext:value-type="float">
            <text:p>26742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09</text:p>
          </table:table-cell>
          <table:table-cell office:value-type="float" office:value="7.851807" calcext:value-type="float">
            <text:p>7.851807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" calcext:value-type="float">
            <text:p>0</text:p>
          </table:table-cell>
          <table:table-cell office:value-type="float" office:value="24049" calcext:value-type="float">
            <text:p>2404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10</text:p>
          </table:table-cell>
          <table:table-cell office:value-type="float" office:value="9.760982" calcext:value-type="float">
            <text:p>9.760982</text:p>
          </table:table-cell>
          <table:table-cell office:value-type="float" office:value="0.001859" calcext:value-type="float">
            <text:p>0.001859</text:p>
          </table:table-cell>
          <table:table-cell office:value-type="float" office:value="0" calcext:value-type="float">
            <text:p>0</text:p>
          </table:table-cell>
          <table:table-cell office:value-type="float" office:value="26392" calcext:value-type="float">
            <text:p>2639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11</text:p>
          </table:table-cell>
          <table:table-cell office:value-type="float" office:value="8.19906" calcext:value-type="float">
            <text:p>8.19906</text:p>
          </table:table-cell>
          <table:table-cell office:value-type="float" office:value="0.001862" calcext:value-type="float">
            <text:p>0.001862</text:p>
          </table:table-cell>
          <table:table-cell office:value-type="float" office:value="0" calcext:value-type="float">
            <text:p>0</text:p>
          </table:table-cell>
          <table:table-cell office:value-type="float" office:value="30669" calcext:value-type="float">
            <text:p>3066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12</text:p>
          </table:table-cell>
          <table:table-cell office:value-type="float" office:value="8.082268" calcext:value-type="float">
            <text:p>8.082268</text:p>
          </table:table-cell>
          <table:table-cell office:value-type="float" office:value="0.001585" calcext:value-type="float">
            <text:p>0.001585</text:p>
          </table:table-cell>
          <table:table-cell office:value-type="float" office:value="0" calcext:value-type="float">
            <text:p>0</text:p>
          </table:table-cell>
          <table:table-cell office:value-type="float" office:value="25052" calcext:value-type="float">
            <text:p>2505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13</text:p>
          </table:table-cell>
          <table:table-cell office:value-type="float" office:value="10.598759" calcext:value-type="float">
            <text:p>10.598759</text:p>
          </table:table-cell>
          <table:table-cell office:value-type="float" office:value="0.001834" calcext:value-type="float">
            <text:p>0.001834</text:p>
          </table:table-cell>
          <table:table-cell office:value-type="float" office:value="0" calcext:value-type="float">
            <text:p>0</text:p>
          </table:table-cell>
          <table:table-cell office:value-type="float" office:value="30807" calcext:value-type="float">
            <text:p>308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14</text:p>
          </table:table-cell>
          <table:table-cell office:value-type="float" office:value="8.133355" calcext:value-type="float">
            <text:p>8.133355</text:p>
          </table:table-cell>
          <table:table-cell office:value-type="float" office:value="0.001252" calcext:value-type="float">
            <text:p>0.001252</text:p>
          </table:table-cell>
          <table:table-cell office:value-type="float" office:value="0" calcext:value-type="float">
            <text:p>0</text:p>
          </table:table-cell>
          <table:table-cell office:value-type="float" office:value="22554" calcext:value-type="float">
            <text:p>2255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15</text:p>
          </table:table-cell>
          <table:table-cell office:value-type="float" office:value="10.547927" calcext:value-type="float">
            <text:p>10.547927</text:p>
          </table:table-cell>
          <table:table-cell office:value-type="float" office:value="0.001323" calcext:value-type="float">
            <text:p>0.001323</text:p>
          </table:table-cell>
          <table:table-cell office:value-type="float" office:value="0" calcext:value-type="float">
            <text:p>0</text:p>
          </table:table-cell>
          <table:table-cell office:value-type="float" office:value="15600" calcext:value-type="float">
            <text:p>1560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16</text:p>
          </table:table-cell>
          <table:table-cell office:value-type="float" office:value="6.710912" calcext:value-type="float">
            <text:p>6.710912</text:p>
          </table:table-cell>
          <table:table-cell office:value-type="float" office:value="0.002363" calcext:value-type="float">
            <text:p>0.002363</text:p>
          </table:table-cell>
          <table:table-cell office:value-type="float" office:value="0" calcext:value-type="float">
            <text:p>0</text:p>
          </table:table-cell>
          <table:table-cell office:value-type="float" office:value="29127" calcext:value-type="float">
            <text:p>2912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17</text:p>
          </table:table-cell>
          <table:table-cell office:value-type="float" office:value="7.967212" calcext:value-type="float">
            <text:p>7.967212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" calcext:value-type="float">
            <text:p>0</text:p>
          </table:table-cell>
          <table:table-cell office:value-type="float" office:value="26424" calcext:value-type="float">
            <text:p>264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18</text:p>
          </table:table-cell>
          <table:table-cell office:value-type="float" office:value="6.127982" calcext:value-type="float">
            <text:p>6.127982</text:p>
          </table:table-cell>
          <table:table-cell office:value-type="float" office:value="0.002169" calcext:value-type="float">
            <text:p>0.002169</text:p>
          </table:table-cell>
          <table:table-cell office:value-type="float" office:value="0" calcext:value-type="float">
            <text:p>0</text:p>
          </table:table-cell>
          <table:table-cell office:value-type="float" office:value="35386" calcext:value-type="float">
            <text:p>3538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19</text:p>
          </table:table-cell>
          <table:table-cell office:value-type="float" office:value="12.713227" calcext:value-type="float">
            <text:p>12.713227</text:p>
          </table:table-cell>
          <table:table-cell office:value-type="float" office:value="0.001654" calcext:value-type="float">
            <text:p>0.001654</text:p>
          </table:table-cell>
          <table:table-cell office:value-type="float" office:value="0" calcext:value-type="float">
            <text:p>0</text:p>
          </table:table-cell>
          <table:table-cell office:value-type="float" office:value="29605" calcext:value-type="float">
            <text:p>2960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20</text:p>
          </table:table-cell>
          <table:table-cell office:value-type="float" office:value="9.085395" calcext:value-type="float">
            <text:p>9.085395</text:p>
          </table:table-cell>
          <table:table-cell office:value-type="float" office:value="0.001704" calcext:value-type="float">
            <text:p>0.001704</text:p>
          </table:table-cell>
          <table:table-cell office:value-type="float" office:value="0" calcext:value-type="float">
            <text:p>0</text:p>
          </table:table-cell>
          <table:table-cell office:value-type="float" office:value="22669" calcext:value-type="float">
            <text:p>2266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21</text:p>
          </table:table-cell>
          <table:table-cell office:value-type="float" office:value="8.955298" calcext:value-type="float">
            <text:p>8.955298</text:p>
          </table:table-cell>
          <table:table-cell office:value-type="float" office:value="0.002632" calcext:value-type="float">
            <text:p>0.002632</text:p>
          </table:table-cell>
          <table:table-cell office:value-type="float" office:value="0" calcext:value-type="float">
            <text:p>0</text:p>
          </table:table-cell>
          <table:table-cell office:value-type="float" office:value="30202" calcext:value-type="float">
            <text:p>302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22</text:p>
          </table:table-cell>
          <table:table-cell office:value-type="float" office:value="0.190751" calcext:value-type="float">
            <text:p>0.190751</text:p>
          </table:table-cell>
          <table:table-cell office:value-type="float" office:value="0.002542" calcext:value-type="float">
            <text:p>0.002542</text:p>
          </table:table-cell>
          <table:table-cell office:value-type="float" office:value="0" calcext:value-type="float">
            <text:p>0</text:p>
          </table:table-cell>
          <table:table-cell office:value-type="float" office:value="36753" calcext:value-type="float">
            <text:p>367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23</text:p>
          </table:table-cell>
          <table:table-cell office:value-type="float" office:value="15.993785" calcext:value-type="float">
            <text:p>15.993785</text:p>
          </table:table-cell>
          <table:table-cell office:value-type="float" office:value="0.002494" calcext:value-type="float">
            <text:p>0.002494</text:p>
          </table:table-cell>
          <table:table-cell office:value-type="float" office:value="0" calcext:value-type="float">
            <text:p>0</text:p>
          </table:table-cell>
          <table:table-cell office:value-type="float" office:value="36333" calcext:value-type="float">
            <text:p>363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24</text:p>
          </table:table-cell>
          <table:table-cell office:value-type="float" office:value="18.32524" calcext:value-type="float">
            <text:p>18.32524</text:p>
          </table:table-cell>
          <table:table-cell office:value-type="float" office:value="0.002692" calcext:value-type="float">
            <text:p>0.002692</text:p>
          </table:table-cell>
          <table:table-cell office:value-type="float" office:value="0" calcext:value-type="float">
            <text:p>0</text:p>
          </table:table-cell>
          <table:table-cell office:value-type="float" office:value="35749" calcext:value-type="float">
            <text:p>357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25</text:p>
          </table:table-cell>
          <table:table-cell office:value-type="float" office:value="10.138103" calcext:value-type="float">
            <text:p>10.138103</text:p>
          </table:table-cell>
          <table:table-cell office:value-type="float" office:value="0.001437" calcext:value-type="float">
            <text:p>0.001437</text:p>
          </table:table-cell>
          <table:table-cell office:value-type="float" office:value="0" calcext:value-type="float">
            <text:p>0</text:p>
          </table:table-cell>
          <table:table-cell office:value-type="float" office:value="23310" calcext:value-type="float">
            <text:p>233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26</text:p>
          </table:table-cell>
          <table:table-cell office:value-type="float" office:value="9.348171" calcext:value-type="float">
            <text:p>9.348171</text:p>
          </table:table-cell>
          <table:table-cell office:value-type="float" office:value="0.001039" calcext:value-type="float">
            <text:p>0.001039</text:p>
          </table:table-cell>
          <table:table-cell office:value-type="float" office:value="0" calcext:value-type="float">
            <text:p>0</text:p>
          </table:table-cell>
          <table:table-cell office:value-type="float" office:value="13670" calcext:value-type="float">
            <text:p>1367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27</text:p>
          </table:table-cell>
          <table:table-cell office:value-type="float" office:value="11.232909" calcext:value-type="float">
            <text:p>11.232909</text:p>
          </table:table-cell>
          <table:table-cell office:value-type="float" office:value="0.004665" calcext:value-type="float">
            <text:p>0.004665</text:p>
          </table:table-cell>
          <table:table-cell office:value-type="float" office:value="0" calcext:value-type="float">
            <text:p>0</text:p>
          </table:table-cell>
          <table:table-cell office:value-type="float" office:value="44185" calcext:value-type="float">
            <text:p>441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28</text:p>
          </table:table-cell>
          <table:table-cell office:value-type="float" office:value="16.840901" calcext:value-type="float">
            <text:p>16.840901</text:p>
          </table:table-cell>
          <table:table-cell office:value-type="float" office:value="0.002743" calcext:value-type="float">
            <text:p>0.002743</text:p>
          </table:table-cell>
          <table:table-cell office:value-type="float" office:value="0" calcext:value-type="float">
            <text:p>0</text:p>
          </table:table-cell>
          <table:table-cell office:value-type="float" office:value="50695" calcext:value-type="float">
            <text:p>506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29</text:p>
          </table:table-cell>
          <table:table-cell office:value-type="float" office:value="7.298275" calcext:value-type="float">
            <text:p>7.298275</text:p>
          </table:table-cell>
          <table:table-cell office:value-type="float" office:value="0.000544" calcext:value-type="float">
            <text:p>0.000544</text:p>
          </table:table-cell>
          <table:table-cell office:value-type="float" office:value="0" calcext:value-type="float">
            <text:p>0</text:p>
          </table:table-cell>
          <table:table-cell office:value-type="float" office:value="18908" calcext:value-type="float">
            <text:p>1890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30</text:p>
          </table:table-cell>
          <table:table-cell office:value-type="float" office:value="0.190205" calcext:value-type="float">
            <text:p>0.190205</text:p>
          </table:table-cell>
          <table:table-cell office:value-type="float" office:value="0.004086" calcext:value-type="float">
            <text:p>0.004086</text:p>
          </table:table-cell>
          <table:table-cell office:value-type="float" office:value="0" calcext:value-type="float">
            <text:p>0</text:p>
          </table:table-cell>
          <table:table-cell office:value-type="float" office:value="76434" calcext:value-type="float">
            <text:p>764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31</text:p>
          </table:table-cell>
          <table:table-cell office:value-type="float" office:value="5.864342" calcext:value-type="float">
            <text:p>5.864342</text:p>
          </table:table-cell>
          <table:table-cell office:value-type="float" office:value="0.000761" calcext:value-type="float">
            <text:p>0.000761</text:p>
          </table:table-cell>
          <table:table-cell office:value-type="float" office:value="0" calcext:value-type="float">
            <text:p>0</text:p>
          </table:table-cell>
          <table:table-cell office:value-type="float" office:value="10244" calcext:value-type="float">
            <text:p>102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32</text:p>
          </table:table-cell>
          <table:table-cell office:value-type="float" office:value="18.111398" calcext:value-type="float">
            <text:p>18.111398</text:p>
          </table:table-cell>
          <table:table-cell office:value-type="float" office:value="0.000805" calcext:value-type="float">
            <text:p>0.000805</text:p>
          </table:table-cell>
          <table:table-cell office:value-type="float" office:value="0" calcext:value-type="float">
            <text:p>0</text:p>
          </table:table-cell>
          <table:table-cell office:value-type="float" office:value="8274" calcext:value-type="float">
            <text:p>82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33</text:p>
          </table:table-cell>
          <table:table-cell office:value-type="float" office:value="0.094839" calcext:value-type="float">
            <text:p>0.094839</text:p>
          </table:table-cell>
          <table:table-cell office:value-type="float" office:value="0.000903" calcext:value-type="float">
            <text:p>0.000903</text:p>
          </table:table-cell>
          <table:table-cell office:value-type="float" office:value="0" calcext:value-type="float">
            <text:p>0</text:p>
          </table:table-cell>
          <table:table-cell office:value-type="float" office:value="11940" calcext:value-type="float">
            <text:p>119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34</text:p>
          </table:table-cell>
          <table:table-cell office:value-type="float" office:value="23.026114" calcext:value-type="float">
            <text:p>23.026114</text:p>
          </table:table-cell>
          <table:table-cell office:value-type="float" office:value="0.001449" calcext:value-type="float">
            <text:p>0.001449</text:p>
          </table:table-cell>
          <table:table-cell office:value-type="float" office:value="0" calcext:value-type="float">
            <text:p>0</text:p>
          </table:table-cell>
          <table:table-cell office:value-type="float" office:value="22524" calcext:value-type="float">
            <text:p>225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35</text:p>
          </table:table-cell>
          <table:table-cell office:value-type="float" office:value="0.177581" calcext:value-type="float">
            <text:p>0.177581</text:p>
          </table:table-cell>
          <table:table-cell office:value-type="float" office:value="0.002544" calcext:value-type="float">
            <text:p>0.002544</text:p>
          </table:table-cell>
          <table:table-cell office:value-type="float" office:value="0" calcext:value-type="float">
            <text:p>0</text:p>
          </table:table-cell>
          <table:table-cell office:value-type="float" office:value="28199" calcext:value-type="float">
            <text:p>281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36</text:p>
          </table:table-cell>
          <table:table-cell office:value-type="float" office:value="34.388628" calcext:value-type="float">
            <text:p>34.388628</text:p>
          </table:table-cell>
          <table:table-cell office:value-type="float" office:value="0.001108" calcext:value-type="float">
            <text:p>0.001108</text:p>
          </table:table-cell>
          <table:table-cell office:value-type="float" office:value="0" calcext:value-type="float">
            <text:p>0</text:p>
          </table:table-cell>
          <table:table-cell office:value-type="float" office:value="18837" calcext:value-type="float">
            <text:p>188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37</text:p>
          </table:table-cell>
          <table:table-cell office:value-type="float" office:value="0.23794" calcext:value-type="float">
            <text:p>0.23794</text:p>
          </table:table-cell>
          <table:table-cell office:value-type="float" office:value="0.003708" calcext:value-type="float">
            <text:p>0.003708</text:p>
          </table:table-cell>
          <table:table-cell office:value-type="float" office:value="0" calcext:value-type="float">
            <text:p>0</text:p>
          </table:table-cell>
          <table:table-cell office:value-type="float" office:value="46688" calcext:value-type="float">
            <text:p>466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38</text:p>
          </table:table-cell>
          <table:table-cell office:value-type="float" office:value="22.462607" calcext:value-type="float">
            <text:p>22.462607</text:p>
          </table:table-cell>
          <table:table-cell office:value-type="float" office:value="0.005455" calcext:value-type="float">
            <text:p>0.005455</text:p>
          </table:table-cell>
          <table:table-cell office:value-type="float" office:value="0" calcext:value-type="float">
            <text:p>0</text:p>
          </table:table-cell>
          <table:table-cell office:value-type="float" office:value="66403" calcext:value-type="float">
            <text:p>664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39</text:p>
          </table:table-cell>
          <table:table-cell office:value-type="float" office:value="0.205123" calcext:value-type="float">
            <text:p>0.205123</text:p>
          </table:table-cell>
          <table:table-cell office:value-type="float" office:value="0.001017" calcext:value-type="float">
            <text:p>0.001017</text:p>
          </table:table-cell>
          <table:table-cell office:value-type="float" office:value="0" calcext:value-type="float">
            <text:p>0</text:p>
          </table:table-cell>
          <table:table-cell office:value-type="float" office:value="29352" calcext:value-type="float">
            <text:p>293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40</text:p>
          </table:table-cell>
          <table:table-cell office:value-type="float" office:value="17.994364" calcext:value-type="float">
            <text:p>17.994364</text:p>
          </table:table-cell>
          <table:table-cell office:value-type="float" office:value="0.004243" calcext:value-type="float">
            <text:p>0.004243</text:p>
          </table:table-cell>
          <table:table-cell office:value-type="float" office:value="0" calcext:value-type="float">
            <text:p>0</text:p>
          </table:table-cell>
          <table:table-cell office:value-type="float" office:value="93316" calcext:value-type="float">
            <text:p>933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41</text:p>
          </table:table-cell>
          <table:table-cell office:value-type="float" office:value="0.174536" calcext:value-type="float">
            <text:p>0.174536</text:p>
          </table:table-cell>
          <table:table-cell office:value-type="float" office:value="0.006322" calcext:value-type="float">
            <text:p>0.006322</text:p>
          </table:table-cell>
          <table:table-cell office:value-type="float" office:value="0" calcext:value-type="float">
            <text:p>0</text:p>
          </table:table-cell>
          <table:table-cell office:value-type="float" office:value="127331" calcext:value-type="float">
            <text:p>1273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42</text:p>
          </table:table-cell>
          <table:table-cell office:value-type="float" office:value="0.087148" calcext:value-type="float">
            <text:p>0.087148</text:p>
          </table:table-cell>
          <table:table-cell office:value-type="float" office:value="0.002255" calcext:value-type="float">
            <text:p>0.002255</text:p>
          </table:table-cell>
          <table:table-cell office:value-type="float" office:value="0" calcext:value-type="float">
            <text:p>0</text:p>
          </table:table-cell>
          <table:table-cell office:value-type="float" office:value="23367" calcext:value-type="float">
            <text:p>233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43</text:p>
          </table:table-cell>
          <table:table-cell office:value-type="float" office:value="27.934823" calcext:value-type="float">
            <text:p>27.934823</text:p>
          </table:table-cell>
          <table:table-cell office:value-type="float" office:value="0.001244" calcext:value-type="float">
            <text:p>0.001244</text:p>
          </table:table-cell>
          <table:table-cell office:value-type="float" office:value="0" calcext:value-type="float">
            <text:p>0</text:p>
          </table:table-cell>
          <table:table-cell office:value-type="float" office:value="13926" calcext:value-type="float">
            <text:p>139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44</text:p>
          </table:table-cell>
          <table:table-cell office:value-type="float" office:value="0.348788" calcext:value-type="float">
            <text:p>0.348788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" calcext:value-type="float">
            <text:p>0</text:p>
          </table:table-cell>
          <table:table-cell office:value-type="float" office:value="26261" calcext:value-type="float">
            <text:p>262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45</text:p>
          </table:table-cell>
          <table:table-cell office:value-type="float" office:value="16.584409" calcext:value-type="float">
            <text:p>16.584409</text:p>
          </table:table-cell>
          <table:table-cell office:value-type="float" office:value="0.001053" calcext:value-type="float">
            <text:p>0.001053</text:p>
          </table:table-cell>
          <table:table-cell office:value-type="float" office:value="0" calcext:value-type="float">
            <text:p>0</text:p>
          </table:table-cell>
          <table:table-cell office:value-type="float" office:value="11789" calcext:value-type="float">
            <text:p>117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46</text:p>
          </table:table-cell>
          <table:table-cell office:value-type="float" office:value="22.627055" calcext:value-type="float">
            <text:p>22.627055</text:p>
          </table:table-cell>
          <table:table-cell office:value-type="float" office:value="0.001862" calcext:value-type="float">
            <text:p>0.001862</text:p>
          </table:table-cell>
          <table:table-cell office:value-type="float" office:value="0" calcext:value-type="float">
            <text:p>0</text:p>
          </table:table-cell>
          <table:table-cell office:value-type="float" office:value="46859" calcext:value-type="float">
            <text:p>468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47</text:p>
          </table:table-cell>
          <table:table-cell office:value-type="float" office:value="10.314925" calcext:value-type="float">
            <text:p>10.314925</text:p>
          </table:table-cell>
          <table:table-cell office:value-type="float" office:value="0.00707" calcext:value-type="float">
            <text:p>0.00707</text:p>
          </table:table-cell>
          <table:table-cell office:value-type="float" office:value="0" calcext:value-type="float">
            <text:p>0</text:p>
          </table:table-cell>
          <table:table-cell office:value-type="float" office:value="117230" calcext:value-type="float">
            <text:p>1172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48</text:p>
          </table:table-cell>
          <table:table-cell office:value-type="float" office:value="15.4416" calcext:value-type="float">
            <text:p>15.4416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" calcext:value-type="float">
            <text:p>0</text:p>
          </table:table-cell>
          <table:table-cell office:value-type="float" office:value="5834" calcext:value-type="float">
            <text:p>58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49</text:p>
          </table:table-cell>
          <table:table-cell office:value-type="float" office:value="22.368578" calcext:value-type="float">
            <text:p>22.368578</text:p>
          </table:table-cell>
          <table:table-cell office:value-type="float" office:value="0.001449" calcext:value-type="float">
            <text:p>0.001449</text:p>
          </table:table-cell>
          <table:table-cell office:value-type="float" office:value="0" calcext:value-type="float">
            <text:p>0</text:p>
          </table:table-cell>
          <table:table-cell office:value-type="float" office:value="24392" calcext:value-type="float">
            <text:p>243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50</text:p>
          </table:table-cell>
          <table:table-cell office:value-type="float" office:value="0.19761" calcext:value-type="float">
            <text:p>0.19761</text:p>
          </table:table-cell>
          <table:table-cell office:value-type="float" office:value="0.000857" calcext:value-type="float">
            <text:p>0.000857</text:p>
          </table:table-cell>
          <table:table-cell office:value-type="float" office:value="0" calcext:value-type="float">
            <text:p>0</text:p>
          </table:table-cell>
          <table:table-cell office:value-type="float" office:value="14698" calcext:value-type="float">
            <text:p>146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51</text:p>
          </table:table-cell>
          <table:table-cell office:value-type="float" office:value="8.823247" calcext:value-type="float">
            <text:p>8.823247</text:p>
          </table:table-cell>
          <table:table-cell office:value-type="float" office:value="0.000605" calcext:value-type="float">
            <text:p>0.000605</text:p>
          </table:table-cell>
          <table:table-cell office:value-type="float" office:value="0" calcext:value-type="float">
            <text:p>0</text:p>
          </table:table-cell>
          <table:table-cell office:value-type="float" office:value="8143" calcext:value-type="float">
            <text:p>81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52</text:p>
          </table:table-cell>
          <table:table-cell office:value-type="float" office:value="12.69563" calcext:value-type="float">
            <text:p>12.69563</text:p>
          </table:table-cell>
          <table:table-cell office:value-type="float" office:value="0.002184" calcext:value-type="float">
            <text:p>0.002184</text:p>
          </table:table-cell>
          <table:table-cell office:value-type="float" office:value="0" calcext:value-type="float">
            <text:p>0</text:p>
          </table:table-cell>
          <table:table-cell office:value-type="float" office:value="24378" calcext:value-type="float">
            <text:p>243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53</text:p>
          </table:table-cell>
          <table:table-cell office:value-type="float" office:value="0.130576" calcext:value-type="float">
            <text:p>0.130576</text:p>
          </table:table-cell>
          <table:table-cell office:value-type="float" office:value="0.001506" calcext:value-type="float">
            <text:p>0.001506</text:p>
          </table:table-cell>
          <table:table-cell office:value-type="float" office:value="0" calcext:value-type="float">
            <text:p>0</text:p>
          </table:table-cell>
          <table:table-cell office:value-type="float" office:value="25386" calcext:value-type="float">
            <text:p>253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54</text:p>
          </table:table-cell>
          <table:table-cell office:value-type="float" office:value="3.40068" calcext:value-type="float">
            <text:p>3.40068</text:p>
          </table:table-cell>
          <table:table-cell office:value-type="float" office:value="0.000928" calcext:value-type="float">
            <text:p>0.000928</text:p>
          </table:table-cell>
          <table:table-cell office:value-type="float" office:value="0" calcext:value-type="float">
            <text:p>0</text:p>
          </table:table-cell>
          <table:table-cell office:value-type="float" office:value="15717" calcext:value-type="float">
            <text:p>157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55</text:p>
          </table:table-cell>
          <table:table-cell office:value-type="float" office:value="5.263519" calcext:value-type="float">
            <text:p>5.263519</text:p>
          </table:table-cell>
          <table:table-cell office:value-type="float" office:value="0.002128" calcext:value-type="float">
            <text:p>0.002128</text:p>
          </table:table-cell>
          <table:table-cell office:value-type="float" office:value="0" calcext:value-type="float">
            <text:p>0</text:p>
          </table:table-cell>
          <table:table-cell office:value-type="float" office:value="23571" calcext:value-type="float">
            <text:p>235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56</text:p>
          </table:table-cell>
          <table:table-cell office:value-type="float" office:value="0.096881" calcext:value-type="float">
            <text:p>0.096881</text:p>
          </table:table-cell>
          <table:table-cell office:value-type="float" office:value="0.002362" calcext:value-type="float">
            <text:p>0.002362</text:p>
          </table:table-cell>
          <table:table-cell office:value-type="float" office:value="0" calcext:value-type="float">
            <text:p>0</text:p>
          </table:table-cell>
          <table:table-cell office:value-type="float" office:value="45568" calcext:value-type="float">
            <text:p>455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57</text:p>
          </table:table-cell>
          <table:table-cell office:value-type="float" office:value="2.131378" calcext:value-type="float">
            <text:p>2.131378</text:p>
          </table:table-cell>
          <table:table-cell office:value-type="float" office:value="0.002499" calcext:value-type="float">
            <text:p>0.002499</text:p>
          </table:table-cell>
          <table:table-cell office:value-type="float" office:value="0" calcext:value-type="float">
            <text:p>0</text:p>
          </table:table-cell>
          <table:table-cell office:value-type="float" office:value="45470" calcext:value-type="float">
            <text:p>454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58</text:p>
          </table:table-cell>
          <table:table-cell office:value-type="float" office:value="4.770957" calcext:value-type="float">
            <text:p>4.770957</text:p>
          </table:table-cell>
          <table:table-cell office:value-type="float" office:value="0.002043" calcext:value-type="float">
            <text:p>0.002043</text:p>
          </table:table-cell>
          <table:table-cell office:value-type="float" office:value="0" calcext:value-type="float">
            <text:p>0</text:p>
          </table:table-cell>
          <table:table-cell office:value-type="float" office:value="30598" calcext:value-type="float">
            <text:p>3059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2:59</text:p>
          </table:table-cell>
          <table:table-cell office:value-type="float" office:value="4.422847" calcext:value-type="float">
            <text:p>4.422847</text:p>
          </table:table-cell>
          <table:table-cell office:value-type="float" office:value="0.004365" calcext:value-type="float">
            <text:p>0.004365</text:p>
          </table:table-cell>
          <table:table-cell office:value-type="float" office:value="0" calcext:value-type="float">
            <text:p>0</text:p>
          </table:table-cell>
          <table:table-cell office:value-type="float" office:value="29731" calcext:value-type="float">
            <text:p>2973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3:00</text:p>
          </table:table-cell>
          <table:table-cell office:value-type="float" office:value="4.122376" calcext:value-type="float">
            <text:p>4.122376</text:p>
          </table:table-cell>
          <table:table-cell office:value-type="float" office:value="0.001525" calcext:value-type="float">
            <text:p>0.001525</text:p>
          </table:table-cell>
          <table:table-cell office:value-type="float" office:value="0" calcext:value-type="float">
            <text:p>0</text:p>
          </table:table-cell>
          <table:table-cell office:value-type="float" office:value="24251" calcext:value-type="float">
            <text:p>2425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3:01</text:p>
          </table:table-cell>
          <table:table-cell office:value-type="float" office:value="2.992654" calcext:value-type="float">
            <text:p>2.992654</text:p>
          </table:table-cell>
          <table:table-cell office:value-type="float" office:value="0.002478" calcext:value-type="float">
            <text:p>0.002478</text:p>
          </table:table-cell>
          <table:table-cell office:value-type="float" office:value="0" calcext:value-type="float">
            <text:p>0</text:p>
          </table:table-cell>
          <table:table-cell office:value-type="float" office:value="38531" calcext:value-type="float">
            <text:p>3853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3:02</text:p>
          </table:table-cell>
          <table:table-cell office:value-type="float" office:value="1.86975" calcext:value-type="float">
            <text:p>1.86975</text:p>
          </table:table-cell>
          <table:table-cell office:value-type="float" office:value="0.002421" calcext:value-type="float">
            <text:p>0.002421</text:p>
          </table:table-cell>
          <table:table-cell office:value-type="float" office:value="0" calcext:value-type="float">
            <text:p>0</text:p>
          </table:table-cell>
          <table:table-cell office:value-type="float" office:value="35248" calcext:value-type="float">
            <text:p>3524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3:03</text:p>
          </table:table-cell>
          <table:table-cell office:value-type="float" office:value="3.40006" calcext:value-type="float">
            <text:p>3.40006</text:p>
          </table:table-cell>
          <table:table-cell office:value-type="float" office:value="0.002938" calcext:value-type="float">
            <text:p>0.002938</text:p>
          </table:table-cell>
          <table:table-cell office:value-type="float" office:value="0" calcext:value-type="float">
            <text:p>0</text:p>
          </table:table-cell>
          <table:table-cell office:value-type="float" office:value="40505" calcext:value-type="float">
            <text:p>4050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3:04</text:p>
          </table:table-cell>
          <table:table-cell office:value-type="float" office:value="3.70055" calcext:value-type="float">
            <text:p>3.70055</text:p>
          </table:table-cell>
          <table:table-cell office:value-type="float" office:value="0.002019" calcext:value-type="float">
            <text:p>0.002019</text:p>
          </table:table-cell>
          <table:table-cell office:value-type="float" office:value="0" calcext:value-type="float">
            <text:p>0</text:p>
          </table:table-cell>
          <table:table-cell office:value-type="float" office:value="32818" calcext:value-type="float">
            <text:p>3281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3:05</text:p>
          </table:table-cell>
          <table:table-cell office:value-type="float" office:value="2.107245" calcext:value-type="float">
            <text:p>2.107245</text:p>
          </table:table-cell>
          <table:table-cell office:value-type="float" office:value="0.001727" calcext:value-type="float">
            <text:p>0.001727</text:p>
          </table:table-cell>
          <table:table-cell office:value-type="float" office:value="0" calcext:value-type="float">
            <text:p>0</text:p>
          </table:table-cell>
          <table:table-cell office:value-type="float" office:value="25765" calcext:value-type="float">
            <text:p>2576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3:06</text:p>
          </table:table-cell>
          <table:table-cell office:value-type="float" office:value="3.821037" calcext:value-type="float">
            <text:p>3.821037</text:p>
          </table:table-cell>
          <table:table-cell office:value-type="float" office:value="0.002823" calcext:value-type="float">
            <text:p>0.002823</text:p>
          </table:table-cell>
          <table:table-cell office:value-type="float" office:value="0" calcext:value-type="float">
            <text:p>0</text:p>
          </table:table-cell>
          <table:table-cell office:value-type="float" office:value="37760" calcext:value-type="float">
            <text:p>3776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3:07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7T12:48:37.708256821</dc:date>
    <meta:editing-duration>PT2M8S</meta:editing-duration>
    <meta:editing-cycles>1</meta:editing-cycles>
    <meta:document-statistic meta:table-count="1" meta:cell-count="2296" meta:object-count="4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53cm" svg:y="0.315cm" chart:style-name="ch2">
          <text:p>Test 288, 300 TPS with lots of un-resized files</text:p>
        </chart:title>
        <chart:legend chart:legend-position="end" svg:x="13.366cm" svg:y="3.337cm" style:legend-expansion="high" chart:style-name="ch3"/>
        <chart:plot-area chart:style-name="ch4" table:cell-range-address="test288.C1:test288.G328" chart:data-source-has-labels="row" svg:x="0.32cm" svg:y="1.248cm" svg:width="12.726cm" svg:height="7.572cm">
          <chartooo:coordinate-region svg:x="1.682cm" svg:y="1.369cm" svg:width="11.364cm" svg:height="6.51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est288.C2:test288.C328" chart:label-cell-address="test288.C1:test288.C1" chart:class="chart:bar">
            <chart:data-point chart:repeated="327"/>
          </chart:series>
          <chart:series chart:style-name="ch9" chart:values-cell-range-address="test288.D2:test288.D328" chart:label-cell-address="test288.D1:test288.D1" chart:class="chart:bar">
            <chart:data-point chart:repeated="327"/>
          </chart:series>
          <chart:series chart:style-name="ch10" chart:values-cell-range-address="test288.E2:test288.E328" chart:label-cell-address="test288.E1:test288.E1" chart:class="chart:bar">
            <chart:data-point chart:repeated="327"/>
          </chart:series>
          <chart:series chart:style-name="ch11" chart:values-cell-range-address="test288.F2:test288.F328" chart:label-cell-address="test288.F1:test288.F1" chart:class="chart:bar">
            <chart:data-point chart:repeated="327"/>
          </chart:series>
          <chart:series chart:style-name="ch12" chart:values-cell-range-address="test288.G2:test288.G328" chart:label-cell-address="test288.G1:test288.G1" chart:class="chart:bar">
            <chart:data-point chart:repeated="3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88.C1:test288.C1</svg:desc>
                </draw:g>
              </table:table-cell>
              <table:table-cell office:value-type="string">
                <text:p>xfertime</text:p>
                <draw:g>
                  <svg:desc>test288.D1:test288.D1</svg:desc>
                </draw:g>
              </table:table-cell>
              <table:table-cell office:value-type="string">
                <text:p>thinktime</text:p>
                <draw:g>
                  <svg:desc>test288.E1:test288.E1</svg:desc>
                </draw:g>
              </table:table-cell>
              <table:table-cell office:value-type="string">
                <text:p>bytes</text:p>
                <draw:g>
                  <svg:desc>test288.F1:test288.F1</svg:desc>
                </draw:g>
              </table:table-cell>
              <table:table-cell office:value-type="string">
                <text:p>transactions</text:p>
                <draw:g>
                  <svg:desc>test288.G1:test288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0696">
                <text:p>0.230696</text:p>
                <draw:g>
                  <svg:desc>test288.C2:test288.C328</svg:desc>
                </draw:g>
              </table:table-cell>
              <table:table-cell office:value-type="float" office:value="0.001398">
                <text:p>0.001398</text:p>
                <draw:g>
                  <svg:desc>test288.D2:test288.D328</svg:desc>
                </draw:g>
              </table:table-cell>
              <table:table-cell office:value-type="float" office:value="0">
                <text:p>0</text:p>
                <draw:g>
                  <svg:desc>test288.E2:test288.E328</svg:desc>
                </draw:g>
              </table:table-cell>
              <table:table-cell office:value-type="float" office:value="19130">
                <text:p>19130</text:p>
                <draw:g>
                  <svg:desc>test288.F2:test288.F328</svg:desc>
                </draw:g>
              </table:table-cell>
              <table:table-cell office:value-type="float" office:value="30">
                <text:p>30</text:p>
                <draw:g>
                  <svg:desc>test288.G2:test288.G3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0693">
                <text:p>0.300693</text:p>
              </table:table-cell>
              <table:table-cell office:value-type="float" office:value="0.003988">
                <text:p>0.003988</text:p>
              </table:table-cell>
              <table:table-cell office:value-type="float" office:value="0">
                <text:p>0</text:p>
              </table:table-cell>
              <table:table-cell office:value-type="float" office:value="33306">
                <text:p>3330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75604">
                <text:p>0.375604</text:p>
              </table:table-cell>
              <table:table-cell office:value-type="float" office:value="0.005516">
                <text:p>0.005516</text:p>
              </table:table-cell>
              <table:table-cell office:value-type="float" office:value="0">
                <text:p>0</text:p>
              </table:table-cell>
              <table:table-cell office:value-type="float" office:value="37302">
                <text:p>3730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3459">
                <text:p>0.243459</text:p>
              </table:table-cell>
              <table:table-cell office:value-type="float" office:value="0.003495">
                <text:p>0.003495</text:p>
              </table:table-cell>
              <table:table-cell office:value-type="float" office:value="0">
                <text:p>0</text:p>
              </table:table-cell>
              <table:table-cell office:value-type="float" office:value="35012">
                <text:p>35012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24481">
                <text:p>0.424481</text:p>
              </table:table-cell>
              <table:table-cell office:value-type="float" office:value="0.006015">
                <text:p>0.006015</text:p>
              </table:table-cell>
              <table:table-cell office:value-type="float" office:value="0">
                <text:p>0</text:p>
              </table:table-cell>
              <table:table-cell office:value-type="float" office:value="40869">
                <text:p>40869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7439">
                <text:p>0.277439</text:p>
              </table:table-cell>
              <table:table-cell office:value-type="float" office:value="0.003641">
                <text:p>0.003641</text:p>
              </table:table-cell>
              <table:table-cell office:value-type="float" office:value="0">
                <text:p>0</text:p>
              </table:table-cell>
              <table:table-cell office:value-type="float" office:value="28365">
                <text:p>2836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64054">
                <text:p>2.364054</text:p>
              </table:table-cell>
              <table:table-cell office:value-type="float" office:value="0.003416">
                <text:p>0.003416</text:p>
              </table:table-cell>
              <table:table-cell office:value-type="float" office:value="0">
                <text:p>0</text:p>
              </table:table-cell>
              <table:table-cell office:value-type="float" office:value="33168">
                <text:p>33168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068397">
                <text:p>6.068397</text:p>
              </table:table-cell>
              <table:table-cell office:value-type="float" office:value="0.005949">
                <text:p>0.005949</text:p>
              </table:table-cell>
              <table:table-cell office:value-type="float" office:value="0">
                <text:p>0</text:p>
              </table:table-cell>
              <table:table-cell office:value-type="float" office:value="33988">
                <text:p>33988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071583">
                <text:p>6.071583</text:p>
              </table:table-cell>
              <table:table-cell office:value-type="float" office:value="0.00393">
                <text:p>0.00393</text:p>
              </table:table-cell>
              <table:table-cell office:value-type="float" office:value="0">
                <text:p>0</text:p>
              </table:table-cell>
              <table:table-cell office:value-type="float" office:value="35260">
                <text:p>3526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261382">
                <text:p>5.261382</text:p>
              </table:table-cell>
              <table:table-cell office:value-type="float" office:value="0.002275">
                <text:p>0.002275</text:p>
              </table:table-cell>
              <table:table-cell office:value-type="float" office:value="0">
                <text:p>0</text:p>
              </table:table-cell>
              <table:table-cell office:value-type="float" office:value="26407">
                <text:p>2640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146311">
                <text:p>6.146311</text:p>
              </table:table-cell>
              <table:table-cell office:value-type="float" office:value="0.003859">
                <text:p>0.003859</text:p>
              </table:table-cell>
              <table:table-cell office:value-type="float" office:value="0">
                <text:p>0</text:p>
              </table:table-cell>
              <table:table-cell office:value-type="float" office:value="34045">
                <text:p>3404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03631">
                <text:p>4.503631</text:p>
              </table:table-cell>
              <table:table-cell office:value-type="float" office:value="0.004787">
                <text:p>0.004787</text:p>
              </table:table-cell>
              <table:table-cell office:value-type="float" office:value="0">
                <text:p>0</text:p>
              </table:table-cell>
              <table:table-cell office:value-type="float" office:value="43107">
                <text:p>4310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959628">
                <text:p>5.959628</text:p>
              </table:table-cell>
              <table:table-cell office:value-type="float" office:value="0.003236">
                <text:p>0.003236</text:p>
              </table:table-cell>
              <table:table-cell office:value-type="float" office:value="0">
                <text:p>0</text:p>
              </table:table-cell>
              <table:table-cell office:value-type="float" office:value="37332">
                <text:p>3733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399323">
                <text:p>4.399323</text:p>
              </table:table-cell>
              <table:table-cell office:value-type="float" office:value="0.002766">
                <text:p>0.002766</text:p>
              </table:table-cell>
              <table:table-cell office:value-type="float" office:value="0">
                <text:p>0</text:p>
              </table:table-cell>
              <table:table-cell office:value-type="float" office:value="37132">
                <text:p>3713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07553">
                <text:p>6.07553</text:p>
              </table:table-cell>
              <table:table-cell office:value-type="float" office:value="0.00118">
                <text:p>0.00118</text:p>
              </table:table-cell>
              <table:table-cell office:value-type="float" office:value="0">
                <text:p>0</text:p>
              </table:table-cell>
              <table:table-cell office:value-type="float" office:value="18782">
                <text:p>1878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080369">
                <text:p>4.080369</text:p>
              </table:table-cell>
              <table:table-cell office:value-type="float" office:value="0.00449">
                <text:p>0.00449</text:p>
              </table:table-cell>
              <table:table-cell office:value-type="float" office:value="0">
                <text:p>0</text:p>
              </table:table-cell>
              <table:table-cell office:value-type="float" office:value="27951">
                <text:p>2795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9059">
                <text:p>5.729059</text:p>
              </table:table-cell>
              <table:table-cell office:value-type="float" office:value="0.002349">
                <text:p>0.002349</text:p>
              </table:table-cell>
              <table:table-cell office:value-type="float" office:value="0">
                <text:p>0</text:p>
              </table:table-cell>
              <table:table-cell office:value-type="float" office:value="41527">
                <text:p>4152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914356">
                <text:p>3.914356</text:p>
              </table:table-cell>
              <table:table-cell office:value-type="float" office:value="0.003654">
                <text:p>0.003654</text:p>
              </table:table-cell>
              <table:table-cell office:value-type="float" office:value="0">
                <text:p>0</text:p>
              </table:table-cell>
              <table:table-cell office:value-type="float" office:value="45921">
                <text:p>4592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534901">
                <text:p>4.534901</text:p>
              </table:table-cell>
              <table:table-cell office:value-type="float" office:value="0.002729">
                <text:p>0.002729</text:p>
              </table:table-cell>
              <table:table-cell office:value-type="float" office:value="0">
                <text:p>0</text:p>
              </table:table-cell>
              <table:table-cell office:value-type="float" office:value="47759">
                <text:p>477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369729">
                <text:p>4.369729</text:p>
              </table:table-cell>
              <table:table-cell office:value-type="float" office:value="0.001576">
                <text:p>0.001576</text:p>
              </table:table-cell>
              <table:table-cell office:value-type="float" office:value="0">
                <text:p>0</text:p>
              </table:table-cell>
              <table:table-cell office:value-type="float" office:value="20114">
                <text:p>201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601331">
                <text:p>5.601331</text:p>
              </table:table-cell>
              <table:table-cell office:value-type="float" office:value="0.001308">
                <text:p>0.001308</text:p>
              </table:table-cell>
              <table:table-cell office:value-type="float" office:value="0">
                <text:p>0</text:p>
              </table:table-cell>
              <table:table-cell office:value-type="float" office:value="19624">
                <text:p>1962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794776">
                <text:p>4.794776</text:p>
              </table:table-cell>
              <table:table-cell office:value-type="float" office:value="0.002191">
                <text:p>0.002191</text:p>
              </table:table-cell>
              <table:table-cell office:value-type="float" office:value="0">
                <text:p>0</text:p>
              </table:table-cell>
              <table:table-cell office:value-type="float" office:value="35013">
                <text:p>350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836446">
                <text:p>6.836446</text:p>
              </table:table-cell>
              <table:table-cell office:value-type="float" office:value="0.000963">
                <text:p>0.000963</text:p>
              </table:table-cell>
              <table:table-cell office:value-type="float" office:value="0">
                <text:p>0</text:p>
              </table:table-cell>
              <table:table-cell office:value-type="float" office:value="17952">
                <text:p>1795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738849">
                <text:p>4.738849</text:p>
              </table:table-cell>
              <table:table-cell office:value-type="float" office:value="0.001865">
                <text:p>0.001865</text:p>
              </table:table-cell>
              <table:table-cell office:value-type="float" office:value="0">
                <text:p>0</text:p>
              </table:table-cell>
              <table:table-cell office:value-type="float" office:value="25770">
                <text:p>257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26606">
                <text:p>2.926606</text:p>
              </table:table-cell>
              <table:table-cell office:value-type="float" office:value="0.001755">
                <text:p>0.001755</text:p>
              </table:table-cell>
              <table:table-cell office:value-type="float" office:value="0">
                <text:p>0</text:p>
              </table:table-cell>
              <table:table-cell office:value-type="float" office:value="26703">
                <text:p>2670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45016">
                <text:p>2.645016</text:p>
              </table:table-cell>
              <table:table-cell office:value-type="float" office:value="0.001851">
                <text:p>0.001851</text:p>
              </table:table-cell>
              <table:table-cell office:value-type="float" office:value="0">
                <text:p>0</text:p>
              </table:table-cell>
              <table:table-cell office:value-type="float" office:value="37596">
                <text:p>375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92089">
                <text:p>5.492089</text:p>
              </table:table-cell>
              <table:table-cell office:value-type="float" office:value="0.004057">
                <text:p>0.004057</text:p>
              </table:table-cell>
              <table:table-cell office:value-type="float" office:value="0">
                <text:p>0</text:p>
              </table:table-cell>
              <table:table-cell office:value-type="float" office:value="28437">
                <text:p>2843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989525">
                <text:p>4.989525</text:p>
              </table:table-cell>
              <table:table-cell office:value-type="float" office:value="0.002287">
                <text:p>0.002287</text:p>
              </table:table-cell>
              <table:table-cell office:value-type="float" office:value="0">
                <text:p>0</text:p>
              </table:table-cell>
              <table:table-cell office:value-type="float" office:value="36971">
                <text:p>3697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891553">
                <text:p>5.891553</text:p>
              </table:table-cell>
              <table:table-cell office:value-type="float" office:value="0.00131">
                <text:p>0.00131</text:p>
              </table:table-cell>
              <table:table-cell office:value-type="float" office:value="0">
                <text:p>0</text:p>
              </table:table-cell>
              <table:table-cell office:value-type="float" office:value="28025">
                <text:p>2802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191387">
                <text:p>4.191387</text:p>
              </table:table-cell>
              <table:table-cell office:value-type="float" office:value="0.001028">
                <text:p>0.001028</text:p>
              </table:table-cell>
              <table:table-cell office:value-type="float" office:value="0">
                <text:p>0</text:p>
              </table:table-cell>
              <table:table-cell office:value-type="float" office:value="24683">
                <text:p>2468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469292">
                <text:p>4.469292</text:p>
              </table:table-cell>
              <table:table-cell office:value-type="float" office:value="0.001344">
                <text:p>0.001344</text:p>
              </table:table-cell>
              <table:table-cell office:value-type="float" office:value="0">
                <text:p>0</text:p>
              </table:table-cell>
              <table:table-cell office:value-type="float" office:value="25749">
                <text:p>257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976553">
                <text:p>4.976553</text:p>
              </table:table-cell>
              <table:table-cell office:value-type="float" office:value="0.001565">
                <text:p>0.001565</text:p>
              </table:table-cell>
              <table:table-cell office:value-type="float" office:value="0">
                <text:p>0</text:p>
              </table:table-cell>
              <table:table-cell office:value-type="float" office:value="25042">
                <text:p>2504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542692">
                <text:p>4.542692</text:p>
              </table:table-cell>
              <table:table-cell office:value-type="float" office:value="0.002094">
                <text:p>0.002094</text:p>
              </table:table-cell>
              <table:table-cell office:value-type="float" office:value="0">
                <text:p>0</text:p>
              </table:table-cell>
              <table:table-cell office:value-type="float" office:value="34906">
                <text:p>349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198822">
                <text:p>8.198822</text:p>
              </table:table-cell>
              <table:table-cell office:value-type="float" office:value="0.001208">
                <text:p>0.001208</text:p>
              </table:table-cell>
              <table:table-cell office:value-type="float" office:value="0">
                <text:p>0</text:p>
              </table:table-cell>
              <table:table-cell office:value-type="float" office:value="27648">
                <text:p>276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64879">
                <text:p>6.64879</text:p>
              </table:table-cell>
              <table:table-cell office:value-type="float" office:value="0.003833">
                <text:p>0.003833</text:p>
              </table:table-cell>
              <table:table-cell office:value-type="float" office:value="0">
                <text:p>0</text:p>
              </table:table-cell>
              <table:table-cell office:value-type="float" office:value="25532">
                <text:p>2553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081183">
                <text:p>7.081183</text:p>
              </table:table-cell>
              <table:table-cell office:value-type="float" office:value="0.001247">
                <text:p>0.001247</text:p>
              </table:table-cell>
              <table:table-cell office:value-type="float" office:value="0">
                <text:p>0</text:p>
              </table:table-cell>
              <table:table-cell office:value-type="float" office:value="24127">
                <text:p>2412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474927">
                <text:p>6.474927</text:p>
              </table:table-cell>
              <table:table-cell office:value-type="float" office:value="0.002501">
                <text:p>0.002501</text:p>
              </table:table-cell>
              <table:table-cell office:value-type="float" office:value="0">
                <text:p>0</text:p>
              </table:table-cell>
              <table:table-cell office:value-type="float" office:value="34969">
                <text:p>3496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589837">
                <text:p>6.589837</text:p>
              </table:table-cell>
              <table:table-cell office:value-type="float" office:value="0.001808">
                <text:p>0.001808</text:p>
              </table:table-cell>
              <table:table-cell office:value-type="float" office:value="0">
                <text:p>0</text:p>
              </table:table-cell>
              <table:table-cell office:value-type="float" office:value="26159">
                <text:p>2615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522359">
                <text:p>6.522359</text:p>
              </table:table-cell>
              <table:table-cell office:value-type="float" office:value="0.002509">
                <text:p>0.002509</text:p>
              </table:table-cell>
              <table:table-cell office:value-type="float" office:value="0">
                <text:p>0</text:p>
              </table:table-cell>
              <table:table-cell office:value-type="float" office:value="45406">
                <text:p>4540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446438">
                <text:p>7.446438</text:p>
              </table:table-cell>
              <table:table-cell office:value-type="float" office:value="0.002063">
                <text:p>0.002063</text:p>
              </table:table-cell>
              <table:table-cell office:value-type="float" office:value="0">
                <text:p>0</text:p>
              </table:table-cell>
              <table:table-cell office:value-type="float" office:value="38156">
                <text:p>381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280048">
                <text:p>6.280048</text:p>
              </table:table-cell>
              <table:table-cell office:value-type="float" office:value="0.001248">
                <text:p>0.001248</text:p>
              </table:table-cell>
              <table:table-cell office:value-type="float" office:value="0">
                <text:p>0</text:p>
              </table:table-cell>
              <table:table-cell office:value-type="float" office:value="21094">
                <text:p>2109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950531">
                <text:p>6.950531</text:p>
              </table:table-cell>
              <table:table-cell office:value-type="float" office:value="0.000944">
                <text:p>0.000944</text:p>
              </table:table-cell>
              <table:table-cell office:value-type="float" office:value="0">
                <text:p>0</text:p>
              </table:table-cell>
              <table:table-cell office:value-type="float" office:value="21502">
                <text:p>2150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934489">
                <text:p>4.934489</text:p>
              </table:table-cell>
              <table:table-cell office:value-type="float" office:value="0.001356">
                <text:p>0.001356</text:p>
              </table:table-cell>
              <table:table-cell office:value-type="float" office:value="0">
                <text:p>0</text:p>
              </table:table-cell>
              <table:table-cell office:value-type="float" office:value="27606">
                <text:p>2760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081593">
                <text:p>7.081593</text:p>
              </table:table-cell>
              <table:table-cell office:value-type="float" office:value="0.00166">
                <text:p>0.00166</text:p>
              </table:table-cell>
              <table:table-cell office:value-type="float" office:value="0">
                <text:p>0</text:p>
              </table:table-cell>
              <table:table-cell office:value-type="float" office:value="35570">
                <text:p>355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19708">
                <text:p>2.19708</text:p>
              </table:table-cell>
              <table:table-cell office:value-type="float" office:value="0.001011">
                <text:p>0.001011</text:p>
              </table:table-cell>
              <table:table-cell office:value-type="float" office:value="0">
                <text:p>0</text:p>
              </table:table-cell>
              <table:table-cell office:value-type="float" office:value="33498">
                <text:p>334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189587">
                <text:p>6.189587</text:p>
              </table:table-cell>
              <table:table-cell office:value-type="float" office:value="0.001427">
                <text:p>0.001427</text:p>
              </table:table-cell>
              <table:table-cell office:value-type="float" office:value="0">
                <text:p>0</text:p>
              </table:table-cell>
              <table:table-cell office:value-type="float" office:value="34700">
                <text:p>347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500131">
                <text:p>4.500131</text:p>
              </table:table-cell>
              <table:table-cell office:value-type="float" office:value="0.001048">
                <text:p>0.001048</text:p>
              </table:table-cell>
              <table:table-cell office:value-type="float" office:value="0">
                <text:p>0</text:p>
              </table:table-cell>
              <table:table-cell office:value-type="float" office:value="28358">
                <text:p>2835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612845">
                <text:p>4.612845</text:p>
              </table:table-cell>
              <table:table-cell office:value-type="float" office:value="0.001263">
                <text:p>0.001263</text:p>
              </table:table-cell>
              <table:table-cell office:value-type="float" office:value="0">
                <text:p>0</text:p>
              </table:table-cell>
              <table:table-cell office:value-type="float" office:value="41689">
                <text:p>416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493787">
                <text:p>5.493787</text:p>
              </table:table-cell>
              <table:table-cell office:value-type="float" office:value="0.001244">
                <text:p>0.001244</text:p>
              </table:table-cell>
              <table:table-cell office:value-type="float" office:value="0">
                <text:p>0</text:p>
              </table:table-cell>
              <table:table-cell office:value-type="float" office:value="28336">
                <text:p>283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21442">
                <text:p>1.021442</text:p>
              </table:table-cell>
              <table:table-cell office:value-type="float" office:value="0.000481">
                <text:p>0.000481</text:p>
              </table:table-cell>
              <table:table-cell office:value-type="float" office:value="0">
                <text:p>0</text:p>
              </table:table-cell>
              <table:table-cell office:value-type="float" office:value="20641">
                <text:p>206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889854">
                <text:p>7.889854</text:p>
              </table:table-cell>
              <table:table-cell office:value-type="float" office:value="0.001231">
                <text:p>0.001231</text:p>
              </table:table-cell>
              <table:table-cell office:value-type="float" office:value="0">
                <text:p>0</text:p>
              </table:table-cell>
              <table:table-cell office:value-type="float" office:value="27597">
                <text:p>275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4875">
                <text:p>0.14875</text:p>
              </table:table-cell>
              <table:table-cell office:value-type="float" office:value="0.001772">
                <text:p>0.001772</text:p>
              </table:table-cell>
              <table:table-cell office:value-type="float" office:value="0">
                <text:p>0</text:p>
              </table:table-cell>
              <table:table-cell office:value-type="float" office:value="48378">
                <text:p>483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871854">
                <text:p>6.871854</text:p>
              </table:table-cell>
              <table:table-cell office:value-type="float" office:value="0.000676">
                <text:p>0.000676</text:p>
              </table:table-cell>
              <table:table-cell office:value-type="float" office:value="0">
                <text:p>0</text:p>
              </table:table-cell>
              <table:table-cell office:value-type="float" office:value="28920">
                <text:p>289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955332">
                <text:p>10.955332</text:p>
              </table:table-cell>
              <table:table-cell office:value-type="float" office:value="0.000778">
                <text:p>0.000778</text:p>
              </table:table-cell>
              <table:table-cell office:value-type="float" office:value="0">
                <text:p>0</text:p>
              </table:table-cell>
              <table:table-cell office:value-type="float" office:value="22759">
                <text:p>227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.634201">
                <text:p>22.634201</text:p>
              </table:table-cell>
              <table:table-cell office:value-type="float" office:value="0.000475">
                <text:p>0.000475</text:p>
              </table:table-cell>
              <table:table-cell office:value-type="float" office:value="0">
                <text:p>0</text:p>
              </table:table-cell>
              <table:table-cell office:value-type="float" office:value="16697">
                <text:p>166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0141">
                <text:p>0.10141</text:p>
              </table:table-cell>
              <table:table-cell office:value-type="float" office:value="0.002855">
                <text:p>0.002855</text:p>
              </table:table-cell>
              <table:table-cell office:value-type="float" office:value="0">
                <text:p>0</text:p>
              </table:table-cell>
              <table:table-cell office:value-type="float" office:value="71375">
                <text:p>713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19825">
                <text:p>0.119825</text:p>
              </table:table-cell>
              <table:table-cell office:value-type="float" office:value="0.00154">
                <text:p>0.00154</text:p>
              </table:table-cell>
              <table:table-cell office:value-type="float" office:value="0">
                <text:p>0</text:p>
              </table:table-cell>
              <table:table-cell office:value-type="float" office:value="31042">
                <text:p>310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689214">
                <text:p>4.689214</text:p>
              </table:table-cell>
              <table:table-cell office:value-type="float" office:value="0.000816">
                <text:p>0.000816</text:p>
              </table:table-cell>
              <table:table-cell office:value-type="float" office:value="0">
                <text:p>0</text:p>
              </table:table-cell>
              <table:table-cell office:value-type="float" office:value="19208">
                <text:p>192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075835">
                <text:p>4.075835</text:p>
              </table:table-cell>
              <table:table-cell office:value-type="float" office:value="0.00116">
                <text:p>0.00116</text:p>
              </table:table-cell>
              <table:table-cell office:value-type="float" office:value="0">
                <text:p>0</text:p>
              </table:table-cell>
              <table:table-cell office:value-type="float" office:value="28401">
                <text:p>284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360426">
                <text:p>4.360426</text:p>
              </table:table-cell>
              <table:table-cell office:value-type="float" office:value="0.00182">
                <text:p>0.00182</text:p>
              </table:table-cell>
              <table:table-cell office:value-type="float" office:value="0">
                <text:p>0</text:p>
              </table:table-cell>
              <table:table-cell office:value-type="float" office:value="25289">
                <text:p>2528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763544">
                <text:p>4.763544</text:p>
              </table:table-cell>
              <table:table-cell office:value-type="float" office:value="0.001067">
                <text:p>0.001067</text:p>
              </table:table-cell>
              <table:table-cell office:value-type="float" office:value="0">
                <text:p>0</text:p>
              </table:table-cell>
              <table:table-cell office:value-type="float" office:value="22596">
                <text:p>2259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499672">
                <text:p>3.499672</text:p>
              </table:table-cell>
              <table:table-cell office:value-type="float" office:value="0.002379">
                <text:p>0.002379</text:p>
              </table:table-cell>
              <table:table-cell office:value-type="float" office:value="0">
                <text:p>0</text:p>
              </table:table-cell>
              <table:table-cell office:value-type="float" office:value="41315">
                <text:p>4131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200278">
                <text:p>4.200278</text:p>
              </table:table-cell>
              <table:table-cell office:value-type="float" office:value="0.002107">
                <text:p>0.002107</text:p>
              </table:table-cell>
              <table:table-cell office:value-type="float" office:value="0">
                <text:p>0</text:p>
              </table:table-cell>
              <table:table-cell office:value-type="float" office:value="42805">
                <text:p>4280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743501">
                <text:p>6.743501</text:p>
              </table:table-cell>
              <table:table-cell office:value-type="float" office:value="0.003233">
                <text:p>0.003233</text:p>
              </table:table-cell>
              <table:table-cell office:value-type="float" office:value="0">
                <text:p>0</text:p>
              </table:table-cell>
              <table:table-cell office:value-type="float" office:value="40905">
                <text:p>4090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591982">
                <text:p>3.591982</text:p>
              </table:table-cell>
              <table:table-cell office:value-type="float" office:value="0.001701">
                <text:p>0.001701</text:p>
              </table:table-cell>
              <table:table-cell office:value-type="float" office:value="0">
                <text:p>0</text:p>
              </table:table-cell>
              <table:table-cell office:value-type="float" office:value="27425">
                <text:p>274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366611">
                <text:p>3.366611</text:p>
              </table:table-cell>
              <table:table-cell office:value-type="float" office:value="0.001862">
                <text:p>0.001862</text:p>
              </table:table-cell>
              <table:table-cell office:value-type="float" office:value="0">
                <text:p>0</text:p>
              </table:table-cell>
              <table:table-cell office:value-type="float" office:value="30106">
                <text:p>3010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094025">
                <text:p>3.094025</text:p>
              </table:table-cell>
              <table:table-cell office:value-type="float" office:value="0.001478">
                <text:p>0.001478</text:p>
              </table:table-cell>
              <table:table-cell office:value-type="float" office:value="0">
                <text:p>0</text:p>
              </table:table-cell>
              <table:table-cell office:value-type="float" office:value="37079">
                <text:p>3707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25521">
                <text:p>1.525521</text:p>
              </table:table-cell>
              <table:table-cell office:value-type="float" office:value="0.002803">
                <text:p>0.002803</text:p>
              </table:table-cell>
              <table:table-cell office:value-type="float" office:value="0">
                <text:p>0</text:p>
              </table:table-cell>
              <table:table-cell office:value-type="float" office:value="51958">
                <text:p>519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603286">
                <text:p>3.603286</text:p>
              </table:table-cell>
              <table:table-cell office:value-type="float" office:value="0.000931">
                <text:p>0.000931</text:p>
              </table:table-cell>
              <table:table-cell office:value-type="float" office:value="0">
                <text:p>0</text:p>
              </table:table-cell>
              <table:table-cell office:value-type="float" office:value="23822">
                <text:p>238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639478">
                <text:p>2.639478</text:p>
              </table:table-cell>
              <table:table-cell office:value-type="float" office:value="0.00176">
                <text:p>0.00176</text:p>
              </table:table-cell>
              <table:table-cell office:value-type="float" office:value="0">
                <text:p>0</text:p>
              </table:table-cell>
              <table:table-cell office:value-type="float" office:value="26917">
                <text:p>269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168173">
                <text:p>3.168173</text:p>
              </table:table-cell>
              <table:table-cell office:value-type="float" office:value="0.001915">
                <text:p>0.001915</text:p>
              </table:table-cell>
              <table:table-cell office:value-type="float" office:value="0">
                <text:p>0</text:p>
              </table:table-cell>
              <table:table-cell office:value-type="float" office:value="31270">
                <text:p>312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116163">
                <text:p>3.116163</text:p>
              </table:table-cell>
              <table:table-cell office:value-type="float" office:value="0.001285">
                <text:p>0.001285</text:p>
              </table:table-cell>
              <table:table-cell office:value-type="float" office:value="0">
                <text:p>0</text:p>
              </table:table-cell>
              <table:table-cell office:value-type="float" office:value="30538">
                <text:p>3053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513136">
                <text:p>2.513136</text:p>
              </table:table-cell>
              <table:table-cell office:value-type="float" office:value="0.001804">
                <text:p>0.001804</text:p>
              </table:table-cell>
              <table:table-cell office:value-type="float" office:value="0">
                <text:p>0</text:p>
              </table:table-cell>
              <table:table-cell office:value-type="float" office:value="38287">
                <text:p>3828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048919">
                <text:p>2.048919</text:p>
              </table:table-cell>
              <table:table-cell office:value-type="float" office:value="0.002365">
                <text:p>0.002365</text:p>
              </table:table-cell>
              <table:table-cell office:value-type="float" office:value="0">
                <text:p>0</text:p>
              </table:table-cell>
              <table:table-cell office:value-type="float" office:value="38193">
                <text:p>3819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670214">
                <text:p>4.670214</text:p>
              </table:table-cell>
              <table:table-cell office:value-type="float" office:value="0.001458">
                <text:p>0.001458</text:p>
              </table:table-cell>
              <table:table-cell office:value-type="float" office:value="0">
                <text:p>0</text:p>
              </table:table-cell>
              <table:table-cell office:value-type="float" office:value="34574">
                <text:p>3457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9568">
                <text:p>2.49568</text:p>
              </table:table-cell>
              <table:table-cell office:value-type="float" office:value="0.001512">
                <text:p>0.001512</text:p>
              </table:table-cell>
              <table:table-cell office:value-type="float" office:value="0">
                <text:p>0</text:p>
              </table:table-cell>
              <table:table-cell office:value-type="float" office:value="38847">
                <text:p>388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89071">
                <text:p>2.589071</text:p>
              </table:table-cell>
              <table:table-cell office:value-type="float" office:value="0.001626">
                <text:p>0.001626</text:p>
              </table:table-cell>
              <table:table-cell office:value-type="float" office:value="0">
                <text:p>0</text:p>
              </table:table-cell>
              <table:table-cell office:value-type="float" office:value="25524">
                <text:p>2552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05034">
                <text:p>4.05034</text:p>
              </table:table-cell>
              <table:table-cell office:value-type="float" office:value="0.002192">
                <text:p>0.002192</text:p>
              </table:table-cell>
              <table:table-cell office:value-type="float" office:value="0">
                <text:p>0</text:p>
              </table:table-cell>
              <table:table-cell office:value-type="float" office:value="39652">
                <text:p>3965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8985">
                <text:p>2.78985</text:p>
              </table:table-cell>
              <table:table-cell office:value-type="float" office:value="0.001312">
                <text:p>0.001312</text:p>
              </table:table-cell>
              <table:table-cell office:value-type="float" office:value="0">
                <text:p>0</text:p>
              </table:table-cell>
              <table:table-cell office:value-type="float" office:value="31313">
                <text:p>3131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186319">
                <text:p>3.186319</text:p>
              </table:table-cell>
              <table:table-cell office:value-type="float" office:value="0.00491">
                <text:p>0.00491</text:p>
              </table:table-cell>
              <table:table-cell office:value-type="float" office:value="0">
                <text:p>0</text:p>
              </table:table-cell>
              <table:table-cell office:value-type="float" office:value="35918">
                <text:p>3591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407863">
                <text:p>3.407863</text:p>
              </table:table-cell>
              <table:table-cell office:value-type="float" office:value="0.002336">
                <text:p>0.002336</text:p>
              </table:table-cell>
              <table:table-cell office:value-type="float" office:value="0">
                <text:p>0</text:p>
              </table:table-cell>
              <table:table-cell office:value-type="float" office:value="35640">
                <text:p>356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750891">
                <text:p>3.750891</text:p>
              </table:table-cell>
              <table:table-cell office:value-type="float" office:value="0.002503">
                <text:p>0.002503</text:p>
              </table:table-cell>
              <table:table-cell office:value-type="float" office:value="0">
                <text:p>0</text:p>
              </table:table-cell>
              <table:table-cell office:value-type="float" office:value="36801">
                <text:p>3680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011637">
                <text:p>4.011637</text:p>
              </table:table-cell>
              <table:table-cell office:value-type="float" office:value="0.001186">
                <text:p>0.001186</text:p>
              </table:table-cell>
              <table:table-cell office:value-type="float" office:value="0">
                <text:p>0</text:p>
              </table:table-cell>
              <table:table-cell office:value-type="float" office:value="22173">
                <text:p>221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909382">
                <text:p>3.909382</text:p>
              </table:table-cell>
              <table:table-cell office:value-type="float" office:value="0.004251">
                <text:p>0.004251</text:p>
              </table:table-cell>
              <table:table-cell office:value-type="float" office:value="0">
                <text:p>0</text:p>
              </table:table-cell>
              <table:table-cell office:value-type="float" office:value="32759">
                <text:p>3275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574639">
                <text:p>3.574639</text:p>
              </table:table-cell>
              <table:table-cell office:value-type="float" office:value="0.00161">
                <text:p>0.00161</text:p>
              </table:table-cell>
              <table:table-cell office:value-type="float" office:value="0">
                <text:p>0</text:p>
              </table:table-cell>
              <table:table-cell office:value-type="float" office:value="22352">
                <text:p>2235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689302">
                <text:p>2.689302</text:p>
              </table:table-cell>
              <table:table-cell office:value-type="float" office:value="0.002043">
                <text:p>0.002043</text:p>
              </table:table-cell>
              <table:table-cell office:value-type="float" office:value="0">
                <text:p>0</text:p>
              </table:table-cell>
              <table:table-cell office:value-type="float" office:value="35173">
                <text:p>3517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476717">
                <text:p>4.476717</text:p>
              </table:table-cell>
              <table:table-cell office:value-type="float" office:value="0.001543">
                <text:p>0.001543</text:p>
              </table:table-cell>
              <table:table-cell office:value-type="float" office:value="0">
                <text:p>0</text:p>
              </table:table-cell>
              <table:table-cell office:value-type="float" office:value="22656">
                <text:p>226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737917">
                <text:p>4.737917</text:p>
              </table:table-cell>
              <table:table-cell office:value-type="float" office:value="0.001558">
                <text:p>0.001558</text:p>
              </table:table-cell>
              <table:table-cell office:value-type="float" office:value="0">
                <text:p>0</text:p>
              </table:table-cell>
              <table:table-cell office:value-type="float" office:value="27661">
                <text:p>2766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027924">
                <text:p>5.027924</text:p>
              </table:table-cell>
              <table:table-cell office:value-type="float" office:value="0.003735">
                <text:p>0.003735</text:p>
              </table:table-cell>
              <table:table-cell office:value-type="float" office:value="0">
                <text:p>0</text:p>
              </table:table-cell>
              <table:table-cell office:value-type="float" office:value="24495">
                <text:p>2449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240194">
                <text:p>4.240194</text:p>
              </table:table-cell>
              <table:table-cell office:value-type="float" office:value="0.001957">
                <text:p>0.001957</text:p>
              </table:table-cell>
              <table:table-cell office:value-type="float" office:value="0">
                <text:p>0</text:p>
              </table:table-cell>
              <table:table-cell office:value-type="float" office:value="37676">
                <text:p>3767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398774">
                <text:p>5.398774</text:p>
              </table:table-cell>
              <table:table-cell office:value-type="float" office:value="0.001829">
                <text:p>0.001829</text:p>
              </table:table-cell>
              <table:table-cell office:value-type="float" office:value="0">
                <text:p>0</text:p>
              </table:table-cell>
              <table:table-cell office:value-type="float" office:value="32415">
                <text:p>3241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78753">
                <text:p>4.78753</text:p>
              </table:table-cell>
              <table:table-cell office:value-type="float" office:value="0.001502">
                <text:p>0.001502</text:p>
              </table:table-cell>
              <table:table-cell office:value-type="float" office:value="0">
                <text:p>0</text:p>
              </table:table-cell>
              <table:table-cell office:value-type="float" office:value="35466">
                <text:p>3546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604754">
                <text:p>3.604754</text:p>
              </table:table-cell>
              <table:table-cell office:value-type="float" office:value="0.002155">
                <text:p>0.002155</text:p>
              </table:table-cell>
              <table:table-cell office:value-type="float" office:value="0">
                <text:p>0</text:p>
              </table:table-cell>
              <table:table-cell office:value-type="float" office:value="42069">
                <text:p>4206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605029">
                <text:p>3.605029</text:p>
              </table:table-cell>
              <table:table-cell office:value-type="float" office:value="0.001592">
                <text:p>0.001592</text:p>
              </table:table-cell>
              <table:table-cell office:value-type="float" office:value="0">
                <text:p>0</text:p>
              </table:table-cell>
              <table:table-cell office:value-type="float" office:value="25317">
                <text:p>2531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216186">
                <text:p>6.216186</text:p>
              </table:table-cell>
              <table:table-cell office:value-type="float" office:value="0.001106">
                <text:p>0.001106</text:p>
              </table:table-cell>
              <table:table-cell office:value-type="float" office:value="0">
                <text:p>0</text:p>
              </table:table-cell>
              <table:table-cell office:value-type="float" office:value="26237">
                <text:p>2623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051225">
                <text:p>5.051225</text:p>
              </table:table-cell>
              <table:table-cell office:value-type="float" office:value="0.001217">
                <text:p>0.001217</text:p>
              </table:table-cell>
              <table:table-cell office:value-type="float" office:value="0">
                <text:p>0</text:p>
              </table:table-cell>
              <table:table-cell office:value-type="float" office:value="24232">
                <text:p>2423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15193">
                <text:p>1.915193</text:p>
              </table:table-cell>
              <table:table-cell office:value-type="float" office:value="0.001437">
                <text:p>0.001437</text:p>
              </table:table-cell>
              <table:table-cell office:value-type="float" office:value="0">
                <text:p>0</text:p>
              </table:table-cell>
              <table:table-cell office:value-type="float" office:value="34269">
                <text:p>3426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164361">
                <text:p>4.164361</text:p>
              </table:table-cell>
              <table:table-cell office:value-type="float" office:value="0.001123">
                <text:p>0.001123</text:p>
              </table:table-cell>
              <table:table-cell office:value-type="float" office:value="0">
                <text:p>0</text:p>
              </table:table-cell>
              <table:table-cell office:value-type="float" office:value="25245">
                <text:p>252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089854">
                <text:p>4.089854</text:p>
              </table:table-cell>
              <table:table-cell office:value-type="float" office:value="0.002219">
                <text:p>0.002219</text:p>
              </table:table-cell>
              <table:table-cell office:value-type="float" office:value="0">
                <text:p>0</text:p>
              </table:table-cell>
              <table:table-cell office:value-type="float" office:value="48823">
                <text:p>488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276624">
                <text:p>2.276624</text:p>
              </table:table-cell>
              <table:table-cell office:value-type="float" office:value="0.001735">
                <text:p>0.001735</text:p>
              </table:table-cell>
              <table:table-cell office:value-type="float" office:value="0">
                <text:p>0</text:p>
              </table:table-cell>
              <table:table-cell office:value-type="float" office:value="32969">
                <text:p>3296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81597">
                <text:p>6.81597</text:p>
              </table:table-cell>
              <table:table-cell office:value-type="float" office:value="0.000829">
                <text:p>0.000829</text:p>
              </table:table-cell>
              <table:table-cell office:value-type="float" office:value="0">
                <text:p>0</text:p>
              </table:table-cell>
              <table:table-cell office:value-type="float" office:value="24891">
                <text:p>2489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79502">
                <text:p>0.879502</text:p>
              </table:table-cell>
              <table:table-cell office:value-type="float" office:value="0.001089">
                <text:p>0.001089</text:p>
              </table:table-cell>
              <table:table-cell office:value-type="float" office:value="0">
                <text:p>0</text:p>
              </table:table-cell>
              <table:table-cell office:value-type="float" office:value="35503">
                <text:p>3550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991379">
                <text:p>1.991379</text:p>
              </table:table-cell>
              <table:table-cell office:value-type="float" office:value="0.000887">
                <text:p>0.000887</text:p>
              </table:table-cell>
              <table:table-cell office:value-type="float" office:value="0">
                <text:p>0</text:p>
              </table:table-cell>
              <table:table-cell office:value-type="float" office:value="25480">
                <text:p>2548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328766">
                <text:p>5.328766</text:p>
              </table:table-cell>
              <table:table-cell office:value-type="float" office:value="0.002548">
                <text:p>0.002548</text:p>
              </table:table-cell>
              <table:table-cell office:value-type="float" office:value="0">
                <text:p>0</text:p>
              </table:table-cell>
              <table:table-cell office:value-type="float" office:value="43191">
                <text:p>4319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17364">
                <text:p>2.17364</text:p>
              </table:table-cell>
              <table:table-cell office:value-type="float" office:value="0.000883">
                <text:p>0.000883</text:p>
              </table:table-cell>
              <table:table-cell office:value-type="float" office:value="0">
                <text:p>0</text:p>
              </table:table-cell>
              <table:table-cell office:value-type="float" office:value="29106">
                <text:p>291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933137">
                <text:p>1.933137</text:p>
              </table:table-cell>
              <table:table-cell office:value-type="float" office:value="0.002533">
                <text:p>0.002533</text:p>
              </table:table-cell>
              <table:table-cell office:value-type="float" office:value="0">
                <text:p>0</text:p>
              </table:table-cell>
              <table:table-cell office:value-type="float" office:value="54978">
                <text:p>549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637494">
                <text:p>2.637494</text:p>
              </table:table-cell>
              <table:table-cell office:value-type="float" office:value="0.001333">
                <text:p>0.001333</text:p>
              </table:table-cell>
              <table:table-cell office:value-type="float" office:value="0">
                <text:p>0</text:p>
              </table:table-cell>
              <table:table-cell office:value-type="float" office:value="25995">
                <text:p>259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163641">
                <text:p>1.163641</text:p>
              </table:table-cell>
              <table:table-cell office:value-type="float" office:value="0.002712">
                <text:p>0.002712</text:p>
              </table:table-cell>
              <table:table-cell office:value-type="float" office:value="0">
                <text:p>0</text:p>
              </table:table-cell>
              <table:table-cell office:value-type="float" office:value="56641">
                <text:p>566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739438">
                <text:p>5.739438</text:p>
              </table:table-cell>
              <table:table-cell office:value-type="float" office:value="0.00105">
                <text:p>0.00105</text:p>
              </table:table-cell>
              <table:table-cell office:value-type="float" office:value="0">
                <text:p>0</text:p>
              </table:table-cell>
              <table:table-cell office:value-type="float" office:value="30613">
                <text:p>306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290503">
                <text:p>4.290503</text:p>
              </table:table-cell>
              <table:table-cell office:value-type="float" office:value="0.001363">
                <text:p>0.001363</text:p>
              </table:table-cell>
              <table:table-cell office:value-type="float" office:value="0">
                <text:p>0</text:p>
              </table:table-cell>
              <table:table-cell office:value-type="float" office:value="13544">
                <text:p>135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212063">
                <text:p>4.212063</text:p>
              </table:table-cell>
              <table:table-cell office:value-type="float" office:value="0.003238">
                <text:p>0.003238</text:p>
              </table:table-cell>
              <table:table-cell office:value-type="float" office:value="0">
                <text:p>0</text:p>
              </table:table-cell>
              <table:table-cell office:value-type="float" office:value="26763">
                <text:p>2676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440274">
                <text:p>3.440274</text:p>
              </table:table-cell>
              <table:table-cell office:value-type="float" office:value="0.002012">
                <text:p>0.002012</text:p>
              </table:table-cell>
              <table:table-cell office:value-type="float" office:value="0">
                <text:p>0</text:p>
              </table:table-cell>
              <table:table-cell office:value-type="float" office:value="34722">
                <text:p>3472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224953">
                <text:p>3.224953</text:p>
              </table:table-cell>
              <table:table-cell office:value-type="float" office:value="0.004952">
                <text:p>0.004952</text:p>
              </table:table-cell>
              <table:table-cell office:value-type="float" office:value="0">
                <text:p>0</text:p>
              </table:table-cell>
              <table:table-cell office:value-type="float" office:value="29012">
                <text:p>2901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857493">
                <text:p>3.857493</text:p>
              </table:table-cell>
              <table:table-cell office:value-type="float" office:value="0.002656">
                <text:p>0.002656</text:p>
              </table:table-cell>
              <table:table-cell office:value-type="float" office:value="0">
                <text:p>0</text:p>
              </table:table-cell>
              <table:table-cell office:value-type="float" office:value="42898">
                <text:p>4289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954933">
                <text:p>2.954933</text:p>
              </table:table-cell>
              <table:table-cell office:value-type="float" office:value="0.002023">
                <text:p>0.002023</text:p>
              </table:table-cell>
              <table:table-cell office:value-type="float" office:value="0">
                <text:p>0</text:p>
              </table:table-cell>
              <table:table-cell office:value-type="float" office:value="39811">
                <text:p>3981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506528">
                <text:p>4.506528</text:p>
              </table:table-cell>
              <table:table-cell office:value-type="float" office:value="0.001403">
                <text:p>0.001403</text:p>
              </table:table-cell>
              <table:table-cell office:value-type="float" office:value="0">
                <text:p>0</text:p>
              </table:table-cell>
              <table:table-cell office:value-type="float" office:value="31669">
                <text:p>316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76824">
                <text:p>2.76824</text:p>
              </table:table-cell>
              <table:table-cell office:value-type="float" office:value="0.001853">
                <text:p>0.001853</text:p>
              </table:table-cell>
              <table:table-cell office:value-type="float" office:value="0">
                <text:p>0</text:p>
              </table:table-cell>
              <table:table-cell office:value-type="float" office:value="35913">
                <text:p>3591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478176">
                <text:p>3.478176</text:p>
              </table:table-cell>
              <table:table-cell office:value-type="float" office:value="0.001518">
                <text:p>0.001518</text:p>
              </table:table-cell>
              <table:table-cell office:value-type="float" office:value="0">
                <text:p>0</text:p>
              </table:table-cell>
              <table:table-cell office:value-type="float" office:value="38198">
                <text:p>3819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65197">
                <text:p>2.65197</text:p>
              </table:table-cell>
              <table:table-cell office:value-type="float" office:value="0.001962">
                <text:p>0.001962</text:p>
              </table:table-cell>
              <table:table-cell office:value-type="float" office:value="0">
                <text:p>0</text:p>
              </table:table-cell>
              <table:table-cell office:value-type="float" office:value="47207">
                <text:p>4720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140737">
                <text:p>5.140737</text:p>
              </table:table-cell>
              <table:table-cell office:value-type="float" office:value="0.001119">
                <text:p>0.001119</text:p>
              </table:table-cell>
              <table:table-cell office:value-type="float" office:value="0">
                <text:p>0</text:p>
              </table:table-cell>
              <table:table-cell office:value-type="float" office:value="29247">
                <text:p>2924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95892">
                <text:p>3.95892</text:p>
              </table:table-cell>
              <table:table-cell office:value-type="float" office:value="0.002197">
                <text:p>0.002197</text:p>
              </table:table-cell>
              <table:table-cell office:value-type="float" office:value="0">
                <text:p>0</text:p>
              </table:table-cell>
              <table:table-cell office:value-type="float" office:value="37424">
                <text:p>374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832085">
                <text:p>2.832085</text:p>
              </table:table-cell>
              <table:table-cell office:value-type="float" office:value="0.002065">
                <text:p>0.002065</text:p>
              </table:table-cell>
              <table:table-cell office:value-type="float" office:value="0">
                <text:p>0</text:p>
              </table:table-cell>
              <table:table-cell office:value-type="float" office:value="39713">
                <text:p>397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022525">
                <text:p>3.022525</text:p>
              </table:table-cell>
              <table:table-cell office:value-type="float" office:value="0.001958">
                <text:p>0.001958</text:p>
              </table:table-cell>
              <table:table-cell office:value-type="float" office:value="0">
                <text:p>0</text:p>
              </table:table-cell>
              <table:table-cell office:value-type="float" office:value="40009">
                <text:p>4000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485987">
                <text:p>3.485987</text:p>
              </table:table-cell>
              <table:table-cell office:value-type="float" office:value="0.003262">
                <text:p>0.003262</text:p>
              </table:table-cell>
              <table:table-cell office:value-type="float" office:value="0">
                <text:p>0</text:p>
              </table:table-cell>
              <table:table-cell office:value-type="float" office:value="37124">
                <text:p>371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881238">
                <text:p>3.881238</text:p>
              </table:table-cell>
              <table:table-cell office:value-type="float" office:value="0.002258">
                <text:p>0.002258</text:p>
              </table:table-cell>
              <table:table-cell office:value-type="float" office:value="0">
                <text:p>0</text:p>
              </table:table-cell>
              <table:table-cell office:value-type="float" office:value="34235">
                <text:p>3423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678783">
                <text:p>4.678783</text:p>
              </table:table-cell>
              <table:table-cell office:value-type="float" office:value="0.0019">
                <text:p>0.0019</text:p>
              </table:table-cell>
              <table:table-cell office:value-type="float" office:value="0">
                <text:p>0</text:p>
              </table:table-cell>
              <table:table-cell office:value-type="float" office:value="36877">
                <text:p>3687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155301">
                <text:p>5.155301</text:p>
              </table:table-cell>
              <table:table-cell office:value-type="float" office:value="0.00174">
                <text:p>0.00174</text:p>
              </table:table-cell>
              <table:table-cell office:value-type="float" office:value="0">
                <text:p>0</text:p>
              </table:table-cell>
              <table:table-cell office:value-type="float" office:value="35124">
                <text:p>3512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862982">
                <text:p>4.862982</text:p>
              </table:table-cell>
              <table:table-cell office:value-type="float" office:value="0.001744">
                <text:p>0.001744</text:p>
              </table:table-cell>
              <table:table-cell office:value-type="float" office:value="0">
                <text:p>0</text:p>
              </table:table-cell>
              <table:table-cell office:value-type="float" office:value="32010">
                <text:p>320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233166">
                <text:p>5.233166</text:p>
              </table:table-cell>
              <table:table-cell office:value-type="float" office:value="0.002432">
                <text:p>0.002432</text:p>
              </table:table-cell>
              <table:table-cell office:value-type="float" office:value="0">
                <text:p>0</text:p>
              </table:table-cell>
              <table:table-cell office:value-type="float" office:value="27040">
                <text:p>270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219172">
                <text:p>3.219172</text:p>
              </table:table-cell>
              <table:table-cell office:value-type="float" office:value="0.002985">
                <text:p>0.002985</text:p>
              </table:table-cell>
              <table:table-cell office:value-type="float" office:value="0">
                <text:p>0</text:p>
              </table:table-cell>
              <table:table-cell office:value-type="float" office:value="40296">
                <text:p>4029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540294">
                <text:p>3.540294</text:p>
              </table:table-cell>
              <table:table-cell office:value-type="float" office:value="0.002809">
                <text:p>0.002809</text:p>
              </table:table-cell>
              <table:table-cell office:value-type="float" office:value="0">
                <text:p>0</text:p>
              </table:table-cell>
              <table:table-cell office:value-type="float" office:value="29964">
                <text:p>2996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3635">
                <text:p>3.3635</text:p>
              </table:table-cell>
              <table:table-cell office:value-type="float" office:value="0.001926">
                <text:p>0.001926</text:p>
              </table:table-cell>
              <table:table-cell office:value-type="float" office:value="0">
                <text:p>0</text:p>
              </table:table-cell>
              <table:table-cell office:value-type="float" office:value="34403">
                <text:p>3440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446217">
                <text:p>4.446217</text:p>
              </table:table-cell>
              <table:table-cell office:value-type="float" office:value="0.001965">
                <text:p>0.001965</text:p>
              </table:table-cell>
              <table:table-cell office:value-type="float" office:value="0">
                <text:p>0</text:p>
              </table:table-cell>
              <table:table-cell office:value-type="float" office:value="37433">
                <text:p>3743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167279">
                <text:p>4.167279</text:p>
              </table:table-cell>
              <table:table-cell office:value-type="float" office:value="0.002287">
                <text:p>0.002287</text:p>
              </table:table-cell>
              <table:table-cell office:value-type="float" office:value="0">
                <text:p>0</text:p>
              </table:table-cell>
              <table:table-cell office:value-type="float" office:value="37083">
                <text:p>3708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305798">
                <text:p>4.305798</text:p>
              </table:table-cell>
              <table:table-cell office:value-type="float" office:value="0.002221">
                <text:p>0.002221</text:p>
              </table:table-cell>
              <table:table-cell office:value-type="float" office:value="0">
                <text:p>0</text:p>
              </table:table-cell>
              <table:table-cell office:value-type="float" office:value="31975">
                <text:p>3197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221301">
                <text:p>4.221301</text:p>
              </table:table-cell>
              <table:table-cell office:value-type="float" office:value="0.002892">
                <text:p>0.002892</text:p>
              </table:table-cell>
              <table:table-cell office:value-type="float" office:value="0">
                <text:p>0</text:p>
              </table:table-cell>
              <table:table-cell office:value-type="float" office:value="46919">
                <text:p>469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862586">
                <text:p>4.862586</text:p>
              </table:table-cell>
              <table:table-cell office:value-type="float" office:value="0.00263">
                <text:p>0.00263</text:p>
              </table:table-cell>
              <table:table-cell office:value-type="float" office:value="0">
                <text:p>0</text:p>
              </table:table-cell>
              <table:table-cell office:value-type="float" office:value="43934">
                <text:p>4393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36779">
                <text:p>5.36779</text:p>
              </table:table-cell>
              <table:table-cell office:value-type="float" office:value="0.004269">
                <text:p>0.004269</text:p>
              </table:table-cell>
              <table:table-cell office:value-type="float" office:value="0">
                <text:p>0</text:p>
              </table:table-cell>
              <table:table-cell office:value-type="float" office:value="35565">
                <text:p>3556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028987">
                <text:p>4.028987</text:p>
              </table:table-cell>
              <table:table-cell office:value-type="float" office:value="0.00146">
                <text:p>0.00146</text:p>
              </table:table-cell>
              <table:table-cell office:value-type="float" office:value="0">
                <text:p>0</text:p>
              </table:table-cell>
              <table:table-cell office:value-type="float" office:value="24522">
                <text:p>245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121655">
                <text:p>3.121655</text:p>
              </table:table-cell>
              <table:table-cell office:value-type="float" office:value="0.002728">
                <text:p>0.002728</text:p>
              </table:table-cell>
              <table:table-cell office:value-type="float" office:value="0">
                <text:p>0</text:p>
              </table:table-cell>
              <table:table-cell office:value-type="float" office:value="41546">
                <text:p>4154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354796">
                <text:p>5.354796</text:p>
              </table:table-cell>
              <table:table-cell office:value-type="float" office:value="0.002295">
                <text:p>0.002295</text:p>
              </table:table-cell>
              <table:table-cell office:value-type="float" office:value="0">
                <text:p>0</text:p>
              </table:table-cell>
              <table:table-cell office:value-type="float" office:value="31515">
                <text:p>3151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197216">
                <text:p>3.197216</text:p>
              </table:table-cell>
              <table:table-cell office:value-type="float" office:value="0.002221">
                <text:p>0.002221</text:p>
              </table:table-cell>
              <table:table-cell office:value-type="float" office:value="0">
                <text:p>0</text:p>
              </table:table-cell>
              <table:table-cell office:value-type="float" office:value="36806">
                <text:p>3680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070934">
                <text:p>5.070934</text:p>
              </table:table-cell>
              <table:table-cell office:value-type="float" office:value="0.001754">
                <text:p>0.001754</text:p>
              </table:table-cell>
              <table:table-cell office:value-type="float" office:value="0">
                <text:p>0</text:p>
              </table:table-cell>
              <table:table-cell office:value-type="float" office:value="33560">
                <text:p>3356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71131">
                <text:p>4.71131</text:p>
              </table:table-cell>
              <table:table-cell office:value-type="float" office:value="0.002479">
                <text:p>0.002479</text:p>
              </table:table-cell>
              <table:table-cell office:value-type="float" office:value="0">
                <text:p>0</text:p>
              </table:table-cell>
              <table:table-cell office:value-type="float" office:value="42424">
                <text:p>424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109572">
                <text:p>5.109572</text:p>
              </table:table-cell>
              <table:table-cell office:value-type="float" office:value="0.002767">
                <text:p>0.002767</text:p>
              </table:table-cell>
              <table:table-cell office:value-type="float" office:value="0">
                <text:p>0</text:p>
              </table:table-cell>
              <table:table-cell office:value-type="float" office:value="46236">
                <text:p>4623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214257">
                <text:p>6.214257</text:p>
              </table:table-cell>
              <table:table-cell office:value-type="float" office:value="0.002626">
                <text:p>0.002626</text:p>
              </table:table-cell>
              <table:table-cell office:value-type="float" office:value="0">
                <text:p>0</text:p>
              </table:table-cell>
              <table:table-cell office:value-type="float" office:value="37478">
                <text:p>3747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828071">
                <text:p>1.828071</text:p>
              </table:table-cell>
              <table:table-cell office:value-type="float" office:value="0.001572">
                <text:p>0.001572</text:p>
              </table:table-cell>
              <table:table-cell office:value-type="float" office:value="0">
                <text:p>0</text:p>
              </table:table-cell>
              <table:table-cell office:value-type="float" office:value="32119">
                <text:p>3211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018701">
                <text:p>6.018701</text:p>
              </table:table-cell>
              <table:table-cell office:value-type="float" office:value="0.000977">
                <text:p>0.000977</text:p>
              </table:table-cell>
              <table:table-cell office:value-type="float" office:value="0">
                <text:p>0</text:p>
              </table:table-cell>
              <table:table-cell office:value-type="float" office:value="18469">
                <text:p>1846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78572">
                <text:p>3.78572</text:p>
              </table:table-cell>
              <table:table-cell office:value-type="float" office:value="0.002087">
                <text:p>0.002087</text:p>
              </table:table-cell>
              <table:table-cell office:value-type="float" office:value="0">
                <text:p>0</text:p>
              </table:table-cell>
              <table:table-cell office:value-type="float" office:value="29093">
                <text:p>290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169698">
                <text:p>3.169698</text:p>
              </table:table-cell>
              <table:table-cell office:value-type="float" office:value="0.000837">
                <text:p>0.000837</text:p>
              </table:table-cell>
              <table:table-cell office:value-type="float" office:value="0">
                <text:p>0</text:p>
              </table:table-cell>
              <table:table-cell office:value-type="float" office:value="18403">
                <text:p>1840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.428999">
                <text:p>8.428999</text:p>
              </table:table-cell>
              <table:table-cell office:value-type="float" office:value="0.000941">
                <text:p>0.000941</text:p>
              </table:table-cell>
              <table:table-cell office:value-type="float" office:value="0">
                <text:p>0</text:p>
              </table:table-cell>
              <table:table-cell office:value-type="float" office:value="20300">
                <text:p>203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766062">
                <text:p>3.766062</text:p>
              </table:table-cell>
              <table:table-cell office:value-type="float" office:value="0.001708">
                <text:p>0.001708</text:p>
              </table:table-cell>
              <table:table-cell office:value-type="float" office:value="0">
                <text:p>0</text:p>
              </table:table-cell>
              <table:table-cell office:value-type="float" office:value="31205">
                <text:p>3120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990618">
                <text:p>3.990618</text:p>
              </table:table-cell>
              <table:table-cell office:value-type="float" office:value="0.001368">
                <text:p>0.001368</text:p>
              </table:table-cell>
              <table:table-cell office:value-type="float" office:value="0">
                <text:p>0</text:p>
              </table:table-cell>
              <table:table-cell office:value-type="float" office:value="36987">
                <text:p>3698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392921">
                <text:p>4.392921</text:p>
              </table:table-cell>
              <table:table-cell office:value-type="float" office:value="0.001081">
                <text:p>0.001081</text:p>
              </table:table-cell>
              <table:table-cell office:value-type="float" office:value="0">
                <text:p>0</text:p>
              </table:table-cell>
              <table:table-cell office:value-type="float" office:value="23935">
                <text:p>239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973959">
                <text:p>5.973959</text:p>
              </table:table-cell>
              <table:table-cell office:value-type="float" office:value="0.001399">
                <text:p>0.001399</text:p>
              </table:table-cell>
              <table:table-cell office:value-type="float" office:value="0">
                <text:p>0</text:p>
              </table:table-cell>
              <table:table-cell office:value-type="float" office:value="28087">
                <text:p>2808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762777">
                <text:p>1.762777</text:p>
              </table:table-cell>
              <table:table-cell office:value-type="float" office:value="0.001231">
                <text:p>0.001231</text:p>
              </table:table-cell>
              <table:table-cell office:value-type="float" office:value="0">
                <text:p>0</text:p>
              </table:table-cell>
              <table:table-cell office:value-type="float" office:value="27769">
                <text:p>277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111115">
                <text:p>5.111115</text:p>
              </table:table-cell>
              <table:table-cell office:value-type="float" office:value="0.000678">
                <text:p>0.000678</text:p>
              </table:table-cell>
              <table:table-cell office:value-type="float" office:value="0">
                <text:p>0</text:p>
              </table:table-cell>
              <table:table-cell office:value-type="float" office:value="18588">
                <text:p>185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.07725">
                <text:p>8.07725</text:p>
              </table:table-cell>
              <table:table-cell office:value-type="float" office:value="0.001452">
                <text:p>0.001452</text:p>
              </table:table-cell>
              <table:table-cell office:value-type="float" office:value="0">
                <text:p>0</text:p>
              </table:table-cell>
              <table:table-cell office:value-type="float" office:value="28922">
                <text:p>289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122467">
                <text:p>6.122467</text:p>
              </table:table-cell>
              <table:table-cell office:value-type="float" office:value="0.000995">
                <text:p>0.000995</text:p>
              </table:table-cell>
              <table:table-cell office:value-type="float" office:value="0">
                <text:p>0</text:p>
              </table:table-cell>
              <table:table-cell office:value-type="float" office:value="20602">
                <text:p>206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356548">
                <text:p>6.356548</text:p>
              </table:table-cell>
              <table:table-cell office:value-type="float" office:value="0.001725">
                <text:p>0.001725</text:p>
              </table:table-cell>
              <table:table-cell office:value-type="float" office:value="0">
                <text:p>0</text:p>
              </table:table-cell>
              <table:table-cell office:value-type="float" office:value="34965">
                <text:p>3496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451153">
                <text:p>4.451153</text:p>
              </table:table-cell>
              <table:table-cell office:value-type="float" office:value="0.001819">
                <text:p>0.001819</text:p>
              </table:table-cell>
              <table:table-cell office:value-type="float" office:value="0">
                <text:p>0</text:p>
              </table:table-cell>
              <table:table-cell office:value-type="float" office:value="36466">
                <text:p>364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058876">
                <text:p>7.058876</text:p>
              </table:table-cell>
              <table:table-cell office:value-type="float" office:value="0.002056">
                <text:p>0.002056</text:p>
              </table:table-cell>
              <table:table-cell office:value-type="float" office:value="0">
                <text:p>0</text:p>
              </table:table-cell>
              <table:table-cell office:value-type="float" office:value="39868">
                <text:p>3986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559099">
                <text:p>3.559099</text:p>
              </table:table-cell>
              <table:table-cell office:value-type="float" office:value="0.00186">
                <text:p>0.00186</text:p>
              </table:table-cell>
              <table:table-cell office:value-type="float" office:value="0">
                <text:p>0</text:p>
              </table:table-cell>
              <table:table-cell office:value-type="float" office:value="44007">
                <text:p>440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361699">
                <text:p>6.361699</text:p>
              </table:table-cell>
              <table:table-cell office:value-type="float" office:value="0.002786">
                <text:p>0.002786</text:p>
              </table:table-cell>
              <table:table-cell office:value-type="float" office:value="0">
                <text:p>0</text:p>
              </table:table-cell>
              <table:table-cell office:value-type="float" office:value="62920">
                <text:p>629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47336">
                <text:p>3.47336</text:p>
              </table:table-cell>
              <table:table-cell office:value-type="float" office:value="0.002397">
                <text:p>0.002397</text:p>
              </table:table-cell>
              <table:table-cell office:value-type="float" office:value="0">
                <text:p>0</text:p>
              </table:table-cell>
              <table:table-cell office:value-type="float" office:value="52537">
                <text:p>5253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78501">
                <text:p>4.78501</text:p>
              </table:table-cell>
              <table:table-cell office:value-type="float" office:value="0.00093">
                <text:p>0.00093</text:p>
              </table:table-cell>
              <table:table-cell office:value-type="float" office:value="0">
                <text:p>0</text:p>
              </table:table-cell>
              <table:table-cell office:value-type="float" office:value="26027">
                <text:p>260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533593">
                <text:p>6.533593</text:p>
              </table:table-cell>
              <table:table-cell office:value-type="float" office:value="0.001431">
                <text:p>0.001431</text:p>
              </table:table-cell>
              <table:table-cell office:value-type="float" office:value="0">
                <text:p>0</text:p>
              </table:table-cell>
              <table:table-cell office:value-type="float" office:value="24996">
                <text:p>2499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102501">
                <text:p>5.102501</text:p>
              </table:table-cell>
              <table:table-cell office:value-type="float" office:value="0.002253">
                <text:p>0.002253</text:p>
              </table:table-cell>
              <table:table-cell office:value-type="float" office:value="0">
                <text:p>0</text:p>
              </table:table-cell>
              <table:table-cell office:value-type="float" office:value="51875">
                <text:p>518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536456">
                <text:p>3.536456</text:p>
              </table:table-cell>
              <table:table-cell office:value-type="float" office:value="0.001186">
                <text:p>0.001186</text:p>
              </table:table-cell>
              <table:table-cell office:value-type="float" office:value="0">
                <text:p>0</text:p>
              </table:table-cell>
              <table:table-cell office:value-type="float" office:value="30606">
                <text:p>3060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12201">
                <text:p>8.412201</text:p>
              </table:table-cell>
              <table:table-cell office:value-type="float" office:value="0.002165">
                <text:p>0.002165</text:p>
              </table:table-cell>
              <table:table-cell office:value-type="float" office:value="0">
                <text:p>0</text:p>
              </table:table-cell>
              <table:table-cell office:value-type="float" office:value="44075">
                <text:p>440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649354">
                <text:p>3.649354</text:p>
              </table:table-cell>
              <table:table-cell office:value-type="float" office:value="0.003345">
                <text:p>0.003345</text:p>
              </table:table-cell>
              <table:table-cell office:value-type="float" office:value="0">
                <text:p>0</text:p>
              </table:table-cell>
              <table:table-cell office:value-type="float" office:value="61365">
                <text:p>613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911268">
                <text:p>1.911268</text:p>
              </table:table-cell>
              <table:table-cell office:value-type="float" office:value="0.002239">
                <text:p>0.002239</text:p>
              </table:table-cell>
              <table:table-cell office:value-type="float" office:value="0">
                <text:p>0</text:p>
              </table:table-cell>
              <table:table-cell office:value-type="float" office:value="41961">
                <text:p>419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227483">
                <text:p>7.227483</text:p>
              </table:table-cell>
              <table:table-cell office:value-type="float" office:value="0.001955">
                <text:p>0.001955</text:p>
              </table:table-cell>
              <table:table-cell office:value-type="float" office:value="0">
                <text:p>0</text:p>
              </table:table-cell>
              <table:table-cell office:value-type="float" office:value="48699">
                <text:p>486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125176">
                <text:p>3.125176</text:p>
              </table:table-cell>
              <table:table-cell office:value-type="float" office:value="0.001678">
                <text:p>0.001678</text:p>
              </table:table-cell>
              <table:table-cell office:value-type="float" office:value="0">
                <text:p>0</text:p>
              </table:table-cell>
              <table:table-cell office:value-type="float" office:value="44613">
                <text:p>446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254668">
                <text:p>4.254668</text:p>
              </table:table-cell>
              <table:table-cell office:value-type="float" office:value="0.001462">
                <text:p>0.001462</text:p>
              </table:table-cell>
              <table:table-cell office:value-type="float" office:value="0">
                <text:p>0</text:p>
              </table:table-cell>
              <table:table-cell office:value-type="float" office:value="27433">
                <text:p>274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091931">
                <text:p>4.091931</text:p>
              </table:table-cell>
              <table:table-cell office:value-type="float" office:value="0.001775">
                <text:p>0.001775</text:p>
              </table:table-cell>
              <table:table-cell office:value-type="float" office:value="0">
                <text:p>0</text:p>
              </table:table-cell>
              <table:table-cell office:value-type="float" office:value="35542">
                <text:p>355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.584794">
                <text:p>6.584794</text:p>
              </table:table-cell>
              <table:table-cell office:value-type="float" office:value="0.0018">
                <text:p>0.0018</text:p>
              </table:table-cell>
              <table:table-cell office:value-type="float" office:value="0">
                <text:p>0</text:p>
              </table:table-cell>
              <table:table-cell office:value-type="float" office:value="36272">
                <text:p>3627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631983">
                <text:p>2.631983</text:p>
              </table:table-cell>
              <table:table-cell office:value-type="float" office:value="0.001401">
                <text:p>0.001401</text:p>
              </table:table-cell>
              <table:table-cell office:value-type="float" office:value="0">
                <text:p>0</text:p>
              </table:table-cell>
              <table:table-cell office:value-type="float" office:value="26745">
                <text:p>267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390102">
                <text:p>5.390102</text:p>
              </table:table-cell>
              <table:table-cell office:value-type="float" office:value="0.001447">
                <text:p>0.001447</text:p>
              </table:table-cell>
              <table:table-cell office:value-type="float" office:value="0">
                <text:p>0</text:p>
              </table:table-cell>
              <table:table-cell office:value-type="float" office:value="24774">
                <text:p>2477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.355177">
                <text:p>5.355177</text:p>
              </table:table-cell>
              <table:table-cell office:value-type="float" office:value="0.001339">
                <text:p>0.001339</text:p>
              </table:table-cell>
              <table:table-cell office:value-type="float" office:value="0">
                <text:p>0</text:p>
              </table:table-cell>
              <table:table-cell office:value-type="float" office:value="20302">
                <text:p>2030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692126">
                <text:p>2.692126</text:p>
              </table:table-cell>
              <table:table-cell office:value-type="float" office:value="0.001768">
                <text:p>0.001768</text:p>
              </table:table-cell>
              <table:table-cell office:value-type="float" office:value="0">
                <text:p>0</text:p>
              </table:table-cell>
              <table:table-cell office:value-type="float" office:value="33443">
                <text:p>3344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035557">
                <text:p>4.035557</text:p>
              </table:table-cell>
              <table:table-cell office:value-type="float" office:value="0.001843">
                <text:p>0.001843</text:p>
              </table:table-cell>
              <table:table-cell office:value-type="float" office:value="0">
                <text:p>0</text:p>
              </table:table-cell>
              <table:table-cell office:value-type="float" office:value="32615">
                <text:p>3261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795675">
                <text:p>3.795675</text:p>
              </table:table-cell>
              <table:table-cell office:value-type="float" office:value="0.001926">
                <text:p>0.001926</text:p>
              </table:table-cell>
              <table:table-cell office:value-type="float" office:value="0">
                <text:p>0</text:p>
              </table:table-cell>
              <table:table-cell office:value-type="float" office:value="29052">
                <text:p>2905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248141">
                <text:p>4.248141</text:p>
              </table:table-cell>
              <table:table-cell office:value-type="float" office:value="0.002364">
                <text:p>0.002364</text:p>
              </table:table-cell>
              <table:table-cell office:value-type="float" office:value="0">
                <text:p>0</text:p>
              </table:table-cell>
              <table:table-cell office:value-type="float" office:value="38735">
                <text:p>3873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436438">
                <text:p>3.436438</text:p>
              </table:table-cell>
              <table:table-cell office:value-type="float" office:value="0.004958">
                <text:p>0.004958</text:p>
              </table:table-cell>
              <table:table-cell office:value-type="float" office:value="0">
                <text:p>0</text:p>
              </table:table-cell>
              <table:table-cell office:value-type="float" office:value="46348">
                <text:p>4634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696072">
                <text:p>2.696072</text:p>
              </table:table-cell>
              <table:table-cell office:value-type="float" office:value="0.001903">
                <text:p>0.001903</text:p>
              </table:table-cell>
              <table:table-cell office:value-type="float" office:value="0">
                <text:p>0</text:p>
              </table:table-cell>
              <table:table-cell office:value-type="float" office:value="31465">
                <text:p>3146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482181">
                <text:p>2.482181</text:p>
              </table:table-cell>
              <table:table-cell office:value-type="float" office:value="0.004273">
                <text:p>0.004273</text:p>
              </table:table-cell>
              <table:table-cell office:value-type="float" office:value="0">
                <text:p>0</text:p>
              </table:table-cell>
              <table:table-cell office:value-type="float" office:value="30807">
                <text:p>3080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389879">
                <text:p>3.389879</text:p>
              </table:table-cell>
              <table:table-cell office:value-type="float" office:value="0.004126">
                <text:p>0.004126</text:p>
              </table:table-cell>
              <table:table-cell office:value-type="float" office:value="0">
                <text:p>0</text:p>
              </table:table-cell>
              <table:table-cell office:value-type="float" office:value="32004">
                <text:p>3200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406544">
                <text:p>4.406544</text:p>
              </table:table-cell>
              <table:table-cell office:value-type="float" office:value="0.001836">
                <text:p>0.001836</text:p>
              </table:table-cell>
              <table:table-cell office:value-type="float" office:value="0">
                <text:p>0</text:p>
              </table:table-cell>
              <table:table-cell office:value-type="float" office:value="31224">
                <text:p>3122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398906">
                <text:p>2.398906</text:p>
              </table:table-cell>
              <table:table-cell office:value-type="float" office:value="0.002023">
                <text:p>0.002023</text:p>
              </table:table-cell>
              <table:table-cell office:value-type="float" office:value="0">
                <text:p>0</text:p>
              </table:table-cell>
              <table:table-cell office:value-type="float" office:value="33682">
                <text:p>3368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708877">
                <text:p>2.708877</text:p>
              </table:table-cell>
              <table:table-cell office:value-type="float" office:value="0.001731">
                <text:p>0.001731</text:p>
              </table:table-cell>
              <table:table-cell office:value-type="float" office:value="0">
                <text:p>0</text:p>
              </table:table-cell>
              <table:table-cell office:value-type="float" office:value="30124">
                <text:p>3012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226342">
                <text:p>2.226342</text:p>
              </table:table-cell>
              <table:table-cell office:value-type="float" office:value="0.001578">
                <text:p>0.001578</text:p>
              </table:table-cell>
              <table:table-cell office:value-type="float" office:value="0">
                <text:p>0</text:p>
              </table:table-cell>
              <table:table-cell office:value-type="float" office:value="22069">
                <text:p>220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203501">
                <text:p>1.203501</text:p>
              </table:table-cell>
              <table:table-cell office:value-type="float" office:value="0.001706">
                <text:p>0.001706</text:p>
              </table:table-cell>
              <table:table-cell office:value-type="float" office:value="0">
                <text:p>0</text:p>
              </table:table-cell>
              <table:table-cell office:value-type="float" office:value="28006">
                <text:p>280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082357">
                <text:p>2.082357</text:p>
              </table:table-cell>
              <table:table-cell office:value-type="float" office:value="0.001671">
                <text:p>0.001671</text:p>
              </table:table-cell>
              <table:table-cell office:value-type="float" office:value="0">
                <text:p>0</text:p>
              </table:table-cell>
              <table:table-cell office:value-type="float" office:value="27077">
                <text:p>2707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04028">
                <text:p>2.04028</text:p>
              </table:table-cell>
              <table:table-cell office:value-type="float" office:value="0.001857">
                <text:p>0.001857</text:p>
              </table:table-cell>
              <table:table-cell office:value-type="float" office:value="0">
                <text:p>0</text:p>
              </table:table-cell>
              <table:table-cell office:value-type="float" office:value="23350">
                <text:p>233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38331">
                <text:p>1.138331</text:p>
              </table:table-cell>
              <table:table-cell office:value-type="float" office:value="0.002248">
                <text:p>0.002248</text:p>
              </table:table-cell>
              <table:table-cell office:value-type="float" office:value="0">
                <text:p>0</text:p>
              </table:table-cell>
              <table:table-cell office:value-type="float" office:value="38121">
                <text:p>3812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84507">
                <text:p>1.984507</text:p>
              </table:table-cell>
              <table:table-cell office:value-type="float" office:value="0.002451">
                <text:p>0.002451</text:p>
              </table:table-cell>
              <table:table-cell office:value-type="float" office:value="0">
                <text:p>0</text:p>
              </table:table-cell>
              <table:table-cell office:value-type="float" office:value="34819">
                <text:p>3481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9255">
                <text:p>1.99255</text:p>
              </table:table-cell>
              <table:table-cell office:value-type="float" office:value="0.002402">
                <text:p>0.002402</text:p>
              </table:table-cell>
              <table:table-cell office:value-type="float" office:value="0">
                <text:p>0</text:p>
              </table:table-cell>
              <table:table-cell office:value-type="float" office:value="31678">
                <text:p>3167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402241">
                <text:p>2.402241</text:p>
              </table:table-cell>
              <table:table-cell office:value-type="float" office:value="0.002855">
                <text:p>0.002855</text:p>
              </table:table-cell>
              <table:table-cell office:value-type="float" office:value="0">
                <text:p>0</text:p>
              </table:table-cell>
              <table:table-cell office:value-type="float" office:value="44280">
                <text:p>4428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034324">
                <text:p>3.034324</text:p>
              </table:table-cell>
              <table:table-cell office:value-type="float" office:value="0.002025">
                <text:p>0.002025</text:p>
              </table:table-cell>
              <table:table-cell office:value-type="float" office:value="0">
                <text:p>0</text:p>
              </table:table-cell>
              <table:table-cell office:value-type="float" office:value="31643">
                <text:p>3164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619355">
                <text:p>2.619355</text:p>
              </table:table-cell>
              <table:table-cell office:value-type="float" office:value="0.003098">
                <text:p>0.003098</text:p>
              </table:table-cell>
              <table:table-cell office:value-type="float" office:value="0">
                <text:p>0</text:p>
              </table:table-cell>
              <table:table-cell office:value-type="float" office:value="43102">
                <text:p>4310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104993">
                <text:p>1.104993</text:p>
              </table:table-cell>
              <table:table-cell office:value-type="float" office:value="0.002353">
                <text:p>0.002353</text:p>
              </table:table-cell>
              <table:table-cell office:value-type="float" office:value="0">
                <text:p>0</text:p>
              </table:table-cell>
              <table:table-cell office:value-type="float" office:value="34544">
                <text:p>3454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9348">
                <text:p>0.69348</text:p>
              </table:table-cell>
              <table:table-cell office:value-type="float" office:value="0.003151">
                <text:p>0.003151</text:p>
              </table:table-cell>
              <table:table-cell office:value-type="float" office:value="0">
                <text:p>0</text:p>
              </table:table-cell>
              <table:table-cell office:value-type="float" office:value="47137">
                <text:p>4713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651945">
                <text:p>0.651945</text:p>
              </table:table-cell>
              <table:table-cell office:value-type="float" office:value="0.002373">
                <text:p>0.002373</text:p>
              </table:table-cell>
              <table:table-cell office:value-type="float" office:value="0">
                <text:p>0</text:p>
              </table:table-cell>
              <table:table-cell office:value-type="float" office:value="36557">
                <text:p>3655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90459">
                <text:p>0.190459</text:p>
              </table:table-cell>
              <table:table-cell office:value-type="float" office:value="0.002773">
                <text:p>0.002773</text:p>
              </table:table-cell>
              <table:table-cell office:value-type="float" office:value="0">
                <text:p>0</text:p>
              </table:table-cell>
              <table:table-cell office:value-type="float" office:value="49687">
                <text:p>4968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628015">
                <text:p>0.628015</text:p>
              </table:table-cell>
              <table:table-cell office:value-type="float" office:value="0.002419">
                <text:p>0.002419</text:p>
              </table:table-cell>
              <table:table-cell office:value-type="float" office:value="0">
                <text:p>0</text:p>
              </table:table-cell>
              <table:table-cell office:value-type="float" office:value="32656">
                <text:p>3265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82051">
                <text:p>0.182051</text:p>
              </table:table-cell>
              <table:table-cell office:value-type="float" office:value="0.002971">
                <text:p>0.002971</text:p>
              </table:table-cell>
              <table:table-cell office:value-type="float" office:value="0">
                <text:p>0</text:p>
              </table:table-cell>
              <table:table-cell office:value-type="float" office:value="50205">
                <text:p>5020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5841">
                <text:p>0.55841</text:p>
              </table:table-cell>
              <table:table-cell office:value-type="float" office:value="0.00202">
                <text:p>0.00202</text:p>
              </table:table-cell>
              <table:table-cell office:value-type="float" office:value="0">
                <text:p>0</text:p>
              </table:table-cell>
              <table:table-cell office:value-type="float" office:value="26056">
                <text:p>2605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68857">
                <text:p>0.168857</text:p>
              </table:table-cell>
              <table:table-cell office:value-type="float" office:value="0.003087">
                <text:p>0.003087</text:p>
              </table:table-cell>
              <table:table-cell office:value-type="float" office:value="0">
                <text:p>0</text:p>
              </table:table-cell>
              <table:table-cell office:value-type="float" office:value="41706">
                <text:p>4170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7741">
                <text:p>0.97741</text:p>
              </table:table-cell>
              <table:table-cell office:value-type="float" office:value="0.002881">
                <text:p>0.002881</text:p>
              </table:table-cell>
              <table:table-cell office:value-type="float" office:value="0">
                <text:p>0</text:p>
              </table:table-cell>
              <table:table-cell office:value-type="float" office:value="43456">
                <text:p>4345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015916">
                <text:p>1.015916</text:p>
              </table:table-cell>
              <table:table-cell office:value-type="float" office:value="0.00239">
                <text:p>0.00239</text:p>
              </table:table-cell>
              <table:table-cell office:value-type="float" office:value="0">
                <text:p>0</text:p>
              </table:table-cell>
              <table:table-cell office:value-type="float" office:value="26330">
                <text:p>2633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34499">
                <text:p>0.534499</text:p>
              </table:table-cell>
              <table:table-cell office:value-type="float" office:value="0.003486">
                <text:p>0.003486</text:p>
              </table:table-cell>
              <table:table-cell office:value-type="float" office:value="0">
                <text:p>0</text:p>
              </table:table-cell>
              <table:table-cell office:value-type="float" office:value="26298">
                <text:p>2629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67794">
                <text:p>0.167794</text:p>
              </table:table-cell>
              <table:table-cell office:value-type="float" office:value="0.002555">
                <text:p>0.002555</text:p>
              </table:table-cell>
              <table:table-cell office:value-type="float" office:value="0">
                <text:p>0</text:p>
              </table:table-cell>
              <table:table-cell office:value-type="float" office:value="34974">
                <text:p>3497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7728">
                <text:p>1.7728</text:p>
              </table:table-cell>
              <table:table-cell office:value-type="float" office:value="0.002039">
                <text:p>0.002039</text:p>
              </table:table-cell>
              <table:table-cell office:value-type="float" office:value="0">
                <text:p>0</text:p>
              </table:table-cell>
              <table:table-cell office:value-type="float" office:value="23973">
                <text:p>2397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2626">
                <text:p>0.22626</text:p>
              </table:table-cell>
              <table:table-cell office:value-type="float" office:value="0.004736">
                <text:p>0.004736</text:p>
              </table:table-cell>
              <table:table-cell office:value-type="float" office:value="0">
                <text:p>0</text:p>
              </table:table-cell>
              <table:table-cell office:value-type="float" office:value="21690">
                <text:p>2169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81372">
                <text:p>0.181372</text:p>
              </table:table-cell>
              <table:table-cell office:value-type="float" office:value="0.002384">
                <text:p>0.002384</text:p>
              </table:table-cell>
              <table:table-cell office:value-type="float" office:value="0">
                <text:p>0</text:p>
              </table:table-cell>
              <table:table-cell office:value-type="float" office:value="33710">
                <text:p>3371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77496">
                <text:p>0.577496</text:p>
              </table:table-cell>
              <table:table-cell office:value-type="float" office:value="0.001752">
                <text:p>0.001752</text:p>
              </table:table-cell>
              <table:table-cell office:value-type="float" office:value="0">
                <text:p>0</text:p>
              </table:table-cell>
              <table:table-cell office:value-type="float" office:value="25346">
                <text:p>2534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35958">
                <text:p>0.235958</text:p>
              </table:table-cell>
              <table:table-cell office:value-type="float" office:value="0.004279">
                <text:p>0.004279</text:p>
              </table:table-cell>
              <table:table-cell office:value-type="float" office:value="0">
                <text:p>0</text:p>
              </table:table-cell>
              <table:table-cell office:value-type="float" office:value="38664">
                <text:p>3866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526152">
                <text:p>0.526152</text:p>
              </table:table-cell>
              <table:table-cell office:value-type="float" office:value="0.002736">
                <text:p>0.002736</text:p>
              </table:table-cell>
              <table:table-cell office:value-type="float" office:value="0">
                <text:p>0</text:p>
              </table:table-cell>
              <table:table-cell office:value-type="float" office:value="34430">
                <text:p>3443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17258">
                <text:p>0.217258</text:p>
              </table:table-cell>
              <table:table-cell office:value-type="float" office:value="0.002041">
                <text:p>0.002041</text:p>
              </table:table-cell>
              <table:table-cell office:value-type="float" office:value="0">
                <text:p>0</text:p>
              </table:table-cell>
              <table:table-cell office:value-type="float" office:value="27296">
                <text:p>2729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3245">
                <text:p>0.23245</text:p>
              </table:table-cell>
              <table:table-cell office:value-type="float" office:value="0.002669">
                <text:p>0.002669</text:p>
              </table:table-cell>
              <table:table-cell office:value-type="float" office:value="0">
                <text:p>0</text:p>
              </table:table-cell>
              <table:table-cell office:value-type="float" office:value="40361">
                <text:p>4036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82372">
                <text:p>0.182372</text:p>
              </table:table-cell>
              <table:table-cell office:value-type="float" office:value="0.002458">
                <text:p>0.002458</text:p>
              </table:table-cell>
              <table:table-cell office:value-type="float" office:value="0">
                <text:p>0</text:p>
              </table:table-cell>
              <table:table-cell office:value-type="float" office:value="36120">
                <text:p>3612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207846">
                <text:p>1.207846</text:p>
              </table:table-cell>
              <table:table-cell office:value-type="float" office:value="0.00236">
                <text:p>0.00236</text:p>
              </table:table-cell>
              <table:table-cell office:value-type="float" office:value="0">
                <text:p>0</text:p>
              </table:table-cell>
              <table:table-cell office:value-type="float" office:value="32473">
                <text:p>3247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8969">
                <text:p>0.28969</text:p>
              </table:table-cell>
              <table:table-cell office:value-type="float" office:value="0.002723">
                <text:p>0.002723</text:p>
              </table:table-cell>
              <table:table-cell office:value-type="float" office:value="0">
                <text:p>0</text:p>
              </table:table-cell>
              <table:table-cell office:value-type="float" office:value="34116">
                <text:p>3411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3716">
                <text:p>0.23716</text:p>
              </table:table-cell>
              <table:table-cell office:value-type="float" office:value="0.00191">
                <text:p>0.00191</text:p>
              </table:table-cell>
              <table:table-cell office:value-type="float" office:value="0">
                <text:p>0</text:p>
              </table:table-cell>
              <table:table-cell office:value-type="float" office:value="27652">
                <text:p>2765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79448">
                <text:p>0.279448</text:p>
              </table:table-cell>
              <table:table-cell office:value-type="float" office:value="0.005635">
                <text:p>0.005635</text:p>
              </table:table-cell>
              <table:table-cell office:value-type="float" office:value="0">
                <text:p>0</text:p>
              </table:table-cell>
              <table:table-cell office:value-type="float" office:value="31174">
                <text:p>3117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97657">
                <text:p>0.297657</text:p>
              </table:table-cell>
              <table:table-cell office:value-type="float" office:value="0.004216">
                <text:p>0.004216</text:p>
              </table:table-cell>
              <table:table-cell office:value-type="float" office:value="0">
                <text:p>0</text:p>
              </table:table-cell>
              <table:table-cell office:value-type="float" office:value="40135">
                <text:p>4013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02862">
                <text:p>0.502862</text:p>
              </table:table-cell>
              <table:table-cell office:value-type="float" office:value="0.003394">
                <text:p>0.003394</text:p>
              </table:table-cell>
              <table:table-cell office:value-type="float" office:value="0">
                <text:p>0</text:p>
              </table:table-cell>
              <table:table-cell office:value-type="float" office:value="29796">
                <text:p>2979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57">
                <text:p>0.157</text:p>
              </table:table-cell>
              <table:table-cell office:value-type="float" office:value="0.002521">
                <text:p>0.002521</text:p>
              </table:table-cell>
              <table:table-cell office:value-type="float" office:value="0">
                <text:p>0</text:p>
              </table:table-cell>
              <table:table-cell office:value-type="float" office:value="35275">
                <text:p>3527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89952">
                <text:p>0.189952</text:p>
              </table:table-cell>
              <table:table-cell office:value-type="float" office:value="0.002491">
                <text:p>0.002491</text:p>
              </table:table-cell>
              <table:table-cell office:value-type="float" office:value="0">
                <text:p>0</text:p>
              </table:table-cell>
              <table:table-cell office:value-type="float" office:value="36506">
                <text:p>3650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68906">
                <text:p>0.168906</text:p>
              </table:table-cell>
              <table:table-cell office:value-type="float" office:value="0.002319">
                <text:p>0.002319</text:p>
              </table:table-cell>
              <table:table-cell office:value-type="float" office:value="0">
                <text:p>0</text:p>
              </table:table-cell>
              <table:table-cell office:value-type="float" office:value="33178">
                <text:p>3317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97737">
                <text:p>0.197737</text:p>
              </table:table-cell>
              <table:table-cell office:value-type="float" office:value="0.002885">
                <text:p>0.002885</text:p>
              </table:table-cell>
              <table:table-cell office:value-type="float" office:value="0">
                <text:p>0</text:p>
              </table:table-cell>
              <table:table-cell office:value-type="float" office:value="36892">
                <text:p>3689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84227">
                <text:p>0.284227</text:p>
              </table:table-cell>
              <table:table-cell office:value-type="float" office:value="0.003126">
                <text:p>0.003126</text:p>
              </table:table-cell>
              <table:table-cell office:value-type="float" office:value="0">
                <text:p>0</text:p>
              </table:table-cell>
              <table:table-cell office:value-type="float" office:value="38802">
                <text:p>3880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298497">
                <text:p>1.298497</text:p>
              </table:table-cell>
              <table:table-cell office:value-type="float" office:value="0.002692">
                <text:p>0.002692</text:p>
              </table:table-cell>
              <table:table-cell office:value-type="float" office:value="0">
                <text:p>0</text:p>
              </table:table-cell>
              <table:table-cell office:value-type="float" office:value="31562">
                <text:p>3156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473376">
                <text:p>0.473376</text:p>
              </table:table-cell>
              <table:table-cell office:value-type="float" office:value="0.003861">
                <text:p>0.003861</text:p>
              </table:table-cell>
              <table:table-cell office:value-type="float" office:value="0">
                <text:p>0</text:p>
              </table:table-cell>
              <table:table-cell office:value-type="float" office:value="36477">
                <text:p>3647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06596">
                <text:p>0.506596</text:p>
              </table:table-cell>
              <table:table-cell office:value-type="float" office:value="0.002593">
                <text:p>0.002593</text:p>
              </table:table-cell>
              <table:table-cell office:value-type="float" office:value="0">
                <text:p>0</text:p>
              </table:table-cell>
              <table:table-cell office:value-type="float" office:value="32350">
                <text:p>3235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71219">
                <text:p>0.571219</text:p>
              </table:table-cell>
              <table:table-cell office:value-type="float" office:value="0.002896">
                <text:p>0.002896</text:p>
              </table:table-cell>
              <table:table-cell office:value-type="float" office:value="0">
                <text:p>0</text:p>
              </table:table-cell>
              <table:table-cell office:value-type="float" office:value="32642">
                <text:p>3264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43152">
                <text:p>0.243152</text:p>
              </table:table-cell>
              <table:table-cell office:value-type="float" office:value="0.002655">
                <text:p>0.002655</text:p>
              </table:table-cell>
              <table:table-cell office:value-type="float" office:value="0">
                <text:p>0</text:p>
              </table:table-cell>
              <table:table-cell office:value-type="float" office:value="28906">
                <text:p>2890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508717">
                <text:p>0.508717</text:p>
              </table:table-cell>
              <table:table-cell office:value-type="float" office:value="0.002218">
                <text:p>0.002218</text:p>
              </table:table-cell>
              <table:table-cell office:value-type="float" office:value="0">
                <text:p>0</text:p>
              </table:table-cell>
              <table:table-cell office:value-type="float" office:value="25401">
                <text:p>2540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94325">
                <text:p>0.294325</text:p>
              </table:table-cell>
              <table:table-cell office:value-type="float" office:value="0.003955">
                <text:p>0.003955</text:p>
              </table:table-cell>
              <table:table-cell office:value-type="float" office:value="0">
                <text:p>0</text:p>
              </table:table-cell>
              <table:table-cell office:value-type="float" office:value="35269">
                <text:p>3526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621737">
                <text:p>0.621737</text:p>
              </table:table-cell>
              <table:table-cell office:value-type="float" office:value="0.006422">
                <text:p>0.006422</text:p>
              </table:table-cell>
              <table:table-cell office:value-type="float" office:value="0">
                <text:p>0</text:p>
              </table:table-cell>
              <table:table-cell office:value-type="float" office:value="51642">
                <text:p>5164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50129">
                <text:p>0.250129</text:p>
              </table:table-cell>
              <table:table-cell office:value-type="float" office:value="0.005724">
                <text:p>0.005724</text:p>
              </table:table-cell>
              <table:table-cell office:value-type="float" office:value="0">
                <text:p>0</text:p>
              </table:table-cell>
              <table:table-cell office:value-type="float" office:value="37628">
                <text:p>3762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30472">
                <text:p>0.430472</text:p>
              </table:table-cell>
              <table:table-cell office:value-type="float" office:value="0.004074">
                <text:p>0.004074</text:p>
              </table:table-cell>
              <table:table-cell office:value-type="float" office:value="0">
                <text:p>0</text:p>
              </table:table-cell>
              <table:table-cell office:value-type="float" office:value="50191">
                <text:p>5019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18701">
                <text:p>0.218701</text:p>
              </table:table-cell>
              <table:table-cell office:value-type="float" office:value="0.003813">
                <text:p>0.003813</text:p>
              </table:table-cell>
              <table:table-cell office:value-type="float" office:value="0">
                <text:p>0</text:p>
              </table:table-cell>
              <table:table-cell office:value-type="float" office:value="38371">
                <text:p>3837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88999">
                <text:p>0.88999</text:p>
              </table:table-cell>
              <table:table-cell office:value-type="float" office:value="0.006331">
                <text:p>0.006331</text:p>
              </table:table-cell>
              <table:table-cell office:value-type="float" office:value="0">
                <text:p>0</text:p>
              </table:table-cell>
              <table:table-cell office:value-type="float" office:value="26599">
                <text:p>2659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66811">
                <text:p>0.366811</text:p>
              </table:table-cell>
              <table:table-cell office:value-type="float" office:value="0.007604">
                <text:p>0.007604</text:p>
              </table:table-cell>
              <table:table-cell office:value-type="float" office:value="0">
                <text:p>0</text:p>
              </table:table-cell>
              <table:table-cell office:value-type="float" office:value="39088">
                <text:p>390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47079">
                <text:p>0.647079</text:p>
              </table:table-cell>
              <table:table-cell office:value-type="float" office:value="0.005263">
                <text:p>0.005263</text:p>
              </table:table-cell>
              <table:table-cell office:value-type="float" office:value="0">
                <text:p>0</text:p>
              </table:table-cell>
              <table:table-cell office:value-type="float" office:value="38339">
                <text:p>3833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00176">
                <text:p>0.500176</text:p>
              </table:table-cell>
              <table:table-cell office:value-type="float" office:value="0.004946">
                <text:p>0.004946</text:p>
              </table:table-cell>
              <table:table-cell office:value-type="float" office:value="0">
                <text:p>0</text:p>
              </table:table-cell>
              <table:table-cell office:value-type="float" office:value="35403">
                <text:p>3540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501878">
                <text:p>0.501878</text:p>
              </table:table-cell>
              <table:table-cell office:value-type="float" office:value="0.003958">
                <text:p>0.003958</text:p>
              </table:table-cell>
              <table:table-cell office:value-type="float" office:value="0">
                <text:p>0</text:p>
              </table:table-cell>
              <table:table-cell office:value-type="float" office:value="42452">
                <text:p>4245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755866">
                <text:p>0.755866</text:p>
              </table:table-cell>
              <table:table-cell office:value-type="float" office:value="0.003334">
                <text:p>0.003334</text:p>
              </table:table-cell>
              <table:table-cell office:value-type="float" office:value="0">
                <text:p>0</text:p>
              </table:table-cell>
              <table:table-cell office:value-type="float" office:value="31363">
                <text:p>3136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68011">
                <text:p>0.268011</text:p>
              </table:table-cell>
              <table:table-cell office:value-type="float" office:value="0.002949">
                <text:p>0.002949</text:p>
              </table:table-cell>
              <table:table-cell office:value-type="float" office:value="0">
                <text:p>0</text:p>
              </table:table-cell>
              <table:table-cell office:value-type="float" office:value="30927">
                <text:p>3092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39529">
                <text:p>0.439529</text:p>
              </table:table-cell>
              <table:table-cell office:value-type="float" office:value="0.004663">
                <text:p>0.004663</text:p>
              </table:table-cell>
              <table:table-cell office:value-type="float" office:value="0">
                <text:p>0</text:p>
              </table:table-cell>
              <table:table-cell office:value-type="float" office:value="26429">
                <text:p>26429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95965">
                <text:p>0.295965</text:p>
              </table:table-cell>
              <table:table-cell office:value-type="float" office:value="0.00627">
                <text:p>0.00627</text:p>
              </table:table-cell>
              <table:table-cell office:value-type="float" office:value="0">
                <text:p>0</text:p>
              </table:table-cell>
              <table:table-cell office:value-type="float" office:value="41221">
                <text:p>4122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23194">
                <text:p>0.323194</text:p>
              </table:table-cell>
              <table:table-cell office:value-type="float" office:value="0.003129">
                <text:p>0.003129</text:p>
              </table:table-cell>
              <table:table-cell office:value-type="float" office:value="0">
                <text:p>0</text:p>
              </table:table-cell>
              <table:table-cell office:value-type="float" office:value="36807">
                <text:p>3680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773004">
                <text:p>0.773004</text:p>
              </table:table-cell>
              <table:table-cell office:value-type="float" office:value="0.004259">
                <text:p>0.004259</text:p>
              </table:table-cell>
              <table:table-cell office:value-type="float" office:value="0">
                <text:p>0</text:p>
              </table:table-cell>
              <table:table-cell office:value-type="float" office:value="36043">
                <text:p>3604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862464">
                <text:p>0.862464</text:p>
              </table:table-cell>
              <table:table-cell office:value-type="float" office:value="0.006234">
                <text:p>0.006234</text:p>
              </table:table-cell>
              <table:table-cell office:value-type="float" office:value="0">
                <text:p>0</text:p>
              </table:table-cell>
              <table:table-cell office:value-type="float" office:value="30584">
                <text:p>30584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48809">
                <text:p>0.548809</text:p>
              </table:table-cell>
              <table:table-cell office:value-type="float" office:value="0.004685">
                <text:p>0.004685</text:p>
              </table:table-cell>
              <table:table-cell office:value-type="float" office:value="0">
                <text:p>0</text:p>
              </table:table-cell>
              <table:table-cell office:value-type="float" office:value="41960">
                <text:p>4196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89635">
                <text:p>0.589635</text:p>
              </table:table-cell>
              <table:table-cell office:value-type="float" office:value="0.004987">
                <text:p>0.004987</text:p>
              </table:table-cell>
              <table:table-cell office:value-type="float" office:value="0">
                <text:p>0</text:p>
              </table:table-cell>
              <table:table-cell office:value-type="float" office:value="36535">
                <text:p>3653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226958">
                <text:p>1.226958</text:p>
              </table:table-cell>
              <table:table-cell office:value-type="float" office:value="0.003689">
                <text:p>0.003689</text:p>
              </table:table-cell>
              <table:table-cell office:value-type="float" office:value="0">
                <text:p>0</text:p>
              </table:table-cell>
              <table:table-cell office:value-type="float" office:value="36282">
                <text:p>362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92478">
                <text:p>0.492478</text:p>
              </table:table-cell>
              <table:table-cell office:value-type="float" office:value="0.005827">
                <text:p>0.005827</text:p>
              </table:table-cell>
              <table:table-cell office:value-type="float" office:value="0">
                <text:p>0</text:p>
              </table:table-cell>
              <table:table-cell office:value-type="float" office:value="39187">
                <text:p>3918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737019">
                <text:p>0.737019</text:p>
              </table:table-cell>
              <table:table-cell office:value-type="float" office:value="0.003116">
                <text:p>0.003116</text:p>
              </table:table-cell>
              <table:table-cell office:value-type="float" office:value="0">
                <text:p>0</text:p>
              </table:table-cell>
              <table:table-cell office:value-type="float" office:value="32783">
                <text:p>3278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943103">
                <text:p>0.943103</text:p>
              </table:table-cell>
              <table:table-cell office:value-type="float" office:value="0.005272">
                <text:p>0.005272</text:p>
              </table:table-cell>
              <table:table-cell office:value-type="float" office:value="0">
                <text:p>0</text:p>
              </table:table-cell>
              <table:table-cell office:value-type="float" office:value="47064">
                <text:p>4706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654293">
                <text:p>0.654293</text:p>
              </table:table-cell>
              <table:table-cell office:value-type="float" office:value="0.002941">
                <text:p>0.002941</text:p>
              </table:table-cell>
              <table:table-cell office:value-type="float" office:value="0">
                <text:p>0</text:p>
              </table:table-cell>
              <table:table-cell office:value-type="float" office:value="22142">
                <text:p>22142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35897">
                <text:p>0.535897</text:p>
              </table:table-cell>
              <table:table-cell office:value-type="float" office:value="0.003313">
                <text:p>0.003313</text:p>
              </table:table-cell>
              <table:table-cell office:value-type="float" office:value="0">
                <text:p>0</text:p>
              </table:table-cell>
              <table:table-cell office:value-type="float" office:value="35876">
                <text:p>358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20108">
                <text:p>0.420108</text:p>
              </table:table-cell>
              <table:table-cell office:value-type="float" office:value="0.004634">
                <text:p>0.004634</text:p>
              </table:table-cell>
              <table:table-cell office:value-type="float" office:value="0">
                <text:p>0</text:p>
              </table:table-cell>
              <table:table-cell office:value-type="float" office:value="38290">
                <text:p>3829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195435">
                <text:p>1.195435</text:p>
              </table:table-cell>
              <table:table-cell office:value-type="float" office:value="0.00611">
                <text:p>0.00611</text:p>
              </table:table-cell>
              <table:table-cell office:value-type="float" office:value="0">
                <text:p>0</text:p>
              </table:table-cell>
              <table:table-cell office:value-type="float" office:value="36824">
                <text:p>3682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398681">
                <text:p>4.398681</text:p>
              </table:table-cell>
              <table:table-cell office:value-type="float" office:value="0.003067">
                <text:p>0.003067</text:p>
              </table:table-cell>
              <table:table-cell office:value-type="float" office:value="0">
                <text:p>0</text:p>
              </table:table-cell>
              <table:table-cell office:value-type="float" office:value="34564">
                <text:p>3456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.839141">
                <text:p>8.839141</text:p>
              </table:table-cell>
              <table:table-cell office:value-type="float" office:value="0.005256">
                <text:p>0.005256</text:p>
              </table:table-cell>
              <table:table-cell office:value-type="float" office:value="0">
                <text:p>0</text:p>
              </table:table-cell>
              <table:table-cell office:value-type="float" office:value="26742">
                <text:p>2674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.851807">
                <text:p>7.851807</text:p>
              </table:table-cell>
              <table:table-cell office:value-type="float" office:value="0.003352">
                <text:p>0.003352</text:p>
              </table:table-cell>
              <table:table-cell office:value-type="float" office:value="0">
                <text:p>0</text:p>
              </table:table-cell>
              <table:table-cell office:value-type="float" office:value="24049">
                <text:p>2404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.760982">
                <text:p>9.760982</text:p>
              </table:table-cell>
              <table:table-cell office:value-type="float" office:value="0.001859">
                <text:p>0.001859</text:p>
              </table:table-cell>
              <table:table-cell office:value-type="float" office:value="0">
                <text:p>0</text:p>
              </table:table-cell>
              <table:table-cell office:value-type="float" office:value="26392">
                <text:p>2639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.19906">
                <text:p>8.19906</text:p>
              </table:table-cell>
              <table:table-cell office:value-type="float" office:value="0.001862">
                <text:p>0.001862</text:p>
              </table:table-cell>
              <table:table-cell office:value-type="float" office:value="0">
                <text:p>0</text:p>
              </table:table-cell>
              <table:table-cell office:value-type="float" office:value="30669">
                <text:p>3066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.082268">
                <text:p>8.082268</text:p>
              </table:table-cell>
              <table:table-cell office:value-type="float" office:value="0.001585">
                <text:p>0.001585</text:p>
              </table:table-cell>
              <table:table-cell office:value-type="float" office:value="0">
                <text:p>0</text:p>
              </table:table-cell>
              <table:table-cell office:value-type="float" office:value="25052">
                <text:p>2505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.598759">
                <text:p>10.598759</text:p>
              </table:table-cell>
              <table:table-cell office:value-type="float" office:value="0.001834">
                <text:p>0.001834</text:p>
              </table:table-cell>
              <table:table-cell office:value-type="float" office:value="0">
                <text:p>0</text:p>
              </table:table-cell>
              <table:table-cell office:value-type="float" office:value="30807">
                <text:p>308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.133355">
                <text:p>8.133355</text:p>
              </table:table-cell>
              <table:table-cell office:value-type="float" office:value="0.001252">
                <text:p>0.001252</text:p>
              </table:table-cell>
              <table:table-cell office:value-type="float" office:value="0">
                <text:p>0</text:p>
              </table:table-cell>
              <table:table-cell office:value-type="float" office:value="22554">
                <text:p>2255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.547927">
                <text:p>10.547927</text:p>
              </table:table-cell>
              <table:table-cell office:value-type="float" office:value="0.001323">
                <text:p>0.001323</text:p>
              </table:table-cell>
              <table:table-cell office:value-type="float" office:value="0">
                <text:p>0</text:p>
              </table:table-cell>
              <table:table-cell office:value-type="float" office:value="15600">
                <text:p>156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.710912">
                <text:p>6.710912</text:p>
              </table:table-cell>
              <table:table-cell office:value-type="float" office:value="0.002363">
                <text:p>0.002363</text:p>
              </table:table-cell>
              <table:table-cell office:value-type="float" office:value="0">
                <text:p>0</text:p>
              </table:table-cell>
              <table:table-cell office:value-type="float" office:value="29127">
                <text:p>2912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.967212">
                <text:p>7.967212</text:p>
              </table:table-cell>
              <table:table-cell office:value-type="float" office:value="0.00137">
                <text:p>0.00137</text:p>
              </table:table-cell>
              <table:table-cell office:value-type="float" office:value="0">
                <text:p>0</text:p>
              </table:table-cell>
              <table:table-cell office:value-type="float" office:value="26424">
                <text:p>2642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.127982">
                <text:p>6.127982</text:p>
              </table:table-cell>
              <table:table-cell office:value-type="float" office:value="0.002169">
                <text:p>0.002169</text:p>
              </table:table-cell>
              <table:table-cell office:value-type="float" office:value="0">
                <text:p>0</text:p>
              </table:table-cell>
              <table:table-cell office:value-type="float" office:value="35386">
                <text:p>3538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.713227">
                <text:p>12.713227</text:p>
              </table:table-cell>
              <table:table-cell office:value-type="float" office:value="0.001654">
                <text:p>0.001654</text:p>
              </table:table-cell>
              <table:table-cell office:value-type="float" office:value="0">
                <text:p>0</text:p>
              </table:table-cell>
              <table:table-cell office:value-type="float" office:value="29605">
                <text:p>2960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.085395">
                <text:p>9.085395</text:p>
              </table:table-cell>
              <table:table-cell office:value-type="float" office:value="0.001704">
                <text:p>0.001704</text:p>
              </table:table-cell>
              <table:table-cell office:value-type="float" office:value="0">
                <text:p>0</text:p>
              </table:table-cell>
              <table:table-cell office:value-type="float" office:value="22669">
                <text:p>226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.955298">
                <text:p>8.955298</text:p>
              </table:table-cell>
              <table:table-cell office:value-type="float" office:value="0.002632">
                <text:p>0.002632</text:p>
              </table:table-cell>
              <table:table-cell office:value-type="float" office:value="0">
                <text:p>0</text:p>
              </table:table-cell>
              <table:table-cell office:value-type="float" office:value="30202">
                <text:p>3020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90751">
                <text:p>0.190751</text:p>
              </table:table-cell>
              <table:table-cell office:value-type="float" office:value="0.002542">
                <text:p>0.002542</text:p>
              </table:table-cell>
              <table:table-cell office:value-type="float" office:value="0">
                <text:p>0</text:p>
              </table:table-cell>
              <table:table-cell office:value-type="float" office:value="36753">
                <text:p>367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.993785">
                <text:p>15.993785</text:p>
              </table:table-cell>
              <table:table-cell office:value-type="float" office:value="0.002494">
                <text:p>0.002494</text:p>
              </table:table-cell>
              <table:table-cell office:value-type="float" office:value="0">
                <text:p>0</text:p>
              </table:table-cell>
              <table:table-cell office:value-type="float" office:value="36333">
                <text:p>363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.32524">
                <text:p>18.32524</text:p>
              </table:table-cell>
              <table:table-cell office:value-type="float" office:value="0.002692">
                <text:p>0.002692</text:p>
              </table:table-cell>
              <table:table-cell office:value-type="float" office:value="0">
                <text:p>0</text:p>
              </table:table-cell>
              <table:table-cell office:value-type="float" office:value="35749">
                <text:p>357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.138103">
                <text:p>10.138103</text:p>
              </table:table-cell>
              <table:table-cell office:value-type="float" office:value="0.001437">
                <text:p>0.001437</text:p>
              </table:table-cell>
              <table:table-cell office:value-type="float" office:value="0">
                <text:p>0</text:p>
              </table:table-cell>
              <table:table-cell office:value-type="float" office:value="23310">
                <text:p>233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.348171">
                <text:p>9.348171</text:p>
              </table:table-cell>
              <table:table-cell office:value-type="float" office:value="0.001039">
                <text:p>0.001039</text:p>
              </table:table-cell>
              <table:table-cell office:value-type="float" office:value="0">
                <text:p>0</text:p>
              </table:table-cell>
              <table:table-cell office:value-type="float" office:value="13670">
                <text:p>136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.232909">
                <text:p>11.232909</text:p>
              </table:table-cell>
              <table:table-cell office:value-type="float" office:value="0.004665">
                <text:p>0.004665</text:p>
              </table:table-cell>
              <table:table-cell office:value-type="float" office:value="0">
                <text:p>0</text:p>
              </table:table-cell>
              <table:table-cell office:value-type="float" office:value="44185">
                <text:p>441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.840901">
                <text:p>16.840901</text:p>
              </table:table-cell>
              <table:table-cell office:value-type="float" office:value="0.002743">
                <text:p>0.002743</text:p>
              </table:table-cell>
              <table:table-cell office:value-type="float" office:value="0">
                <text:p>0</text:p>
              </table:table-cell>
              <table:table-cell office:value-type="float" office:value="50695">
                <text:p>506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298275">
                <text:p>7.298275</text:p>
              </table:table-cell>
              <table:table-cell office:value-type="float" office:value="0.000544">
                <text:p>0.000544</text:p>
              </table:table-cell>
              <table:table-cell office:value-type="float" office:value="0">
                <text:p>0</text:p>
              </table:table-cell>
              <table:table-cell office:value-type="float" office:value="18908">
                <text:p>1890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90205">
                <text:p>0.190205</text:p>
              </table:table-cell>
              <table:table-cell office:value-type="float" office:value="0.004086">
                <text:p>0.004086</text:p>
              </table:table-cell>
              <table:table-cell office:value-type="float" office:value="0">
                <text:p>0</text:p>
              </table:table-cell>
              <table:table-cell office:value-type="float" office:value="76434">
                <text:p>764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.864342">
                <text:p>5.864342</text:p>
              </table:table-cell>
              <table:table-cell office:value-type="float" office:value="0.000761">
                <text:p>0.000761</text:p>
              </table:table-cell>
              <table:table-cell office:value-type="float" office:value="0">
                <text:p>0</text:p>
              </table:table-cell>
              <table:table-cell office:value-type="float" office:value="10244">
                <text:p>102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.111398">
                <text:p>18.111398</text:p>
              </table:table-cell>
              <table:table-cell office:value-type="float" office:value="0.000805">
                <text:p>0.000805</text:p>
              </table:table-cell>
              <table:table-cell office:value-type="float" office:value="0">
                <text:p>0</text:p>
              </table:table-cell>
              <table:table-cell office:value-type="float" office:value="8274">
                <text:p>82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94839">
                <text:p>0.094839</text:p>
              </table:table-cell>
              <table:table-cell office:value-type="float" office:value="0.000903">
                <text:p>0.000903</text:p>
              </table:table-cell>
              <table:table-cell office:value-type="float" office:value="0">
                <text:p>0</text:p>
              </table:table-cell>
              <table:table-cell office:value-type="float" office:value="11940">
                <text:p>11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3.026114">
                <text:p>23.026114</text:p>
              </table:table-cell>
              <table:table-cell office:value-type="float" office:value="0.001449">
                <text:p>0.001449</text:p>
              </table:table-cell>
              <table:table-cell office:value-type="float" office:value="0">
                <text:p>0</text:p>
              </table:table-cell>
              <table:table-cell office:value-type="float" office:value="22524">
                <text:p>225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77581">
                <text:p>0.177581</text:p>
              </table:table-cell>
              <table:table-cell office:value-type="float" office:value="0.002544">
                <text:p>0.002544</text:p>
              </table:table-cell>
              <table:table-cell office:value-type="float" office:value="0">
                <text:p>0</text:p>
              </table:table-cell>
              <table:table-cell office:value-type="float" office:value="28199">
                <text:p>281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4.388628">
                <text:p>34.388628</text:p>
              </table:table-cell>
              <table:table-cell office:value-type="float" office:value="0.001108">
                <text:p>0.001108</text:p>
              </table:table-cell>
              <table:table-cell office:value-type="float" office:value="0">
                <text:p>0</text:p>
              </table:table-cell>
              <table:table-cell office:value-type="float" office:value="18837">
                <text:p>188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3794">
                <text:p>0.23794</text:p>
              </table:table-cell>
              <table:table-cell office:value-type="float" office:value="0.003708">
                <text:p>0.003708</text:p>
              </table:table-cell>
              <table:table-cell office:value-type="float" office:value="0">
                <text:p>0</text:p>
              </table:table-cell>
              <table:table-cell office:value-type="float" office:value="46688">
                <text:p>466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2.462607">
                <text:p>22.462607</text:p>
              </table:table-cell>
              <table:table-cell office:value-type="float" office:value="0.005455">
                <text:p>0.005455</text:p>
              </table:table-cell>
              <table:table-cell office:value-type="float" office:value="0">
                <text:p>0</text:p>
              </table:table-cell>
              <table:table-cell office:value-type="float" office:value="66403">
                <text:p>664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05123">
                <text:p>0.205123</text:p>
              </table:table-cell>
              <table:table-cell office:value-type="float" office:value="0.001017">
                <text:p>0.001017</text:p>
              </table:table-cell>
              <table:table-cell office:value-type="float" office:value="0">
                <text:p>0</text:p>
              </table:table-cell>
              <table:table-cell office:value-type="float" office:value="29352">
                <text:p>293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.994364">
                <text:p>17.994364</text:p>
              </table:table-cell>
              <table:table-cell office:value-type="float" office:value="0.004243">
                <text:p>0.004243</text:p>
              </table:table-cell>
              <table:table-cell office:value-type="float" office:value="0">
                <text:p>0</text:p>
              </table:table-cell>
              <table:table-cell office:value-type="float" office:value="93316">
                <text:p>933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74536">
                <text:p>0.174536</text:p>
              </table:table-cell>
              <table:table-cell office:value-type="float" office:value="0.006322">
                <text:p>0.006322</text:p>
              </table:table-cell>
              <table:table-cell office:value-type="float" office:value="0">
                <text:p>0</text:p>
              </table:table-cell>
              <table:table-cell office:value-type="float" office:value="127331">
                <text:p>1273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87148">
                <text:p>0.087148</text:p>
              </table:table-cell>
              <table:table-cell office:value-type="float" office:value="0.002255">
                <text:p>0.002255</text:p>
              </table:table-cell>
              <table:table-cell office:value-type="float" office:value="0">
                <text:p>0</text:p>
              </table:table-cell>
              <table:table-cell office:value-type="float" office:value="23367">
                <text:p>233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7.934823">
                <text:p>27.934823</text:p>
              </table:table-cell>
              <table:table-cell office:value-type="float" office:value="0.001244">
                <text:p>0.001244</text:p>
              </table:table-cell>
              <table:table-cell office:value-type="float" office:value="0">
                <text:p>0</text:p>
              </table:table-cell>
              <table:table-cell office:value-type="float" office:value="13926">
                <text:p>139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48788">
                <text:p>0.348788</text:p>
              </table:table-cell>
              <table:table-cell office:value-type="float" office:value="0.000512">
                <text:p>0.000512</text:p>
              </table:table-cell>
              <table:table-cell office:value-type="float" office:value="0">
                <text:p>0</text:p>
              </table:table-cell>
              <table:table-cell office:value-type="float" office:value="26261">
                <text:p>26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6.584409">
                <text:p>16.584409</text:p>
              </table:table-cell>
              <table:table-cell office:value-type="float" office:value="0.001053">
                <text:p>0.001053</text:p>
              </table:table-cell>
              <table:table-cell office:value-type="float" office:value="0">
                <text:p>0</text:p>
              </table:table-cell>
              <table:table-cell office:value-type="float" office:value="11789">
                <text:p>117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2.627055">
                <text:p>22.627055</text:p>
              </table:table-cell>
              <table:table-cell office:value-type="float" office:value="0.001862">
                <text:p>0.001862</text:p>
              </table:table-cell>
              <table:table-cell office:value-type="float" office:value="0">
                <text:p>0</text:p>
              </table:table-cell>
              <table:table-cell office:value-type="float" office:value="46859">
                <text:p>468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314925">
                <text:p>10.314925</text:p>
              </table:table-cell>
              <table:table-cell office:value-type="float" office:value="0.00707">
                <text:p>0.00707</text:p>
              </table:table-cell>
              <table:table-cell office:value-type="float" office:value="0">
                <text:p>0</text:p>
              </table:table-cell>
              <table:table-cell office:value-type="float" office:value="117230">
                <text:p>1172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.4416">
                <text:p>15.4416</text:p>
              </table:table-cell>
              <table:table-cell office:value-type="float" office:value="0.00078">
                <text:p>0.00078</text:p>
              </table:table-cell>
              <table:table-cell office:value-type="float" office:value="0">
                <text:p>0</text:p>
              </table:table-cell>
              <table:table-cell office:value-type="float" office:value="5834">
                <text:p>58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2.368578">
                <text:p>22.368578</text:p>
              </table:table-cell>
              <table:table-cell office:value-type="float" office:value="0.001449">
                <text:p>0.001449</text:p>
              </table:table-cell>
              <table:table-cell office:value-type="float" office:value="0">
                <text:p>0</text:p>
              </table:table-cell>
              <table:table-cell office:value-type="float" office:value="24392">
                <text:p>243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9761">
                <text:p>0.19761</text:p>
              </table:table-cell>
              <table:table-cell office:value-type="float" office:value="0.000857">
                <text:p>0.000857</text:p>
              </table:table-cell>
              <table:table-cell office:value-type="float" office:value="0">
                <text:p>0</text:p>
              </table:table-cell>
              <table:table-cell office:value-type="float" office:value="14698">
                <text:p>146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.823247">
                <text:p>8.823247</text:p>
              </table:table-cell>
              <table:table-cell office:value-type="float" office:value="0.000605">
                <text:p>0.000605</text:p>
              </table:table-cell>
              <table:table-cell office:value-type="float" office:value="0">
                <text:p>0</text:p>
              </table:table-cell>
              <table:table-cell office:value-type="float" office:value="8143">
                <text:p>81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.69563">
                <text:p>12.69563</text:p>
              </table:table-cell>
              <table:table-cell office:value-type="float" office:value="0.002184">
                <text:p>0.002184</text:p>
              </table:table-cell>
              <table:table-cell office:value-type="float" office:value="0">
                <text:p>0</text:p>
              </table:table-cell>
              <table:table-cell office:value-type="float" office:value="24378">
                <text:p>243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30576">
                <text:p>0.130576</text:p>
              </table:table-cell>
              <table:table-cell office:value-type="float" office:value="0.001506">
                <text:p>0.001506</text:p>
              </table:table-cell>
              <table:table-cell office:value-type="float" office:value="0">
                <text:p>0</text:p>
              </table:table-cell>
              <table:table-cell office:value-type="float" office:value="25386">
                <text:p>253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40068">
                <text:p>3.40068</text:p>
              </table:table-cell>
              <table:table-cell office:value-type="float" office:value="0.000928">
                <text:p>0.000928</text:p>
              </table:table-cell>
              <table:table-cell office:value-type="float" office:value="0">
                <text:p>0</text:p>
              </table:table-cell>
              <table:table-cell office:value-type="float" office:value="15717">
                <text:p>157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.263519">
                <text:p>5.263519</text:p>
              </table:table-cell>
              <table:table-cell office:value-type="float" office:value="0.002128">
                <text:p>0.002128</text:p>
              </table:table-cell>
              <table:table-cell office:value-type="float" office:value="0">
                <text:p>0</text:p>
              </table:table-cell>
              <table:table-cell office:value-type="float" office:value="23571">
                <text:p>235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96881">
                <text:p>0.096881</text:p>
              </table:table-cell>
              <table:table-cell office:value-type="float" office:value="0.002362">
                <text:p>0.002362</text:p>
              </table:table-cell>
              <table:table-cell office:value-type="float" office:value="0">
                <text:p>0</text:p>
              </table:table-cell>
              <table:table-cell office:value-type="float" office:value="45568">
                <text:p>455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.131378">
                <text:p>2.131378</text:p>
              </table:table-cell>
              <table:table-cell office:value-type="float" office:value="0.002499">
                <text:p>0.002499</text:p>
              </table:table-cell>
              <table:table-cell office:value-type="float" office:value="0">
                <text:p>0</text:p>
              </table:table-cell>
              <table:table-cell office:value-type="float" office:value="45470">
                <text:p>454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770957">
                <text:p>4.770957</text:p>
              </table:table-cell>
              <table:table-cell office:value-type="float" office:value="0.002043">
                <text:p>0.002043</text:p>
              </table:table-cell>
              <table:table-cell office:value-type="float" office:value="0">
                <text:p>0</text:p>
              </table:table-cell>
              <table:table-cell office:value-type="float" office:value="30598">
                <text:p>3059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.422847">
                <text:p>4.422847</text:p>
              </table:table-cell>
              <table:table-cell office:value-type="float" office:value="0.004365">
                <text:p>0.004365</text:p>
              </table:table-cell>
              <table:table-cell office:value-type="float" office:value="0">
                <text:p>0</text:p>
              </table:table-cell>
              <table:table-cell office:value-type="float" office:value="29731">
                <text:p>2973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.122376">
                <text:p>4.122376</text:p>
              </table:table-cell>
              <table:table-cell office:value-type="float" office:value="0.001525">
                <text:p>0.001525</text:p>
              </table:table-cell>
              <table:table-cell office:value-type="float" office:value="0">
                <text:p>0</text:p>
              </table:table-cell>
              <table:table-cell office:value-type="float" office:value="24251">
                <text:p>242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.992654">
                <text:p>2.992654</text:p>
              </table:table-cell>
              <table:table-cell office:value-type="float" office:value="0.002478">
                <text:p>0.002478</text:p>
              </table:table-cell>
              <table:table-cell office:value-type="float" office:value="0">
                <text:p>0</text:p>
              </table:table-cell>
              <table:table-cell office:value-type="float" office:value="38531">
                <text:p>3853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86975">
                <text:p>1.86975</text:p>
              </table:table-cell>
              <table:table-cell office:value-type="float" office:value="0.002421">
                <text:p>0.002421</text:p>
              </table:table-cell>
              <table:table-cell office:value-type="float" office:value="0">
                <text:p>0</text:p>
              </table:table-cell>
              <table:table-cell office:value-type="float" office:value="35248">
                <text:p>352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40006">
                <text:p>3.40006</text:p>
              </table:table-cell>
              <table:table-cell office:value-type="float" office:value="0.002938">
                <text:p>0.002938</text:p>
              </table:table-cell>
              <table:table-cell office:value-type="float" office:value="0">
                <text:p>0</text:p>
              </table:table-cell>
              <table:table-cell office:value-type="float" office:value="40505">
                <text:p>4050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70055">
                <text:p>3.70055</text:p>
              </table:table-cell>
              <table:table-cell office:value-type="float" office:value="0.002019">
                <text:p>0.002019</text:p>
              </table:table-cell>
              <table:table-cell office:value-type="float" office:value="0">
                <text:p>0</text:p>
              </table:table-cell>
              <table:table-cell office:value-type="float" office:value="32818">
                <text:p>3281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.107245">
                <text:p>2.107245</text:p>
              </table:table-cell>
              <table:table-cell office:value-type="float" office:value="0.001727">
                <text:p>0.001727</text:p>
              </table:table-cell>
              <table:table-cell office:value-type="float" office:value="0">
                <text:p>0</text:p>
              </table:table-cell>
              <table:table-cell office:value-type="float" office:value="25765">
                <text:p>2576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821037">
                <text:p>3.821037</text:p>
              </table:table-cell>
              <table:table-cell office:value-type="float" office:value="0.002823">
                <text:p>0.002823</text:p>
              </table:table-cell>
              <table:table-cell office:value-type="float" office:value="0">
                <text:p>0</text:p>
              </table:table-cell>
              <table:table-cell office:value-type="float" office:value="37760">
                <text:p>3776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53cm" svg:y="0.315cm" chart:style-name="ch2">
          <text:p>Test 288, 300 TPS with lots of un-resized files</text:p>
        </chart:title>
        <chart:legend chart:legend-position="end" svg:x="13.366cm" svg:y="3.337cm" style:legend-expansion="high" chart:style-name="ch3"/>
        <chart:plot-area chart:style-name="ch4" table:cell-range-address="test288.C1:test288.G328" chart:data-source-has-labels="row" svg:x="0.32cm" svg:y="1.248cm" svg:width="12.726cm" svg:height="7.572cm">
          <chartooo:coordinate-region svg:x="1.682cm" svg:y="1.369cm" svg:width="11.364cm" svg:height="6.51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est288.C2:test288.C328" chart:label-cell-address="test288.C1:test288.C1" chart:class="chart:bar">
            <chart:data-point chart:repeated="327"/>
          </chart:series>
          <chart:series chart:style-name="ch9" chart:values-cell-range-address="test288.D2:test288.D328" chart:label-cell-address="test288.D1:test288.D1" chart:class="chart:bar">
            <chart:data-point chart:repeated="327"/>
          </chart:series>
          <chart:series chart:style-name="ch10" chart:values-cell-range-address="test288.E2:test288.E328" chart:label-cell-address="test288.E1:test288.E1" chart:class="chart:bar">
            <chart:data-point chart:repeated="327"/>
          </chart:series>
          <chart:series chart:style-name="ch11" chart:values-cell-range-address="test288.F2:test288.F328" chart:label-cell-address="test288.F1:test288.F1" chart:class="chart:bar">
            <chart:data-point chart:repeated="327"/>
          </chart:series>
          <chart:series chart:style-name="ch12" chart:values-cell-range-address="test288.G2:test288.G328" chart:label-cell-address="test288.G1:test288.G1" chart:class="chart:bar">
            <chart:data-point chart:repeated="3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88.C1:test288.C1</svg:desc>
                </draw:g>
              </table:table-cell>
              <table:table-cell office:value-type="string">
                <text:p>xfertime</text:p>
                <draw:g>
                  <svg:desc>test288.D1:test288.D1</svg:desc>
                </draw:g>
              </table:table-cell>
              <table:table-cell office:value-type="string">
                <text:p>thinktime</text:p>
                <draw:g>
                  <svg:desc>test288.E1:test288.E1</svg:desc>
                </draw:g>
              </table:table-cell>
              <table:table-cell office:value-type="string">
                <text:p>bytes</text:p>
                <draw:g>
                  <svg:desc>test288.F1:test288.F1</svg:desc>
                </draw:g>
              </table:table-cell>
              <table:table-cell office:value-type="string">
                <text:p>transactions</text:p>
                <draw:g>
                  <svg:desc>test288.G1:test288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0696">
                <text:p>0.230696</text:p>
                <draw:g>
                  <svg:desc>test288.C2:test288.C328</svg:desc>
                </draw:g>
              </table:table-cell>
              <table:table-cell office:value-type="float" office:value="0.001398">
                <text:p>0.001398</text:p>
                <draw:g>
                  <svg:desc>test288.D2:test288.D328</svg:desc>
                </draw:g>
              </table:table-cell>
              <table:table-cell office:value-type="float" office:value="0">
                <text:p>0</text:p>
                <draw:g>
                  <svg:desc>test288.E2:test288.E328</svg:desc>
                </draw:g>
              </table:table-cell>
              <table:table-cell office:value-type="float" office:value="19130">
                <text:p>19130</text:p>
                <draw:g>
                  <svg:desc>test288.F2:test288.F328</svg:desc>
                </draw:g>
              </table:table-cell>
              <table:table-cell office:value-type="float" office:value="30">
                <text:p>30</text:p>
                <draw:g>
                  <svg:desc>test288.G2:test288.G3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0693">
                <text:p>0.300693</text:p>
              </table:table-cell>
              <table:table-cell office:value-type="float" office:value="0.003988">
                <text:p>0.003988</text:p>
              </table:table-cell>
              <table:table-cell office:value-type="float" office:value="0">
                <text:p>0</text:p>
              </table:table-cell>
              <table:table-cell office:value-type="float" office:value="33306">
                <text:p>3330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75604">
                <text:p>0.375604</text:p>
              </table:table-cell>
              <table:table-cell office:value-type="float" office:value="0.005516">
                <text:p>0.005516</text:p>
              </table:table-cell>
              <table:table-cell office:value-type="float" office:value="0">
                <text:p>0</text:p>
              </table:table-cell>
              <table:table-cell office:value-type="float" office:value="37302">
                <text:p>3730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3459">
                <text:p>0.243459</text:p>
              </table:table-cell>
              <table:table-cell office:value-type="float" office:value="0.003495">
                <text:p>0.003495</text:p>
              </table:table-cell>
              <table:table-cell office:value-type="float" office:value="0">
                <text:p>0</text:p>
              </table:table-cell>
              <table:table-cell office:value-type="float" office:value="35012">
                <text:p>35012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24481">
                <text:p>0.424481</text:p>
              </table:table-cell>
              <table:table-cell office:value-type="float" office:value="0.006015">
                <text:p>0.006015</text:p>
              </table:table-cell>
              <table:table-cell office:value-type="float" office:value="0">
                <text:p>0</text:p>
              </table:table-cell>
              <table:table-cell office:value-type="float" office:value="40869">
                <text:p>40869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7439">
                <text:p>0.277439</text:p>
              </table:table-cell>
              <table:table-cell office:value-type="float" office:value="0.003641">
                <text:p>0.003641</text:p>
              </table:table-cell>
              <table:table-cell office:value-type="float" office:value="0">
                <text:p>0</text:p>
              </table:table-cell>
              <table:table-cell office:value-type="float" office:value="28365">
                <text:p>2836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64054">
                <text:p>2.364054</text:p>
              </table:table-cell>
              <table:table-cell office:value-type="float" office:value="0.003416">
                <text:p>0.003416</text:p>
              </table:table-cell>
              <table:table-cell office:value-type="float" office:value="0">
                <text:p>0</text:p>
              </table:table-cell>
              <table:table-cell office:value-type="float" office:value="33168">
                <text:p>33168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068397">
                <text:p>6.068397</text:p>
              </table:table-cell>
              <table:table-cell office:value-type="float" office:value="0.005949">
                <text:p>0.005949</text:p>
              </table:table-cell>
              <table:table-cell office:value-type="float" office:value="0">
                <text:p>0</text:p>
              </table:table-cell>
              <table:table-cell office:value-type="float" office:value="33988">
                <text:p>33988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071583">
                <text:p>6.071583</text:p>
              </table:table-cell>
              <table:table-cell office:value-type="float" office:value="0.00393">
                <text:p>0.00393</text:p>
              </table:table-cell>
              <table:table-cell office:value-type="float" office:value="0">
                <text:p>0</text:p>
              </table:table-cell>
              <table:table-cell office:value-type="float" office:value="35260">
                <text:p>3526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261382">
                <text:p>5.261382</text:p>
              </table:table-cell>
              <table:table-cell office:value-type="float" office:value="0.002275">
                <text:p>0.002275</text:p>
              </table:table-cell>
              <table:table-cell office:value-type="float" office:value="0">
                <text:p>0</text:p>
              </table:table-cell>
              <table:table-cell office:value-type="float" office:value="26407">
                <text:p>2640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146311">
                <text:p>6.146311</text:p>
              </table:table-cell>
              <table:table-cell office:value-type="float" office:value="0.003859">
                <text:p>0.003859</text:p>
              </table:table-cell>
              <table:table-cell office:value-type="float" office:value="0">
                <text:p>0</text:p>
              </table:table-cell>
              <table:table-cell office:value-type="float" office:value="34045">
                <text:p>3404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03631">
                <text:p>4.503631</text:p>
              </table:table-cell>
              <table:table-cell office:value-type="float" office:value="0.004787">
                <text:p>0.004787</text:p>
              </table:table-cell>
              <table:table-cell office:value-type="float" office:value="0">
                <text:p>0</text:p>
              </table:table-cell>
              <table:table-cell office:value-type="float" office:value="43107">
                <text:p>4310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959628">
                <text:p>5.959628</text:p>
              </table:table-cell>
              <table:table-cell office:value-type="float" office:value="0.003236">
                <text:p>0.003236</text:p>
              </table:table-cell>
              <table:table-cell office:value-type="float" office:value="0">
                <text:p>0</text:p>
              </table:table-cell>
              <table:table-cell office:value-type="float" office:value="37332">
                <text:p>3733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399323">
                <text:p>4.399323</text:p>
              </table:table-cell>
              <table:table-cell office:value-type="float" office:value="0.002766">
                <text:p>0.002766</text:p>
              </table:table-cell>
              <table:table-cell office:value-type="float" office:value="0">
                <text:p>0</text:p>
              </table:table-cell>
              <table:table-cell office:value-type="float" office:value="37132">
                <text:p>3713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07553">
                <text:p>6.07553</text:p>
              </table:table-cell>
              <table:table-cell office:value-type="float" office:value="0.00118">
                <text:p>0.00118</text:p>
              </table:table-cell>
              <table:table-cell office:value-type="float" office:value="0">
                <text:p>0</text:p>
              </table:table-cell>
              <table:table-cell office:value-type="float" office:value="18782">
                <text:p>1878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080369">
                <text:p>4.080369</text:p>
              </table:table-cell>
              <table:table-cell office:value-type="float" office:value="0.00449">
                <text:p>0.00449</text:p>
              </table:table-cell>
              <table:table-cell office:value-type="float" office:value="0">
                <text:p>0</text:p>
              </table:table-cell>
              <table:table-cell office:value-type="float" office:value="27951">
                <text:p>2795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9059">
                <text:p>5.729059</text:p>
              </table:table-cell>
              <table:table-cell office:value-type="float" office:value="0.002349">
                <text:p>0.002349</text:p>
              </table:table-cell>
              <table:table-cell office:value-type="float" office:value="0">
                <text:p>0</text:p>
              </table:table-cell>
              <table:table-cell office:value-type="float" office:value="41527">
                <text:p>4152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914356">
                <text:p>3.914356</text:p>
              </table:table-cell>
              <table:table-cell office:value-type="float" office:value="0.003654">
                <text:p>0.003654</text:p>
              </table:table-cell>
              <table:table-cell office:value-type="float" office:value="0">
                <text:p>0</text:p>
              </table:table-cell>
              <table:table-cell office:value-type="float" office:value="45921">
                <text:p>4592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534901">
                <text:p>4.534901</text:p>
              </table:table-cell>
              <table:table-cell office:value-type="float" office:value="0.002729">
                <text:p>0.002729</text:p>
              </table:table-cell>
              <table:table-cell office:value-type="float" office:value="0">
                <text:p>0</text:p>
              </table:table-cell>
              <table:table-cell office:value-type="float" office:value="47759">
                <text:p>477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369729">
                <text:p>4.369729</text:p>
              </table:table-cell>
              <table:table-cell office:value-type="float" office:value="0.001576">
                <text:p>0.001576</text:p>
              </table:table-cell>
              <table:table-cell office:value-type="float" office:value="0">
                <text:p>0</text:p>
              </table:table-cell>
              <table:table-cell office:value-type="float" office:value="20114">
                <text:p>201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601331">
                <text:p>5.601331</text:p>
              </table:table-cell>
              <table:table-cell office:value-type="float" office:value="0.001308">
                <text:p>0.001308</text:p>
              </table:table-cell>
              <table:table-cell office:value-type="float" office:value="0">
                <text:p>0</text:p>
              </table:table-cell>
              <table:table-cell office:value-type="float" office:value="19624">
                <text:p>1962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794776">
                <text:p>4.794776</text:p>
              </table:table-cell>
              <table:table-cell office:value-type="float" office:value="0.002191">
                <text:p>0.002191</text:p>
              </table:table-cell>
              <table:table-cell office:value-type="float" office:value="0">
                <text:p>0</text:p>
              </table:table-cell>
              <table:table-cell office:value-type="float" office:value="35013">
                <text:p>350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836446">
                <text:p>6.836446</text:p>
              </table:table-cell>
              <table:table-cell office:value-type="float" office:value="0.000963">
                <text:p>0.000963</text:p>
              </table:table-cell>
              <table:table-cell office:value-type="float" office:value="0">
                <text:p>0</text:p>
              </table:table-cell>
              <table:table-cell office:value-type="float" office:value="17952">
                <text:p>1795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738849">
                <text:p>4.738849</text:p>
              </table:table-cell>
              <table:table-cell office:value-type="float" office:value="0.001865">
                <text:p>0.001865</text:p>
              </table:table-cell>
              <table:table-cell office:value-type="float" office:value="0">
                <text:p>0</text:p>
              </table:table-cell>
              <table:table-cell office:value-type="float" office:value="25770">
                <text:p>257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26606">
                <text:p>2.926606</text:p>
              </table:table-cell>
              <table:table-cell office:value-type="float" office:value="0.001755">
                <text:p>0.001755</text:p>
              </table:table-cell>
              <table:table-cell office:value-type="float" office:value="0">
                <text:p>0</text:p>
              </table:table-cell>
              <table:table-cell office:value-type="float" office:value="26703">
                <text:p>2670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45016">
                <text:p>2.645016</text:p>
              </table:table-cell>
              <table:table-cell office:value-type="float" office:value="0.001851">
                <text:p>0.001851</text:p>
              </table:table-cell>
              <table:table-cell office:value-type="float" office:value="0">
                <text:p>0</text:p>
              </table:table-cell>
              <table:table-cell office:value-type="float" office:value="37596">
                <text:p>375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92089">
                <text:p>5.492089</text:p>
              </table:table-cell>
              <table:table-cell office:value-type="float" office:value="0.004057">
                <text:p>0.004057</text:p>
              </table:table-cell>
              <table:table-cell office:value-type="float" office:value="0">
                <text:p>0</text:p>
              </table:table-cell>
              <table:table-cell office:value-type="float" office:value="28437">
                <text:p>2843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989525">
                <text:p>4.989525</text:p>
              </table:table-cell>
              <table:table-cell office:value-type="float" office:value="0.002287">
                <text:p>0.002287</text:p>
              </table:table-cell>
              <table:table-cell office:value-type="float" office:value="0">
                <text:p>0</text:p>
              </table:table-cell>
              <table:table-cell office:value-type="float" office:value="36971">
                <text:p>3697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891553">
                <text:p>5.891553</text:p>
              </table:table-cell>
              <table:table-cell office:value-type="float" office:value="0.00131">
                <text:p>0.00131</text:p>
              </table:table-cell>
              <table:table-cell office:value-type="float" office:value="0">
                <text:p>0</text:p>
              </table:table-cell>
              <table:table-cell office:value-type="float" office:value="28025">
                <text:p>2802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191387">
                <text:p>4.191387</text:p>
              </table:table-cell>
              <table:table-cell office:value-type="float" office:value="0.001028">
                <text:p>0.001028</text:p>
              </table:table-cell>
              <table:table-cell office:value-type="float" office:value="0">
                <text:p>0</text:p>
              </table:table-cell>
              <table:table-cell office:value-type="float" office:value="24683">
                <text:p>2468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469292">
                <text:p>4.469292</text:p>
              </table:table-cell>
              <table:table-cell office:value-type="float" office:value="0.001344">
                <text:p>0.001344</text:p>
              </table:table-cell>
              <table:table-cell office:value-type="float" office:value="0">
                <text:p>0</text:p>
              </table:table-cell>
              <table:table-cell office:value-type="float" office:value="25749">
                <text:p>257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976553">
                <text:p>4.976553</text:p>
              </table:table-cell>
              <table:table-cell office:value-type="float" office:value="0.001565">
                <text:p>0.001565</text:p>
              </table:table-cell>
              <table:table-cell office:value-type="float" office:value="0">
                <text:p>0</text:p>
              </table:table-cell>
              <table:table-cell office:value-type="float" office:value="25042">
                <text:p>2504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542692">
                <text:p>4.542692</text:p>
              </table:table-cell>
              <table:table-cell office:value-type="float" office:value="0.002094">
                <text:p>0.002094</text:p>
              </table:table-cell>
              <table:table-cell office:value-type="float" office:value="0">
                <text:p>0</text:p>
              </table:table-cell>
              <table:table-cell office:value-type="float" office:value="34906">
                <text:p>349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198822">
                <text:p>8.198822</text:p>
              </table:table-cell>
              <table:table-cell office:value-type="float" office:value="0.001208">
                <text:p>0.001208</text:p>
              </table:table-cell>
              <table:table-cell office:value-type="float" office:value="0">
                <text:p>0</text:p>
              </table:table-cell>
              <table:table-cell office:value-type="float" office:value="27648">
                <text:p>276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64879">
                <text:p>6.64879</text:p>
              </table:table-cell>
              <table:table-cell office:value-type="float" office:value="0.003833">
                <text:p>0.003833</text:p>
              </table:table-cell>
              <table:table-cell office:value-type="float" office:value="0">
                <text:p>0</text:p>
              </table:table-cell>
              <table:table-cell office:value-type="float" office:value="25532">
                <text:p>2553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081183">
                <text:p>7.081183</text:p>
              </table:table-cell>
              <table:table-cell office:value-type="float" office:value="0.001247">
                <text:p>0.001247</text:p>
              </table:table-cell>
              <table:table-cell office:value-type="float" office:value="0">
                <text:p>0</text:p>
              </table:table-cell>
              <table:table-cell office:value-type="float" office:value="24127">
                <text:p>2412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474927">
                <text:p>6.474927</text:p>
              </table:table-cell>
              <table:table-cell office:value-type="float" office:value="0.002501">
                <text:p>0.002501</text:p>
              </table:table-cell>
              <table:table-cell office:value-type="float" office:value="0">
                <text:p>0</text:p>
              </table:table-cell>
              <table:table-cell office:value-type="float" office:value="34969">
                <text:p>3496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589837">
                <text:p>6.589837</text:p>
              </table:table-cell>
              <table:table-cell office:value-type="float" office:value="0.001808">
                <text:p>0.001808</text:p>
              </table:table-cell>
              <table:table-cell office:value-type="float" office:value="0">
                <text:p>0</text:p>
              </table:table-cell>
              <table:table-cell office:value-type="float" office:value="26159">
                <text:p>2615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522359">
                <text:p>6.522359</text:p>
              </table:table-cell>
              <table:table-cell office:value-type="float" office:value="0.002509">
                <text:p>0.002509</text:p>
              </table:table-cell>
              <table:table-cell office:value-type="float" office:value="0">
                <text:p>0</text:p>
              </table:table-cell>
              <table:table-cell office:value-type="float" office:value="45406">
                <text:p>4540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446438">
                <text:p>7.446438</text:p>
              </table:table-cell>
              <table:table-cell office:value-type="float" office:value="0.002063">
                <text:p>0.002063</text:p>
              </table:table-cell>
              <table:table-cell office:value-type="float" office:value="0">
                <text:p>0</text:p>
              </table:table-cell>
              <table:table-cell office:value-type="float" office:value="38156">
                <text:p>381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280048">
                <text:p>6.280048</text:p>
              </table:table-cell>
              <table:table-cell office:value-type="float" office:value="0.001248">
                <text:p>0.001248</text:p>
              </table:table-cell>
              <table:table-cell office:value-type="float" office:value="0">
                <text:p>0</text:p>
              </table:table-cell>
              <table:table-cell office:value-type="float" office:value="21094">
                <text:p>2109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950531">
                <text:p>6.950531</text:p>
              </table:table-cell>
              <table:table-cell office:value-type="float" office:value="0.000944">
                <text:p>0.000944</text:p>
              </table:table-cell>
              <table:table-cell office:value-type="float" office:value="0">
                <text:p>0</text:p>
              </table:table-cell>
              <table:table-cell office:value-type="float" office:value="21502">
                <text:p>2150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934489">
                <text:p>4.934489</text:p>
              </table:table-cell>
              <table:table-cell office:value-type="float" office:value="0.001356">
                <text:p>0.001356</text:p>
              </table:table-cell>
              <table:table-cell office:value-type="float" office:value="0">
                <text:p>0</text:p>
              </table:table-cell>
              <table:table-cell office:value-type="float" office:value="27606">
                <text:p>2760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081593">
                <text:p>7.081593</text:p>
              </table:table-cell>
              <table:table-cell office:value-type="float" office:value="0.00166">
                <text:p>0.00166</text:p>
              </table:table-cell>
              <table:table-cell office:value-type="float" office:value="0">
                <text:p>0</text:p>
              </table:table-cell>
              <table:table-cell office:value-type="float" office:value="35570">
                <text:p>355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19708">
                <text:p>2.19708</text:p>
              </table:table-cell>
              <table:table-cell office:value-type="float" office:value="0.001011">
                <text:p>0.001011</text:p>
              </table:table-cell>
              <table:table-cell office:value-type="float" office:value="0">
                <text:p>0</text:p>
              </table:table-cell>
              <table:table-cell office:value-type="float" office:value="33498">
                <text:p>334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189587">
                <text:p>6.189587</text:p>
              </table:table-cell>
              <table:table-cell office:value-type="float" office:value="0.001427">
                <text:p>0.001427</text:p>
              </table:table-cell>
              <table:table-cell office:value-type="float" office:value="0">
                <text:p>0</text:p>
              </table:table-cell>
              <table:table-cell office:value-type="float" office:value="34700">
                <text:p>347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500131">
                <text:p>4.500131</text:p>
              </table:table-cell>
              <table:table-cell office:value-type="float" office:value="0.001048">
                <text:p>0.001048</text:p>
              </table:table-cell>
              <table:table-cell office:value-type="float" office:value="0">
                <text:p>0</text:p>
              </table:table-cell>
              <table:table-cell office:value-type="float" office:value="28358">
                <text:p>2835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612845">
                <text:p>4.612845</text:p>
              </table:table-cell>
              <table:table-cell office:value-type="float" office:value="0.001263">
                <text:p>0.001263</text:p>
              </table:table-cell>
              <table:table-cell office:value-type="float" office:value="0">
                <text:p>0</text:p>
              </table:table-cell>
              <table:table-cell office:value-type="float" office:value="41689">
                <text:p>416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493787">
                <text:p>5.493787</text:p>
              </table:table-cell>
              <table:table-cell office:value-type="float" office:value="0.001244">
                <text:p>0.001244</text:p>
              </table:table-cell>
              <table:table-cell office:value-type="float" office:value="0">
                <text:p>0</text:p>
              </table:table-cell>
              <table:table-cell office:value-type="float" office:value="28336">
                <text:p>283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21442">
                <text:p>1.021442</text:p>
              </table:table-cell>
              <table:table-cell office:value-type="float" office:value="0.000481">
                <text:p>0.000481</text:p>
              </table:table-cell>
              <table:table-cell office:value-type="float" office:value="0">
                <text:p>0</text:p>
              </table:table-cell>
              <table:table-cell office:value-type="float" office:value="20641">
                <text:p>206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889854">
                <text:p>7.889854</text:p>
              </table:table-cell>
              <table:table-cell office:value-type="float" office:value="0.001231">
                <text:p>0.001231</text:p>
              </table:table-cell>
              <table:table-cell office:value-type="float" office:value="0">
                <text:p>0</text:p>
              </table:table-cell>
              <table:table-cell office:value-type="float" office:value="27597">
                <text:p>275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4875">
                <text:p>0.14875</text:p>
              </table:table-cell>
              <table:table-cell office:value-type="float" office:value="0.001772">
                <text:p>0.001772</text:p>
              </table:table-cell>
              <table:table-cell office:value-type="float" office:value="0">
                <text:p>0</text:p>
              </table:table-cell>
              <table:table-cell office:value-type="float" office:value="48378">
                <text:p>483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871854">
                <text:p>6.871854</text:p>
              </table:table-cell>
              <table:table-cell office:value-type="float" office:value="0.000676">
                <text:p>0.000676</text:p>
              </table:table-cell>
              <table:table-cell office:value-type="float" office:value="0">
                <text:p>0</text:p>
              </table:table-cell>
              <table:table-cell office:value-type="float" office:value="28920">
                <text:p>289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955332">
                <text:p>10.955332</text:p>
              </table:table-cell>
              <table:table-cell office:value-type="float" office:value="0.000778">
                <text:p>0.000778</text:p>
              </table:table-cell>
              <table:table-cell office:value-type="float" office:value="0">
                <text:p>0</text:p>
              </table:table-cell>
              <table:table-cell office:value-type="float" office:value="22759">
                <text:p>227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.634201">
                <text:p>22.634201</text:p>
              </table:table-cell>
              <table:table-cell office:value-type="float" office:value="0.000475">
                <text:p>0.000475</text:p>
              </table:table-cell>
              <table:table-cell office:value-type="float" office:value="0">
                <text:p>0</text:p>
              </table:table-cell>
              <table:table-cell office:value-type="float" office:value="16697">
                <text:p>166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0141">
                <text:p>0.10141</text:p>
              </table:table-cell>
              <table:table-cell office:value-type="float" office:value="0.002855">
                <text:p>0.002855</text:p>
              </table:table-cell>
              <table:table-cell office:value-type="float" office:value="0">
                <text:p>0</text:p>
              </table:table-cell>
              <table:table-cell office:value-type="float" office:value="71375">
                <text:p>713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19825">
                <text:p>0.119825</text:p>
              </table:table-cell>
              <table:table-cell office:value-type="float" office:value="0.00154">
                <text:p>0.00154</text:p>
              </table:table-cell>
              <table:table-cell office:value-type="float" office:value="0">
                <text:p>0</text:p>
              </table:table-cell>
              <table:table-cell office:value-type="float" office:value="31042">
                <text:p>310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689214">
                <text:p>4.689214</text:p>
              </table:table-cell>
              <table:table-cell office:value-type="float" office:value="0.000816">
                <text:p>0.000816</text:p>
              </table:table-cell>
              <table:table-cell office:value-type="float" office:value="0">
                <text:p>0</text:p>
              </table:table-cell>
              <table:table-cell office:value-type="float" office:value="19208">
                <text:p>192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075835">
                <text:p>4.075835</text:p>
              </table:table-cell>
              <table:table-cell office:value-type="float" office:value="0.00116">
                <text:p>0.00116</text:p>
              </table:table-cell>
              <table:table-cell office:value-type="float" office:value="0">
                <text:p>0</text:p>
              </table:table-cell>
              <table:table-cell office:value-type="float" office:value="28401">
                <text:p>284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360426">
                <text:p>4.360426</text:p>
              </table:table-cell>
              <table:table-cell office:value-type="float" office:value="0.00182">
                <text:p>0.00182</text:p>
              </table:table-cell>
              <table:table-cell office:value-type="float" office:value="0">
                <text:p>0</text:p>
              </table:table-cell>
              <table:table-cell office:value-type="float" office:value="25289">
                <text:p>2528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763544">
                <text:p>4.763544</text:p>
              </table:table-cell>
              <table:table-cell office:value-type="float" office:value="0.001067">
                <text:p>0.001067</text:p>
              </table:table-cell>
              <table:table-cell office:value-type="float" office:value="0">
                <text:p>0</text:p>
              </table:table-cell>
              <table:table-cell office:value-type="float" office:value="22596">
                <text:p>2259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499672">
                <text:p>3.499672</text:p>
              </table:table-cell>
              <table:table-cell office:value-type="float" office:value="0.002379">
                <text:p>0.002379</text:p>
              </table:table-cell>
              <table:table-cell office:value-type="float" office:value="0">
                <text:p>0</text:p>
              </table:table-cell>
              <table:table-cell office:value-type="float" office:value="41315">
                <text:p>4131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200278">
                <text:p>4.200278</text:p>
              </table:table-cell>
              <table:table-cell office:value-type="float" office:value="0.002107">
                <text:p>0.002107</text:p>
              </table:table-cell>
              <table:table-cell office:value-type="float" office:value="0">
                <text:p>0</text:p>
              </table:table-cell>
              <table:table-cell office:value-type="float" office:value="42805">
                <text:p>4280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743501">
                <text:p>6.743501</text:p>
              </table:table-cell>
              <table:table-cell office:value-type="float" office:value="0.003233">
                <text:p>0.003233</text:p>
              </table:table-cell>
              <table:table-cell office:value-type="float" office:value="0">
                <text:p>0</text:p>
              </table:table-cell>
              <table:table-cell office:value-type="float" office:value="40905">
                <text:p>4090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591982">
                <text:p>3.591982</text:p>
              </table:table-cell>
              <table:table-cell office:value-type="float" office:value="0.001701">
                <text:p>0.001701</text:p>
              </table:table-cell>
              <table:table-cell office:value-type="float" office:value="0">
                <text:p>0</text:p>
              </table:table-cell>
              <table:table-cell office:value-type="float" office:value="27425">
                <text:p>274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366611">
                <text:p>3.366611</text:p>
              </table:table-cell>
              <table:table-cell office:value-type="float" office:value="0.001862">
                <text:p>0.001862</text:p>
              </table:table-cell>
              <table:table-cell office:value-type="float" office:value="0">
                <text:p>0</text:p>
              </table:table-cell>
              <table:table-cell office:value-type="float" office:value="30106">
                <text:p>3010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094025">
                <text:p>3.094025</text:p>
              </table:table-cell>
              <table:table-cell office:value-type="float" office:value="0.001478">
                <text:p>0.001478</text:p>
              </table:table-cell>
              <table:table-cell office:value-type="float" office:value="0">
                <text:p>0</text:p>
              </table:table-cell>
              <table:table-cell office:value-type="float" office:value="37079">
                <text:p>3707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25521">
                <text:p>1.525521</text:p>
              </table:table-cell>
              <table:table-cell office:value-type="float" office:value="0.002803">
                <text:p>0.002803</text:p>
              </table:table-cell>
              <table:table-cell office:value-type="float" office:value="0">
                <text:p>0</text:p>
              </table:table-cell>
              <table:table-cell office:value-type="float" office:value="51958">
                <text:p>519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603286">
                <text:p>3.603286</text:p>
              </table:table-cell>
              <table:table-cell office:value-type="float" office:value="0.000931">
                <text:p>0.000931</text:p>
              </table:table-cell>
              <table:table-cell office:value-type="float" office:value="0">
                <text:p>0</text:p>
              </table:table-cell>
              <table:table-cell office:value-type="float" office:value="23822">
                <text:p>238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639478">
                <text:p>2.639478</text:p>
              </table:table-cell>
              <table:table-cell office:value-type="float" office:value="0.00176">
                <text:p>0.00176</text:p>
              </table:table-cell>
              <table:table-cell office:value-type="float" office:value="0">
                <text:p>0</text:p>
              </table:table-cell>
              <table:table-cell office:value-type="float" office:value="26917">
                <text:p>269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168173">
                <text:p>3.168173</text:p>
              </table:table-cell>
              <table:table-cell office:value-type="float" office:value="0.001915">
                <text:p>0.001915</text:p>
              </table:table-cell>
              <table:table-cell office:value-type="float" office:value="0">
                <text:p>0</text:p>
              </table:table-cell>
              <table:table-cell office:value-type="float" office:value="31270">
                <text:p>312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116163">
                <text:p>3.116163</text:p>
              </table:table-cell>
              <table:table-cell office:value-type="float" office:value="0.001285">
                <text:p>0.001285</text:p>
              </table:table-cell>
              <table:table-cell office:value-type="float" office:value="0">
                <text:p>0</text:p>
              </table:table-cell>
              <table:table-cell office:value-type="float" office:value="30538">
                <text:p>3053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513136">
                <text:p>2.513136</text:p>
              </table:table-cell>
              <table:table-cell office:value-type="float" office:value="0.001804">
                <text:p>0.001804</text:p>
              </table:table-cell>
              <table:table-cell office:value-type="float" office:value="0">
                <text:p>0</text:p>
              </table:table-cell>
              <table:table-cell office:value-type="float" office:value="38287">
                <text:p>3828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048919">
                <text:p>2.048919</text:p>
              </table:table-cell>
              <table:table-cell office:value-type="float" office:value="0.002365">
                <text:p>0.002365</text:p>
              </table:table-cell>
              <table:table-cell office:value-type="float" office:value="0">
                <text:p>0</text:p>
              </table:table-cell>
              <table:table-cell office:value-type="float" office:value="38193">
                <text:p>3819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670214">
                <text:p>4.670214</text:p>
              </table:table-cell>
              <table:table-cell office:value-type="float" office:value="0.001458">
                <text:p>0.001458</text:p>
              </table:table-cell>
              <table:table-cell office:value-type="float" office:value="0">
                <text:p>0</text:p>
              </table:table-cell>
              <table:table-cell office:value-type="float" office:value="34574">
                <text:p>3457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9568">
                <text:p>2.49568</text:p>
              </table:table-cell>
              <table:table-cell office:value-type="float" office:value="0.001512">
                <text:p>0.001512</text:p>
              </table:table-cell>
              <table:table-cell office:value-type="float" office:value="0">
                <text:p>0</text:p>
              </table:table-cell>
              <table:table-cell office:value-type="float" office:value="38847">
                <text:p>388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89071">
                <text:p>2.589071</text:p>
              </table:table-cell>
              <table:table-cell office:value-type="float" office:value="0.001626">
                <text:p>0.001626</text:p>
              </table:table-cell>
              <table:table-cell office:value-type="float" office:value="0">
                <text:p>0</text:p>
              </table:table-cell>
              <table:table-cell office:value-type="float" office:value="25524">
                <text:p>2552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05034">
                <text:p>4.05034</text:p>
              </table:table-cell>
              <table:table-cell office:value-type="float" office:value="0.002192">
                <text:p>0.002192</text:p>
              </table:table-cell>
              <table:table-cell office:value-type="float" office:value="0">
                <text:p>0</text:p>
              </table:table-cell>
              <table:table-cell office:value-type="float" office:value="39652">
                <text:p>3965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8985">
                <text:p>2.78985</text:p>
              </table:table-cell>
              <table:table-cell office:value-type="float" office:value="0.001312">
                <text:p>0.001312</text:p>
              </table:table-cell>
              <table:table-cell office:value-type="float" office:value="0">
                <text:p>0</text:p>
              </table:table-cell>
              <table:table-cell office:value-type="float" office:value="31313">
                <text:p>3131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186319">
                <text:p>3.186319</text:p>
              </table:table-cell>
              <table:table-cell office:value-type="float" office:value="0.00491">
                <text:p>0.00491</text:p>
              </table:table-cell>
              <table:table-cell office:value-type="float" office:value="0">
                <text:p>0</text:p>
              </table:table-cell>
              <table:table-cell office:value-type="float" office:value="35918">
                <text:p>3591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407863">
                <text:p>3.407863</text:p>
              </table:table-cell>
              <table:table-cell office:value-type="float" office:value="0.002336">
                <text:p>0.002336</text:p>
              </table:table-cell>
              <table:table-cell office:value-type="float" office:value="0">
                <text:p>0</text:p>
              </table:table-cell>
              <table:table-cell office:value-type="float" office:value="35640">
                <text:p>356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750891">
                <text:p>3.750891</text:p>
              </table:table-cell>
              <table:table-cell office:value-type="float" office:value="0.002503">
                <text:p>0.002503</text:p>
              </table:table-cell>
              <table:table-cell office:value-type="float" office:value="0">
                <text:p>0</text:p>
              </table:table-cell>
              <table:table-cell office:value-type="float" office:value="36801">
                <text:p>3680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011637">
                <text:p>4.011637</text:p>
              </table:table-cell>
              <table:table-cell office:value-type="float" office:value="0.001186">
                <text:p>0.001186</text:p>
              </table:table-cell>
              <table:table-cell office:value-type="float" office:value="0">
                <text:p>0</text:p>
              </table:table-cell>
              <table:table-cell office:value-type="float" office:value="22173">
                <text:p>221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909382">
                <text:p>3.909382</text:p>
              </table:table-cell>
              <table:table-cell office:value-type="float" office:value="0.004251">
                <text:p>0.004251</text:p>
              </table:table-cell>
              <table:table-cell office:value-type="float" office:value="0">
                <text:p>0</text:p>
              </table:table-cell>
              <table:table-cell office:value-type="float" office:value="32759">
                <text:p>3275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574639">
                <text:p>3.574639</text:p>
              </table:table-cell>
              <table:table-cell office:value-type="float" office:value="0.00161">
                <text:p>0.00161</text:p>
              </table:table-cell>
              <table:table-cell office:value-type="float" office:value="0">
                <text:p>0</text:p>
              </table:table-cell>
              <table:table-cell office:value-type="float" office:value="22352">
                <text:p>2235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689302">
                <text:p>2.689302</text:p>
              </table:table-cell>
              <table:table-cell office:value-type="float" office:value="0.002043">
                <text:p>0.002043</text:p>
              </table:table-cell>
              <table:table-cell office:value-type="float" office:value="0">
                <text:p>0</text:p>
              </table:table-cell>
              <table:table-cell office:value-type="float" office:value="35173">
                <text:p>3517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476717">
                <text:p>4.476717</text:p>
              </table:table-cell>
              <table:table-cell office:value-type="float" office:value="0.001543">
                <text:p>0.001543</text:p>
              </table:table-cell>
              <table:table-cell office:value-type="float" office:value="0">
                <text:p>0</text:p>
              </table:table-cell>
              <table:table-cell office:value-type="float" office:value="22656">
                <text:p>226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737917">
                <text:p>4.737917</text:p>
              </table:table-cell>
              <table:table-cell office:value-type="float" office:value="0.001558">
                <text:p>0.001558</text:p>
              </table:table-cell>
              <table:table-cell office:value-type="float" office:value="0">
                <text:p>0</text:p>
              </table:table-cell>
              <table:table-cell office:value-type="float" office:value="27661">
                <text:p>2766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027924">
                <text:p>5.027924</text:p>
              </table:table-cell>
              <table:table-cell office:value-type="float" office:value="0.003735">
                <text:p>0.003735</text:p>
              </table:table-cell>
              <table:table-cell office:value-type="float" office:value="0">
                <text:p>0</text:p>
              </table:table-cell>
              <table:table-cell office:value-type="float" office:value="24495">
                <text:p>2449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240194">
                <text:p>4.240194</text:p>
              </table:table-cell>
              <table:table-cell office:value-type="float" office:value="0.001957">
                <text:p>0.001957</text:p>
              </table:table-cell>
              <table:table-cell office:value-type="float" office:value="0">
                <text:p>0</text:p>
              </table:table-cell>
              <table:table-cell office:value-type="float" office:value="37676">
                <text:p>3767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398774">
                <text:p>5.398774</text:p>
              </table:table-cell>
              <table:table-cell office:value-type="float" office:value="0.001829">
                <text:p>0.001829</text:p>
              </table:table-cell>
              <table:table-cell office:value-type="float" office:value="0">
                <text:p>0</text:p>
              </table:table-cell>
              <table:table-cell office:value-type="float" office:value="32415">
                <text:p>3241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78753">
                <text:p>4.78753</text:p>
              </table:table-cell>
              <table:table-cell office:value-type="float" office:value="0.001502">
                <text:p>0.001502</text:p>
              </table:table-cell>
              <table:table-cell office:value-type="float" office:value="0">
                <text:p>0</text:p>
              </table:table-cell>
              <table:table-cell office:value-type="float" office:value="35466">
                <text:p>3546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604754">
                <text:p>3.604754</text:p>
              </table:table-cell>
              <table:table-cell office:value-type="float" office:value="0.002155">
                <text:p>0.002155</text:p>
              </table:table-cell>
              <table:table-cell office:value-type="float" office:value="0">
                <text:p>0</text:p>
              </table:table-cell>
              <table:table-cell office:value-type="float" office:value="42069">
                <text:p>4206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605029">
                <text:p>3.605029</text:p>
              </table:table-cell>
              <table:table-cell office:value-type="float" office:value="0.001592">
                <text:p>0.001592</text:p>
              </table:table-cell>
              <table:table-cell office:value-type="float" office:value="0">
                <text:p>0</text:p>
              </table:table-cell>
              <table:table-cell office:value-type="float" office:value="25317">
                <text:p>2531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216186">
                <text:p>6.216186</text:p>
              </table:table-cell>
              <table:table-cell office:value-type="float" office:value="0.001106">
                <text:p>0.001106</text:p>
              </table:table-cell>
              <table:table-cell office:value-type="float" office:value="0">
                <text:p>0</text:p>
              </table:table-cell>
              <table:table-cell office:value-type="float" office:value="26237">
                <text:p>2623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051225">
                <text:p>5.051225</text:p>
              </table:table-cell>
              <table:table-cell office:value-type="float" office:value="0.001217">
                <text:p>0.001217</text:p>
              </table:table-cell>
              <table:table-cell office:value-type="float" office:value="0">
                <text:p>0</text:p>
              </table:table-cell>
              <table:table-cell office:value-type="float" office:value="24232">
                <text:p>2423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15193">
                <text:p>1.915193</text:p>
              </table:table-cell>
              <table:table-cell office:value-type="float" office:value="0.001437">
                <text:p>0.001437</text:p>
              </table:table-cell>
              <table:table-cell office:value-type="float" office:value="0">
                <text:p>0</text:p>
              </table:table-cell>
              <table:table-cell office:value-type="float" office:value="34269">
                <text:p>3426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164361">
                <text:p>4.164361</text:p>
              </table:table-cell>
              <table:table-cell office:value-type="float" office:value="0.001123">
                <text:p>0.001123</text:p>
              </table:table-cell>
              <table:table-cell office:value-type="float" office:value="0">
                <text:p>0</text:p>
              </table:table-cell>
              <table:table-cell office:value-type="float" office:value="25245">
                <text:p>252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089854">
                <text:p>4.089854</text:p>
              </table:table-cell>
              <table:table-cell office:value-type="float" office:value="0.002219">
                <text:p>0.002219</text:p>
              </table:table-cell>
              <table:table-cell office:value-type="float" office:value="0">
                <text:p>0</text:p>
              </table:table-cell>
              <table:table-cell office:value-type="float" office:value="48823">
                <text:p>488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276624">
                <text:p>2.276624</text:p>
              </table:table-cell>
              <table:table-cell office:value-type="float" office:value="0.001735">
                <text:p>0.001735</text:p>
              </table:table-cell>
              <table:table-cell office:value-type="float" office:value="0">
                <text:p>0</text:p>
              </table:table-cell>
              <table:table-cell office:value-type="float" office:value="32969">
                <text:p>3296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81597">
                <text:p>6.81597</text:p>
              </table:table-cell>
              <table:table-cell office:value-type="float" office:value="0.000829">
                <text:p>0.000829</text:p>
              </table:table-cell>
              <table:table-cell office:value-type="float" office:value="0">
                <text:p>0</text:p>
              </table:table-cell>
              <table:table-cell office:value-type="float" office:value="24891">
                <text:p>2489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79502">
                <text:p>0.879502</text:p>
              </table:table-cell>
              <table:table-cell office:value-type="float" office:value="0.001089">
                <text:p>0.001089</text:p>
              </table:table-cell>
              <table:table-cell office:value-type="float" office:value="0">
                <text:p>0</text:p>
              </table:table-cell>
              <table:table-cell office:value-type="float" office:value="35503">
                <text:p>3550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991379">
                <text:p>1.991379</text:p>
              </table:table-cell>
              <table:table-cell office:value-type="float" office:value="0.000887">
                <text:p>0.000887</text:p>
              </table:table-cell>
              <table:table-cell office:value-type="float" office:value="0">
                <text:p>0</text:p>
              </table:table-cell>
              <table:table-cell office:value-type="float" office:value="25480">
                <text:p>2548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328766">
                <text:p>5.328766</text:p>
              </table:table-cell>
              <table:table-cell office:value-type="float" office:value="0.002548">
                <text:p>0.002548</text:p>
              </table:table-cell>
              <table:table-cell office:value-type="float" office:value="0">
                <text:p>0</text:p>
              </table:table-cell>
              <table:table-cell office:value-type="float" office:value="43191">
                <text:p>4319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17364">
                <text:p>2.17364</text:p>
              </table:table-cell>
              <table:table-cell office:value-type="float" office:value="0.000883">
                <text:p>0.000883</text:p>
              </table:table-cell>
              <table:table-cell office:value-type="float" office:value="0">
                <text:p>0</text:p>
              </table:table-cell>
              <table:table-cell office:value-type="float" office:value="29106">
                <text:p>291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933137">
                <text:p>1.933137</text:p>
              </table:table-cell>
              <table:table-cell office:value-type="float" office:value="0.002533">
                <text:p>0.002533</text:p>
              </table:table-cell>
              <table:table-cell office:value-type="float" office:value="0">
                <text:p>0</text:p>
              </table:table-cell>
              <table:table-cell office:value-type="float" office:value="54978">
                <text:p>549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637494">
                <text:p>2.637494</text:p>
              </table:table-cell>
              <table:table-cell office:value-type="float" office:value="0.001333">
                <text:p>0.001333</text:p>
              </table:table-cell>
              <table:table-cell office:value-type="float" office:value="0">
                <text:p>0</text:p>
              </table:table-cell>
              <table:table-cell office:value-type="float" office:value="25995">
                <text:p>259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163641">
                <text:p>1.163641</text:p>
              </table:table-cell>
              <table:table-cell office:value-type="float" office:value="0.002712">
                <text:p>0.002712</text:p>
              </table:table-cell>
              <table:table-cell office:value-type="float" office:value="0">
                <text:p>0</text:p>
              </table:table-cell>
              <table:table-cell office:value-type="float" office:value="56641">
                <text:p>566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739438">
                <text:p>5.739438</text:p>
              </table:table-cell>
              <table:table-cell office:value-type="float" office:value="0.00105">
                <text:p>0.00105</text:p>
              </table:table-cell>
              <table:table-cell office:value-type="float" office:value="0">
                <text:p>0</text:p>
              </table:table-cell>
              <table:table-cell office:value-type="float" office:value="30613">
                <text:p>306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290503">
                <text:p>4.290503</text:p>
              </table:table-cell>
              <table:table-cell office:value-type="float" office:value="0.001363">
                <text:p>0.001363</text:p>
              </table:table-cell>
              <table:table-cell office:value-type="float" office:value="0">
                <text:p>0</text:p>
              </table:table-cell>
              <table:table-cell office:value-type="float" office:value="13544">
                <text:p>135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212063">
                <text:p>4.212063</text:p>
              </table:table-cell>
              <table:table-cell office:value-type="float" office:value="0.003238">
                <text:p>0.003238</text:p>
              </table:table-cell>
              <table:table-cell office:value-type="float" office:value="0">
                <text:p>0</text:p>
              </table:table-cell>
              <table:table-cell office:value-type="float" office:value="26763">
                <text:p>2676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440274">
                <text:p>3.440274</text:p>
              </table:table-cell>
              <table:table-cell office:value-type="float" office:value="0.002012">
                <text:p>0.002012</text:p>
              </table:table-cell>
              <table:table-cell office:value-type="float" office:value="0">
                <text:p>0</text:p>
              </table:table-cell>
              <table:table-cell office:value-type="float" office:value="34722">
                <text:p>3472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224953">
                <text:p>3.224953</text:p>
              </table:table-cell>
              <table:table-cell office:value-type="float" office:value="0.004952">
                <text:p>0.004952</text:p>
              </table:table-cell>
              <table:table-cell office:value-type="float" office:value="0">
                <text:p>0</text:p>
              </table:table-cell>
              <table:table-cell office:value-type="float" office:value="29012">
                <text:p>2901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857493">
                <text:p>3.857493</text:p>
              </table:table-cell>
              <table:table-cell office:value-type="float" office:value="0.002656">
                <text:p>0.002656</text:p>
              </table:table-cell>
              <table:table-cell office:value-type="float" office:value="0">
                <text:p>0</text:p>
              </table:table-cell>
              <table:table-cell office:value-type="float" office:value="42898">
                <text:p>4289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954933">
                <text:p>2.954933</text:p>
              </table:table-cell>
              <table:table-cell office:value-type="float" office:value="0.002023">
                <text:p>0.002023</text:p>
              </table:table-cell>
              <table:table-cell office:value-type="float" office:value="0">
                <text:p>0</text:p>
              </table:table-cell>
              <table:table-cell office:value-type="float" office:value="39811">
                <text:p>3981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506528">
                <text:p>4.506528</text:p>
              </table:table-cell>
              <table:table-cell office:value-type="float" office:value="0.001403">
                <text:p>0.001403</text:p>
              </table:table-cell>
              <table:table-cell office:value-type="float" office:value="0">
                <text:p>0</text:p>
              </table:table-cell>
              <table:table-cell office:value-type="float" office:value="31669">
                <text:p>316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76824">
                <text:p>2.76824</text:p>
              </table:table-cell>
              <table:table-cell office:value-type="float" office:value="0.001853">
                <text:p>0.001853</text:p>
              </table:table-cell>
              <table:table-cell office:value-type="float" office:value="0">
                <text:p>0</text:p>
              </table:table-cell>
              <table:table-cell office:value-type="float" office:value="35913">
                <text:p>3591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478176">
                <text:p>3.478176</text:p>
              </table:table-cell>
              <table:table-cell office:value-type="float" office:value="0.001518">
                <text:p>0.001518</text:p>
              </table:table-cell>
              <table:table-cell office:value-type="float" office:value="0">
                <text:p>0</text:p>
              </table:table-cell>
              <table:table-cell office:value-type="float" office:value="38198">
                <text:p>3819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65197">
                <text:p>2.65197</text:p>
              </table:table-cell>
              <table:table-cell office:value-type="float" office:value="0.001962">
                <text:p>0.001962</text:p>
              </table:table-cell>
              <table:table-cell office:value-type="float" office:value="0">
                <text:p>0</text:p>
              </table:table-cell>
              <table:table-cell office:value-type="float" office:value="47207">
                <text:p>4720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140737">
                <text:p>5.140737</text:p>
              </table:table-cell>
              <table:table-cell office:value-type="float" office:value="0.001119">
                <text:p>0.001119</text:p>
              </table:table-cell>
              <table:table-cell office:value-type="float" office:value="0">
                <text:p>0</text:p>
              </table:table-cell>
              <table:table-cell office:value-type="float" office:value="29247">
                <text:p>2924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95892">
                <text:p>3.95892</text:p>
              </table:table-cell>
              <table:table-cell office:value-type="float" office:value="0.002197">
                <text:p>0.002197</text:p>
              </table:table-cell>
              <table:table-cell office:value-type="float" office:value="0">
                <text:p>0</text:p>
              </table:table-cell>
              <table:table-cell office:value-type="float" office:value="37424">
                <text:p>374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832085">
                <text:p>2.832085</text:p>
              </table:table-cell>
              <table:table-cell office:value-type="float" office:value="0.002065">
                <text:p>0.002065</text:p>
              </table:table-cell>
              <table:table-cell office:value-type="float" office:value="0">
                <text:p>0</text:p>
              </table:table-cell>
              <table:table-cell office:value-type="float" office:value="39713">
                <text:p>397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022525">
                <text:p>3.022525</text:p>
              </table:table-cell>
              <table:table-cell office:value-type="float" office:value="0.001958">
                <text:p>0.001958</text:p>
              </table:table-cell>
              <table:table-cell office:value-type="float" office:value="0">
                <text:p>0</text:p>
              </table:table-cell>
              <table:table-cell office:value-type="float" office:value="40009">
                <text:p>4000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485987">
                <text:p>3.485987</text:p>
              </table:table-cell>
              <table:table-cell office:value-type="float" office:value="0.003262">
                <text:p>0.003262</text:p>
              </table:table-cell>
              <table:table-cell office:value-type="float" office:value="0">
                <text:p>0</text:p>
              </table:table-cell>
              <table:table-cell office:value-type="float" office:value="37124">
                <text:p>371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881238">
                <text:p>3.881238</text:p>
              </table:table-cell>
              <table:table-cell office:value-type="float" office:value="0.002258">
                <text:p>0.002258</text:p>
              </table:table-cell>
              <table:table-cell office:value-type="float" office:value="0">
                <text:p>0</text:p>
              </table:table-cell>
              <table:table-cell office:value-type="float" office:value="34235">
                <text:p>3423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678783">
                <text:p>4.678783</text:p>
              </table:table-cell>
              <table:table-cell office:value-type="float" office:value="0.0019">
                <text:p>0.0019</text:p>
              </table:table-cell>
              <table:table-cell office:value-type="float" office:value="0">
                <text:p>0</text:p>
              </table:table-cell>
              <table:table-cell office:value-type="float" office:value="36877">
                <text:p>3687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155301">
                <text:p>5.155301</text:p>
              </table:table-cell>
              <table:table-cell office:value-type="float" office:value="0.00174">
                <text:p>0.00174</text:p>
              </table:table-cell>
              <table:table-cell office:value-type="float" office:value="0">
                <text:p>0</text:p>
              </table:table-cell>
              <table:table-cell office:value-type="float" office:value="35124">
                <text:p>3512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862982">
                <text:p>4.862982</text:p>
              </table:table-cell>
              <table:table-cell office:value-type="float" office:value="0.001744">
                <text:p>0.001744</text:p>
              </table:table-cell>
              <table:table-cell office:value-type="float" office:value="0">
                <text:p>0</text:p>
              </table:table-cell>
              <table:table-cell office:value-type="float" office:value="32010">
                <text:p>320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233166">
                <text:p>5.233166</text:p>
              </table:table-cell>
              <table:table-cell office:value-type="float" office:value="0.002432">
                <text:p>0.002432</text:p>
              </table:table-cell>
              <table:table-cell office:value-type="float" office:value="0">
                <text:p>0</text:p>
              </table:table-cell>
              <table:table-cell office:value-type="float" office:value="27040">
                <text:p>270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219172">
                <text:p>3.219172</text:p>
              </table:table-cell>
              <table:table-cell office:value-type="float" office:value="0.002985">
                <text:p>0.002985</text:p>
              </table:table-cell>
              <table:table-cell office:value-type="float" office:value="0">
                <text:p>0</text:p>
              </table:table-cell>
              <table:table-cell office:value-type="float" office:value="40296">
                <text:p>4029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540294">
                <text:p>3.540294</text:p>
              </table:table-cell>
              <table:table-cell office:value-type="float" office:value="0.002809">
                <text:p>0.002809</text:p>
              </table:table-cell>
              <table:table-cell office:value-type="float" office:value="0">
                <text:p>0</text:p>
              </table:table-cell>
              <table:table-cell office:value-type="float" office:value="29964">
                <text:p>2996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3635">
                <text:p>3.3635</text:p>
              </table:table-cell>
              <table:table-cell office:value-type="float" office:value="0.001926">
                <text:p>0.001926</text:p>
              </table:table-cell>
              <table:table-cell office:value-type="float" office:value="0">
                <text:p>0</text:p>
              </table:table-cell>
              <table:table-cell office:value-type="float" office:value="34403">
                <text:p>3440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446217">
                <text:p>4.446217</text:p>
              </table:table-cell>
              <table:table-cell office:value-type="float" office:value="0.001965">
                <text:p>0.001965</text:p>
              </table:table-cell>
              <table:table-cell office:value-type="float" office:value="0">
                <text:p>0</text:p>
              </table:table-cell>
              <table:table-cell office:value-type="float" office:value="37433">
                <text:p>3743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167279">
                <text:p>4.167279</text:p>
              </table:table-cell>
              <table:table-cell office:value-type="float" office:value="0.002287">
                <text:p>0.002287</text:p>
              </table:table-cell>
              <table:table-cell office:value-type="float" office:value="0">
                <text:p>0</text:p>
              </table:table-cell>
              <table:table-cell office:value-type="float" office:value="37083">
                <text:p>3708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305798">
                <text:p>4.305798</text:p>
              </table:table-cell>
              <table:table-cell office:value-type="float" office:value="0.002221">
                <text:p>0.002221</text:p>
              </table:table-cell>
              <table:table-cell office:value-type="float" office:value="0">
                <text:p>0</text:p>
              </table:table-cell>
              <table:table-cell office:value-type="float" office:value="31975">
                <text:p>3197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221301">
                <text:p>4.221301</text:p>
              </table:table-cell>
              <table:table-cell office:value-type="float" office:value="0.002892">
                <text:p>0.002892</text:p>
              </table:table-cell>
              <table:table-cell office:value-type="float" office:value="0">
                <text:p>0</text:p>
              </table:table-cell>
              <table:table-cell office:value-type="float" office:value="46919">
                <text:p>469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862586">
                <text:p>4.862586</text:p>
              </table:table-cell>
              <table:table-cell office:value-type="float" office:value="0.00263">
                <text:p>0.00263</text:p>
              </table:table-cell>
              <table:table-cell office:value-type="float" office:value="0">
                <text:p>0</text:p>
              </table:table-cell>
              <table:table-cell office:value-type="float" office:value="43934">
                <text:p>4393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36779">
                <text:p>5.36779</text:p>
              </table:table-cell>
              <table:table-cell office:value-type="float" office:value="0.004269">
                <text:p>0.004269</text:p>
              </table:table-cell>
              <table:table-cell office:value-type="float" office:value="0">
                <text:p>0</text:p>
              </table:table-cell>
              <table:table-cell office:value-type="float" office:value="35565">
                <text:p>3556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028987">
                <text:p>4.028987</text:p>
              </table:table-cell>
              <table:table-cell office:value-type="float" office:value="0.00146">
                <text:p>0.00146</text:p>
              </table:table-cell>
              <table:table-cell office:value-type="float" office:value="0">
                <text:p>0</text:p>
              </table:table-cell>
              <table:table-cell office:value-type="float" office:value="24522">
                <text:p>245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121655">
                <text:p>3.121655</text:p>
              </table:table-cell>
              <table:table-cell office:value-type="float" office:value="0.002728">
                <text:p>0.002728</text:p>
              </table:table-cell>
              <table:table-cell office:value-type="float" office:value="0">
                <text:p>0</text:p>
              </table:table-cell>
              <table:table-cell office:value-type="float" office:value="41546">
                <text:p>4154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354796">
                <text:p>5.354796</text:p>
              </table:table-cell>
              <table:table-cell office:value-type="float" office:value="0.002295">
                <text:p>0.002295</text:p>
              </table:table-cell>
              <table:table-cell office:value-type="float" office:value="0">
                <text:p>0</text:p>
              </table:table-cell>
              <table:table-cell office:value-type="float" office:value="31515">
                <text:p>3151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197216">
                <text:p>3.197216</text:p>
              </table:table-cell>
              <table:table-cell office:value-type="float" office:value="0.002221">
                <text:p>0.002221</text:p>
              </table:table-cell>
              <table:table-cell office:value-type="float" office:value="0">
                <text:p>0</text:p>
              </table:table-cell>
              <table:table-cell office:value-type="float" office:value="36806">
                <text:p>3680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070934">
                <text:p>5.070934</text:p>
              </table:table-cell>
              <table:table-cell office:value-type="float" office:value="0.001754">
                <text:p>0.001754</text:p>
              </table:table-cell>
              <table:table-cell office:value-type="float" office:value="0">
                <text:p>0</text:p>
              </table:table-cell>
              <table:table-cell office:value-type="float" office:value="33560">
                <text:p>3356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71131">
                <text:p>4.71131</text:p>
              </table:table-cell>
              <table:table-cell office:value-type="float" office:value="0.002479">
                <text:p>0.002479</text:p>
              </table:table-cell>
              <table:table-cell office:value-type="float" office:value="0">
                <text:p>0</text:p>
              </table:table-cell>
              <table:table-cell office:value-type="float" office:value="42424">
                <text:p>424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109572">
                <text:p>5.109572</text:p>
              </table:table-cell>
              <table:table-cell office:value-type="float" office:value="0.002767">
                <text:p>0.002767</text:p>
              </table:table-cell>
              <table:table-cell office:value-type="float" office:value="0">
                <text:p>0</text:p>
              </table:table-cell>
              <table:table-cell office:value-type="float" office:value="46236">
                <text:p>4623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214257">
                <text:p>6.214257</text:p>
              </table:table-cell>
              <table:table-cell office:value-type="float" office:value="0.002626">
                <text:p>0.002626</text:p>
              </table:table-cell>
              <table:table-cell office:value-type="float" office:value="0">
                <text:p>0</text:p>
              </table:table-cell>
              <table:table-cell office:value-type="float" office:value="37478">
                <text:p>3747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828071">
                <text:p>1.828071</text:p>
              </table:table-cell>
              <table:table-cell office:value-type="float" office:value="0.001572">
                <text:p>0.001572</text:p>
              </table:table-cell>
              <table:table-cell office:value-type="float" office:value="0">
                <text:p>0</text:p>
              </table:table-cell>
              <table:table-cell office:value-type="float" office:value="32119">
                <text:p>3211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018701">
                <text:p>6.018701</text:p>
              </table:table-cell>
              <table:table-cell office:value-type="float" office:value="0.000977">
                <text:p>0.000977</text:p>
              </table:table-cell>
              <table:table-cell office:value-type="float" office:value="0">
                <text:p>0</text:p>
              </table:table-cell>
              <table:table-cell office:value-type="float" office:value="18469">
                <text:p>1846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78572">
                <text:p>3.78572</text:p>
              </table:table-cell>
              <table:table-cell office:value-type="float" office:value="0.002087">
                <text:p>0.002087</text:p>
              </table:table-cell>
              <table:table-cell office:value-type="float" office:value="0">
                <text:p>0</text:p>
              </table:table-cell>
              <table:table-cell office:value-type="float" office:value="29093">
                <text:p>290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169698">
                <text:p>3.169698</text:p>
              </table:table-cell>
              <table:table-cell office:value-type="float" office:value="0.000837">
                <text:p>0.000837</text:p>
              </table:table-cell>
              <table:table-cell office:value-type="float" office:value="0">
                <text:p>0</text:p>
              </table:table-cell>
              <table:table-cell office:value-type="float" office:value="18403">
                <text:p>1840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.428999">
                <text:p>8.428999</text:p>
              </table:table-cell>
              <table:table-cell office:value-type="float" office:value="0.000941">
                <text:p>0.000941</text:p>
              </table:table-cell>
              <table:table-cell office:value-type="float" office:value="0">
                <text:p>0</text:p>
              </table:table-cell>
              <table:table-cell office:value-type="float" office:value="20300">
                <text:p>203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766062">
                <text:p>3.766062</text:p>
              </table:table-cell>
              <table:table-cell office:value-type="float" office:value="0.001708">
                <text:p>0.001708</text:p>
              </table:table-cell>
              <table:table-cell office:value-type="float" office:value="0">
                <text:p>0</text:p>
              </table:table-cell>
              <table:table-cell office:value-type="float" office:value="31205">
                <text:p>3120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990618">
                <text:p>3.990618</text:p>
              </table:table-cell>
              <table:table-cell office:value-type="float" office:value="0.001368">
                <text:p>0.001368</text:p>
              </table:table-cell>
              <table:table-cell office:value-type="float" office:value="0">
                <text:p>0</text:p>
              </table:table-cell>
              <table:table-cell office:value-type="float" office:value="36987">
                <text:p>3698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392921">
                <text:p>4.392921</text:p>
              </table:table-cell>
              <table:table-cell office:value-type="float" office:value="0.001081">
                <text:p>0.001081</text:p>
              </table:table-cell>
              <table:table-cell office:value-type="float" office:value="0">
                <text:p>0</text:p>
              </table:table-cell>
              <table:table-cell office:value-type="float" office:value="23935">
                <text:p>239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973959">
                <text:p>5.973959</text:p>
              </table:table-cell>
              <table:table-cell office:value-type="float" office:value="0.001399">
                <text:p>0.001399</text:p>
              </table:table-cell>
              <table:table-cell office:value-type="float" office:value="0">
                <text:p>0</text:p>
              </table:table-cell>
              <table:table-cell office:value-type="float" office:value="28087">
                <text:p>2808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762777">
                <text:p>1.762777</text:p>
              </table:table-cell>
              <table:table-cell office:value-type="float" office:value="0.001231">
                <text:p>0.001231</text:p>
              </table:table-cell>
              <table:table-cell office:value-type="float" office:value="0">
                <text:p>0</text:p>
              </table:table-cell>
              <table:table-cell office:value-type="float" office:value="27769">
                <text:p>277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111115">
                <text:p>5.111115</text:p>
              </table:table-cell>
              <table:table-cell office:value-type="float" office:value="0.000678">
                <text:p>0.000678</text:p>
              </table:table-cell>
              <table:table-cell office:value-type="float" office:value="0">
                <text:p>0</text:p>
              </table:table-cell>
              <table:table-cell office:value-type="float" office:value="18588">
                <text:p>185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.07725">
                <text:p>8.07725</text:p>
              </table:table-cell>
              <table:table-cell office:value-type="float" office:value="0.001452">
                <text:p>0.001452</text:p>
              </table:table-cell>
              <table:table-cell office:value-type="float" office:value="0">
                <text:p>0</text:p>
              </table:table-cell>
              <table:table-cell office:value-type="float" office:value="28922">
                <text:p>289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122467">
                <text:p>6.122467</text:p>
              </table:table-cell>
              <table:table-cell office:value-type="float" office:value="0.000995">
                <text:p>0.000995</text:p>
              </table:table-cell>
              <table:table-cell office:value-type="float" office:value="0">
                <text:p>0</text:p>
              </table:table-cell>
              <table:table-cell office:value-type="float" office:value="20602">
                <text:p>206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356548">
                <text:p>6.356548</text:p>
              </table:table-cell>
              <table:table-cell office:value-type="float" office:value="0.001725">
                <text:p>0.001725</text:p>
              </table:table-cell>
              <table:table-cell office:value-type="float" office:value="0">
                <text:p>0</text:p>
              </table:table-cell>
              <table:table-cell office:value-type="float" office:value="34965">
                <text:p>3496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451153">
                <text:p>4.451153</text:p>
              </table:table-cell>
              <table:table-cell office:value-type="float" office:value="0.001819">
                <text:p>0.001819</text:p>
              </table:table-cell>
              <table:table-cell office:value-type="float" office:value="0">
                <text:p>0</text:p>
              </table:table-cell>
              <table:table-cell office:value-type="float" office:value="36466">
                <text:p>364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058876">
                <text:p>7.058876</text:p>
              </table:table-cell>
              <table:table-cell office:value-type="float" office:value="0.002056">
                <text:p>0.002056</text:p>
              </table:table-cell>
              <table:table-cell office:value-type="float" office:value="0">
                <text:p>0</text:p>
              </table:table-cell>
              <table:table-cell office:value-type="float" office:value="39868">
                <text:p>3986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559099">
                <text:p>3.559099</text:p>
              </table:table-cell>
              <table:table-cell office:value-type="float" office:value="0.00186">
                <text:p>0.00186</text:p>
              </table:table-cell>
              <table:table-cell office:value-type="float" office:value="0">
                <text:p>0</text:p>
              </table:table-cell>
              <table:table-cell office:value-type="float" office:value="44007">
                <text:p>440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361699">
                <text:p>6.361699</text:p>
              </table:table-cell>
              <table:table-cell office:value-type="float" office:value="0.002786">
                <text:p>0.002786</text:p>
              </table:table-cell>
              <table:table-cell office:value-type="float" office:value="0">
                <text:p>0</text:p>
              </table:table-cell>
              <table:table-cell office:value-type="float" office:value="62920">
                <text:p>629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47336">
                <text:p>3.47336</text:p>
              </table:table-cell>
              <table:table-cell office:value-type="float" office:value="0.002397">
                <text:p>0.002397</text:p>
              </table:table-cell>
              <table:table-cell office:value-type="float" office:value="0">
                <text:p>0</text:p>
              </table:table-cell>
              <table:table-cell office:value-type="float" office:value="52537">
                <text:p>5253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78501">
                <text:p>4.78501</text:p>
              </table:table-cell>
              <table:table-cell office:value-type="float" office:value="0.00093">
                <text:p>0.00093</text:p>
              </table:table-cell>
              <table:table-cell office:value-type="float" office:value="0">
                <text:p>0</text:p>
              </table:table-cell>
              <table:table-cell office:value-type="float" office:value="26027">
                <text:p>260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533593">
                <text:p>6.533593</text:p>
              </table:table-cell>
              <table:table-cell office:value-type="float" office:value="0.001431">
                <text:p>0.001431</text:p>
              </table:table-cell>
              <table:table-cell office:value-type="float" office:value="0">
                <text:p>0</text:p>
              </table:table-cell>
              <table:table-cell office:value-type="float" office:value="24996">
                <text:p>2499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102501">
                <text:p>5.102501</text:p>
              </table:table-cell>
              <table:table-cell office:value-type="float" office:value="0.002253">
                <text:p>0.002253</text:p>
              </table:table-cell>
              <table:table-cell office:value-type="float" office:value="0">
                <text:p>0</text:p>
              </table:table-cell>
              <table:table-cell office:value-type="float" office:value="51875">
                <text:p>518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536456">
                <text:p>3.536456</text:p>
              </table:table-cell>
              <table:table-cell office:value-type="float" office:value="0.001186">
                <text:p>0.001186</text:p>
              </table:table-cell>
              <table:table-cell office:value-type="float" office:value="0">
                <text:p>0</text:p>
              </table:table-cell>
              <table:table-cell office:value-type="float" office:value="30606">
                <text:p>3060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12201">
                <text:p>8.412201</text:p>
              </table:table-cell>
              <table:table-cell office:value-type="float" office:value="0.002165">
                <text:p>0.002165</text:p>
              </table:table-cell>
              <table:table-cell office:value-type="float" office:value="0">
                <text:p>0</text:p>
              </table:table-cell>
              <table:table-cell office:value-type="float" office:value="44075">
                <text:p>440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649354">
                <text:p>3.649354</text:p>
              </table:table-cell>
              <table:table-cell office:value-type="float" office:value="0.003345">
                <text:p>0.003345</text:p>
              </table:table-cell>
              <table:table-cell office:value-type="float" office:value="0">
                <text:p>0</text:p>
              </table:table-cell>
              <table:table-cell office:value-type="float" office:value="61365">
                <text:p>613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911268">
                <text:p>1.911268</text:p>
              </table:table-cell>
              <table:table-cell office:value-type="float" office:value="0.002239">
                <text:p>0.002239</text:p>
              </table:table-cell>
              <table:table-cell office:value-type="float" office:value="0">
                <text:p>0</text:p>
              </table:table-cell>
              <table:table-cell office:value-type="float" office:value="41961">
                <text:p>419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227483">
                <text:p>7.227483</text:p>
              </table:table-cell>
              <table:table-cell office:value-type="float" office:value="0.001955">
                <text:p>0.001955</text:p>
              </table:table-cell>
              <table:table-cell office:value-type="float" office:value="0">
                <text:p>0</text:p>
              </table:table-cell>
              <table:table-cell office:value-type="float" office:value="48699">
                <text:p>486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125176">
                <text:p>3.125176</text:p>
              </table:table-cell>
              <table:table-cell office:value-type="float" office:value="0.001678">
                <text:p>0.001678</text:p>
              </table:table-cell>
              <table:table-cell office:value-type="float" office:value="0">
                <text:p>0</text:p>
              </table:table-cell>
              <table:table-cell office:value-type="float" office:value="44613">
                <text:p>446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254668">
                <text:p>4.254668</text:p>
              </table:table-cell>
              <table:table-cell office:value-type="float" office:value="0.001462">
                <text:p>0.001462</text:p>
              </table:table-cell>
              <table:table-cell office:value-type="float" office:value="0">
                <text:p>0</text:p>
              </table:table-cell>
              <table:table-cell office:value-type="float" office:value="27433">
                <text:p>274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091931">
                <text:p>4.091931</text:p>
              </table:table-cell>
              <table:table-cell office:value-type="float" office:value="0.001775">
                <text:p>0.001775</text:p>
              </table:table-cell>
              <table:table-cell office:value-type="float" office:value="0">
                <text:p>0</text:p>
              </table:table-cell>
              <table:table-cell office:value-type="float" office:value="35542">
                <text:p>355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.584794">
                <text:p>6.584794</text:p>
              </table:table-cell>
              <table:table-cell office:value-type="float" office:value="0.0018">
                <text:p>0.0018</text:p>
              </table:table-cell>
              <table:table-cell office:value-type="float" office:value="0">
                <text:p>0</text:p>
              </table:table-cell>
              <table:table-cell office:value-type="float" office:value="36272">
                <text:p>3627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631983">
                <text:p>2.631983</text:p>
              </table:table-cell>
              <table:table-cell office:value-type="float" office:value="0.001401">
                <text:p>0.001401</text:p>
              </table:table-cell>
              <table:table-cell office:value-type="float" office:value="0">
                <text:p>0</text:p>
              </table:table-cell>
              <table:table-cell office:value-type="float" office:value="26745">
                <text:p>267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390102">
                <text:p>5.390102</text:p>
              </table:table-cell>
              <table:table-cell office:value-type="float" office:value="0.001447">
                <text:p>0.001447</text:p>
              </table:table-cell>
              <table:table-cell office:value-type="float" office:value="0">
                <text:p>0</text:p>
              </table:table-cell>
              <table:table-cell office:value-type="float" office:value="24774">
                <text:p>2477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.355177">
                <text:p>5.355177</text:p>
              </table:table-cell>
              <table:table-cell office:value-type="float" office:value="0.001339">
                <text:p>0.001339</text:p>
              </table:table-cell>
              <table:table-cell office:value-type="float" office:value="0">
                <text:p>0</text:p>
              </table:table-cell>
              <table:table-cell office:value-type="float" office:value="20302">
                <text:p>2030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692126">
                <text:p>2.692126</text:p>
              </table:table-cell>
              <table:table-cell office:value-type="float" office:value="0.001768">
                <text:p>0.001768</text:p>
              </table:table-cell>
              <table:table-cell office:value-type="float" office:value="0">
                <text:p>0</text:p>
              </table:table-cell>
              <table:table-cell office:value-type="float" office:value="33443">
                <text:p>3344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035557">
                <text:p>4.035557</text:p>
              </table:table-cell>
              <table:table-cell office:value-type="float" office:value="0.001843">
                <text:p>0.001843</text:p>
              </table:table-cell>
              <table:table-cell office:value-type="float" office:value="0">
                <text:p>0</text:p>
              </table:table-cell>
              <table:table-cell office:value-type="float" office:value="32615">
                <text:p>3261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795675">
                <text:p>3.795675</text:p>
              </table:table-cell>
              <table:table-cell office:value-type="float" office:value="0.001926">
                <text:p>0.001926</text:p>
              </table:table-cell>
              <table:table-cell office:value-type="float" office:value="0">
                <text:p>0</text:p>
              </table:table-cell>
              <table:table-cell office:value-type="float" office:value="29052">
                <text:p>2905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248141">
                <text:p>4.248141</text:p>
              </table:table-cell>
              <table:table-cell office:value-type="float" office:value="0.002364">
                <text:p>0.002364</text:p>
              </table:table-cell>
              <table:table-cell office:value-type="float" office:value="0">
                <text:p>0</text:p>
              </table:table-cell>
              <table:table-cell office:value-type="float" office:value="38735">
                <text:p>3873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436438">
                <text:p>3.436438</text:p>
              </table:table-cell>
              <table:table-cell office:value-type="float" office:value="0.004958">
                <text:p>0.004958</text:p>
              </table:table-cell>
              <table:table-cell office:value-type="float" office:value="0">
                <text:p>0</text:p>
              </table:table-cell>
              <table:table-cell office:value-type="float" office:value="46348">
                <text:p>4634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696072">
                <text:p>2.696072</text:p>
              </table:table-cell>
              <table:table-cell office:value-type="float" office:value="0.001903">
                <text:p>0.001903</text:p>
              </table:table-cell>
              <table:table-cell office:value-type="float" office:value="0">
                <text:p>0</text:p>
              </table:table-cell>
              <table:table-cell office:value-type="float" office:value="31465">
                <text:p>3146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482181">
                <text:p>2.482181</text:p>
              </table:table-cell>
              <table:table-cell office:value-type="float" office:value="0.004273">
                <text:p>0.004273</text:p>
              </table:table-cell>
              <table:table-cell office:value-type="float" office:value="0">
                <text:p>0</text:p>
              </table:table-cell>
              <table:table-cell office:value-type="float" office:value="30807">
                <text:p>3080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389879">
                <text:p>3.389879</text:p>
              </table:table-cell>
              <table:table-cell office:value-type="float" office:value="0.004126">
                <text:p>0.004126</text:p>
              </table:table-cell>
              <table:table-cell office:value-type="float" office:value="0">
                <text:p>0</text:p>
              </table:table-cell>
              <table:table-cell office:value-type="float" office:value="32004">
                <text:p>3200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406544">
                <text:p>4.406544</text:p>
              </table:table-cell>
              <table:table-cell office:value-type="float" office:value="0.001836">
                <text:p>0.001836</text:p>
              </table:table-cell>
              <table:table-cell office:value-type="float" office:value="0">
                <text:p>0</text:p>
              </table:table-cell>
              <table:table-cell office:value-type="float" office:value="31224">
                <text:p>3122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398906">
                <text:p>2.398906</text:p>
              </table:table-cell>
              <table:table-cell office:value-type="float" office:value="0.002023">
                <text:p>0.002023</text:p>
              </table:table-cell>
              <table:table-cell office:value-type="float" office:value="0">
                <text:p>0</text:p>
              </table:table-cell>
              <table:table-cell office:value-type="float" office:value="33682">
                <text:p>3368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708877">
                <text:p>2.708877</text:p>
              </table:table-cell>
              <table:table-cell office:value-type="float" office:value="0.001731">
                <text:p>0.001731</text:p>
              </table:table-cell>
              <table:table-cell office:value-type="float" office:value="0">
                <text:p>0</text:p>
              </table:table-cell>
              <table:table-cell office:value-type="float" office:value="30124">
                <text:p>3012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226342">
                <text:p>2.226342</text:p>
              </table:table-cell>
              <table:table-cell office:value-type="float" office:value="0.001578">
                <text:p>0.001578</text:p>
              </table:table-cell>
              <table:table-cell office:value-type="float" office:value="0">
                <text:p>0</text:p>
              </table:table-cell>
              <table:table-cell office:value-type="float" office:value="22069">
                <text:p>220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203501">
                <text:p>1.203501</text:p>
              </table:table-cell>
              <table:table-cell office:value-type="float" office:value="0.001706">
                <text:p>0.001706</text:p>
              </table:table-cell>
              <table:table-cell office:value-type="float" office:value="0">
                <text:p>0</text:p>
              </table:table-cell>
              <table:table-cell office:value-type="float" office:value="28006">
                <text:p>280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082357">
                <text:p>2.082357</text:p>
              </table:table-cell>
              <table:table-cell office:value-type="float" office:value="0.001671">
                <text:p>0.001671</text:p>
              </table:table-cell>
              <table:table-cell office:value-type="float" office:value="0">
                <text:p>0</text:p>
              </table:table-cell>
              <table:table-cell office:value-type="float" office:value="27077">
                <text:p>2707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04028">
                <text:p>2.04028</text:p>
              </table:table-cell>
              <table:table-cell office:value-type="float" office:value="0.001857">
                <text:p>0.001857</text:p>
              </table:table-cell>
              <table:table-cell office:value-type="float" office:value="0">
                <text:p>0</text:p>
              </table:table-cell>
              <table:table-cell office:value-type="float" office:value="23350">
                <text:p>233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38331">
                <text:p>1.138331</text:p>
              </table:table-cell>
              <table:table-cell office:value-type="float" office:value="0.002248">
                <text:p>0.002248</text:p>
              </table:table-cell>
              <table:table-cell office:value-type="float" office:value="0">
                <text:p>0</text:p>
              </table:table-cell>
              <table:table-cell office:value-type="float" office:value="38121">
                <text:p>3812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84507">
                <text:p>1.984507</text:p>
              </table:table-cell>
              <table:table-cell office:value-type="float" office:value="0.002451">
                <text:p>0.002451</text:p>
              </table:table-cell>
              <table:table-cell office:value-type="float" office:value="0">
                <text:p>0</text:p>
              </table:table-cell>
              <table:table-cell office:value-type="float" office:value="34819">
                <text:p>3481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9255">
                <text:p>1.99255</text:p>
              </table:table-cell>
              <table:table-cell office:value-type="float" office:value="0.002402">
                <text:p>0.002402</text:p>
              </table:table-cell>
              <table:table-cell office:value-type="float" office:value="0">
                <text:p>0</text:p>
              </table:table-cell>
              <table:table-cell office:value-type="float" office:value="31678">
                <text:p>3167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402241">
                <text:p>2.402241</text:p>
              </table:table-cell>
              <table:table-cell office:value-type="float" office:value="0.002855">
                <text:p>0.002855</text:p>
              </table:table-cell>
              <table:table-cell office:value-type="float" office:value="0">
                <text:p>0</text:p>
              </table:table-cell>
              <table:table-cell office:value-type="float" office:value="44280">
                <text:p>4428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034324">
                <text:p>3.034324</text:p>
              </table:table-cell>
              <table:table-cell office:value-type="float" office:value="0.002025">
                <text:p>0.002025</text:p>
              </table:table-cell>
              <table:table-cell office:value-type="float" office:value="0">
                <text:p>0</text:p>
              </table:table-cell>
              <table:table-cell office:value-type="float" office:value="31643">
                <text:p>3164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619355">
                <text:p>2.619355</text:p>
              </table:table-cell>
              <table:table-cell office:value-type="float" office:value="0.003098">
                <text:p>0.003098</text:p>
              </table:table-cell>
              <table:table-cell office:value-type="float" office:value="0">
                <text:p>0</text:p>
              </table:table-cell>
              <table:table-cell office:value-type="float" office:value="43102">
                <text:p>4310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104993">
                <text:p>1.104993</text:p>
              </table:table-cell>
              <table:table-cell office:value-type="float" office:value="0.002353">
                <text:p>0.002353</text:p>
              </table:table-cell>
              <table:table-cell office:value-type="float" office:value="0">
                <text:p>0</text:p>
              </table:table-cell>
              <table:table-cell office:value-type="float" office:value="34544">
                <text:p>3454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9348">
                <text:p>0.69348</text:p>
              </table:table-cell>
              <table:table-cell office:value-type="float" office:value="0.003151">
                <text:p>0.003151</text:p>
              </table:table-cell>
              <table:table-cell office:value-type="float" office:value="0">
                <text:p>0</text:p>
              </table:table-cell>
              <table:table-cell office:value-type="float" office:value="47137">
                <text:p>4713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651945">
                <text:p>0.651945</text:p>
              </table:table-cell>
              <table:table-cell office:value-type="float" office:value="0.002373">
                <text:p>0.002373</text:p>
              </table:table-cell>
              <table:table-cell office:value-type="float" office:value="0">
                <text:p>0</text:p>
              </table:table-cell>
              <table:table-cell office:value-type="float" office:value="36557">
                <text:p>3655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90459">
                <text:p>0.190459</text:p>
              </table:table-cell>
              <table:table-cell office:value-type="float" office:value="0.002773">
                <text:p>0.002773</text:p>
              </table:table-cell>
              <table:table-cell office:value-type="float" office:value="0">
                <text:p>0</text:p>
              </table:table-cell>
              <table:table-cell office:value-type="float" office:value="49687">
                <text:p>4968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628015">
                <text:p>0.628015</text:p>
              </table:table-cell>
              <table:table-cell office:value-type="float" office:value="0.002419">
                <text:p>0.002419</text:p>
              </table:table-cell>
              <table:table-cell office:value-type="float" office:value="0">
                <text:p>0</text:p>
              </table:table-cell>
              <table:table-cell office:value-type="float" office:value="32656">
                <text:p>3265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82051">
                <text:p>0.182051</text:p>
              </table:table-cell>
              <table:table-cell office:value-type="float" office:value="0.002971">
                <text:p>0.002971</text:p>
              </table:table-cell>
              <table:table-cell office:value-type="float" office:value="0">
                <text:p>0</text:p>
              </table:table-cell>
              <table:table-cell office:value-type="float" office:value="50205">
                <text:p>5020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5841">
                <text:p>0.55841</text:p>
              </table:table-cell>
              <table:table-cell office:value-type="float" office:value="0.00202">
                <text:p>0.00202</text:p>
              </table:table-cell>
              <table:table-cell office:value-type="float" office:value="0">
                <text:p>0</text:p>
              </table:table-cell>
              <table:table-cell office:value-type="float" office:value="26056">
                <text:p>2605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68857">
                <text:p>0.168857</text:p>
              </table:table-cell>
              <table:table-cell office:value-type="float" office:value="0.003087">
                <text:p>0.003087</text:p>
              </table:table-cell>
              <table:table-cell office:value-type="float" office:value="0">
                <text:p>0</text:p>
              </table:table-cell>
              <table:table-cell office:value-type="float" office:value="41706">
                <text:p>4170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7741">
                <text:p>0.97741</text:p>
              </table:table-cell>
              <table:table-cell office:value-type="float" office:value="0.002881">
                <text:p>0.002881</text:p>
              </table:table-cell>
              <table:table-cell office:value-type="float" office:value="0">
                <text:p>0</text:p>
              </table:table-cell>
              <table:table-cell office:value-type="float" office:value="43456">
                <text:p>4345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015916">
                <text:p>1.015916</text:p>
              </table:table-cell>
              <table:table-cell office:value-type="float" office:value="0.00239">
                <text:p>0.00239</text:p>
              </table:table-cell>
              <table:table-cell office:value-type="float" office:value="0">
                <text:p>0</text:p>
              </table:table-cell>
              <table:table-cell office:value-type="float" office:value="26330">
                <text:p>2633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34499">
                <text:p>0.534499</text:p>
              </table:table-cell>
              <table:table-cell office:value-type="float" office:value="0.003486">
                <text:p>0.003486</text:p>
              </table:table-cell>
              <table:table-cell office:value-type="float" office:value="0">
                <text:p>0</text:p>
              </table:table-cell>
              <table:table-cell office:value-type="float" office:value="26298">
                <text:p>2629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67794">
                <text:p>0.167794</text:p>
              </table:table-cell>
              <table:table-cell office:value-type="float" office:value="0.002555">
                <text:p>0.002555</text:p>
              </table:table-cell>
              <table:table-cell office:value-type="float" office:value="0">
                <text:p>0</text:p>
              </table:table-cell>
              <table:table-cell office:value-type="float" office:value="34974">
                <text:p>3497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7728">
                <text:p>1.7728</text:p>
              </table:table-cell>
              <table:table-cell office:value-type="float" office:value="0.002039">
                <text:p>0.002039</text:p>
              </table:table-cell>
              <table:table-cell office:value-type="float" office:value="0">
                <text:p>0</text:p>
              </table:table-cell>
              <table:table-cell office:value-type="float" office:value="23973">
                <text:p>2397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2626">
                <text:p>0.22626</text:p>
              </table:table-cell>
              <table:table-cell office:value-type="float" office:value="0.004736">
                <text:p>0.004736</text:p>
              </table:table-cell>
              <table:table-cell office:value-type="float" office:value="0">
                <text:p>0</text:p>
              </table:table-cell>
              <table:table-cell office:value-type="float" office:value="21690">
                <text:p>2169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81372">
                <text:p>0.181372</text:p>
              </table:table-cell>
              <table:table-cell office:value-type="float" office:value="0.002384">
                <text:p>0.002384</text:p>
              </table:table-cell>
              <table:table-cell office:value-type="float" office:value="0">
                <text:p>0</text:p>
              </table:table-cell>
              <table:table-cell office:value-type="float" office:value="33710">
                <text:p>3371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77496">
                <text:p>0.577496</text:p>
              </table:table-cell>
              <table:table-cell office:value-type="float" office:value="0.001752">
                <text:p>0.001752</text:p>
              </table:table-cell>
              <table:table-cell office:value-type="float" office:value="0">
                <text:p>0</text:p>
              </table:table-cell>
              <table:table-cell office:value-type="float" office:value="25346">
                <text:p>2534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35958">
                <text:p>0.235958</text:p>
              </table:table-cell>
              <table:table-cell office:value-type="float" office:value="0.004279">
                <text:p>0.004279</text:p>
              </table:table-cell>
              <table:table-cell office:value-type="float" office:value="0">
                <text:p>0</text:p>
              </table:table-cell>
              <table:table-cell office:value-type="float" office:value="38664">
                <text:p>3866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526152">
                <text:p>0.526152</text:p>
              </table:table-cell>
              <table:table-cell office:value-type="float" office:value="0.002736">
                <text:p>0.002736</text:p>
              </table:table-cell>
              <table:table-cell office:value-type="float" office:value="0">
                <text:p>0</text:p>
              </table:table-cell>
              <table:table-cell office:value-type="float" office:value="34430">
                <text:p>3443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17258">
                <text:p>0.217258</text:p>
              </table:table-cell>
              <table:table-cell office:value-type="float" office:value="0.002041">
                <text:p>0.002041</text:p>
              </table:table-cell>
              <table:table-cell office:value-type="float" office:value="0">
                <text:p>0</text:p>
              </table:table-cell>
              <table:table-cell office:value-type="float" office:value="27296">
                <text:p>2729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3245">
                <text:p>0.23245</text:p>
              </table:table-cell>
              <table:table-cell office:value-type="float" office:value="0.002669">
                <text:p>0.002669</text:p>
              </table:table-cell>
              <table:table-cell office:value-type="float" office:value="0">
                <text:p>0</text:p>
              </table:table-cell>
              <table:table-cell office:value-type="float" office:value="40361">
                <text:p>4036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82372">
                <text:p>0.182372</text:p>
              </table:table-cell>
              <table:table-cell office:value-type="float" office:value="0.002458">
                <text:p>0.002458</text:p>
              </table:table-cell>
              <table:table-cell office:value-type="float" office:value="0">
                <text:p>0</text:p>
              </table:table-cell>
              <table:table-cell office:value-type="float" office:value="36120">
                <text:p>3612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207846">
                <text:p>1.207846</text:p>
              </table:table-cell>
              <table:table-cell office:value-type="float" office:value="0.00236">
                <text:p>0.00236</text:p>
              </table:table-cell>
              <table:table-cell office:value-type="float" office:value="0">
                <text:p>0</text:p>
              </table:table-cell>
              <table:table-cell office:value-type="float" office:value="32473">
                <text:p>3247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8969">
                <text:p>0.28969</text:p>
              </table:table-cell>
              <table:table-cell office:value-type="float" office:value="0.002723">
                <text:p>0.002723</text:p>
              </table:table-cell>
              <table:table-cell office:value-type="float" office:value="0">
                <text:p>0</text:p>
              </table:table-cell>
              <table:table-cell office:value-type="float" office:value="34116">
                <text:p>3411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3716">
                <text:p>0.23716</text:p>
              </table:table-cell>
              <table:table-cell office:value-type="float" office:value="0.00191">
                <text:p>0.00191</text:p>
              </table:table-cell>
              <table:table-cell office:value-type="float" office:value="0">
                <text:p>0</text:p>
              </table:table-cell>
              <table:table-cell office:value-type="float" office:value="27652">
                <text:p>2765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79448">
                <text:p>0.279448</text:p>
              </table:table-cell>
              <table:table-cell office:value-type="float" office:value="0.005635">
                <text:p>0.005635</text:p>
              </table:table-cell>
              <table:table-cell office:value-type="float" office:value="0">
                <text:p>0</text:p>
              </table:table-cell>
              <table:table-cell office:value-type="float" office:value="31174">
                <text:p>3117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97657">
                <text:p>0.297657</text:p>
              </table:table-cell>
              <table:table-cell office:value-type="float" office:value="0.004216">
                <text:p>0.004216</text:p>
              </table:table-cell>
              <table:table-cell office:value-type="float" office:value="0">
                <text:p>0</text:p>
              </table:table-cell>
              <table:table-cell office:value-type="float" office:value="40135">
                <text:p>4013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02862">
                <text:p>0.502862</text:p>
              </table:table-cell>
              <table:table-cell office:value-type="float" office:value="0.003394">
                <text:p>0.003394</text:p>
              </table:table-cell>
              <table:table-cell office:value-type="float" office:value="0">
                <text:p>0</text:p>
              </table:table-cell>
              <table:table-cell office:value-type="float" office:value="29796">
                <text:p>2979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57">
                <text:p>0.157</text:p>
              </table:table-cell>
              <table:table-cell office:value-type="float" office:value="0.002521">
                <text:p>0.002521</text:p>
              </table:table-cell>
              <table:table-cell office:value-type="float" office:value="0">
                <text:p>0</text:p>
              </table:table-cell>
              <table:table-cell office:value-type="float" office:value="35275">
                <text:p>3527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89952">
                <text:p>0.189952</text:p>
              </table:table-cell>
              <table:table-cell office:value-type="float" office:value="0.002491">
                <text:p>0.002491</text:p>
              </table:table-cell>
              <table:table-cell office:value-type="float" office:value="0">
                <text:p>0</text:p>
              </table:table-cell>
              <table:table-cell office:value-type="float" office:value="36506">
                <text:p>3650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68906">
                <text:p>0.168906</text:p>
              </table:table-cell>
              <table:table-cell office:value-type="float" office:value="0.002319">
                <text:p>0.002319</text:p>
              </table:table-cell>
              <table:table-cell office:value-type="float" office:value="0">
                <text:p>0</text:p>
              </table:table-cell>
              <table:table-cell office:value-type="float" office:value="33178">
                <text:p>3317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97737">
                <text:p>0.197737</text:p>
              </table:table-cell>
              <table:table-cell office:value-type="float" office:value="0.002885">
                <text:p>0.002885</text:p>
              </table:table-cell>
              <table:table-cell office:value-type="float" office:value="0">
                <text:p>0</text:p>
              </table:table-cell>
              <table:table-cell office:value-type="float" office:value="36892">
                <text:p>3689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84227">
                <text:p>0.284227</text:p>
              </table:table-cell>
              <table:table-cell office:value-type="float" office:value="0.003126">
                <text:p>0.003126</text:p>
              </table:table-cell>
              <table:table-cell office:value-type="float" office:value="0">
                <text:p>0</text:p>
              </table:table-cell>
              <table:table-cell office:value-type="float" office:value="38802">
                <text:p>3880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298497">
                <text:p>1.298497</text:p>
              </table:table-cell>
              <table:table-cell office:value-type="float" office:value="0.002692">
                <text:p>0.002692</text:p>
              </table:table-cell>
              <table:table-cell office:value-type="float" office:value="0">
                <text:p>0</text:p>
              </table:table-cell>
              <table:table-cell office:value-type="float" office:value="31562">
                <text:p>3156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473376">
                <text:p>0.473376</text:p>
              </table:table-cell>
              <table:table-cell office:value-type="float" office:value="0.003861">
                <text:p>0.003861</text:p>
              </table:table-cell>
              <table:table-cell office:value-type="float" office:value="0">
                <text:p>0</text:p>
              </table:table-cell>
              <table:table-cell office:value-type="float" office:value="36477">
                <text:p>3647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06596">
                <text:p>0.506596</text:p>
              </table:table-cell>
              <table:table-cell office:value-type="float" office:value="0.002593">
                <text:p>0.002593</text:p>
              </table:table-cell>
              <table:table-cell office:value-type="float" office:value="0">
                <text:p>0</text:p>
              </table:table-cell>
              <table:table-cell office:value-type="float" office:value="32350">
                <text:p>3235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71219">
                <text:p>0.571219</text:p>
              </table:table-cell>
              <table:table-cell office:value-type="float" office:value="0.002896">
                <text:p>0.002896</text:p>
              </table:table-cell>
              <table:table-cell office:value-type="float" office:value="0">
                <text:p>0</text:p>
              </table:table-cell>
              <table:table-cell office:value-type="float" office:value="32642">
                <text:p>3264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43152">
                <text:p>0.243152</text:p>
              </table:table-cell>
              <table:table-cell office:value-type="float" office:value="0.002655">
                <text:p>0.002655</text:p>
              </table:table-cell>
              <table:table-cell office:value-type="float" office:value="0">
                <text:p>0</text:p>
              </table:table-cell>
              <table:table-cell office:value-type="float" office:value="28906">
                <text:p>2890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508717">
                <text:p>0.508717</text:p>
              </table:table-cell>
              <table:table-cell office:value-type="float" office:value="0.002218">
                <text:p>0.002218</text:p>
              </table:table-cell>
              <table:table-cell office:value-type="float" office:value="0">
                <text:p>0</text:p>
              </table:table-cell>
              <table:table-cell office:value-type="float" office:value="25401">
                <text:p>2540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94325">
                <text:p>0.294325</text:p>
              </table:table-cell>
              <table:table-cell office:value-type="float" office:value="0.003955">
                <text:p>0.003955</text:p>
              </table:table-cell>
              <table:table-cell office:value-type="float" office:value="0">
                <text:p>0</text:p>
              </table:table-cell>
              <table:table-cell office:value-type="float" office:value="35269">
                <text:p>3526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621737">
                <text:p>0.621737</text:p>
              </table:table-cell>
              <table:table-cell office:value-type="float" office:value="0.006422">
                <text:p>0.006422</text:p>
              </table:table-cell>
              <table:table-cell office:value-type="float" office:value="0">
                <text:p>0</text:p>
              </table:table-cell>
              <table:table-cell office:value-type="float" office:value="51642">
                <text:p>5164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50129">
                <text:p>0.250129</text:p>
              </table:table-cell>
              <table:table-cell office:value-type="float" office:value="0.005724">
                <text:p>0.005724</text:p>
              </table:table-cell>
              <table:table-cell office:value-type="float" office:value="0">
                <text:p>0</text:p>
              </table:table-cell>
              <table:table-cell office:value-type="float" office:value="37628">
                <text:p>3762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30472">
                <text:p>0.430472</text:p>
              </table:table-cell>
              <table:table-cell office:value-type="float" office:value="0.004074">
                <text:p>0.004074</text:p>
              </table:table-cell>
              <table:table-cell office:value-type="float" office:value="0">
                <text:p>0</text:p>
              </table:table-cell>
              <table:table-cell office:value-type="float" office:value="50191">
                <text:p>5019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18701">
                <text:p>0.218701</text:p>
              </table:table-cell>
              <table:table-cell office:value-type="float" office:value="0.003813">
                <text:p>0.003813</text:p>
              </table:table-cell>
              <table:table-cell office:value-type="float" office:value="0">
                <text:p>0</text:p>
              </table:table-cell>
              <table:table-cell office:value-type="float" office:value="38371">
                <text:p>3837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88999">
                <text:p>0.88999</text:p>
              </table:table-cell>
              <table:table-cell office:value-type="float" office:value="0.006331">
                <text:p>0.006331</text:p>
              </table:table-cell>
              <table:table-cell office:value-type="float" office:value="0">
                <text:p>0</text:p>
              </table:table-cell>
              <table:table-cell office:value-type="float" office:value="26599">
                <text:p>2659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66811">
                <text:p>0.366811</text:p>
              </table:table-cell>
              <table:table-cell office:value-type="float" office:value="0.007604">
                <text:p>0.007604</text:p>
              </table:table-cell>
              <table:table-cell office:value-type="float" office:value="0">
                <text:p>0</text:p>
              </table:table-cell>
              <table:table-cell office:value-type="float" office:value="39088">
                <text:p>390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47079">
                <text:p>0.647079</text:p>
              </table:table-cell>
              <table:table-cell office:value-type="float" office:value="0.005263">
                <text:p>0.005263</text:p>
              </table:table-cell>
              <table:table-cell office:value-type="float" office:value="0">
                <text:p>0</text:p>
              </table:table-cell>
              <table:table-cell office:value-type="float" office:value="38339">
                <text:p>3833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00176">
                <text:p>0.500176</text:p>
              </table:table-cell>
              <table:table-cell office:value-type="float" office:value="0.004946">
                <text:p>0.004946</text:p>
              </table:table-cell>
              <table:table-cell office:value-type="float" office:value="0">
                <text:p>0</text:p>
              </table:table-cell>
              <table:table-cell office:value-type="float" office:value="35403">
                <text:p>3540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501878">
                <text:p>0.501878</text:p>
              </table:table-cell>
              <table:table-cell office:value-type="float" office:value="0.003958">
                <text:p>0.003958</text:p>
              </table:table-cell>
              <table:table-cell office:value-type="float" office:value="0">
                <text:p>0</text:p>
              </table:table-cell>
              <table:table-cell office:value-type="float" office:value="42452">
                <text:p>4245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755866">
                <text:p>0.755866</text:p>
              </table:table-cell>
              <table:table-cell office:value-type="float" office:value="0.003334">
                <text:p>0.003334</text:p>
              </table:table-cell>
              <table:table-cell office:value-type="float" office:value="0">
                <text:p>0</text:p>
              </table:table-cell>
              <table:table-cell office:value-type="float" office:value="31363">
                <text:p>3136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68011">
                <text:p>0.268011</text:p>
              </table:table-cell>
              <table:table-cell office:value-type="float" office:value="0.002949">
                <text:p>0.002949</text:p>
              </table:table-cell>
              <table:table-cell office:value-type="float" office:value="0">
                <text:p>0</text:p>
              </table:table-cell>
              <table:table-cell office:value-type="float" office:value="30927">
                <text:p>3092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39529">
                <text:p>0.439529</text:p>
              </table:table-cell>
              <table:table-cell office:value-type="float" office:value="0.004663">
                <text:p>0.004663</text:p>
              </table:table-cell>
              <table:table-cell office:value-type="float" office:value="0">
                <text:p>0</text:p>
              </table:table-cell>
              <table:table-cell office:value-type="float" office:value="26429">
                <text:p>26429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95965">
                <text:p>0.295965</text:p>
              </table:table-cell>
              <table:table-cell office:value-type="float" office:value="0.00627">
                <text:p>0.00627</text:p>
              </table:table-cell>
              <table:table-cell office:value-type="float" office:value="0">
                <text:p>0</text:p>
              </table:table-cell>
              <table:table-cell office:value-type="float" office:value="41221">
                <text:p>4122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23194">
                <text:p>0.323194</text:p>
              </table:table-cell>
              <table:table-cell office:value-type="float" office:value="0.003129">
                <text:p>0.003129</text:p>
              </table:table-cell>
              <table:table-cell office:value-type="float" office:value="0">
                <text:p>0</text:p>
              </table:table-cell>
              <table:table-cell office:value-type="float" office:value="36807">
                <text:p>3680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773004">
                <text:p>0.773004</text:p>
              </table:table-cell>
              <table:table-cell office:value-type="float" office:value="0.004259">
                <text:p>0.004259</text:p>
              </table:table-cell>
              <table:table-cell office:value-type="float" office:value="0">
                <text:p>0</text:p>
              </table:table-cell>
              <table:table-cell office:value-type="float" office:value="36043">
                <text:p>3604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862464">
                <text:p>0.862464</text:p>
              </table:table-cell>
              <table:table-cell office:value-type="float" office:value="0.006234">
                <text:p>0.006234</text:p>
              </table:table-cell>
              <table:table-cell office:value-type="float" office:value="0">
                <text:p>0</text:p>
              </table:table-cell>
              <table:table-cell office:value-type="float" office:value="30584">
                <text:p>30584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48809">
                <text:p>0.548809</text:p>
              </table:table-cell>
              <table:table-cell office:value-type="float" office:value="0.004685">
                <text:p>0.004685</text:p>
              </table:table-cell>
              <table:table-cell office:value-type="float" office:value="0">
                <text:p>0</text:p>
              </table:table-cell>
              <table:table-cell office:value-type="float" office:value="41960">
                <text:p>4196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89635">
                <text:p>0.589635</text:p>
              </table:table-cell>
              <table:table-cell office:value-type="float" office:value="0.004987">
                <text:p>0.004987</text:p>
              </table:table-cell>
              <table:table-cell office:value-type="float" office:value="0">
                <text:p>0</text:p>
              </table:table-cell>
              <table:table-cell office:value-type="float" office:value="36535">
                <text:p>3653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226958">
                <text:p>1.226958</text:p>
              </table:table-cell>
              <table:table-cell office:value-type="float" office:value="0.003689">
                <text:p>0.003689</text:p>
              </table:table-cell>
              <table:table-cell office:value-type="float" office:value="0">
                <text:p>0</text:p>
              </table:table-cell>
              <table:table-cell office:value-type="float" office:value="36282">
                <text:p>362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92478">
                <text:p>0.492478</text:p>
              </table:table-cell>
              <table:table-cell office:value-type="float" office:value="0.005827">
                <text:p>0.005827</text:p>
              </table:table-cell>
              <table:table-cell office:value-type="float" office:value="0">
                <text:p>0</text:p>
              </table:table-cell>
              <table:table-cell office:value-type="float" office:value="39187">
                <text:p>3918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737019">
                <text:p>0.737019</text:p>
              </table:table-cell>
              <table:table-cell office:value-type="float" office:value="0.003116">
                <text:p>0.003116</text:p>
              </table:table-cell>
              <table:table-cell office:value-type="float" office:value="0">
                <text:p>0</text:p>
              </table:table-cell>
              <table:table-cell office:value-type="float" office:value="32783">
                <text:p>3278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943103">
                <text:p>0.943103</text:p>
              </table:table-cell>
              <table:table-cell office:value-type="float" office:value="0.005272">
                <text:p>0.005272</text:p>
              </table:table-cell>
              <table:table-cell office:value-type="float" office:value="0">
                <text:p>0</text:p>
              </table:table-cell>
              <table:table-cell office:value-type="float" office:value="47064">
                <text:p>4706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654293">
                <text:p>0.654293</text:p>
              </table:table-cell>
              <table:table-cell office:value-type="float" office:value="0.002941">
                <text:p>0.002941</text:p>
              </table:table-cell>
              <table:table-cell office:value-type="float" office:value="0">
                <text:p>0</text:p>
              </table:table-cell>
              <table:table-cell office:value-type="float" office:value="22142">
                <text:p>22142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35897">
                <text:p>0.535897</text:p>
              </table:table-cell>
              <table:table-cell office:value-type="float" office:value="0.003313">
                <text:p>0.003313</text:p>
              </table:table-cell>
              <table:table-cell office:value-type="float" office:value="0">
                <text:p>0</text:p>
              </table:table-cell>
              <table:table-cell office:value-type="float" office:value="35876">
                <text:p>358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20108">
                <text:p>0.420108</text:p>
              </table:table-cell>
              <table:table-cell office:value-type="float" office:value="0.004634">
                <text:p>0.004634</text:p>
              </table:table-cell>
              <table:table-cell office:value-type="float" office:value="0">
                <text:p>0</text:p>
              </table:table-cell>
              <table:table-cell office:value-type="float" office:value="38290">
                <text:p>3829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195435">
                <text:p>1.195435</text:p>
              </table:table-cell>
              <table:table-cell office:value-type="float" office:value="0.00611">
                <text:p>0.00611</text:p>
              </table:table-cell>
              <table:table-cell office:value-type="float" office:value="0">
                <text:p>0</text:p>
              </table:table-cell>
              <table:table-cell office:value-type="float" office:value="36824">
                <text:p>3682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398681">
                <text:p>4.398681</text:p>
              </table:table-cell>
              <table:table-cell office:value-type="float" office:value="0.003067">
                <text:p>0.003067</text:p>
              </table:table-cell>
              <table:table-cell office:value-type="float" office:value="0">
                <text:p>0</text:p>
              </table:table-cell>
              <table:table-cell office:value-type="float" office:value="34564">
                <text:p>3456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.839141">
                <text:p>8.839141</text:p>
              </table:table-cell>
              <table:table-cell office:value-type="float" office:value="0.005256">
                <text:p>0.005256</text:p>
              </table:table-cell>
              <table:table-cell office:value-type="float" office:value="0">
                <text:p>0</text:p>
              </table:table-cell>
              <table:table-cell office:value-type="float" office:value="26742">
                <text:p>2674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.851807">
                <text:p>7.851807</text:p>
              </table:table-cell>
              <table:table-cell office:value-type="float" office:value="0.003352">
                <text:p>0.003352</text:p>
              </table:table-cell>
              <table:table-cell office:value-type="float" office:value="0">
                <text:p>0</text:p>
              </table:table-cell>
              <table:table-cell office:value-type="float" office:value="24049">
                <text:p>2404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.760982">
                <text:p>9.760982</text:p>
              </table:table-cell>
              <table:table-cell office:value-type="float" office:value="0.001859">
                <text:p>0.001859</text:p>
              </table:table-cell>
              <table:table-cell office:value-type="float" office:value="0">
                <text:p>0</text:p>
              </table:table-cell>
              <table:table-cell office:value-type="float" office:value="26392">
                <text:p>2639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.19906">
                <text:p>8.19906</text:p>
              </table:table-cell>
              <table:table-cell office:value-type="float" office:value="0.001862">
                <text:p>0.001862</text:p>
              </table:table-cell>
              <table:table-cell office:value-type="float" office:value="0">
                <text:p>0</text:p>
              </table:table-cell>
              <table:table-cell office:value-type="float" office:value="30669">
                <text:p>3066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.082268">
                <text:p>8.082268</text:p>
              </table:table-cell>
              <table:table-cell office:value-type="float" office:value="0.001585">
                <text:p>0.001585</text:p>
              </table:table-cell>
              <table:table-cell office:value-type="float" office:value="0">
                <text:p>0</text:p>
              </table:table-cell>
              <table:table-cell office:value-type="float" office:value="25052">
                <text:p>2505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.598759">
                <text:p>10.598759</text:p>
              </table:table-cell>
              <table:table-cell office:value-type="float" office:value="0.001834">
                <text:p>0.001834</text:p>
              </table:table-cell>
              <table:table-cell office:value-type="float" office:value="0">
                <text:p>0</text:p>
              </table:table-cell>
              <table:table-cell office:value-type="float" office:value="30807">
                <text:p>308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.133355">
                <text:p>8.133355</text:p>
              </table:table-cell>
              <table:table-cell office:value-type="float" office:value="0.001252">
                <text:p>0.001252</text:p>
              </table:table-cell>
              <table:table-cell office:value-type="float" office:value="0">
                <text:p>0</text:p>
              </table:table-cell>
              <table:table-cell office:value-type="float" office:value="22554">
                <text:p>2255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.547927">
                <text:p>10.547927</text:p>
              </table:table-cell>
              <table:table-cell office:value-type="float" office:value="0.001323">
                <text:p>0.001323</text:p>
              </table:table-cell>
              <table:table-cell office:value-type="float" office:value="0">
                <text:p>0</text:p>
              </table:table-cell>
              <table:table-cell office:value-type="float" office:value="15600">
                <text:p>156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.710912">
                <text:p>6.710912</text:p>
              </table:table-cell>
              <table:table-cell office:value-type="float" office:value="0.002363">
                <text:p>0.002363</text:p>
              </table:table-cell>
              <table:table-cell office:value-type="float" office:value="0">
                <text:p>0</text:p>
              </table:table-cell>
              <table:table-cell office:value-type="float" office:value="29127">
                <text:p>2912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.967212">
                <text:p>7.967212</text:p>
              </table:table-cell>
              <table:table-cell office:value-type="float" office:value="0.00137">
                <text:p>0.00137</text:p>
              </table:table-cell>
              <table:table-cell office:value-type="float" office:value="0">
                <text:p>0</text:p>
              </table:table-cell>
              <table:table-cell office:value-type="float" office:value="26424">
                <text:p>2642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.127982">
                <text:p>6.127982</text:p>
              </table:table-cell>
              <table:table-cell office:value-type="float" office:value="0.002169">
                <text:p>0.002169</text:p>
              </table:table-cell>
              <table:table-cell office:value-type="float" office:value="0">
                <text:p>0</text:p>
              </table:table-cell>
              <table:table-cell office:value-type="float" office:value="35386">
                <text:p>3538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.713227">
                <text:p>12.713227</text:p>
              </table:table-cell>
              <table:table-cell office:value-type="float" office:value="0.001654">
                <text:p>0.001654</text:p>
              </table:table-cell>
              <table:table-cell office:value-type="float" office:value="0">
                <text:p>0</text:p>
              </table:table-cell>
              <table:table-cell office:value-type="float" office:value="29605">
                <text:p>2960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.085395">
                <text:p>9.085395</text:p>
              </table:table-cell>
              <table:table-cell office:value-type="float" office:value="0.001704">
                <text:p>0.001704</text:p>
              </table:table-cell>
              <table:table-cell office:value-type="float" office:value="0">
                <text:p>0</text:p>
              </table:table-cell>
              <table:table-cell office:value-type="float" office:value="22669">
                <text:p>226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.955298">
                <text:p>8.955298</text:p>
              </table:table-cell>
              <table:table-cell office:value-type="float" office:value="0.002632">
                <text:p>0.002632</text:p>
              </table:table-cell>
              <table:table-cell office:value-type="float" office:value="0">
                <text:p>0</text:p>
              </table:table-cell>
              <table:table-cell office:value-type="float" office:value="30202">
                <text:p>3020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90751">
                <text:p>0.190751</text:p>
              </table:table-cell>
              <table:table-cell office:value-type="float" office:value="0.002542">
                <text:p>0.002542</text:p>
              </table:table-cell>
              <table:table-cell office:value-type="float" office:value="0">
                <text:p>0</text:p>
              </table:table-cell>
              <table:table-cell office:value-type="float" office:value="36753">
                <text:p>367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.993785">
                <text:p>15.993785</text:p>
              </table:table-cell>
              <table:table-cell office:value-type="float" office:value="0.002494">
                <text:p>0.002494</text:p>
              </table:table-cell>
              <table:table-cell office:value-type="float" office:value="0">
                <text:p>0</text:p>
              </table:table-cell>
              <table:table-cell office:value-type="float" office:value="36333">
                <text:p>363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.32524">
                <text:p>18.32524</text:p>
              </table:table-cell>
              <table:table-cell office:value-type="float" office:value="0.002692">
                <text:p>0.002692</text:p>
              </table:table-cell>
              <table:table-cell office:value-type="float" office:value="0">
                <text:p>0</text:p>
              </table:table-cell>
              <table:table-cell office:value-type="float" office:value="35749">
                <text:p>357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.138103">
                <text:p>10.138103</text:p>
              </table:table-cell>
              <table:table-cell office:value-type="float" office:value="0.001437">
                <text:p>0.001437</text:p>
              </table:table-cell>
              <table:table-cell office:value-type="float" office:value="0">
                <text:p>0</text:p>
              </table:table-cell>
              <table:table-cell office:value-type="float" office:value="23310">
                <text:p>233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.348171">
                <text:p>9.348171</text:p>
              </table:table-cell>
              <table:table-cell office:value-type="float" office:value="0.001039">
                <text:p>0.001039</text:p>
              </table:table-cell>
              <table:table-cell office:value-type="float" office:value="0">
                <text:p>0</text:p>
              </table:table-cell>
              <table:table-cell office:value-type="float" office:value="13670">
                <text:p>136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.232909">
                <text:p>11.232909</text:p>
              </table:table-cell>
              <table:table-cell office:value-type="float" office:value="0.004665">
                <text:p>0.004665</text:p>
              </table:table-cell>
              <table:table-cell office:value-type="float" office:value="0">
                <text:p>0</text:p>
              </table:table-cell>
              <table:table-cell office:value-type="float" office:value="44185">
                <text:p>441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.840901">
                <text:p>16.840901</text:p>
              </table:table-cell>
              <table:table-cell office:value-type="float" office:value="0.002743">
                <text:p>0.002743</text:p>
              </table:table-cell>
              <table:table-cell office:value-type="float" office:value="0">
                <text:p>0</text:p>
              </table:table-cell>
              <table:table-cell office:value-type="float" office:value="50695">
                <text:p>506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298275">
                <text:p>7.298275</text:p>
              </table:table-cell>
              <table:table-cell office:value-type="float" office:value="0.000544">
                <text:p>0.000544</text:p>
              </table:table-cell>
              <table:table-cell office:value-type="float" office:value="0">
                <text:p>0</text:p>
              </table:table-cell>
              <table:table-cell office:value-type="float" office:value="18908">
                <text:p>1890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90205">
                <text:p>0.190205</text:p>
              </table:table-cell>
              <table:table-cell office:value-type="float" office:value="0.004086">
                <text:p>0.004086</text:p>
              </table:table-cell>
              <table:table-cell office:value-type="float" office:value="0">
                <text:p>0</text:p>
              </table:table-cell>
              <table:table-cell office:value-type="float" office:value="76434">
                <text:p>764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.864342">
                <text:p>5.864342</text:p>
              </table:table-cell>
              <table:table-cell office:value-type="float" office:value="0.000761">
                <text:p>0.000761</text:p>
              </table:table-cell>
              <table:table-cell office:value-type="float" office:value="0">
                <text:p>0</text:p>
              </table:table-cell>
              <table:table-cell office:value-type="float" office:value="10244">
                <text:p>102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.111398">
                <text:p>18.111398</text:p>
              </table:table-cell>
              <table:table-cell office:value-type="float" office:value="0.000805">
                <text:p>0.000805</text:p>
              </table:table-cell>
              <table:table-cell office:value-type="float" office:value="0">
                <text:p>0</text:p>
              </table:table-cell>
              <table:table-cell office:value-type="float" office:value="8274">
                <text:p>82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94839">
                <text:p>0.094839</text:p>
              </table:table-cell>
              <table:table-cell office:value-type="float" office:value="0.000903">
                <text:p>0.000903</text:p>
              </table:table-cell>
              <table:table-cell office:value-type="float" office:value="0">
                <text:p>0</text:p>
              </table:table-cell>
              <table:table-cell office:value-type="float" office:value="11940">
                <text:p>11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3.026114">
                <text:p>23.026114</text:p>
              </table:table-cell>
              <table:table-cell office:value-type="float" office:value="0.001449">
                <text:p>0.001449</text:p>
              </table:table-cell>
              <table:table-cell office:value-type="float" office:value="0">
                <text:p>0</text:p>
              </table:table-cell>
              <table:table-cell office:value-type="float" office:value="22524">
                <text:p>225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77581">
                <text:p>0.177581</text:p>
              </table:table-cell>
              <table:table-cell office:value-type="float" office:value="0.002544">
                <text:p>0.002544</text:p>
              </table:table-cell>
              <table:table-cell office:value-type="float" office:value="0">
                <text:p>0</text:p>
              </table:table-cell>
              <table:table-cell office:value-type="float" office:value="28199">
                <text:p>281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4.388628">
                <text:p>34.388628</text:p>
              </table:table-cell>
              <table:table-cell office:value-type="float" office:value="0.001108">
                <text:p>0.001108</text:p>
              </table:table-cell>
              <table:table-cell office:value-type="float" office:value="0">
                <text:p>0</text:p>
              </table:table-cell>
              <table:table-cell office:value-type="float" office:value="18837">
                <text:p>188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3794">
                <text:p>0.23794</text:p>
              </table:table-cell>
              <table:table-cell office:value-type="float" office:value="0.003708">
                <text:p>0.003708</text:p>
              </table:table-cell>
              <table:table-cell office:value-type="float" office:value="0">
                <text:p>0</text:p>
              </table:table-cell>
              <table:table-cell office:value-type="float" office:value="46688">
                <text:p>466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2.462607">
                <text:p>22.462607</text:p>
              </table:table-cell>
              <table:table-cell office:value-type="float" office:value="0.005455">
                <text:p>0.005455</text:p>
              </table:table-cell>
              <table:table-cell office:value-type="float" office:value="0">
                <text:p>0</text:p>
              </table:table-cell>
              <table:table-cell office:value-type="float" office:value="66403">
                <text:p>664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05123">
                <text:p>0.205123</text:p>
              </table:table-cell>
              <table:table-cell office:value-type="float" office:value="0.001017">
                <text:p>0.001017</text:p>
              </table:table-cell>
              <table:table-cell office:value-type="float" office:value="0">
                <text:p>0</text:p>
              </table:table-cell>
              <table:table-cell office:value-type="float" office:value="29352">
                <text:p>293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.994364">
                <text:p>17.994364</text:p>
              </table:table-cell>
              <table:table-cell office:value-type="float" office:value="0.004243">
                <text:p>0.004243</text:p>
              </table:table-cell>
              <table:table-cell office:value-type="float" office:value="0">
                <text:p>0</text:p>
              </table:table-cell>
              <table:table-cell office:value-type="float" office:value="93316">
                <text:p>933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74536">
                <text:p>0.174536</text:p>
              </table:table-cell>
              <table:table-cell office:value-type="float" office:value="0.006322">
                <text:p>0.006322</text:p>
              </table:table-cell>
              <table:table-cell office:value-type="float" office:value="0">
                <text:p>0</text:p>
              </table:table-cell>
              <table:table-cell office:value-type="float" office:value="127331">
                <text:p>1273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87148">
                <text:p>0.087148</text:p>
              </table:table-cell>
              <table:table-cell office:value-type="float" office:value="0.002255">
                <text:p>0.002255</text:p>
              </table:table-cell>
              <table:table-cell office:value-type="float" office:value="0">
                <text:p>0</text:p>
              </table:table-cell>
              <table:table-cell office:value-type="float" office:value="23367">
                <text:p>233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7.934823">
                <text:p>27.934823</text:p>
              </table:table-cell>
              <table:table-cell office:value-type="float" office:value="0.001244">
                <text:p>0.001244</text:p>
              </table:table-cell>
              <table:table-cell office:value-type="float" office:value="0">
                <text:p>0</text:p>
              </table:table-cell>
              <table:table-cell office:value-type="float" office:value="13926">
                <text:p>139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48788">
                <text:p>0.348788</text:p>
              </table:table-cell>
              <table:table-cell office:value-type="float" office:value="0.000512">
                <text:p>0.000512</text:p>
              </table:table-cell>
              <table:table-cell office:value-type="float" office:value="0">
                <text:p>0</text:p>
              </table:table-cell>
              <table:table-cell office:value-type="float" office:value="26261">
                <text:p>26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6.584409">
                <text:p>16.584409</text:p>
              </table:table-cell>
              <table:table-cell office:value-type="float" office:value="0.001053">
                <text:p>0.001053</text:p>
              </table:table-cell>
              <table:table-cell office:value-type="float" office:value="0">
                <text:p>0</text:p>
              </table:table-cell>
              <table:table-cell office:value-type="float" office:value="11789">
                <text:p>117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2.627055">
                <text:p>22.627055</text:p>
              </table:table-cell>
              <table:table-cell office:value-type="float" office:value="0.001862">
                <text:p>0.001862</text:p>
              </table:table-cell>
              <table:table-cell office:value-type="float" office:value="0">
                <text:p>0</text:p>
              </table:table-cell>
              <table:table-cell office:value-type="float" office:value="46859">
                <text:p>468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314925">
                <text:p>10.314925</text:p>
              </table:table-cell>
              <table:table-cell office:value-type="float" office:value="0.00707">
                <text:p>0.00707</text:p>
              </table:table-cell>
              <table:table-cell office:value-type="float" office:value="0">
                <text:p>0</text:p>
              </table:table-cell>
              <table:table-cell office:value-type="float" office:value="117230">
                <text:p>1172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.4416">
                <text:p>15.4416</text:p>
              </table:table-cell>
              <table:table-cell office:value-type="float" office:value="0.00078">
                <text:p>0.00078</text:p>
              </table:table-cell>
              <table:table-cell office:value-type="float" office:value="0">
                <text:p>0</text:p>
              </table:table-cell>
              <table:table-cell office:value-type="float" office:value="5834">
                <text:p>58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2.368578">
                <text:p>22.368578</text:p>
              </table:table-cell>
              <table:table-cell office:value-type="float" office:value="0.001449">
                <text:p>0.001449</text:p>
              </table:table-cell>
              <table:table-cell office:value-type="float" office:value="0">
                <text:p>0</text:p>
              </table:table-cell>
              <table:table-cell office:value-type="float" office:value="24392">
                <text:p>243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9761">
                <text:p>0.19761</text:p>
              </table:table-cell>
              <table:table-cell office:value-type="float" office:value="0.000857">
                <text:p>0.000857</text:p>
              </table:table-cell>
              <table:table-cell office:value-type="float" office:value="0">
                <text:p>0</text:p>
              </table:table-cell>
              <table:table-cell office:value-type="float" office:value="14698">
                <text:p>146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.823247">
                <text:p>8.823247</text:p>
              </table:table-cell>
              <table:table-cell office:value-type="float" office:value="0.000605">
                <text:p>0.000605</text:p>
              </table:table-cell>
              <table:table-cell office:value-type="float" office:value="0">
                <text:p>0</text:p>
              </table:table-cell>
              <table:table-cell office:value-type="float" office:value="8143">
                <text:p>81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.69563">
                <text:p>12.69563</text:p>
              </table:table-cell>
              <table:table-cell office:value-type="float" office:value="0.002184">
                <text:p>0.002184</text:p>
              </table:table-cell>
              <table:table-cell office:value-type="float" office:value="0">
                <text:p>0</text:p>
              </table:table-cell>
              <table:table-cell office:value-type="float" office:value="24378">
                <text:p>243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30576">
                <text:p>0.130576</text:p>
              </table:table-cell>
              <table:table-cell office:value-type="float" office:value="0.001506">
                <text:p>0.001506</text:p>
              </table:table-cell>
              <table:table-cell office:value-type="float" office:value="0">
                <text:p>0</text:p>
              </table:table-cell>
              <table:table-cell office:value-type="float" office:value="25386">
                <text:p>253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40068">
                <text:p>3.40068</text:p>
              </table:table-cell>
              <table:table-cell office:value-type="float" office:value="0.000928">
                <text:p>0.000928</text:p>
              </table:table-cell>
              <table:table-cell office:value-type="float" office:value="0">
                <text:p>0</text:p>
              </table:table-cell>
              <table:table-cell office:value-type="float" office:value="15717">
                <text:p>157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.263519">
                <text:p>5.263519</text:p>
              </table:table-cell>
              <table:table-cell office:value-type="float" office:value="0.002128">
                <text:p>0.002128</text:p>
              </table:table-cell>
              <table:table-cell office:value-type="float" office:value="0">
                <text:p>0</text:p>
              </table:table-cell>
              <table:table-cell office:value-type="float" office:value="23571">
                <text:p>235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96881">
                <text:p>0.096881</text:p>
              </table:table-cell>
              <table:table-cell office:value-type="float" office:value="0.002362">
                <text:p>0.002362</text:p>
              </table:table-cell>
              <table:table-cell office:value-type="float" office:value="0">
                <text:p>0</text:p>
              </table:table-cell>
              <table:table-cell office:value-type="float" office:value="45568">
                <text:p>455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.131378">
                <text:p>2.131378</text:p>
              </table:table-cell>
              <table:table-cell office:value-type="float" office:value="0.002499">
                <text:p>0.002499</text:p>
              </table:table-cell>
              <table:table-cell office:value-type="float" office:value="0">
                <text:p>0</text:p>
              </table:table-cell>
              <table:table-cell office:value-type="float" office:value="45470">
                <text:p>454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770957">
                <text:p>4.770957</text:p>
              </table:table-cell>
              <table:table-cell office:value-type="float" office:value="0.002043">
                <text:p>0.002043</text:p>
              </table:table-cell>
              <table:table-cell office:value-type="float" office:value="0">
                <text:p>0</text:p>
              </table:table-cell>
              <table:table-cell office:value-type="float" office:value="30598">
                <text:p>3059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.422847">
                <text:p>4.422847</text:p>
              </table:table-cell>
              <table:table-cell office:value-type="float" office:value="0.004365">
                <text:p>0.004365</text:p>
              </table:table-cell>
              <table:table-cell office:value-type="float" office:value="0">
                <text:p>0</text:p>
              </table:table-cell>
              <table:table-cell office:value-type="float" office:value="29731">
                <text:p>2973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.122376">
                <text:p>4.122376</text:p>
              </table:table-cell>
              <table:table-cell office:value-type="float" office:value="0.001525">
                <text:p>0.001525</text:p>
              </table:table-cell>
              <table:table-cell office:value-type="float" office:value="0">
                <text:p>0</text:p>
              </table:table-cell>
              <table:table-cell office:value-type="float" office:value="24251">
                <text:p>242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.992654">
                <text:p>2.992654</text:p>
              </table:table-cell>
              <table:table-cell office:value-type="float" office:value="0.002478">
                <text:p>0.002478</text:p>
              </table:table-cell>
              <table:table-cell office:value-type="float" office:value="0">
                <text:p>0</text:p>
              </table:table-cell>
              <table:table-cell office:value-type="float" office:value="38531">
                <text:p>3853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86975">
                <text:p>1.86975</text:p>
              </table:table-cell>
              <table:table-cell office:value-type="float" office:value="0.002421">
                <text:p>0.002421</text:p>
              </table:table-cell>
              <table:table-cell office:value-type="float" office:value="0">
                <text:p>0</text:p>
              </table:table-cell>
              <table:table-cell office:value-type="float" office:value="35248">
                <text:p>352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40006">
                <text:p>3.40006</text:p>
              </table:table-cell>
              <table:table-cell office:value-type="float" office:value="0.002938">
                <text:p>0.002938</text:p>
              </table:table-cell>
              <table:table-cell office:value-type="float" office:value="0">
                <text:p>0</text:p>
              </table:table-cell>
              <table:table-cell office:value-type="float" office:value="40505">
                <text:p>4050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70055">
                <text:p>3.70055</text:p>
              </table:table-cell>
              <table:table-cell office:value-type="float" office:value="0.002019">
                <text:p>0.002019</text:p>
              </table:table-cell>
              <table:table-cell office:value-type="float" office:value="0">
                <text:p>0</text:p>
              </table:table-cell>
              <table:table-cell office:value-type="float" office:value="32818">
                <text:p>3281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.107245">
                <text:p>2.107245</text:p>
              </table:table-cell>
              <table:table-cell office:value-type="float" office:value="0.001727">
                <text:p>0.001727</text:p>
              </table:table-cell>
              <table:table-cell office:value-type="float" office:value="0">
                <text:p>0</text:p>
              </table:table-cell>
              <table:table-cell office:value-type="float" office:value="25765">
                <text:p>2576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821037">
                <text:p>3.821037</text:p>
              </table:table-cell>
              <table:table-cell office:value-type="float" office:value="0.002823">
                <text:p>0.002823</text:p>
              </table:table-cell>
              <table:table-cell office:value-type="float" office:value="0">
                <text:p>0</text:p>
              </table:table-cell>
              <table:table-cell office:value-type="float" office:value="37760">
                <text:p>3776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53cm" svg:y="0.315cm" chart:style-name="ch2">
          <text:p>Test 288, 300 TPS with lots of un-resized files</text:p>
        </chart:title>
        <chart:legend chart:legend-position="end" svg:x="14.001cm" svg:y="4.005cm" style:legend-expansion="high" chart:style-name="ch3"/>
        <chart:plot-area chart:style-name="ch4" table:cell-range-address="test288.C1:test288.D328" chart:data-source-has-labels="row" svg:x="0.32cm" svg:y="1.248cm" svg:width="13.361cm" svg:height="7.572cm">
          <chartooo:coordinate-region svg:x="0.941cm" svg:y="1.369cm" svg:width="12.677cm" svg:height="6.51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est288.C2:test288.C328" chart:label-cell-address="test288.C1:test288.C1" chart:class="chart:bar">
            <chart:data-point chart:repeated="327"/>
          </chart:series>
          <chart:series chart:style-name="ch9" chart:values-cell-range-address="test288.D2:test288.D328" chart:label-cell-address="test288.D1:test288.D1" chart:class="chart:bar">
            <chart:data-point chart:repeated="3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88.C1:test288.C1</svg:desc>
                </draw:g>
              </table:table-cell>
              <table:table-cell office:value-type="string">
                <text:p>xfertime</text:p>
                <draw:g>
                  <svg:desc>test288.D1:test288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0696">
                <text:p>0.230696</text:p>
                <draw:g>
                  <svg:desc>test288.C2:test288.C328</svg:desc>
                </draw:g>
              </table:table-cell>
              <table:table-cell office:value-type="float" office:value="0.001398">
                <text:p>0.001398</text:p>
                <draw:g>
                  <svg:desc>test288.D2:test288.D3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0693">
                <text:p>0.300693</text:p>
              </table:table-cell>
              <table:table-cell office:value-type="float" office:value="0.003988">
                <text:p>0.0039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75604">
                <text:p>0.375604</text:p>
              </table:table-cell>
              <table:table-cell office:value-type="float" office:value="0.005516">
                <text:p>0.0055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3459">
                <text:p>0.243459</text:p>
              </table:table-cell>
              <table:table-cell office:value-type="float" office:value="0.003495">
                <text:p>0.0034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24481">
                <text:p>0.424481</text:p>
              </table:table-cell>
              <table:table-cell office:value-type="float" office:value="0.006015">
                <text:p>0.006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7439">
                <text:p>0.277439</text:p>
              </table:table-cell>
              <table:table-cell office:value-type="float" office:value="0.003641">
                <text:p>0.0036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64054">
                <text:p>2.364054</text:p>
              </table:table-cell>
              <table:table-cell office:value-type="float" office:value="0.003416">
                <text:p>0.0034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068397">
                <text:p>6.068397</text:p>
              </table:table-cell>
              <table:table-cell office:value-type="float" office:value="0.005949">
                <text:p>0.0059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071583">
                <text:p>6.071583</text:p>
              </table:table-cell>
              <table:table-cell office:value-type="float" office:value="0.00393">
                <text:p>0.003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261382">
                <text:p>5.261382</text:p>
              </table:table-cell>
              <table:table-cell office:value-type="float" office:value="0.002275">
                <text:p>0.002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146311">
                <text:p>6.146311</text:p>
              </table:table-cell>
              <table:table-cell office:value-type="float" office:value="0.003859">
                <text:p>0.0038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03631">
                <text:p>4.503631</text:p>
              </table:table-cell>
              <table:table-cell office:value-type="float" office:value="0.004787">
                <text:p>0.0047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959628">
                <text:p>5.959628</text:p>
              </table:table-cell>
              <table:table-cell office:value-type="float" office:value="0.003236">
                <text:p>0.0032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399323">
                <text:p>4.399323</text:p>
              </table:table-cell>
              <table:table-cell office:value-type="float" office:value="0.002766">
                <text:p>0.0027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07553">
                <text:p>6.07553</text:p>
              </table:table-cell>
              <table:table-cell office:value-type="float" office:value="0.00118">
                <text:p>0.001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080369">
                <text:p>4.080369</text:p>
              </table:table-cell>
              <table:table-cell office:value-type="float" office:value="0.00449">
                <text:p>0.00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9059">
                <text:p>5.729059</text:p>
              </table:table-cell>
              <table:table-cell office:value-type="float" office:value="0.002349">
                <text:p>0.0023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914356">
                <text:p>3.914356</text:p>
              </table:table-cell>
              <table:table-cell office:value-type="float" office:value="0.003654">
                <text:p>0.0036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534901">
                <text:p>4.534901</text:p>
              </table:table-cell>
              <table:table-cell office:value-type="float" office:value="0.002729">
                <text:p>0.0027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369729">
                <text:p>4.369729</text:p>
              </table:table-cell>
              <table:table-cell office:value-type="float" office:value="0.001576">
                <text:p>0.0015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601331">
                <text:p>5.601331</text:p>
              </table:table-cell>
              <table:table-cell office:value-type="float" office:value="0.001308">
                <text:p>0.0013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794776">
                <text:p>4.794776</text:p>
              </table:table-cell>
              <table:table-cell office:value-type="float" office:value="0.002191">
                <text:p>0.0021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836446">
                <text:p>6.836446</text:p>
              </table:table-cell>
              <table:table-cell office:value-type="float" office:value="0.000963">
                <text:p>0.0009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738849">
                <text:p>4.738849</text:p>
              </table:table-cell>
              <table:table-cell office:value-type="float" office:value="0.001865">
                <text:p>0.0018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26606">
                <text:p>2.926606</text:p>
              </table:table-cell>
              <table:table-cell office:value-type="float" office:value="0.001755">
                <text:p>0.0017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45016">
                <text:p>2.645016</text:p>
              </table:table-cell>
              <table:table-cell office:value-type="float" office:value="0.001851">
                <text:p>0.0018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92089">
                <text:p>5.492089</text:p>
              </table:table-cell>
              <table:table-cell office:value-type="float" office:value="0.004057">
                <text:p>0.0040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989525">
                <text:p>4.989525</text:p>
              </table:table-cell>
              <table:table-cell office:value-type="float" office:value="0.002287">
                <text:p>0.0022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891553">
                <text:p>5.891553</text:p>
              </table:table-cell>
              <table:table-cell office:value-type="float" office:value="0.00131">
                <text:p>0.001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191387">
                <text:p>4.191387</text:p>
              </table:table-cell>
              <table:table-cell office:value-type="float" office:value="0.001028">
                <text:p>0.0010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469292">
                <text:p>4.469292</text:p>
              </table:table-cell>
              <table:table-cell office:value-type="float" office:value="0.001344">
                <text:p>0.0013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976553">
                <text:p>4.976553</text:p>
              </table:table-cell>
              <table:table-cell office:value-type="float" office:value="0.001565">
                <text:p>0.0015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542692">
                <text:p>4.542692</text:p>
              </table:table-cell>
              <table:table-cell office:value-type="float" office:value="0.002094">
                <text:p>0.0020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198822">
                <text:p>8.198822</text:p>
              </table:table-cell>
              <table:table-cell office:value-type="float" office:value="0.001208">
                <text:p>0.0012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64879">
                <text:p>6.64879</text:p>
              </table:table-cell>
              <table:table-cell office:value-type="float" office:value="0.003833">
                <text:p>0.0038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081183">
                <text:p>7.081183</text:p>
              </table:table-cell>
              <table:table-cell office:value-type="float" office:value="0.001247">
                <text:p>0.0012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474927">
                <text:p>6.474927</text:p>
              </table:table-cell>
              <table:table-cell office:value-type="float" office:value="0.002501">
                <text:p>0.0025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589837">
                <text:p>6.589837</text:p>
              </table:table-cell>
              <table:table-cell office:value-type="float" office:value="0.001808">
                <text:p>0.0018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522359">
                <text:p>6.522359</text:p>
              </table:table-cell>
              <table:table-cell office:value-type="float" office:value="0.002509">
                <text:p>0.0025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446438">
                <text:p>7.446438</text:p>
              </table:table-cell>
              <table:table-cell office:value-type="float" office:value="0.002063">
                <text:p>0.0020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280048">
                <text:p>6.280048</text:p>
              </table:table-cell>
              <table:table-cell office:value-type="float" office:value="0.001248">
                <text:p>0.0012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950531">
                <text:p>6.950531</text:p>
              </table:table-cell>
              <table:table-cell office:value-type="float" office:value="0.000944">
                <text:p>0.0009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934489">
                <text:p>4.934489</text:p>
              </table:table-cell>
              <table:table-cell office:value-type="float" office:value="0.001356">
                <text:p>0.0013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081593">
                <text:p>7.081593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19708">
                <text:p>2.19708</text:p>
              </table:table-cell>
              <table:table-cell office:value-type="float" office:value="0.001011">
                <text:p>0.0010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189587">
                <text:p>6.189587</text:p>
              </table:table-cell>
              <table:table-cell office:value-type="float" office:value="0.001427">
                <text:p>0.0014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500131">
                <text:p>4.500131</text:p>
              </table:table-cell>
              <table:table-cell office:value-type="float" office:value="0.001048">
                <text:p>0.0010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612845">
                <text:p>4.612845</text:p>
              </table:table-cell>
              <table:table-cell office:value-type="float" office:value="0.001263">
                <text:p>0.0012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493787">
                <text:p>5.493787</text:p>
              </table:table-cell>
              <table:table-cell office:value-type="float" office:value="0.001244">
                <text:p>0.0012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21442">
                <text:p>1.021442</text:p>
              </table:table-cell>
              <table:table-cell office:value-type="float" office:value="0.000481">
                <text:p>0.0004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889854">
                <text:p>7.889854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4875">
                <text:p>0.14875</text:p>
              </table:table-cell>
              <table:table-cell office:value-type="float" office:value="0.001772">
                <text:p>0.0017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871854">
                <text:p>6.871854</text:p>
              </table:table-cell>
              <table:table-cell office:value-type="float" office:value="0.000676">
                <text:p>0.0006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955332">
                <text:p>10.955332</text:p>
              </table:table-cell>
              <table:table-cell office:value-type="float" office:value="0.000778">
                <text:p>0.0007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.634201">
                <text:p>22.634201</text:p>
              </table:table-cell>
              <table:table-cell office:value-type="float" office:value="0.000475">
                <text:p>0.0004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0141">
                <text:p>0.10141</text:p>
              </table:table-cell>
              <table:table-cell office:value-type="float" office:value="0.002855">
                <text:p>0.0028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19825">
                <text:p>0.119825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689214">
                <text:p>4.689214</text:p>
              </table:table-cell>
              <table:table-cell office:value-type="float" office:value="0.000816">
                <text:p>0.0008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075835">
                <text:p>4.075835</text:p>
              </table:table-cell>
              <table:table-cell office:value-type="float" office:value="0.00116">
                <text:p>0.001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360426">
                <text:p>4.360426</text:p>
              </table:table-cell>
              <table:table-cell office:value-type="float" office:value="0.00182">
                <text:p>0.001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763544">
                <text:p>4.763544</text:p>
              </table:table-cell>
              <table:table-cell office:value-type="float" office:value="0.001067">
                <text:p>0.0010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499672">
                <text:p>3.499672</text:p>
              </table:table-cell>
              <table:table-cell office:value-type="float" office:value="0.002379">
                <text:p>0.0023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200278">
                <text:p>4.200278</text:p>
              </table:table-cell>
              <table:table-cell office:value-type="float" office:value="0.002107">
                <text:p>0.0021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743501">
                <text:p>6.743501</text:p>
              </table:table-cell>
              <table:table-cell office:value-type="float" office:value="0.003233">
                <text:p>0.0032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591982">
                <text:p>3.591982</text:p>
              </table:table-cell>
              <table:table-cell office:value-type="float" office:value="0.001701">
                <text:p>0.0017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366611">
                <text:p>3.366611</text:p>
              </table:table-cell>
              <table:table-cell office:value-type="float" office:value="0.001862">
                <text:p>0.0018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094025">
                <text:p>3.094025</text:p>
              </table:table-cell>
              <table:table-cell office:value-type="float" office:value="0.001478">
                <text:p>0.0014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25521">
                <text:p>1.525521</text:p>
              </table:table-cell>
              <table:table-cell office:value-type="float" office:value="0.002803">
                <text:p>0.0028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603286">
                <text:p>3.603286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639478">
                <text:p>2.639478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168173">
                <text:p>3.168173</text:p>
              </table:table-cell>
              <table:table-cell office:value-type="float" office:value="0.001915">
                <text:p>0.0019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116163">
                <text:p>3.116163</text:p>
              </table:table-cell>
              <table:table-cell office:value-type="float" office:value="0.001285">
                <text:p>0.0012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513136">
                <text:p>2.513136</text:p>
              </table:table-cell>
              <table:table-cell office:value-type="float" office:value="0.001804">
                <text:p>0.0018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048919">
                <text:p>2.048919</text:p>
              </table:table-cell>
              <table:table-cell office:value-type="float" office:value="0.002365">
                <text:p>0.0023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670214">
                <text:p>4.670214</text:p>
              </table:table-cell>
              <table:table-cell office:value-type="float" office:value="0.001458">
                <text:p>0.0014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9568">
                <text:p>2.49568</text:p>
              </table:table-cell>
              <table:table-cell office:value-type="float" office:value="0.001512">
                <text:p>0.0015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89071">
                <text:p>2.589071</text:p>
              </table:table-cell>
              <table:table-cell office:value-type="float" office:value="0.001626">
                <text:p>0.0016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05034">
                <text:p>4.05034</text:p>
              </table:table-cell>
              <table:table-cell office:value-type="float" office:value="0.002192">
                <text:p>0.0021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8985">
                <text:p>2.78985</text:p>
              </table:table-cell>
              <table:table-cell office:value-type="float" office:value="0.001312">
                <text:p>0.0013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186319">
                <text:p>3.186319</text:p>
              </table:table-cell>
              <table:table-cell office:value-type="float" office:value="0.00491">
                <text:p>0.004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407863">
                <text:p>3.407863</text:p>
              </table:table-cell>
              <table:table-cell office:value-type="float" office:value="0.002336">
                <text:p>0.0023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750891">
                <text:p>3.750891</text:p>
              </table:table-cell>
              <table:table-cell office:value-type="float" office:value="0.002503">
                <text:p>0.0025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011637">
                <text:p>4.011637</text:p>
              </table:table-cell>
              <table:table-cell office:value-type="float" office:value="0.001186">
                <text:p>0.0011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909382">
                <text:p>3.909382</text:p>
              </table:table-cell>
              <table:table-cell office:value-type="float" office:value="0.004251">
                <text:p>0.0042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574639">
                <text:p>3.574639</text:p>
              </table:table-cell>
              <table:table-cell office:value-type="float" office:value="0.00161">
                <text:p>0.001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689302">
                <text:p>2.689302</text:p>
              </table:table-cell>
              <table:table-cell office:value-type="float" office:value="0.002043">
                <text:p>0.0020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476717">
                <text:p>4.476717</text:p>
              </table:table-cell>
              <table:table-cell office:value-type="float" office:value="0.001543">
                <text:p>0.0015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737917">
                <text:p>4.737917</text:p>
              </table:table-cell>
              <table:table-cell office:value-type="float" office:value="0.001558">
                <text:p>0.0015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027924">
                <text:p>5.027924</text:p>
              </table:table-cell>
              <table:table-cell office:value-type="float" office:value="0.003735">
                <text:p>0.0037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240194">
                <text:p>4.240194</text:p>
              </table:table-cell>
              <table:table-cell office:value-type="float" office:value="0.001957">
                <text:p>0.0019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398774">
                <text:p>5.398774</text:p>
              </table:table-cell>
              <table:table-cell office:value-type="float" office:value="0.001829">
                <text:p>0.0018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78753">
                <text:p>4.78753</text:p>
              </table:table-cell>
              <table:table-cell office:value-type="float" office:value="0.001502">
                <text:p>0.0015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604754">
                <text:p>3.604754</text:p>
              </table:table-cell>
              <table:table-cell office:value-type="float" office:value="0.002155">
                <text:p>0.0021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605029">
                <text:p>3.605029</text:p>
              </table:table-cell>
              <table:table-cell office:value-type="float" office:value="0.001592">
                <text:p>0.0015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216186">
                <text:p>6.216186</text:p>
              </table:table-cell>
              <table:table-cell office:value-type="float" office:value="0.001106">
                <text:p>0.0011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051225">
                <text:p>5.051225</text:p>
              </table:table-cell>
              <table:table-cell office:value-type="float" office:value="0.001217">
                <text:p>0.0012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15193">
                <text:p>1.915193</text:p>
              </table:table-cell>
              <table:table-cell office:value-type="float" office:value="0.001437">
                <text:p>0.0014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164361">
                <text:p>4.164361</text:p>
              </table:table-cell>
              <table:table-cell office:value-type="float" office:value="0.001123">
                <text:p>0.0011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089854">
                <text:p>4.089854</text:p>
              </table:table-cell>
              <table:table-cell office:value-type="float" office:value="0.002219">
                <text:p>0.0022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276624">
                <text:p>2.276624</text:p>
              </table:table-cell>
              <table:table-cell office:value-type="float" office:value="0.001735">
                <text:p>0.0017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81597">
                <text:p>6.81597</text:p>
              </table:table-cell>
              <table:table-cell office:value-type="float" office:value="0.000829">
                <text:p>0.0008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79502">
                <text:p>0.879502</text:p>
              </table:table-cell>
              <table:table-cell office:value-type="float" office:value="0.001089">
                <text:p>0.0010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991379">
                <text:p>1.991379</text:p>
              </table:table-cell>
              <table:table-cell office:value-type="float" office:value="0.000887">
                <text:p>0.0008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328766">
                <text:p>5.328766</text:p>
              </table:table-cell>
              <table:table-cell office:value-type="float" office:value="0.002548">
                <text:p>0.0025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17364">
                <text:p>2.17364</text:p>
              </table:table-cell>
              <table:table-cell office:value-type="float" office:value="0.000883">
                <text:p>0.0008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933137">
                <text:p>1.933137</text:p>
              </table:table-cell>
              <table:table-cell office:value-type="float" office:value="0.002533">
                <text:p>0.0025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637494">
                <text:p>2.637494</text:p>
              </table:table-cell>
              <table:table-cell office:value-type="float" office:value="0.001333">
                <text:p>0.0013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163641">
                <text:p>1.163641</text:p>
              </table:table-cell>
              <table:table-cell office:value-type="float" office:value="0.002712">
                <text:p>0.0027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739438">
                <text:p>5.739438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290503">
                <text:p>4.290503</text:p>
              </table:table-cell>
              <table:table-cell office:value-type="float" office:value="0.001363">
                <text:p>0.0013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212063">
                <text:p>4.212063</text:p>
              </table:table-cell>
              <table:table-cell office:value-type="float" office:value="0.003238">
                <text:p>0.0032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440274">
                <text:p>3.440274</text:p>
              </table:table-cell>
              <table:table-cell office:value-type="float" office:value="0.002012">
                <text:p>0.0020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224953">
                <text:p>3.224953</text:p>
              </table:table-cell>
              <table:table-cell office:value-type="float" office:value="0.004952">
                <text:p>0.0049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857493">
                <text:p>3.857493</text:p>
              </table:table-cell>
              <table:table-cell office:value-type="float" office:value="0.002656">
                <text:p>0.0026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954933">
                <text:p>2.954933</text:p>
              </table:table-cell>
              <table:table-cell office:value-type="float" office:value="0.002023">
                <text:p>0.0020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506528">
                <text:p>4.506528</text:p>
              </table:table-cell>
              <table:table-cell office:value-type="float" office:value="0.001403">
                <text:p>0.0014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76824">
                <text:p>2.76824</text:p>
              </table:table-cell>
              <table:table-cell office:value-type="float" office:value="0.001853">
                <text:p>0.0018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478176">
                <text:p>3.478176</text:p>
              </table:table-cell>
              <table:table-cell office:value-type="float" office:value="0.001518">
                <text:p>0.0015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65197">
                <text:p>2.65197</text:p>
              </table:table-cell>
              <table:table-cell office:value-type="float" office:value="0.001962">
                <text:p>0.0019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140737">
                <text:p>5.140737</text:p>
              </table:table-cell>
              <table:table-cell office:value-type="float" office:value="0.001119">
                <text:p>0.0011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95892">
                <text:p>3.95892</text:p>
              </table:table-cell>
              <table:table-cell office:value-type="float" office:value="0.002197">
                <text:p>0.0021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832085">
                <text:p>2.832085</text:p>
              </table:table-cell>
              <table:table-cell office:value-type="float" office:value="0.002065">
                <text:p>0.0020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022525">
                <text:p>3.022525</text:p>
              </table:table-cell>
              <table:table-cell office:value-type="float" office:value="0.001958">
                <text:p>0.0019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485987">
                <text:p>3.485987</text:p>
              </table:table-cell>
              <table:table-cell office:value-type="float" office:value="0.003262">
                <text:p>0.0032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881238">
                <text:p>3.881238</text:p>
              </table:table-cell>
              <table:table-cell office:value-type="float" office:value="0.002258">
                <text:p>0.0022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678783">
                <text:p>4.678783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155301">
                <text:p>5.155301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862982">
                <text:p>4.862982</text:p>
              </table:table-cell>
              <table:table-cell office:value-type="float" office:value="0.001744">
                <text:p>0.0017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233166">
                <text:p>5.233166</text:p>
              </table:table-cell>
              <table:table-cell office:value-type="float" office:value="0.002432">
                <text:p>0.0024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219172">
                <text:p>3.219172</text:p>
              </table:table-cell>
              <table:table-cell office:value-type="float" office:value="0.002985">
                <text:p>0.0029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540294">
                <text:p>3.540294</text:p>
              </table:table-cell>
              <table:table-cell office:value-type="float" office:value="0.002809">
                <text:p>0.0028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3635">
                <text:p>3.3635</text:p>
              </table:table-cell>
              <table:table-cell office:value-type="float" office:value="0.001926">
                <text:p>0.0019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446217">
                <text:p>4.446217</text:p>
              </table:table-cell>
              <table:table-cell office:value-type="float" office:value="0.001965">
                <text:p>0.0019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167279">
                <text:p>4.167279</text:p>
              </table:table-cell>
              <table:table-cell office:value-type="float" office:value="0.002287">
                <text:p>0.0022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305798">
                <text:p>4.305798</text:p>
              </table:table-cell>
              <table:table-cell office:value-type="float" office:value="0.002221">
                <text:p>0.0022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221301">
                <text:p>4.221301</text:p>
              </table:table-cell>
              <table:table-cell office:value-type="float" office:value="0.002892">
                <text:p>0.0028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862586">
                <text:p>4.862586</text:p>
              </table:table-cell>
              <table:table-cell office:value-type="float" office:value="0.00263">
                <text:p>0.002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36779">
                <text:p>5.36779</text:p>
              </table:table-cell>
              <table:table-cell office:value-type="float" office:value="0.004269">
                <text:p>0.0042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028987">
                <text:p>4.028987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121655">
                <text:p>3.121655</text:p>
              </table:table-cell>
              <table:table-cell office:value-type="float" office:value="0.002728">
                <text:p>0.0027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354796">
                <text:p>5.354796</text:p>
              </table:table-cell>
              <table:table-cell office:value-type="float" office:value="0.002295">
                <text:p>0.0022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197216">
                <text:p>3.197216</text:p>
              </table:table-cell>
              <table:table-cell office:value-type="float" office:value="0.002221">
                <text:p>0.0022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070934">
                <text:p>5.070934</text:p>
              </table:table-cell>
              <table:table-cell office:value-type="float" office:value="0.001754">
                <text:p>0.0017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71131">
                <text:p>4.71131</text:p>
              </table:table-cell>
              <table:table-cell office:value-type="float" office:value="0.002479">
                <text:p>0.0024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109572">
                <text:p>5.109572</text:p>
              </table:table-cell>
              <table:table-cell office:value-type="float" office:value="0.002767">
                <text:p>0.0027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214257">
                <text:p>6.214257</text:p>
              </table:table-cell>
              <table:table-cell office:value-type="float" office:value="0.002626">
                <text:p>0.0026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828071">
                <text:p>1.828071</text:p>
              </table:table-cell>
              <table:table-cell office:value-type="float" office:value="0.001572">
                <text:p>0.0015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018701">
                <text:p>6.018701</text:p>
              </table:table-cell>
              <table:table-cell office:value-type="float" office:value="0.000977">
                <text:p>0.0009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78572">
                <text:p>3.78572</text:p>
              </table:table-cell>
              <table:table-cell office:value-type="float" office:value="0.002087">
                <text:p>0.0020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169698">
                <text:p>3.169698</text:p>
              </table:table-cell>
              <table:table-cell office:value-type="float" office:value="0.000837">
                <text:p>0.0008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.428999">
                <text:p>8.428999</text:p>
              </table:table-cell>
              <table:table-cell office:value-type="float" office:value="0.000941">
                <text:p>0.0009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766062">
                <text:p>3.766062</text:p>
              </table:table-cell>
              <table:table-cell office:value-type="float" office:value="0.001708">
                <text:p>0.0017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990618">
                <text:p>3.990618</text:p>
              </table:table-cell>
              <table:table-cell office:value-type="float" office:value="0.001368">
                <text:p>0.0013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392921">
                <text:p>4.392921</text:p>
              </table:table-cell>
              <table:table-cell office:value-type="float" office:value="0.001081">
                <text:p>0.0010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973959">
                <text:p>5.973959</text:p>
              </table:table-cell>
              <table:table-cell office:value-type="float" office:value="0.001399">
                <text:p>0.0013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762777">
                <text:p>1.762777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111115">
                <text:p>5.111115</text:p>
              </table:table-cell>
              <table:table-cell office:value-type="float" office:value="0.000678">
                <text:p>0.0006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.07725">
                <text:p>8.07725</text:p>
              </table:table-cell>
              <table:table-cell office:value-type="float" office:value="0.001452">
                <text:p>0.0014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122467">
                <text:p>6.122467</text:p>
              </table:table-cell>
              <table:table-cell office:value-type="float" office:value="0.000995">
                <text:p>0.0009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356548">
                <text:p>6.356548</text:p>
              </table:table-cell>
              <table:table-cell office:value-type="float" office:value="0.001725">
                <text:p>0.0017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451153">
                <text:p>4.451153</text:p>
              </table:table-cell>
              <table:table-cell office:value-type="float" office:value="0.001819">
                <text:p>0.0018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058876">
                <text:p>7.058876</text:p>
              </table:table-cell>
              <table:table-cell office:value-type="float" office:value="0.002056">
                <text:p>0.0020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559099">
                <text:p>3.559099</text:p>
              </table:table-cell>
              <table:table-cell office:value-type="float" office:value="0.00186">
                <text:p>0.001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361699">
                <text:p>6.361699</text:p>
              </table:table-cell>
              <table:table-cell office:value-type="float" office:value="0.002786">
                <text:p>0.0027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47336">
                <text:p>3.47336</text:p>
              </table:table-cell>
              <table:table-cell office:value-type="float" office:value="0.002397">
                <text:p>0.0023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78501">
                <text:p>4.78501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533593">
                <text:p>6.533593</text:p>
              </table:table-cell>
              <table:table-cell office:value-type="float" office:value="0.001431">
                <text:p>0.0014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102501">
                <text:p>5.102501</text:p>
              </table:table-cell>
              <table:table-cell office:value-type="float" office:value="0.002253">
                <text:p>0.0022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536456">
                <text:p>3.536456</text:p>
              </table:table-cell>
              <table:table-cell office:value-type="float" office:value="0.001186">
                <text:p>0.0011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12201">
                <text:p>8.412201</text:p>
              </table:table-cell>
              <table:table-cell office:value-type="float" office:value="0.002165">
                <text:p>0.0021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649354">
                <text:p>3.649354</text:p>
              </table:table-cell>
              <table:table-cell office:value-type="float" office:value="0.003345">
                <text:p>0.0033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911268">
                <text:p>1.911268</text:p>
              </table:table-cell>
              <table:table-cell office:value-type="float" office:value="0.002239">
                <text:p>0.0022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227483">
                <text:p>7.227483</text:p>
              </table:table-cell>
              <table:table-cell office:value-type="float" office:value="0.001955">
                <text:p>0.0019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125176">
                <text:p>3.125176</text:p>
              </table:table-cell>
              <table:table-cell office:value-type="float" office:value="0.001678">
                <text:p>0.0016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254668">
                <text:p>4.254668</text:p>
              </table:table-cell>
              <table:table-cell office:value-type="float" office:value="0.001462">
                <text:p>0.0014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091931">
                <text:p>4.091931</text:p>
              </table:table-cell>
              <table:table-cell office:value-type="float" office:value="0.001775">
                <text:p>0.0017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.584794">
                <text:p>6.584794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631983">
                <text:p>2.631983</text:p>
              </table:table-cell>
              <table:table-cell office:value-type="float" office:value="0.001401">
                <text:p>0.0014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390102">
                <text:p>5.390102</text:p>
              </table:table-cell>
              <table:table-cell office:value-type="float" office:value="0.001447">
                <text:p>0.0014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.355177">
                <text:p>5.355177</text:p>
              </table:table-cell>
              <table:table-cell office:value-type="float" office:value="0.001339">
                <text:p>0.0013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692126">
                <text:p>2.692126</text:p>
              </table:table-cell>
              <table:table-cell office:value-type="float" office:value="0.001768">
                <text:p>0.0017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035557">
                <text:p>4.035557</text:p>
              </table:table-cell>
              <table:table-cell office:value-type="float" office:value="0.001843">
                <text:p>0.0018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795675">
                <text:p>3.795675</text:p>
              </table:table-cell>
              <table:table-cell office:value-type="float" office:value="0.001926">
                <text:p>0.0019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248141">
                <text:p>4.248141</text:p>
              </table:table-cell>
              <table:table-cell office:value-type="float" office:value="0.002364">
                <text:p>0.0023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436438">
                <text:p>3.436438</text:p>
              </table:table-cell>
              <table:table-cell office:value-type="float" office:value="0.004958">
                <text:p>0.00495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696072">
                <text:p>2.696072</text:p>
              </table:table-cell>
              <table:table-cell office:value-type="float" office:value="0.001903">
                <text:p>0.0019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482181">
                <text:p>2.482181</text:p>
              </table:table-cell>
              <table:table-cell office:value-type="float" office:value="0.004273">
                <text:p>0.0042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389879">
                <text:p>3.389879</text:p>
              </table:table-cell>
              <table:table-cell office:value-type="float" office:value="0.004126">
                <text:p>0.0041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406544">
                <text:p>4.406544</text:p>
              </table:table-cell>
              <table:table-cell office:value-type="float" office:value="0.001836">
                <text:p>0.0018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398906">
                <text:p>2.398906</text:p>
              </table:table-cell>
              <table:table-cell office:value-type="float" office:value="0.002023">
                <text:p>0.0020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708877">
                <text:p>2.708877</text:p>
              </table:table-cell>
              <table:table-cell office:value-type="float" office:value="0.001731">
                <text:p>0.0017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226342">
                <text:p>2.226342</text:p>
              </table:table-cell>
              <table:table-cell office:value-type="float" office:value="0.001578">
                <text:p>0.0015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203501">
                <text:p>1.203501</text:p>
              </table:table-cell>
              <table:table-cell office:value-type="float" office:value="0.001706">
                <text:p>0.0017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082357">
                <text:p>2.082357</text:p>
              </table:table-cell>
              <table:table-cell office:value-type="float" office:value="0.001671">
                <text:p>0.0016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04028">
                <text:p>2.04028</text:p>
              </table:table-cell>
              <table:table-cell office:value-type="float" office:value="0.001857">
                <text:p>0.0018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38331">
                <text:p>1.138331</text:p>
              </table:table-cell>
              <table:table-cell office:value-type="float" office:value="0.002248">
                <text:p>0.0022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84507">
                <text:p>1.984507</text:p>
              </table:table-cell>
              <table:table-cell office:value-type="float" office:value="0.002451">
                <text:p>0.0024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9255">
                <text:p>1.99255</text:p>
              </table:table-cell>
              <table:table-cell office:value-type="float" office:value="0.002402">
                <text:p>0.0024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402241">
                <text:p>2.402241</text:p>
              </table:table-cell>
              <table:table-cell office:value-type="float" office:value="0.002855">
                <text:p>0.0028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034324">
                <text:p>3.034324</text:p>
              </table:table-cell>
              <table:table-cell office:value-type="float" office:value="0.002025">
                <text:p>0.0020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619355">
                <text:p>2.619355</text:p>
              </table:table-cell>
              <table:table-cell office:value-type="float" office:value="0.003098">
                <text:p>0.0030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104993">
                <text:p>1.104993</text:p>
              </table:table-cell>
              <table:table-cell office:value-type="float" office:value="0.002353">
                <text:p>0.0023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9348">
                <text:p>0.69348</text:p>
              </table:table-cell>
              <table:table-cell office:value-type="float" office:value="0.003151">
                <text:p>0.0031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651945">
                <text:p>0.651945</text:p>
              </table:table-cell>
              <table:table-cell office:value-type="float" office:value="0.002373">
                <text:p>0.0023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90459">
                <text:p>0.190459</text:p>
              </table:table-cell>
              <table:table-cell office:value-type="float" office:value="0.002773">
                <text:p>0.0027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628015">
                <text:p>0.628015</text:p>
              </table:table-cell>
              <table:table-cell office:value-type="float" office:value="0.002419">
                <text:p>0.0024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82051">
                <text:p>0.182051</text:p>
              </table:table-cell>
              <table:table-cell office:value-type="float" office:value="0.002971">
                <text:p>0.0029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5841">
                <text:p>0.55841</text:p>
              </table:table-cell>
              <table:table-cell office:value-type="float" office:value="0.00202">
                <text:p>0.002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68857">
                <text:p>0.168857</text:p>
              </table:table-cell>
              <table:table-cell office:value-type="float" office:value="0.003087">
                <text:p>0.00308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7741">
                <text:p>0.97741</text:p>
              </table:table-cell>
              <table:table-cell office:value-type="float" office:value="0.002881">
                <text:p>0.0028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015916">
                <text:p>1.015916</text:p>
              </table:table-cell>
              <table:table-cell office:value-type="float" office:value="0.00239">
                <text:p>0.0023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34499">
                <text:p>0.534499</text:p>
              </table:table-cell>
              <table:table-cell office:value-type="float" office:value="0.003486">
                <text:p>0.00348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67794">
                <text:p>0.167794</text:p>
              </table:table-cell>
              <table:table-cell office:value-type="float" office:value="0.002555">
                <text:p>0.00255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7728">
                <text:p>1.7728</text:p>
              </table:table-cell>
              <table:table-cell office:value-type="float" office:value="0.002039">
                <text:p>0.00203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2626">
                <text:p>0.22626</text:p>
              </table:table-cell>
              <table:table-cell office:value-type="float" office:value="0.004736">
                <text:p>0.0047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81372">
                <text:p>0.181372</text:p>
              </table:table-cell>
              <table:table-cell office:value-type="float" office:value="0.002384">
                <text:p>0.00238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77496">
                <text:p>0.577496</text:p>
              </table:table-cell>
              <table:table-cell office:value-type="float" office:value="0.001752">
                <text:p>0.0017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35958">
                <text:p>0.235958</text:p>
              </table:table-cell>
              <table:table-cell office:value-type="float" office:value="0.004279">
                <text:p>0.00427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526152">
                <text:p>0.526152</text:p>
              </table:table-cell>
              <table:table-cell office:value-type="float" office:value="0.002736">
                <text:p>0.0027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17258">
                <text:p>0.217258</text:p>
              </table:table-cell>
              <table:table-cell office:value-type="float" office:value="0.002041">
                <text:p>0.0020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3245">
                <text:p>0.23245</text:p>
              </table:table-cell>
              <table:table-cell office:value-type="float" office:value="0.002669">
                <text:p>0.00266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82372">
                <text:p>0.182372</text:p>
              </table:table-cell>
              <table:table-cell office:value-type="float" office:value="0.002458">
                <text:p>0.0024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207846">
                <text:p>1.207846</text:p>
              </table:table-cell>
              <table:table-cell office:value-type="float" office:value="0.00236">
                <text:p>0.0023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8969">
                <text:p>0.28969</text:p>
              </table:table-cell>
              <table:table-cell office:value-type="float" office:value="0.002723">
                <text:p>0.0027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3716">
                <text:p>0.23716</text:p>
              </table:table-cell>
              <table:table-cell office:value-type="float" office:value="0.00191">
                <text:p>0.001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79448">
                <text:p>0.279448</text:p>
              </table:table-cell>
              <table:table-cell office:value-type="float" office:value="0.005635">
                <text:p>0.00563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97657">
                <text:p>0.297657</text:p>
              </table:table-cell>
              <table:table-cell office:value-type="float" office:value="0.004216">
                <text:p>0.0042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02862">
                <text:p>0.502862</text:p>
              </table:table-cell>
              <table:table-cell office:value-type="float" office:value="0.003394">
                <text:p>0.0033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57">
                <text:p>0.157</text:p>
              </table:table-cell>
              <table:table-cell office:value-type="float" office:value="0.002521">
                <text:p>0.0025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89952">
                <text:p>0.189952</text:p>
              </table:table-cell>
              <table:table-cell office:value-type="float" office:value="0.002491">
                <text:p>0.00249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68906">
                <text:p>0.168906</text:p>
              </table:table-cell>
              <table:table-cell office:value-type="float" office:value="0.002319">
                <text:p>0.0023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97737">
                <text:p>0.197737</text:p>
              </table:table-cell>
              <table:table-cell office:value-type="float" office:value="0.002885">
                <text:p>0.0028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84227">
                <text:p>0.284227</text:p>
              </table:table-cell>
              <table:table-cell office:value-type="float" office:value="0.003126">
                <text:p>0.0031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298497">
                <text:p>1.298497</text:p>
              </table:table-cell>
              <table:table-cell office:value-type="float" office:value="0.002692">
                <text:p>0.0026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473376">
                <text:p>0.473376</text:p>
              </table:table-cell>
              <table:table-cell office:value-type="float" office:value="0.003861">
                <text:p>0.0038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06596">
                <text:p>0.506596</text:p>
              </table:table-cell>
              <table:table-cell office:value-type="float" office:value="0.002593">
                <text:p>0.00259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71219">
                <text:p>0.571219</text:p>
              </table:table-cell>
              <table:table-cell office:value-type="float" office:value="0.002896">
                <text:p>0.00289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43152">
                <text:p>0.243152</text:p>
              </table:table-cell>
              <table:table-cell office:value-type="float" office:value="0.002655">
                <text:p>0.00265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508717">
                <text:p>0.508717</text:p>
              </table:table-cell>
              <table:table-cell office:value-type="float" office:value="0.002218">
                <text:p>0.0022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94325">
                <text:p>0.294325</text:p>
              </table:table-cell>
              <table:table-cell office:value-type="float" office:value="0.003955">
                <text:p>0.0039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621737">
                <text:p>0.621737</text:p>
              </table:table-cell>
              <table:table-cell office:value-type="float" office:value="0.006422">
                <text:p>0.0064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50129">
                <text:p>0.250129</text:p>
              </table:table-cell>
              <table:table-cell office:value-type="float" office:value="0.005724">
                <text:p>0.0057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30472">
                <text:p>0.430472</text:p>
              </table:table-cell>
              <table:table-cell office:value-type="float" office:value="0.004074">
                <text:p>0.00407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18701">
                <text:p>0.218701</text:p>
              </table:table-cell>
              <table:table-cell office:value-type="float" office:value="0.003813">
                <text:p>0.00381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88999">
                <text:p>0.88999</text:p>
              </table:table-cell>
              <table:table-cell office:value-type="float" office:value="0.006331">
                <text:p>0.0063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66811">
                <text:p>0.366811</text:p>
              </table:table-cell>
              <table:table-cell office:value-type="float" office:value="0.007604">
                <text:p>0.00760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47079">
                <text:p>0.647079</text:p>
              </table:table-cell>
              <table:table-cell office:value-type="float" office:value="0.005263">
                <text:p>0.0052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00176">
                <text:p>0.500176</text:p>
              </table:table-cell>
              <table:table-cell office:value-type="float" office:value="0.004946">
                <text:p>0.00494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501878">
                <text:p>0.501878</text:p>
              </table:table-cell>
              <table:table-cell office:value-type="float" office:value="0.003958">
                <text:p>0.00395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755866">
                <text:p>0.755866</text:p>
              </table:table-cell>
              <table:table-cell office:value-type="float" office:value="0.003334">
                <text:p>0.00333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68011">
                <text:p>0.268011</text:p>
              </table:table-cell>
              <table:table-cell office:value-type="float" office:value="0.002949">
                <text:p>0.00294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39529">
                <text:p>0.439529</text:p>
              </table:table-cell>
              <table:table-cell office:value-type="float" office:value="0.004663">
                <text:p>0.00466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95965">
                <text:p>0.295965</text:p>
              </table:table-cell>
              <table:table-cell office:value-type="float" office:value="0.00627">
                <text:p>0.006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23194">
                <text:p>0.323194</text:p>
              </table:table-cell>
              <table:table-cell office:value-type="float" office:value="0.003129">
                <text:p>0.00312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773004">
                <text:p>0.773004</text:p>
              </table:table-cell>
              <table:table-cell office:value-type="float" office:value="0.004259">
                <text:p>0.00425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862464">
                <text:p>0.862464</text:p>
              </table:table-cell>
              <table:table-cell office:value-type="float" office:value="0.006234">
                <text:p>0.0062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48809">
                <text:p>0.548809</text:p>
              </table:table-cell>
              <table:table-cell office:value-type="float" office:value="0.004685">
                <text:p>0.00468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89635">
                <text:p>0.589635</text:p>
              </table:table-cell>
              <table:table-cell office:value-type="float" office:value="0.004987">
                <text:p>0.00498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226958">
                <text:p>1.226958</text:p>
              </table:table-cell>
              <table:table-cell office:value-type="float" office:value="0.003689">
                <text:p>0.0036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92478">
                <text:p>0.492478</text:p>
              </table:table-cell>
              <table:table-cell office:value-type="float" office:value="0.005827">
                <text:p>0.00582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737019">
                <text:p>0.737019</text:p>
              </table:table-cell>
              <table:table-cell office:value-type="float" office:value="0.003116">
                <text:p>0.0031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943103">
                <text:p>0.943103</text:p>
              </table:table-cell>
              <table:table-cell office:value-type="float" office:value="0.005272">
                <text:p>0.00527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654293">
                <text:p>0.654293</text:p>
              </table:table-cell>
              <table:table-cell office:value-type="float" office:value="0.002941">
                <text:p>0.00294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35897">
                <text:p>0.535897</text:p>
              </table:table-cell>
              <table:table-cell office:value-type="float" office:value="0.003313">
                <text:p>0.00331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20108">
                <text:p>0.420108</text:p>
              </table:table-cell>
              <table:table-cell office:value-type="float" office:value="0.004634">
                <text:p>0.00463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195435">
                <text:p>1.195435</text:p>
              </table:table-cell>
              <table:table-cell office:value-type="float" office:value="0.00611">
                <text:p>0.0061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398681">
                <text:p>4.398681</text:p>
              </table:table-cell>
              <table:table-cell office:value-type="float" office:value="0.003067">
                <text:p>0.0030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.839141">
                <text:p>8.839141</text:p>
              </table:table-cell>
              <table:table-cell office:value-type="float" office:value="0.005256">
                <text:p>0.0052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.851807">
                <text:p>7.851807</text:p>
              </table:table-cell>
              <table:table-cell office:value-type="float" office:value="0.003352">
                <text:p>0.00335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.760982">
                <text:p>9.760982</text:p>
              </table:table-cell>
              <table:table-cell office:value-type="float" office:value="0.001859">
                <text:p>0.00185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.19906">
                <text:p>8.19906</text:p>
              </table:table-cell>
              <table:table-cell office:value-type="float" office:value="0.001862">
                <text:p>0.00186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.082268">
                <text:p>8.082268</text:p>
              </table:table-cell>
              <table:table-cell office:value-type="float" office:value="0.001585">
                <text:p>0.0015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.598759">
                <text:p>10.598759</text:p>
              </table:table-cell>
              <table:table-cell office:value-type="float" office:value="0.001834">
                <text:p>0.00183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.133355">
                <text:p>8.133355</text:p>
              </table:table-cell>
              <table:table-cell office:value-type="float" office:value="0.001252">
                <text:p>0.00125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.547927">
                <text:p>10.547927</text:p>
              </table:table-cell>
              <table:table-cell office:value-type="float" office:value="0.001323">
                <text:p>0.00132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.710912">
                <text:p>6.710912</text:p>
              </table:table-cell>
              <table:table-cell office:value-type="float" office:value="0.002363">
                <text:p>0.0023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.967212">
                <text:p>7.967212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.127982">
                <text:p>6.127982</text:p>
              </table:table-cell>
              <table:table-cell office:value-type="float" office:value="0.002169">
                <text:p>0.00216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.713227">
                <text:p>12.713227</text:p>
              </table:table-cell>
              <table:table-cell office:value-type="float" office:value="0.001654">
                <text:p>0.00165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.085395">
                <text:p>9.085395</text:p>
              </table:table-cell>
              <table:table-cell office:value-type="float" office:value="0.001704">
                <text:p>0.00170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.955298">
                <text:p>8.955298</text:p>
              </table:table-cell>
              <table:table-cell office:value-type="float" office:value="0.002632">
                <text:p>0.00263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90751">
                <text:p>0.190751</text:p>
              </table:table-cell>
              <table:table-cell office:value-type="float" office:value="0.002542">
                <text:p>0.00254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.993785">
                <text:p>15.993785</text:p>
              </table:table-cell>
              <table:table-cell office:value-type="float" office:value="0.002494">
                <text:p>0.00249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.32524">
                <text:p>18.32524</text:p>
              </table:table-cell>
              <table:table-cell office:value-type="float" office:value="0.002692">
                <text:p>0.0026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.138103">
                <text:p>10.138103</text:p>
              </table:table-cell>
              <table:table-cell office:value-type="float" office:value="0.001437">
                <text:p>0.00143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.348171">
                <text:p>9.348171</text:p>
              </table:table-cell>
              <table:table-cell office:value-type="float" office:value="0.001039">
                <text:p>0.0010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.232909">
                <text:p>11.232909</text:p>
              </table:table-cell>
              <table:table-cell office:value-type="float" office:value="0.004665">
                <text:p>0.00466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.840901">
                <text:p>16.840901</text:p>
              </table:table-cell>
              <table:table-cell office:value-type="float" office:value="0.002743">
                <text:p>0.00274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298275">
                <text:p>7.298275</text:p>
              </table:table-cell>
              <table:table-cell office:value-type="float" office:value="0.000544">
                <text:p>0.00054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90205">
                <text:p>0.190205</text:p>
              </table:table-cell>
              <table:table-cell office:value-type="float" office:value="0.004086">
                <text:p>0.00408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.864342">
                <text:p>5.864342</text:p>
              </table:table-cell>
              <table:table-cell office:value-type="float" office:value="0.000761">
                <text:p>0.00076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.111398">
                <text:p>18.111398</text:p>
              </table:table-cell>
              <table:table-cell office:value-type="float" office:value="0.000805">
                <text:p>0.00080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94839">
                <text:p>0.094839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3.026114">
                <text:p>23.026114</text:p>
              </table:table-cell>
              <table:table-cell office:value-type="float" office:value="0.001449">
                <text:p>0.00144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77581">
                <text:p>0.177581</text:p>
              </table:table-cell>
              <table:table-cell office:value-type="float" office:value="0.002544">
                <text:p>0.00254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4.388628">
                <text:p>34.388628</text:p>
              </table:table-cell>
              <table:table-cell office:value-type="float" office:value="0.001108">
                <text:p>0.00110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3794">
                <text:p>0.23794</text:p>
              </table:table-cell>
              <table:table-cell office:value-type="float" office:value="0.003708">
                <text:p>0.00370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2.462607">
                <text:p>22.462607</text:p>
              </table:table-cell>
              <table:table-cell office:value-type="float" office:value="0.005455">
                <text:p>0.00545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05123">
                <text:p>0.205123</text:p>
              </table:table-cell>
              <table:table-cell office:value-type="float" office:value="0.001017">
                <text:p>0.00101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.994364">
                <text:p>17.994364</text:p>
              </table:table-cell>
              <table:table-cell office:value-type="float" office:value="0.004243">
                <text:p>0.00424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74536">
                <text:p>0.174536</text:p>
              </table:table-cell>
              <table:table-cell office:value-type="float" office:value="0.006322">
                <text:p>0.00632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87148">
                <text:p>0.087148</text:p>
              </table:table-cell>
              <table:table-cell office:value-type="float" office:value="0.002255">
                <text:p>0.00225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7.934823">
                <text:p>27.934823</text:p>
              </table:table-cell>
              <table:table-cell office:value-type="float" office:value="0.001244">
                <text:p>0.00124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48788">
                <text:p>0.348788</text:p>
              </table:table-cell>
              <table:table-cell office:value-type="float" office:value="0.000512">
                <text:p>0.00051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6.584409">
                <text:p>16.584409</text:p>
              </table:table-cell>
              <table:table-cell office:value-type="float" office:value="0.001053">
                <text:p>0.00105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2.627055">
                <text:p>22.627055</text:p>
              </table:table-cell>
              <table:table-cell office:value-type="float" office:value="0.001862">
                <text:p>0.00186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314925">
                <text:p>10.314925</text:p>
              </table:table-cell>
              <table:table-cell office:value-type="float" office:value="0.00707">
                <text:p>0.0070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.4416">
                <text:p>15.4416</text:p>
              </table:table-cell>
              <table:table-cell office:value-type="float" office:value="0.00078">
                <text:p>0.0007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2.368578">
                <text:p>22.368578</text:p>
              </table:table-cell>
              <table:table-cell office:value-type="float" office:value="0.001449">
                <text:p>0.00144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9761">
                <text:p>0.19761</text:p>
              </table:table-cell>
              <table:table-cell office:value-type="float" office:value="0.000857">
                <text:p>0.00085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.823247">
                <text:p>8.823247</text:p>
              </table:table-cell>
              <table:table-cell office:value-type="float" office:value="0.000605">
                <text:p>0.00060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.69563">
                <text:p>12.69563</text:p>
              </table:table-cell>
              <table:table-cell office:value-type="float" office:value="0.002184">
                <text:p>0.00218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30576">
                <text:p>0.130576</text:p>
              </table:table-cell>
              <table:table-cell office:value-type="float" office:value="0.001506">
                <text:p>0.00150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40068">
                <text:p>3.40068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.263519">
                <text:p>5.263519</text:p>
              </table:table-cell>
              <table:table-cell office:value-type="float" office:value="0.002128">
                <text:p>0.00212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96881">
                <text:p>0.096881</text:p>
              </table:table-cell>
              <table:table-cell office:value-type="float" office:value="0.002362">
                <text:p>0.00236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.131378">
                <text:p>2.131378</text:p>
              </table:table-cell>
              <table:table-cell office:value-type="float" office:value="0.002499">
                <text:p>0.0024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770957">
                <text:p>4.770957</text:p>
              </table:table-cell>
              <table:table-cell office:value-type="float" office:value="0.002043">
                <text:p>0.00204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.422847">
                <text:p>4.422847</text:p>
              </table:table-cell>
              <table:table-cell office:value-type="float" office:value="0.004365">
                <text:p>0.00436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.122376">
                <text:p>4.122376</text:p>
              </table:table-cell>
              <table:table-cell office:value-type="float" office:value="0.001525">
                <text:p>0.0015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.992654">
                <text:p>2.992654</text:p>
              </table:table-cell>
              <table:table-cell office:value-type="float" office:value="0.002478">
                <text:p>0.00247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86975">
                <text:p>1.86975</text:p>
              </table:table-cell>
              <table:table-cell office:value-type="float" office:value="0.002421">
                <text:p>0.00242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40006">
                <text:p>3.40006</text:p>
              </table:table-cell>
              <table:table-cell office:value-type="float" office:value="0.002938">
                <text:p>0.00293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70055">
                <text:p>3.70055</text:p>
              </table:table-cell>
              <table:table-cell office:value-type="float" office:value="0.002019">
                <text:p>0.00201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.107245">
                <text:p>2.107245</text:p>
              </table:table-cell>
              <table:table-cell office:value-type="float" office:value="0.001727">
                <text:p>0.00172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821037">
                <text:p>3.821037</text:p>
              </table:table-cell>
              <table:table-cell office:value-type="float" office:value="0.002823">
                <text:p>0.00282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53cm" svg:y="0.315cm" chart:style-name="ch2">
          <text:p>Test 288, 300 TPS with lots of un-resized files</text:p>
        </chart:title>
        <chart:legend chart:legend-position="end" svg:x="13.366cm" svg:y="4.227cm" style:legend-expansion="high" chart:style-name="ch3"/>
        <chart:plot-area chart:style-name="ch4" table:cell-range-address="test288.G1:test288.G328" chart:data-source-has-labels="row" svg:x="0.32cm" svg:y="1.248cm" svg:width="12.726cm" svg:height="7.572cm">
          <chartooo:coordinate-region svg:x="1.127cm" svg:y="1.369cm" svg:width="11.919cm" svg:height="6.51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est288.G2:test288.G328" chart:label-cell-address="test288.G1:test288.G1" chart:class="chart:bar">
            <chart:data-point chart:repeated="3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288.G1:test288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test288.G2:test288.G3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